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loext:decorative="false"/>
    </style:style>
    <style:style style:name="gr2" style:family="graphic" style:parent-style-name="standard">
      <style:graphic-properties draw:stroke="solid" svg:stroke-width="0cm" svg:stroke-color="#000000" draw:stroke-linejoin="round" svg:stroke-linecap="round" draw:fill="solid" draw:fill-color="#000000" loext:decorative="false"/>
    </style:style>
    <style:style style:name="gr3" style:family="graphic" style:parent-style-name="standard">
      <style:graphic-properties draw:stroke="solid" svg:stroke-width="0.1cm" svg:stroke-color="#000000" draw:stroke-linejoin="round" svg:stroke-linecap="round" draw:fill="none" fo:padding-top="0.05cm" fo:padding-bottom="0.05cm" fo:padding-left="0.05cm" fo:padding-right="0.05cm" loext:decorative="false"/>
    </style:style>
    <style:style style:name="gr4" style:family="graphic" style:parent-style-name="standard">
      <style:graphic-properties draw:stroke="solid" svg:stroke-width="0cm" svg:stroke-color="#000000" draw:stroke-linejoin="round" svg:stroke-linecap="round" draw:fill="none" loext:decorative="false"/>
    </style:style>
    <style:style style:name="gr5" style:family="graphic" style:parent-style-name="standard">
      <style:graphic-properties draw:stroke="solid" svg:stroke-width="0.02cm" svg:stroke-color="#000000" draw:stroke-linejoin="round" svg:stroke-linecap="round" draw:fill="none" fo:padding-top="0.01cm" fo:padding-bottom="0.01cm" fo:padding-left="0.01cm" fo:padding-right="0.01cm" loext:decorative="false"/>
    </style:style>
    <style:style style:name="gr6" style:family="graphic" style:parent-style-name="standard">
      <style:graphic-properties draw:stroke="solid" svg:stroke-width="0.039cm" svg:stroke-color="#000000" draw:stroke-linejoin="round" svg:stroke-linecap="round" draw:fill="none" fo:padding-top="0.019cm" fo:padding-bottom="0.019cm" fo:padding-left="0.019cm" fo:padding-right="0.019cm" loext:decorative="false"/>
    </style:style>
    <style:style style:name="P1" style:family="paragraph">
      <loext:graphic-properties draw:fill="solid" draw:fill-color="#000000"/>
    </style:style>
    <style:style style:name="P2" style:family="paragraph">
      <loext:graphic-properties draw:fill="none"/>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0.059cm" svg:height="0.051cm" svg:x="9.087cm" svg:y="10.47cm" svg:viewBox="0 0 60 52" draw:points="60,52 0,52 0,0 60,0">
          <text:p/>
        </draw:polygon>
        <draw:polygon draw:style-name="gr2" draw:text-style-name="P1" draw:layer="layout" svg:width="0.145cm" svg:height="0.118cm" svg:x="10.014cm" svg:y="9.283cm" svg:viewBox="0 0 146 119" draw:points="121,0 131,2 139,8 144,16 146,25 146,94 144,103 139,111 131,117 121,119 25,119 15,117 7,111 2,103 0,94 0,25 2,16 7,8 15,2 25,0">
          <text:p/>
        </draw:polygon>
        <draw:polygon draw:style-name="gr2" draw:text-style-name="P1" draw:layer="layout" svg:width="0.145cm" svg:height="0.117cm" svg:x="10.014cm" svg:y="9.491cm" svg:viewBox="0 0 146 118" draw:points="121,0 131,2 139,7 144,15 146,25 146,92 144,102 139,111 131,116 121,118 25,118 15,116 7,111 2,102 0,92 0,25 2,15 7,7 15,2 25,0">
          <text:p/>
        </draw:polygon>
        <draw:polygon draw:style-name="gr2" draw:text-style-name="P1" draw:layer="layout" svg:width="0.12cm" svg:height="0.139cm" svg:x="6.226cm" svg:y="9.115cm" svg:viewBox="0 0 121 140" draw:points="0,25 2,15 8,7 16,1 25,0 96,0 106,1 114,7 120,15 121,25 121,115 120,125 114,133 106,139 96,140 25,140 16,139 8,133 2,125 0,115">
          <text:p/>
        </draw:polygon>
        <draw:polygon draw:style-name="gr2" draw:text-style-name="P1" draw:layer="layout" svg:width="0.121cm" svg:height="0.139cm" svg:x="6.426cm" svg:y="9.115cm" svg:viewBox="0 0 122 140" draw:points="0,25 2,15 8,7 16,1 26,0 96,0 106,1 114,7 120,15 122,25 122,115 120,125 114,133 106,139 96,140 26,140 16,139 8,133 2,125 0,115">
          <text:p/>
        </draw:polygon>
        <draw:polygon draw:style-name="gr2" draw:text-style-name="P1" draw:layer="layout" svg:width="0.145cm" svg:height="0.118cm" svg:x="11.364cm" svg:y="9.083cm" svg:viewBox="0 0 146 119" draw:points="25,119 15,117 7,111 2,103 0,94 0,25 2,16 7,8 15,2 25,0 121,0 131,2 139,8 144,16 146,25 146,94 144,103 139,111 131,117 121,119">
          <text:p/>
        </draw:polygon>
        <draw:polygon draw:style-name="gr2" draw:text-style-name="P1" draw:layer="layout" svg:width="0.145cm" svg:height="0.117cm" svg:x="11.364cm" svg:y="8.876cm" svg:viewBox="0 0 146 118" draw:points="25,118 15,116 7,111 2,103 0,93 0,26 2,15 7,7 15,2 25,0 121,0 131,2 139,7 144,15 146,26 146,93 144,103 139,111 131,116 121,118">
          <text:p/>
        </draw:polygon>
        <draw:polygon draw:style-name="gr2" draw:text-style-name="P1" draw:layer="layout" svg:width="0.14cm" svg:height="0.116cm" svg:x="13.114cm" svg:y="9.429cm" svg:viewBox="0 0 141 117" draw:points="25,117 16,115 7,109 2,101 0,92 0,26 2,16 7,8 16,2 25,0 115,0 125,2 134,8 139,16 141,26 141,92 139,101 134,109 125,115 115,117">
          <text:p/>
        </draw:polygon>
        <draw:polygon draw:style-name="gr2" draw:text-style-name="P1" draw:layer="layout" svg:width="0.14cm" svg:height="0.114cm" svg:x="13.114cm" svg:y="9.225cm" svg:viewBox="0 0 141 115" draw:points="25,115 16,114 7,108 2,100 0,91 0,25 2,15 7,7 16,1 25,0 115,0 125,1 134,7 139,15 141,25 141,91 139,100 134,108 125,114 115,115">
          <text:p/>
        </draw:polygon>
        <draw:polygon draw:style-name="gr2" draw:text-style-name="P1" draw:layer="layout" svg:width="0.145cm" svg:height="0.118cm" svg:x="9.314cm" svg:y="9.483cm" svg:viewBox="0 0 146 119" draw:points="25,119 15,117 7,110 2,102 0,93 0,25 2,16 7,8 15,2 25,0 121,0 131,2 139,8 144,16 146,25 146,93 144,102 139,110 131,117 121,119">
          <text:p/>
        </draw:polygon>
        <draw:polygon draw:style-name="gr2" draw:text-style-name="P1" draw:layer="layout" svg:width="0.145cm" svg:height="0.117cm" svg:x="9.314cm" svg:y="9.276cm" svg:viewBox="0 0 146 118" draw:points="25,118 15,116 7,111 2,103 0,93 0,25 2,15 7,7 15,2 25,0 121,0 131,2 139,7 144,15 146,25 146,93 144,103 139,111 131,116 121,118">
          <text:p/>
        </draw:polygon>
        <draw:polygon draw:style-name="gr2" draw:text-style-name="P1" draw:layer="layout" svg:width="0.118cm" svg:height="0.145cm" svg:x="8.371cm" svg:y="6.662cm" svg:viewBox="0 0 119 146" draw:points="0,25 2,15 8,7 16,2 26,0 93,0 103,2 112,7 117,15 119,25 119,121 117,131 112,139 103,144 93,146 26,146 16,144 8,139 2,131 0,121">
          <text:p/>
        </draw:polygon>
        <draw:polygon draw:style-name="gr2" draw:text-style-name="P1" draw:layer="layout" svg:width="0.117cm" svg:height="0.145cm" svg:x="8.579cm" svg:y="6.662cm" svg:viewBox="0 0 118 146" draw:points="0,25 2,15 7,7 16,2 26,0 93,0 103,2 111,7 117,15 118,25 118,121 117,131 111,139 103,144 93,146 26,146 16,144 7,139 2,131 0,121">
          <text:p/>
        </draw:polygon>
        <draw:polygon draw:style-name="gr2" draw:text-style-name="P1" draw:layer="layout" svg:width="0.117cm" svg:height="0.145cm" svg:x="12.057cm" svg:y="8.237cm" svg:viewBox="0 0 118 146" draw:points="118,120 116,130 111,139 103,144 93,146 25,146 15,144 7,139 2,130 0,120 0,25 2,15 7,7 15,2 25,0 93,0 103,2 111,7 116,15 118,25">
          <text:p/>
        </draw:polygon>
        <draw:polygon draw:style-name="gr2" draw:text-style-name="P1" draw:layer="layout" svg:width="0.118cm" svg:height="0.145cm" svg:x="11.849cm" svg:y="8.237cm" svg:viewBox="0 0 119 146" draw:points="119,120 117,130 111,139 103,144 94,146 26,146 16,144 7,139 2,130 0,120 0,25 2,15 7,7 16,2 26,0 94,0 103,2 111,7 117,15 119,25">
          <text:p/>
        </draw:polygon>
        <draw:polygon draw:style-name="gr2" draw:text-style-name="P1" draw:layer="layout" svg:width="0.14cm" svg:height="0.12cm" svg:x="11.697cm" svg:y="7.054cm" svg:viewBox="0 0 141 121" draw:points="116,0 125,2 133,8 139,16 141,25 141,95 139,106 133,114 125,120 116,121 26,121 16,120 7,114 2,106 0,95 0,25 2,16 7,8 16,2 26,0">
          <text:p/>
        </draw:polygon>
        <draw:polygon draw:style-name="gr2" draw:text-style-name="P1" draw:layer="layout" svg:width="0.14cm" svg:height="0.121cm" svg:x="11.697cm" svg:y="7.254cm" svg:viewBox="0 0 141 122" draw:points="116,0 125,2 133,8 139,16 141,27 141,96 139,106 133,114 125,120 116,122 26,122 16,120 7,114 2,106 0,96 0,27 2,16 7,8 16,2 26,0">
          <text:p/>
        </draw:polygon>
        <draw:polygon draw:style-name="gr2" draw:text-style-name="P1" draw:layer="layout" svg:width="0.12cm" svg:height="0.14cm" svg:x="8.944cm" svg:y="7.214cm" svg:viewBox="0 0 121 141" draw:points="0,26 2,16 7,8 15,2 25,0 96,0 106,2 114,8 119,16 121,26 121,116 119,125 114,133 106,140 96,141 25,141 15,140 7,133 2,125 0,116">
          <text:p/>
        </draw:polygon>
        <draw:polygon draw:style-name="gr2" draw:text-style-name="P1" draw:layer="layout" svg:width="0.12cm" svg:height="0.14cm" svg:x="9.144cm" svg:y="7.214cm" svg:viewBox="0 0 121 141" draw:points="0,26 2,16 7,8 15,2 25,0 95,0 105,2 114,8 119,16 121,26 121,116 119,125 114,133 105,140 95,141 25,141 15,140 7,133 2,125 0,116">
          <text:p/>
        </draw:polygon>
        <draw:polygon draw:style-name="gr2" draw:text-style-name="P1" draw:layer="layout" svg:width="0.145cm" svg:height="0.118cm" svg:x="8.614cm" svg:y="7.783cm" svg:viewBox="0 0 146 119" draw:points="25,119 15,117 7,111 2,103 0,94 0,25 2,16 7,8 15,2 25,0 121,0 131,2 139,8 144,16 146,25 146,94 144,103 139,111 131,117 121,119">
          <text:p/>
        </draw:polygon>
        <draw:polygon draw:style-name="gr2" draw:text-style-name="P1" draw:layer="layout" svg:width="0.145cm" svg:height="0.117cm" svg:x="8.614cm" svg:y="7.576cm" svg:viewBox="0 0 146 118" draw:points="25,118 15,116 7,111 2,103 0,93 0,25 2,15 7,7 15,2 25,0 121,0 131,2 139,7 144,15 146,25 146,93 144,103 139,111 131,116 121,118">
          <text:p/>
        </draw:polygon>
        <draw:polygon draw:style-name="gr2" draw:text-style-name="P1" draw:layer="layout" svg:width="0.12cm" svg:height="0.139cm" svg:x="10.344cm" svg:y="7.265cm" svg:viewBox="0 0 121 140" draw:points="0,25 2,15 7,7 15,1 25,0 96,0 106,1 114,7 119,15 121,25 121,115 119,125 114,133 106,139 96,140 25,140 15,139 7,133 2,125 0,115">
          <text:p/>
        </draw:polygon>
        <draw:polygon draw:style-name="gr2" draw:text-style-name="P1" draw:layer="layout" svg:width="0.12cm" svg:height="0.139cm" svg:x="10.544cm" svg:y="7.265cm" svg:viewBox="0 0 121 140" draw:points="0,25 2,15 7,7 15,1 25,0 96,0 106,1 114,7 119,15 121,25 121,115 119,125 114,133 106,139 96,140 25,140 15,139 7,133 2,125 0,115">
          <text:p/>
        </draw:polygon>
        <draw:polygon draw:style-name="gr2" draw:text-style-name="P1" draw:layer="layout" svg:width="0.12cm" svg:height="0.141cm" svg:x="4.376cm" svg:y="11.039cm" svg:viewBox="0 0 121 142" draw:points="0,25 2,16 8,8 16,2 25,0 96,0 106,2 114,8 120,16 121,25 121,117 120,126 114,134 106,140 96,142 25,142 16,140 8,134 2,126 0,117">
          <text:p/>
        </draw:polygon>
        <draw:polygon draw:style-name="gr2" draw:text-style-name="P1" draw:layer="layout" svg:width="0.12cm" svg:height="0.141cm" svg:x="4.576cm" svg:y="11.039cm" svg:viewBox="0 0 121 142" draw:points="0,25 3,16 9,8 17,2 26,0 96,0 106,2 114,8 120,16 121,25 121,117 120,126 114,134 106,140 96,142 26,142 17,140 9,134 3,126 0,117">
          <text:p/>
        </draw:polygon>
        <draw:polygon draw:style-name="gr2" draw:text-style-name="P1" draw:layer="layout" svg:width="0.163cm" svg:height="0.065cm" svg:x="8.124cm" svg:y="10.881cm" svg:viewBox="0 0 164 66" draw:points="164,50 162,56 159,61 153,65 147,66 16,66 10,65 5,61 1,56 0,50 0,17 1,11 5,6 10,1 16,0 147,0 153,1 159,6 162,11 164,17">
          <text:p/>
        </draw:polygon>
        <draw:polygon draw:style-name="gr2" draw:text-style-name="P1" draw:layer="layout" svg:width="0.163cm" svg:height="0.065cm" svg:x="8.124cm" svg:y="10.754cm" svg:viewBox="0 0 164 66" draw:points="164,49 162,55 159,60 153,65 147,66 16,66 10,65 5,60 1,55 0,49 0,16 1,10 5,5 10,1 16,0 147,0 153,1 159,5 162,10 164,16">
          <text:p/>
        </draw:polygon>
        <draw:polygon draw:style-name="gr2" draw:text-style-name="P1" draw:layer="layout" svg:width="0.163cm" svg:height="0.065cm" svg:x="8.124cm" svg:y="10.627cm" svg:viewBox="0 0 164 66" draw:points="164,49 162,55 159,60 153,65 147,66 16,66 10,65 5,60 1,55 0,49 0,16 1,10 5,5 10,1 16,0 147,0 153,1 159,5 162,10 164,16">
          <text:p/>
        </draw:polygon>
        <draw:polygon draw:style-name="gr2" draw:text-style-name="P1" draw:layer="layout" svg:width="0.163cm" svg:height="0.065cm" svg:x="8.124cm" svg:y="10.5cm" svg:viewBox="0 0 164 66" draw:points="164,49 162,55 159,61 153,65 147,66 16,66 10,65 5,61 1,55 0,49 0,16 1,10 5,5 10,1 16,0 147,0 153,1 159,5 162,10 164,16">
          <text:p/>
        </draw:polygon>
        <draw:polygon draw:style-name="gr2" draw:text-style-name="P1" draw:layer="layout" svg:width="0.162cm" svg:height="0.065cm" svg:x="7.407cm" svg:y="10.5cm" svg:viewBox="0 0 163 66" draw:points="163,49 162,55 158,61 153,65 147,66 16,66 10,65 4,61 1,55 0,49 0,16 1,10 4,5 10,1 16,0 147,0 153,1 158,5 162,10 163,16">
          <text:p/>
        </draw:polygon>
        <draw:polygon draw:style-name="gr2" draw:text-style-name="P1" draw:layer="layout" svg:width="0.162cm" svg:height="0.065cm" svg:x="7.407cm" svg:y="10.627cm" svg:viewBox="0 0 163 66" draw:points="163,49 162,55 158,60 153,65 147,66 16,66 10,65 4,60 1,55 0,49 0,16 1,10 4,5 10,1 16,0 147,0 153,1 158,5 162,10 163,16">
          <text:p/>
        </draw:polygon>
        <draw:polygon draw:style-name="gr2" draw:text-style-name="P1" draw:layer="layout" svg:width="0.162cm" svg:height="0.065cm" svg:x="7.407cm" svg:y="10.754cm" svg:viewBox="0 0 163 66" draw:points="163,49 162,55 158,60 153,65 147,66 16,66 10,65 4,60 1,55 0,49 0,16 1,10 4,5 10,1 16,0 147,0 153,1 158,5 162,10 163,16">
          <text:p/>
        </draw:polygon>
        <draw:polygon draw:style-name="gr2" draw:text-style-name="P1" draw:layer="layout" svg:width="0.162cm" svg:height="0.065cm" svg:x="7.407cm" svg:y="10.881cm" svg:viewBox="0 0 163 66" draw:points="163,50 162,56 158,61 153,65 147,66 16,66 10,65 4,61 1,56 0,50 0,17 1,11 4,6 10,1 16,0 147,0 153,1 158,6 162,11 163,17">
          <text:p/>
        </draw:polygon>
        <draw:polygon draw:style-name="gr2" draw:text-style-name="P1" draw:layer="layout" svg:width="0.14cm" svg:height="0.12cm" svg:x="8.963cm" svg:y="9.482cm" svg:viewBox="0 0 141 121" draw:points="25,121 15,119 7,114 2,106 0,96 0,25 2,15 7,7 15,2 25,0 116,0 125,2 133,7 139,15 141,25 141,96 139,106 133,114 125,119 116,121">
          <text:p/>
        </draw:polygon>
        <draw:polygon draw:style-name="gr2" draw:text-style-name="P1" draw:layer="layout" svg:width="0.14cm" svg:height="0.12cm" svg:x="8.963cm" svg:y="9.282cm" svg:viewBox="0 0 141 121" draw:points="25,121 15,119 7,114 2,106 0,96 0,25 2,15 7,7 15,2 25,0 116,0 125,2 133,7 139,15 141,25 141,96 139,106 133,114 125,119 116,121">
          <text:p/>
        </draw:polygon>
        <draw:polygon draw:style-name="gr2" draw:text-style-name="P1" draw:layer="layout" svg:width="0.145cm" svg:height="0.117cm" svg:x="9.162cm" svg:y="8.576cm" svg:viewBox="0 0 146 118" draw:points="121,0 131,2 139,7 144,15 146,25 146,93 144,103 139,111 131,116 121,118 25,118 15,116 7,111 2,103 0,93 0,25 2,15 7,7 15,2 25,0">
          <text:p/>
        </draw:polygon>
        <draw:polygon draw:style-name="gr2" draw:text-style-name="P1" draw:layer="layout" svg:width="0.145cm" svg:height="0.118cm" svg:x="9.162cm" svg:y="8.783cm" svg:viewBox="0 0 146 119" draw:points="121,0 131,2 139,8 144,16 146,25 146,93 144,102 139,110 131,117 121,119 25,119 15,117 7,110 2,102 0,93 0,25 2,16 7,8 15,2 25,0">
          <text:p/>
        </draw:polygon>
        <draw:polygon draw:style-name="gr2" draw:text-style-name="P1" draw:layer="layout" svg:width="0.118cm" svg:height="0.145cm" svg:x="12.634cm" svg:y="7.187cm" svg:viewBox="0 0 119 146" draw:points="119,121 117,131 111,139 103,144 94,146 25,146 16,144 7,139 2,131 0,121 0,25 2,15 7,7 16,2 25,0 94,0 103,2 111,7 117,15 119,25">
          <text:p/>
        </draw:polygon>
        <draw:polygon draw:style-name="gr2" draw:text-style-name="P1" draw:layer="layout" svg:width="0.117cm" svg:height="0.145cm" svg:x="12.427cm" svg:y="7.187cm" svg:viewBox="0 0 118 146" draw:points="118,121 116,131 111,139 103,144 93,146 25,146 15,144 7,139 2,131 0,121 0,25 2,15 7,7 15,2 25,0 93,0 103,2 111,7 116,15 118,25">
          <text:p/>
        </draw:polygon>
        <draw:polygon draw:style-name="gr2" draw:text-style-name="P1" draw:layer="layout" svg:width="0.14cm" svg:height="0.12cm" svg:x="13.117cm" svg:y="8.925cm" svg:viewBox="0 0 141 121" draw:points="25,121 15,119 7,113 2,105 0,96 0,24 2,15 7,7 15,1 25,0 115,0 125,1 133,7 139,15 141,24 141,96 139,105 133,113 125,119 115,121">
          <text:p/>
        </draw:polygon>
        <draw:polygon draw:style-name="gr2" draw:text-style-name="P1" draw:layer="layout" svg:width="0.14cm" svg:height="0.12cm" svg:x="13.117cm" svg:y="8.725cm" svg:viewBox="0 0 141 121" draw:points="25,121 15,119 7,113 2,104 0,95 0,25 2,15 7,7 15,1 25,0 115,0 125,1 133,7 139,15 141,25 141,95 139,104 133,113 125,119 115,121">
          <text:p/>
        </draw:polygon>
        <draw:polygon draw:style-name="gr2" draw:text-style-name="P1" draw:layer="layout" svg:width="0.117cm" svg:height="0.145cm" svg:x="6.428cm" svg:y="9.512cm" svg:viewBox="0 0 118 146" draw:points="118,121 116,131 111,139 103,144 93,146 25,146 15,144 7,139 2,131 0,121 0,25 2,15 7,7 15,2 25,0 93,0 103,2 111,7 116,15 118,25">
          <text:p/>
        </draw:polygon>
        <draw:polygon draw:style-name="gr2" draw:text-style-name="P1" draw:layer="layout" svg:width="0.118cm" svg:height="0.145cm" svg:x="6.22cm" svg:y="9.512cm" svg:viewBox="0 0 119 146" draw:points="119,121 117,131 111,139 103,144 94,146 25,146 16,144 8,139 2,131 0,121 0,25 2,15 8,7 16,2 25,0 94,0 103,2 111,7 117,15 119,25">
          <text:p/>
        </draw:polygon>
        <draw:polygon draw:style-name="gr2" draw:text-style-name="P1" draw:layer="layout" svg:width="0.14cm" svg:height="0.12cm" svg:x="13.242cm" svg:y="7.603cm" svg:viewBox="0 0 141 121" draw:points="26,121 16,119 8,114 2,106 0,96 0,25 2,16 8,8 16,2 26,0 116,0 125,2 133,8 139,16 141,25 141,96 139,106 133,114 125,119 116,121">
          <text:p/>
        </draw:polygon>
        <draw:polygon draw:style-name="gr2" draw:text-style-name="P1" draw:layer="layout" svg:width="0.14cm" svg:height="0.12cm" svg:x="13.242cm" svg:y="7.403cm" svg:viewBox="0 0 141 121" draw:points="26,121 16,119 8,114 2,105 0,95 0,25 2,16 8,8 16,2 26,0 116,0 125,2 133,8 139,16 141,25 141,95 139,105 133,114 125,119 116,121">
          <text:p/>
        </draw:polygon>
        <draw:polygon draw:style-name="gr2" draw:text-style-name="P1" draw:layer="layout" svg:width="0.145cm" svg:height="0.117cm" svg:x="9.864cm" svg:y="8.576cm" svg:viewBox="0 0 146 118" draw:points="121,0 131,2 139,7 144,15 146,25 146,93 144,103 139,111 131,116 121,118 25,118 15,116 7,111 2,103 0,93 0,25 2,15 7,7 15,2 25,0">
          <text:p/>
        </draw:polygon>
        <draw:polygon draw:style-name="gr2" draw:text-style-name="P1" draw:layer="layout" svg:width="0.145cm" svg:height="0.118cm" svg:x="9.864cm" svg:y="8.783cm" svg:viewBox="0 0 146 119" draw:points="121,0 131,2 139,8 144,16 146,25 146,93 144,102 139,110 131,117 121,119 25,119 15,117 7,110 2,102 0,93 0,25 2,16 7,8 15,2 25,0">
          <text:p/>
        </draw:polygon>
        <draw:polygon draw:style-name="gr2" draw:text-style-name="P1" draw:layer="layout" svg:width="0.12cm" svg:height="0.141cm" svg:x="4.373cm" svg:y="10.664cm" svg:viewBox="0 0 121 142" draw:points="0,25 2,16 7,8 15,2 25,0 96,0 105,2 113,8 119,16 121,25 121,116 119,126 113,134 105,140 96,142 25,142 15,140 7,134 2,126 0,116">
          <text:p/>
        </draw:polygon>
        <draw:polygon draw:style-name="gr2" draw:text-style-name="P1" draw:layer="layout" svg:width="0.12cm" svg:height="0.141cm" svg:x="4.573cm" svg:y="10.664cm" svg:viewBox="0 0 121 142" draw:points="0,25 2,16 8,8 16,2 26,0 96,0 105,2 113,8 119,16 121,25 121,116 119,126 113,134 105,140 96,142 26,142 16,140 8,134 2,126 0,116">
          <text:p/>
        </draw:polygon>
        <draw:polygon draw:style-name="gr2" draw:text-style-name="P1" draw:layer="layout" svg:width="0.14cm" svg:height="0.12cm" svg:x="13.242cm" svg:y="6.974cm" svg:viewBox="0 0 141 121" draw:points="26,121 16,120 8,114 2,106 0,96 0,25 2,16 8,8 16,2 26,0 116,0 125,2 133,8 139,16 141,25 141,96 139,106 133,114 125,120 116,121">
          <text:p/>
        </draw:polygon>
        <draw:polygon draw:style-name="gr2" draw:text-style-name="P1" draw:layer="layout" svg:width="0.14cm" svg:height="0.119cm" svg:x="13.242cm" svg:y="6.775cm" svg:viewBox="0 0 141 120" draw:points="26,120 16,119 8,113 2,105 0,96 0,24 2,15 8,7 16,1 26,0 116,0 125,1 133,7 139,15 141,24 141,96 139,105 133,113 125,119 116,120">
          <text:p/>
        </draw:polygon>
        <draw:polygon draw:style-name="gr2" draw:text-style-name="P1" draw:layer="layout" svg:width="0.145cm" svg:height="0.118cm" svg:x="10.264cm" svg:y="9.283cm" svg:viewBox="0 0 146 119" draw:points="120,0 130,2 139,8 144,16 146,25 146,94 144,103 139,111 130,117 120,119 25,119 15,117 7,111 2,103 0,94 0,25 2,16 7,8 15,2 25,0">
          <text:p/>
        </draw:polygon>
        <draw:polygon draw:style-name="gr2" draw:text-style-name="P1" draw:layer="layout" svg:width="0.145cm" svg:height="0.117cm" svg:x="10.264cm" svg:y="9.491cm" svg:viewBox="0 0 146 118" draw:points="120,0 130,2 139,7 144,15 146,25 146,92 144,102 139,111 130,116 120,118 25,118 15,116 7,111 2,102 0,92 0,25 2,15 7,7 15,2 25,0">
          <text:p/>
        </draw:polygon>
        <draw:polygon draw:style-name="gr2" draw:text-style-name="P1" draw:layer="layout" svg:width="0.14cm" svg:height="0.12cm" svg:x="12.517cm" svg:y="7.925cm" svg:viewBox="0 0 141 121" draw:points="116,0 125,1 133,7 139,15 141,24 141,96 139,105 133,113 125,119 116,121 26,121 15,119 7,113 2,105 0,96 0,24 2,15 7,7 15,1 26,0">
          <text:p/>
        </draw:polygon>
        <draw:polygon draw:style-name="gr2" draw:text-style-name="P1" draw:layer="layout" svg:width="0.14cm" svg:height="0.12cm" svg:x="12.517cm" svg:y="8.124cm" svg:viewBox="0 0 141 121" draw:points="116,0 125,2 133,8 139,16 141,25 141,95 139,105 133,114 125,120 116,121 26,121 15,120 7,114 2,105 0,95 0,25 2,16 7,8 15,2 26,0">
          <text:p/>
        </draw:polygon>
        <draw:polygon draw:style-name="gr2" draw:text-style-name="P1" draw:layer="layout" svg:width="0.118cm" svg:height="0.145cm" svg:x="4.374cm" svg:y="10.202cm" svg:viewBox="0 0 119 146" draw:points="0,25 2,15 8,7 16,2 26,0 93,0 103,2 111,7 117,15 119,25 119,121 117,131 111,139 103,144 93,146 26,146 16,144 8,139 2,131 0,121">
          <text:p/>
        </draw:polygon>
        <draw:polygon draw:style-name="gr2" draw:text-style-name="P1" draw:layer="layout" svg:width="0.117cm" svg:height="0.145cm" svg:x="4.582cm" svg:y="10.202cm" svg:viewBox="0 0 118 146" draw:points="0,25 1,15 7,7 15,2 24,0 93,0 103,2 111,7 116,15 118,25 118,121 116,131 111,139 103,144 93,146 24,146 15,144 7,139 1,131 0,121">
          <text:p/>
        </draw:polygon>
        <draw:polygon draw:style-name="gr2" draw:text-style-name="P1" draw:layer="layout" svg:width="0.115cm" svg:height="0.141cm" svg:x="8.324cm" svg:y="7.014cm" svg:viewBox="0 0 116 142" draw:points="0,25 2,16 7,8 15,2 25,0 90,0 100,2 109,8 114,16 116,25 116,116 114,125 109,134 100,140 90,142 25,142 15,140 7,134 2,125 0,116">
          <text:p/>
        </draw:polygon>
        <draw:polygon draw:style-name="gr2" draw:text-style-name="P1" draw:layer="layout" svg:width="0.115cm" svg:height="0.141cm" svg:x="8.529cm" svg:y="7.014cm" svg:viewBox="0 0 116 142" draw:points="0,25 2,16 7,8 16,2 26,0 91,0 101,2 109,8 114,16 116,25 116,116 114,125 109,134 101,140 91,142 26,142 16,140 7,134 2,125 0,116">
          <text:p/>
        </draw:polygon>
        <draw:polygon draw:style-name="gr2" draw:text-style-name="P1" draw:layer="layout" svg:width="0.145cm" svg:height="0.117cm" svg:x="8.811cm" svg:y="8.576cm" svg:viewBox="0 0 146 118" draw:points="121,0 131,2 139,7 144,15 146,25 146,93 144,103 139,111 131,116 121,118 26,118 16,116 8,111 3,103 0,93 0,25 3,15 8,7 16,2 26,0">
          <text:p/>
        </draw:polygon>
        <draw:polygon draw:style-name="gr2" draw:text-style-name="P1" draw:layer="layout" svg:width="0.145cm" svg:height="0.118cm" svg:x="8.811cm" svg:y="8.783cm" svg:viewBox="0 0 146 119" draw:points="121,0 131,2 139,8 144,16 146,25 146,93 144,102 139,110 131,117 121,119 26,119 16,117 8,110 3,102 0,93 0,25 3,16 8,8 16,2 26,0">
          <text:p/>
        </draw:polygon>
        <draw:polygon draw:style-name="gr2" draw:text-style-name="P1" draw:layer="layout" svg:width="0.171cm" svg:height="0.171cm" svg:x="7.901cm" svg:y="6.649cm" svg:viewBox="0 0 172 172" draw:points="0,0 172,0 172,172 0,172">
          <text:p/>
        </draw:polygon>
        <draw:path draw:style-name="gr2" draw:text-style-name="P1" draw:layer="layout" svg:width="0.17cm" svg:height="0.17cm" svg:x="7.647cm" svg:y="6.649cm" svg:viewBox="0 0 171 171" svg:d="M0 86c0-47 39-86 86-86s85 39 85 86-38 85-85 85-86-38-86-85z">
          <text:p/>
        </draw:path>
        <draw:path draw:style-name="gr2" draw:text-style-name="P1" draw:layer="layout" svg:width="0.17cm" svg:height="0.17cm" svg:x="7.393cm" svg:y="6.649cm" svg:viewBox="0 0 171 171" svg:d="M0 86c0-47 40-86 87-86 46 0 84 39 84 86s-38 85-84 85c-47 0-87-38-87-85z">
          <text:p/>
        </draw:path>
        <draw:path draw:style-name="gr2" draw:text-style-name="P1" draw:layer="layout" svg:width="0.17cm" svg:height="0.17cm" svg:x="7.139cm" svg:y="6.649cm" svg:viewBox="0 0 171 171" svg:d="M0 86c0-47 39-86 86-86s85 39 85 86-38 85-85 85-86-38-86-85z">
          <text:p/>
        </draw:path>
        <draw:path draw:style-name="gr2" draw:text-style-name="P1" draw:layer="layout" svg:width="0.17cm" svg:height="0.17cm" svg:x="6.885cm" svg:y="6.649cm" svg:viewBox="0 0 171 171" svg:d="M0 86c0-47 40-86 87-86 46 0 84 39 84 86s-38 85-84 85c-47 0-87-38-87-85z">
          <text:p/>
        </draw:path>
        <draw:path draw:style-name="gr2" draw:text-style-name="P1" draw:layer="layout" svg:width="0.17cm" svg:height="0.17cm" svg:x="6.631cm" svg:y="6.649cm" svg:viewBox="0 0 171 171" svg:d="M0 86c0-47 39-86 86-86s85 39 85 86-38 85-85 85-86-38-86-85z">
          <text:p/>
        </draw:path>
        <draw:polygon draw:style-name="gr2" draw:text-style-name="P1" draw:layer="layout" svg:width="0.09cm" svg:height="0.12cm" svg:x="9.032cm" svg:y="10.86cm" svg:viewBox="0 0 91 121" draw:points="0,23 1,13 6,6 13,1 22,0 68,0 77,1 84,6 89,13 91,23 91,98 89,107 84,114 77,119 68,121 22,121 13,119 6,114 1,107 0,98">
          <text:p/>
        </draw:polygon>
        <draw:polygon draw:style-name="gr2" draw:text-style-name="P1" draw:layer="layout" svg:width="0.092cm" svg:height="0.12cm" svg:x="9.361cm" svg:y="10.86cm" svg:viewBox="0 0 93 121" draw:points="0,23 3,13 8,6 15,1 24,0 69,0 78,1 85,6 90,13 93,23 93,98 90,107 85,114 78,119 69,121 24,121 15,119 8,114 3,107 0,98">
          <text:p/>
        </draw:polygon>
        <draw:polygon draw:style-name="gr2" draw:text-style-name="P1" draw:layer="layout" svg:width="0.118cm" svg:height="0.145cm" svg:x="12.384cm" svg:y="9.562cm" svg:viewBox="0 0 119 146" draw:points="119,121 117,131 111,139 103,144 94,146 25,146 16,144 7,139 2,131 0,121 0,25 2,15 7,7 16,2 25,0 94,0 103,2 111,7 117,15 119,25">
          <text:p/>
        </draw:polygon>
        <draw:polygon draw:style-name="gr2" draw:text-style-name="P1" draw:layer="layout" svg:width="0.117cm" svg:height="0.145cm" svg:x="12.177cm" svg:y="9.562cm" svg:viewBox="0 0 118 146" draw:points="118,121 116,131 111,139 103,144 93,146 25,146 15,144 7,139 2,131 0,121 0,25 2,15 7,7 15,2 25,0 93,0 103,2 111,7 116,15 118,25">
          <text:p/>
        </draw:polygon>
        <draw:polygon draw:style-name="gr2" draw:text-style-name="P1" draw:layer="layout" svg:width="0.15cm" svg:height="0.099cm" svg:x="9.042cm" svg:y="10.51cm" svg:viewBox="0 0 151 100" draw:points="151,100 0,100 0,0 151,0">
          <text:p/>
        </draw:polygon>
        <draw:polygon draw:style-name="gr2" draw:text-style-name="P1" draw:layer="layout" svg:width="0.15cm" svg:height="0.101cm" svg:x="9.042cm" svg:y="10.379cm" svg:viewBox="0 0 151 102" draw:points="151,102 0,102 0,0 151,0">
          <text:p/>
        </draw:polygon>
        <draw:polygon draw:style-name="gr2" draw:text-style-name="P1" draw:layer="layout" svg:width="0.117cm" svg:height="0.145cm" svg:x="4.999cm" svg:y="9.562cm" svg:viewBox="0 0 118 146" draw:points="0,25 2,15 7,7 15,2 25,0 93,0 103,2 111,7 117,15 118,25 118,121 117,131 111,139 103,144 93,146 25,146 15,144 7,139 2,131 0,121">
          <text:p/>
        </draw:polygon>
        <draw:polygon draw:style-name="gr2" draw:text-style-name="P1" draw:layer="layout" svg:width="0.117cm" svg:height="0.145cm" svg:x="5.207cm" svg:y="9.562cm" svg:viewBox="0 0 118 146" draw:points="0,25 1,15 7,7 15,2 25,0 92,0 102,2 111,7 116,15 118,25 118,121 116,131 111,139 102,144 92,146 25,146 15,144 7,139 1,131 0,121">
          <text:p/>
        </draw:polygon>
        <draw:polygon draw:style-name="gr2" draw:text-style-name="P1" draw:layer="layout" svg:width="0.145cm" svg:height="0.117cm" svg:x="9.664cm" svg:y="9.491cm" svg:viewBox="0 0 146 118" draw:points="25,118 15,116 7,111 2,102 0,92 0,25 2,15 7,7 15,2 25,0 120,0 130,2 139,7 144,15 146,25 146,92 144,102 139,111 130,116 120,118">
          <text:p/>
        </draw:polygon>
        <draw:polygon draw:style-name="gr2" draw:text-style-name="P1" draw:layer="layout" svg:width="0.145cm" svg:height="0.118cm" svg:x="9.664cm" svg:y="9.283cm" svg:viewBox="0 0 146 119" draw:points="25,119 15,117 7,111 2,103 0,94 0,25 2,16 7,8 15,2 25,0 120,0 130,2 139,8 144,16 146,25 146,94 144,103 139,111 130,117 120,119">
          <text:p/>
        </draw:polygon>
        <draw:polygon draw:style-name="gr2" draw:text-style-name="P1" draw:layer="layout" svg:width="0.17cm" svg:height="0.17cm" svg:x="5.952cm" svg:y="8.727cm" svg:viewBox="0 0 171 171" draw:points="171,0 171,171 0,171 0,0">
          <text:p/>
        </draw:polygon>
        <draw:path draw:style-name="gr2" draw:text-style-name="P1" draw:layer="layout" svg:width="0.17cm" svg:height="0.17cm" svg:x="5.952cm" svg:y="8.473cm" svg:viewBox="0 0 171 171" svg:d="M0 85c0-47 38-85 84-85 48 0 87 38 87 85s-39 86-87 86c-46 0-84-39-84-86z">
          <text:p/>
        </draw:path>
        <draw:path draw:style-name="gr2" draw:text-style-name="P1" draw:layer="layout" svg:width="0.2cm" svg:height="0.2cm" svg:x="10.704cm" svg:y="6.435cm" svg:viewBox="0 0 201 201" svg:d="M0 100c0-56 45-100 100-100 56 0 101 44 101 100s-45 101-101 101c-55 0-100-45-100-101z">
          <text:p/>
        </draw:path>
        <draw:path draw:style-name="gr2" draw:text-style-name="P1" draw:layer="layout" svg:width="0.2cm" svg:height="0.2cm" svg:x="11.354cm" svg:y="6.435cm" svg:viewBox="0 0 201 201" svg:d="M0 100c0-56 45-100 100-100s101 44 101 100-46 101-101 101-100-45-100-101z">
          <text:p/>
        </draw:path>
        <draw:path draw:style-name="gr2" draw:text-style-name="P1" draw:layer="layout" svg:width="0.2cm" svg:height="0.2cm" svg:x="10.704cm" svg:y="6.884cm" svg:viewBox="0 0 201 201" svg:d="M0 100c0-55 45-100 100-100 56 0 101 45 101 100 0 57-45 101-101 101-55 0-100-44-100-101z">
          <text:p/>
        </draw:path>
        <draw:path draw:style-name="gr2" draw:text-style-name="P1" draw:layer="layout" svg:width="0.2cm" svg:height="0.2cm" svg:x="11.354cm" svg:y="6.884cm" svg:viewBox="0 0 201 201" svg:d="M0 100c0-55 45-100 100-100s101 45 101 100c0 57-46 101-101 101s-100-44-100-101z">
          <text:p/>
        </draw:path>
        <draw:polygon draw:style-name="gr2" draw:text-style-name="P1" draw:layer="layout" svg:width="0.171cm" svg:height="0.171cm" svg:x="5.68cm" svg:y="11.024cm" svg:viewBox="0 0 172 172" draw:points="172,0 172,172 0,172 0,0">
          <text:p/>
        </draw:polygon>
        <draw:path draw:style-name="gr2" draw:text-style-name="P1" draw:layer="layout" svg:width="0.17cm" svg:height="0.17cm" svg:x="5.426cm" svg:y="11.024cm" svg:viewBox="0 0 171 171" svg:d="M0 86c0-47 39-86 86-86s85 39 85 86c0 46-38 85-85 85s-86-39-86-85z">
          <text:p/>
        </draw:path>
        <draw:path draw:style-name="gr2" draw:text-style-name="P1" draw:layer="layout" svg:width="0.17cm" svg:height="0.17cm" svg:x="5.68cm" svg:y="10.77cm" svg:viewBox="0 0 171 171" svg:d="M0 87c0-48 39-87 87-87 46 0 84 39 84 87 0 46-38 84-84 84-48 0-87-38-87-84z">
          <text:p/>
        </draw:path>
        <draw:path draw:style-name="gr2" draw:text-style-name="P1" draw:layer="layout" svg:width="0.17cm" svg:height="0.17cm" svg:x="5.426cm" svg:y="10.77cm" svg:viewBox="0 0 171 171" svg:d="M0 87c0-48 39-87 86-87s85 39 85 87c0 46-38 84-85 84s-86-38-86-84z">
          <text:p/>
        </draw:path>
        <draw:path draw:style-name="gr2" draw:text-style-name="P1" draw:layer="layout" svg:width="0.17cm" svg:height="0.17cm" svg:x="5.68cm" svg:y="10.516cm" svg:viewBox="0 0 171 171" svg:d="M0 86c0-47 39-86 87-86 46 0 84 39 84 86 0 46-38 85-84 85-48 0-87-39-87-85z">
          <text:p/>
        </draw:path>
        <draw:path draw:style-name="gr2" draw:text-style-name="P1" draw:layer="layout" svg:width="0.17cm" svg:height="0.17cm" svg:x="5.426cm" svg:y="10.516cm" svg:viewBox="0 0 171 171" svg:d="M0 86c0-47 39-86 86-86s85 39 85 86c0 46-38 85-85 85s-86-39-86-85z">
          <text:p/>
        </draw:path>
        <draw:path draw:style-name="gr2" draw:text-style-name="P1" draw:layer="layout" svg:width="0.17cm" svg:height="0.17cm" svg:x="5.68cm" svg:y="10.262cm" svg:viewBox="0 0 171 171" svg:d="M0 87c0-48 39-87 87-87 46 0 84 39 84 87 0 46-38 84-84 84-48 0-87-38-87-84z">
          <text:p/>
        </draw:path>
        <draw:path draw:style-name="gr2" draw:text-style-name="P1" draw:layer="layout" svg:width="0.17cm" svg:height="0.17cm" svg:x="5.426cm" svg:y="10.262cm" svg:viewBox="0 0 171 171" svg:d="M0 87c0-48 39-87 86-87s85 39 85 87c0 46-38 84-85 84s-86-38-86-84z">
          <text:p/>
        </draw:path>
        <draw:polygon draw:style-name="gr2" draw:text-style-name="P1" draw:layer="layout" svg:width="0.171cm" svg:height="0.171cm" svg:x="4.251cm" svg:y="8.237cm" svg:viewBox="0 0 172 172" draw:points="0,172 0,0 172,0 172,172">
          <text:p/>
        </draw:polygon>
        <draw:path draw:style-name="gr2" draw:text-style-name="P1" draw:layer="layout" svg:width="0.169cm" svg:height="0.17cm" svg:x="4.252cm" svg:y="8.492cm" svg:viewBox="0 0 170 171" svg:d="M0 84c0-46 39-84 86-84 46 0 84 38 84 84 0 48-38 87-84 87-47 0-86-39-86-87z">
          <text:p/>
        </draw:path>
        <draw:path draw:style-name="gr2" draw:text-style-name="P1" draw:layer="layout" svg:width="0.169cm" svg:height="0.17cm" svg:x="4.252cm" svg:y="8.746cm" svg:viewBox="0 0 170 171" svg:d="M0 85c0-46 39-85 86-85 46 0 84 39 84 85 0 47-38 86-84 86-47 0-86-39-86-86z">
          <text:p/>
        </draw:path>
        <draw:path draw:style-name="gr2" draw:text-style-name="P1" draw:layer="layout" svg:width="0.169cm" svg:height="0.17cm" svg:x="4.252cm" svg:y="9cm" svg:viewBox="0 0 170 171" svg:d="M0 84c0-46 39-84 86-84 46 0 84 38 84 84 0 48-38 87-84 87-47 0-86-39-86-87z">
          <text:p/>
        </draw:path>
        <draw:polygon draw:style-name="gr2" draw:text-style-name="P1" draw:layer="layout" svg:width="0.132cm" svg:height="0.059cm" svg:x="12.398cm" svg:y="9.1cm" svg:viewBox="0 0 133 60" draw:points="133,46 132,51 129,56 124,59 118,60 15,60 9,59 4,56 1,51 0,46 0,15 1,9 4,4 9,1 15,0 118,0 124,1 129,4 132,9 133,15">
          <text:p/>
        </draw:polygon>
        <draw:polygon draw:style-name="gr2" draw:text-style-name="P1" draw:layer="layout" svg:width="0.132cm" svg:height="0.059cm" svg:x="12.398cm" svg:y="9.005cm" svg:viewBox="0 0 133 60" draw:points="133,46 132,51 129,56 124,59 118,60 15,60 9,59 4,56 1,51 0,46 0,15 1,9 4,4 9,1 15,0 118,0 124,1 129,4 132,9 133,15">
          <text:p/>
        </draw:polygon>
        <draw:polygon draw:style-name="gr2" draw:text-style-name="P1" draw:layer="layout" svg:width="0.132cm" svg:height="0.06cm" svg:x="12.398cm" svg:y="8.91cm" svg:viewBox="0 0 133 61" draw:points="133,45 132,50 129,56 124,59 118,61 15,61 9,59 4,56 1,50 0,45 0,15 1,9 4,4 9,1 15,0 118,0 124,1 129,4 132,9 133,15">
          <text:p/>
        </draw:polygon>
        <draw:polygon draw:style-name="gr2" draw:text-style-name="P1" draw:layer="layout" svg:width="0.133cm" svg:height="0.06cm" svg:x="12.17cm" svg:y="8.91cm" svg:viewBox="0 0 134 61" draw:points="134,45 133,50 128,56 123,59 118,61 15,61 10,59 5,56 1,50 0,45 0,15 1,9 5,4 10,1 15,0 118,0 123,1 128,4 133,9 134,15">
          <text:p/>
        </draw:polygon>
        <draw:polygon draw:style-name="gr2" draw:text-style-name="P1" draw:layer="layout" svg:width="0.133cm" svg:height="0.059cm" svg:x="12.17cm" svg:y="9.1cm" svg:viewBox="0 0 134 60" draw:points="134,46 133,51 128,56 123,59 118,60 15,60 10,59 5,56 1,51 0,46 0,15 1,9 5,4 10,1 15,0 118,0 123,1 128,4 133,9 134,15">
          <text:p/>
        </draw:polygon>
        <draw:polygon draw:style-name="gr2" draw:text-style-name="P1" draw:layer="layout" svg:width="0.145cm" svg:height="0.118cm" svg:x="8.264cm" svg:y="9.268cm" svg:viewBox="0 0 146 119" draw:points="121,0 131,2 139,8 144,16 146,25 146,93 144,103 139,111 131,117 121,119 25,119 15,117 7,111 2,103 0,93 0,25 2,16 7,8 15,2 25,0">
          <text:p/>
        </draw:polygon>
        <draw:polygon draw:style-name="gr2" draw:text-style-name="P1" draw:layer="layout" svg:width="0.145cm" svg:height="0.117cm" svg:x="8.264cm" svg:y="9.476cm" svg:viewBox="0 0 146 118" draw:points="121,0 131,2 139,8 144,16 146,26 146,93 144,103 139,111 131,116 121,118 25,118 15,116 7,111 2,103 0,93 0,26 2,16 7,8 15,2 25,0">
          <text:p/>
        </draw:polygon>
        <draw:path draw:style-name="gr2" draw:text-style-name="P1" draw:layer="layout" svg:width="0.2cm" svg:height="0.2cm" svg:x="9.336cm" svg:y="6.435cm" svg:viewBox="0 0 201 201" svg:d="M0 100c0-56 45-100 100-100 57 0 101 44 101 100s-44 101-101 101c-55 0-100-45-100-101z">
          <text:p/>
        </draw:path>
        <draw:path draw:style-name="gr2" draw:text-style-name="P1" draw:layer="layout" svg:width="0.2cm" svg:height="0.2cm" svg:x="9.987cm" svg:y="6.435cm" svg:viewBox="0 0 201 201" svg:d="M0 100c0-56 44-100 101-100 55 0 100 44 100 100s-45 101-100 101c-57 0-101-45-101-101z">
          <text:p/>
        </draw:path>
        <draw:path draw:style-name="gr2" draw:text-style-name="P1" draw:layer="layout" svg:width="0.2cm" svg:height="0.2cm" svg:x="9.336cm" svg:y="6.884cm" svg:viewBox="0 0 201 201" svg:d="M0 100c0-55 45-100 100-100 57 0 101 45 101 100 0 57-44 101-101 101-55 0-100-44-100-101z">
          <text:p/>
        </draw:path>
        <draw:path draw:style-name="gr2" draw:text-style-name="P1" draw:layer="layout" svg:width="0.2cm" svg:height="0.2cm" svg:x="9.987cm" svg:y="6.884cm" svg:viewBox="0 0 201 201" svg:d="M0 100c0-55 44-100 101-100 55 0 100 45 100 100 0 57-45 101-100 101-57 0-101-44-101-101z">
          <text:p/>
        </draw:path>
        <draw:polygon draw:style-name="gr2" draw:text-style-name="P1" draw:layer="layout" svg:width="0.141cm" svg:height="0.115cm" svg:x="4.766cm" svg:y="7.827cm" svg:viewBox="0 0 142 116" draw:points="117,0 126,2 134,7 140,15 142,25 142,91 140,101 134,109 126,114 117,116 25,116 16,114 8,109 2,101 0,91 0,25 2,15 8,7 16,2 25,0">
          <text:p/>
        </draw:polygon>
        <draw:polygon draw:style-name="gr2" draw:text-style-name="P1" draw:layer="layout" svg:width="0.141cm" svg:height="0.115cm" svg:x="4.766cm" svg:y="8.032cm" svg:viewBox="0 0 142 116" draw:points="117,0 126,2 134,7 140,15 142,25 142,91 140,101 134,109 126,114 117,116 25,116 16,114 8,109 2,101 0,91 0,25 2,15 8,7 16,2 25,0">
          <text:p/>
        </draw:polygon>
        <draw:polygon draw:style-name="gr2" draw:text-style-name="P1" draw:layer="layout" svg:width="0.06cm" svg:height="0.116cm" svg:x="12.816cm" svg:y="6.784cm" svg:viewBox="0 0 61 117" draw:points="61,102 59,107 56,112 51,115 46,117 15,117 9,115 4,112 1,107 0,102 0,15 1,10 4,5 9,2 15,0 46,0 51,2 56,5 59,10 61,15">
          <text:p/>
        </draw:polygon>
        <draw:polygon draw:style-name="gr2" draw:text-style-name="P1" draw:layer="layout" svg:width="0.06cm" svg:height="0.116cm" svg:x="12.736cm" svg:y="6.784cm" svg:viewBox="0 0 61 117" draw:points="61,102 59,107 56,112 51,115 46,117 15,117 9,115 4,112 1,107 0,102 0,15 1,10 4,5 9,2 15,0 46,0 51,2 56,5 59,10 61,15">
          <text:p/>
        </draw:polygon>
        <draw:polygon draw:style-name="gr2" draw:text-style-name="P1" draw:layer="layout" svg:width="0.03cm" svg:height="0.116cm" svg:x="12.636cm" svg:y="6.784cm" svg:viewBox="0 0 31 117" draw:points="31,109 30,112 28,114 26,116 23,117 8,117 4,116 2,114 0,112 0,109 0,8 0,5 2,3 4,1 8,0 23,0 26,1 28,3 30,5 31,8">
          <text:p/>
        </draw:polygon>
        <draw:polygon draw:style-name="gr2" draw:text-style-name="P1" draw:layer="layout" svg:width="0.03cm" svg:height="0.116cm" svg:x="12.536cm" svg:y="6.784cm" svg:viewBox="0 0 31 117" draw:points="31,109 30,112 28,114 26,116 23,117 7,117 4,116 2,114 0,112 0,109 0,8 0,5 2,3 4,1 7,0 23,0 26,1 28,3 30,5 31,8">
          <text:p/>
        </draw:polygon>
        <draw:polygon draw:style-name="gr2" draw:text-style-name="P1" draw:layer="layout" svg:width="0.03cm" svg:height="0.116cm" svg:x="12.486cm" svg:y="6.784cm" svg:viewBox="0 0 31 117" draw:points="31,109 30,112 28,114 26,116 23,117 7,117 4,116 2,114 0,112 0,109 0,8 0,5 2,3 4,1 7,0 23,0 26,1 28,3 30,5 31,8">
          <text:p/>
        </draw:polygon>
        <draw:polygon draw:style-name="gr2" draw:text-style-name="P1" draw:layer="layout" svg:width="0.03cm" svg:height="0.116cm" svg:x="12.386cm" svg:y="6.784cm" svg:viewBox="0 0 31 117" draw:points="31,109 30,112 28,114 26,116 22,117 7,117 4,116 2,114 0,112 0,109 0,8 0,5 2,3 4,1 7,0 22,0 26,1 28,3 30,5 31,8">
          <text:p/>
        </draw:polygon>
        <draw:polygon draw:style-name="gr2" draw:text-style-name="P1" draw:layer="layout" svg:width="0.06cm" svg:height="0.116cm" svg:x="12.256cm" svg:y="6.784cm" svg:viewBox="0 0 61 117" draw:points="61,102 59,107 56,112 51,115 45,117 15,117 9,115 4,112 1,107 0,102 0,15 1,10 4,5 9,2 15,0 45,0 51,2 56,5 59,10 61,15">
          <text:p/>
        </draw:polygon>
        <draw:polygon draw:style-name="gr2" draw:text-style-name="P1" draw:layer="layout" svg:width="0.06cm" svg:height="0.116cm" svg:x="12.176cm" svg:y="6.784cm" svg:viewBox="0 0 61 117" draw:points="61,102 59,107 56,112 51,115 46,117 16,117 9,115 4,112 1,107 0,102 0,15 1,10 4,5 9,2 16,0 46,0 51,2 56,5 59,10 61,15">
          <text:p/>
        </draw:polygon>
        <draw:polygon draw:style-name="gr2" draw:text-style-name="P1" draw:layer="layout" svg:width="0.06cm" svg:height="0.116cm" svg:x="12.176cm" svg:y="6.784cm" svg:viewBox="0 0 61 117" draw:points="61,102 59,107 56,112 51,115 46,117 16,117 9,115 4,112 1,107 0,102 0,15 1,10 4,5 9,2 16,0 46,0 51,2 56,5 59,10 61,15">
          <text:p/>
        </draw:polygon>
        <draw:polygon draw:style-name="gr2" draw:text-style-name="P1" draw:layer="layout" svg:width="0.06cm" svg:height="0.116cm" svg:x="12.256cm" svg:y="6.784cm" svg:viewBox="0 0 61 117" draw:points="61,102 59,107 56,112 51,115 45,117 15,117 9,115 4,112 1,107 0,102 0,15 1,10 4,5 9,2 15,0 45,0 51,2 56,5 59,10 61,15">
          <text:p/>
        </draw:polygon>
        <draw:polygon draw:style-name="gr2" draw:text-style-name="P1" draw:layer="layout" svg:width="0.03cm" svg:height="0.116cm" svg:x="12.336cm" svg:y="6.784cm" svg:viewBox="0 0 31 117" draw:points="31,109 30,112 28,114 25,116 22,117 7,117 4,116 2,114 0,112 0,109 0,8 0,5 2,3 4,1 7,0 22,0 25,1 28,3 30,5 31,8">
          <text:p/>
        </draw:polygon>
        <draw:polygon draw:style-name="gr2" draw:text-style-name="P1" draw:layer="layout" svg:width="0.03cm" svg:height="0.116cm" svg:x="12.436cm" svg:y="6.784cm" svg:viewBox="0 0 31 117" draw:points="31,109 30,112 28,114 26,116 23,117 8,117 5,116 2,114 0,112 0,109 0,8 0,5 2,3 5,1 8,0 23,0 26,1 28,3 30,5 31,8">
          <text:p/>
        </draw:polygon>
        <draw:polygon draw:style-name="gr2" draw:text-style-name="P1" draw:layer="layout" svg:width="0.03cm" svg:height="0.116cm" svg:x="12.586cm" svg:y="6.784cm" svg:viewBox="0 0 31 117" draw:points="31,109 30,112 28,114 25,116 22,117 7,117 4,116 2,114 0,112 0,109 0,8 0,5 2,3 4,1 7,0 22,0 25,1 28,3 30,5 31,8">
          <text:p/>
        </draw:polygon>
        <draw:polygon draw:style-name="gr2" draw:text-style-name="P1" draw:layer="layout" svg:width="0.03cm" svg:height="0.116cm" svg:x="12.686cm" svg:y="6.784cm" svg:viewBox="0 0 31 117" draw:points="31,109 30,112 28,114 26,116 23,117 8,117 4,116 2,114 0,112 0,109 0,8 0,5 2,3 4,1 8,0 23,0 26,1 28,3 30,5 31,8">
          <text:p/>
        </draw:polygon>
        <draw:polygon draw:style-name="gr2" draw:text-style-name="P1" draw:layer="layout" svg:width="0.06cm" svg:height="0.116cm" svg:x="12.736cm" svg:y="6.784cm" svg:viewBox="0 0 61 117" draw:points="61,102 59,107 56,112 51,115 46,117 15,117 9,115 4,112 1,107 0,102 0,15 1,10 4,5 9,2 15,0 46,0 51,2 56,5 59,10 61,15">
          <text:p/>
        </draw:polygon>
        <draw:polygon draw:style-name="gr2" draw:text-style-name="P1" draw:layer="layout" svg:width="0.06cm" svg:height="0.116cm" svg:x="12.816cm" svg:y="6.784cm" svg:viewBox="0 0 61 117" draw:points="61,102 59,107 56,112 51,115 46,117 15,117 9,115 4,112 1,107 0,102 0,15 1,10 4,5 9,2 15,0 46,0 51,2 56,5 59,10 61,15">
          <text:p/>
        </draw:polygon>
        <draw:line draw:style-name="gr3" draw:text-style-name="P2" draw:layer="layout" svg:x1="12.958cm" svg:y1="6.839cm" svg:x2="12.958cm" svg:y2="6.729cm">
          <text:p/>
        </draw:line>
        <draw:line draw:style-name="gr3" draw:text-style-name="P2" draw:layer="layout" svg:x1="12.958cm" svg:y1="6.407cm" svg:x2="12.958cm" svg:y2="6.327cm">
          <text:p/>
        </draw:line>
        <draw:line draw:style-name="gr3" draw:text-style-name="P2" draw:layer="layout" svg:x1="12.094cm" svg:y1="6.839cm" svg:x2="12.094cm" svg:y2="6.729cm">
          <text:p/>
        </draw:line>
        <draw:line draw:style-name="gr3" draw:text-style-name="P2" draw:layer="layout" svg:x1="12.094cm" svg:y1="6.407cm" svg:x2="12.094cm" svg:y2="6.327cm">
          <text:p/>
        </draw:line>
        <draw:polygon draw:style-name="gr2" draw:text-style-name="P1" draw:layer="layout" svg:width="0.088cm" svg:height="0.025cm" svg:x="7.655cm" svg:y="8.322cm" svg:viewBox="0 0 89 26" draw:points="0,6 1,4 2,2 4,0 6,0 81,0 84,0 87,2 88,4 89,6 89,20 88,22 87,24 84,26 81,26 6,26 4,26 2,24 1,22 0,20">
          <text:p/>
        </draw:polygon>
        <draw:polygon draw:style-name="gr2" draw:text-style-name="P1" draw:layer="layout" svg:width="0.088cm" svg:height="0.025cm" svg:x="7.655cm" svg:y="8.372cm" svg:viewBox="0 0 89 26" draw:points="0,7 1,5 2,3 4,0 6,0 81,0 84,0 87,3 88,5 89,7 89,20 88,22 87,24 84,26 81,26 6,26 4,26 2,24 1,22 0,20">
          <text:p/>
        </draw:polygon>
        <draw:polygon draw:style-name="gr2" draw:text-style-name="P1" draw:layer="layout" svg:width="0.088cm" svg:height="0.025cm" svg:x="7.655cm" svg:y="8.422cm" svg:viewBox="0 0 89 26" draw:points="0,7 1,5 2,3 4,0 6,0 81,0 84,0 87,3 88,5 89,7 89,20 88,22 87,24 84,26 81,26 6,26 4,26 2,24 1,22 0,20">
          <text:p/>
        </draw:polygon>
        <draw:polygon draw:style-name="gr2" draw:text-style-name="P1" draw:layer="layout" svg:width="0.088cm" svg:height="0.025cm" svg:x="7.655cm" svg:y="8.472cm" svg:viewBox="0 0 89 26" draw:points="0,7 1,5 2,3 4,0 6,0 81,0 84,0 87,3 88,5 89,7 89,20 88,22 87,24 84,26 81,26 6,26 4,26 2,24 1,22 0,20">
          <text:p/>
        </draw:polygon>
        <draw:polygon draw:style-name="gr2" draw:text-style-name="P1" draw:layer="layout" svg:width="0.088cm" svg:height="0.025cm" svg:x="7.655cm" svg:y="8.522cm" svg:viewBox="0 0 89 26" draw:points="0,7 1,5 2,3 4,0 6,0 81,0 84,0 87,3 88,5 89,7 89,20 88,22 87,24 84,26 81,26 6,26 4,26 2,24 1,22 0,20">
          <text:p/>
        </draw:polygon>
        <draw:polygon draw:style-name="gr2" draw:text-style-name="P1" draw:layer="layout" svg:width="0.088cm" svg:height="0.025cm" svg:x="7.655cm" svg:y="8.572cm" svg:viewBox="0 0 89 26" draw:points="0,7 1,5 2,3 4,0 6,0 81,0 84,0 87,3 88,5 89,7 89,20 88,22 87,24 84,26 81,26 6,26 4,26 2,24 1,22 0,20">
          <text:p/>
        </draw:polygon>
        <draw:polygon draw:style-name="gr2" draw:text-style-name="P1" draw:layer="layout" svg:width="0.088cm" svg:height="0.025cm" svg:x="7.655cm" svg:y="8.622cm" svg:viewBox="0 0 89 26" draw:points="0,7 1,5 2,3 4,0 6,0 81,0 84,0 87,3 88,5 89,7 89,20 88,22 87,24 84,26 81,26 6,26 4,26 2,24 1,22 0,20">
          <text:p/>
        </draw:polygon>
        <draw:polygon draw:style-name="gr2" draw:text-style-name="P1" draw:layer="layout" svg:width="0.088cm" svg:height="0.025cm" svg:x="7.655cm" svg:y="8.672cm" svg:viewBox="0 0 89 26" draw:points="0,7 1,5 2,3 4,0 6,0 81,0 84,0 87,3 88,5 89,7 89,20 88,22 87,24 84,26 81,26 6,26 4,26 2,24 1,22 0,20">
          <text:p/>
        </draw:polygon>
        <draw:polygon draw:style-name="gr2" draw:text-style-name="P1" draw:layer="layout" svg:width="0.088cm" svg:height="0.025cm" svg:x="7.655cm" svg:y="8.722cm" svg:viewBox="0 0 89 26" draw:points="0,7 1,5 2,3 4,0 6,0 81,0 84,0 87,3 88,5 89,7 89,20 88,22 87,24 84,26 81,26 6,26 4,26 2,24 1,22 0,20">
          <text:p/>
        </draw:polygon>
        <draw:polygon draw:style-name="gr2" draw:text-style-name="P1" draw:layer="layout" svg:width="0.088cm" svg:height="0.025cm" svg:x="7.655cm" svg:y="8.772cm" svg:viewBox="0 0 89 26" draw:points="0,7 1,5 2,3 4,0 6,0 81,0 84,0 87,3 88,5 89,7 89,20 88,22 87,24 84,26 81,26 6,26 4,26 2,24 1,22 0,20">
          <text:p/>
        </draw:polygon>
        <draw:polygon draw:style-name="gr2" draw:text-style-name="P1" draw:layer="layout" svg:width="0.088cm" svg:height="0.025cm" svg:x="7.655cm" svg:y="8.822cm" svg:viewBox="0 0 89 26" draw:points="0,6 1,4 2,2 4,0 6,0 81,0 84,0 87,2 88,4 89,6 89,20 88,22 87,24 84,26 81,26 6,26 4,26 2,24 1,22 0,20">
          <text:p/>
        </draw:polygon>
        <draw:polygon draw:style-name="gr2" draw:text-style-name="P1" draw:layer="layout" svg:width="0.088cm" svg:height="0.025cm" svg:x="7.655cm" svg:y="8.872cm" svg:viewBox="0 0 89 26" draw:points="0,7 1,5 2,3 4,0 6,0 81,0 84,0 87,3 88,5 89,7 89,20 88,22 87,24 84,26 81,26 6,26 4,26 2,24 1,22 0,20">
          <text:p/>
        </draw:polygon>
        <draw:polygon draw:style-name="gr2" draw:text-style-name="P1" draw:layer="layout" svg:width="0.025cm" svg:height="0.087cm" svg:x="7.755cm" svg:y="8.91cm" svg:viewBox="0 0 26 88" draw:points="0,6 1,3 2,1 4,0 7,0 19,0 22,0 24,1 26,3 26,6 26,82 26,84 24,86 22,88 19,88 7,88 4,88 2,86 1,84 0,82">
          <text:p/>
        </draw:polygon>
        <draw:polygon draw:style-name="gr2" draw:text-style-name="P1" draw:layer="layout" svg:width="0.025cm" svg:height="0.087cm" svg:x="7.805cm" svg:y="8.91cm" svg:viewBox="0 0 26 88" draw:points="0,6 1,3 2,1 4,0 7,0 19,0 22,0 24,1 26,3 26,6 26,82 26,84 24,86 22,88 19,88 7,88 4,88 2,86 1,84 0,82">
          <text:p/>
        </draw:polygon>
        <draw:polygon draw:style-name="gr2" draw:text-style-name="P1" draw:layer="layout" svg:width="0.025cm" svg:height="0.087cm" svg:x="7.855cm" svg:y="8.91cm" svg:viewBox="0 0 26 88" draw:points="0,6 1,3 2,1 4,0 6,0 19,0 22,0 24,1 26,3 26,6 26,82 26,84 24,86 22,88 19,88 6,88 4,88 2,86 1,84 0,82">
          <text:p/>
        </draw:polygon>
        <draw:polygon draw:style-name="gr2" draw:text-style-name="P1" draw:layer="layout" svg:width="0.025cm" svg:height="0.087cm" svg:x="7.905cm" svg:y="8.91cm" svg:viewBox="0 0 26 88" draw:points="0,6 1,3 2,1 4,0 6,0 19,0 22,0 24,1 26,3 26,6 26,82 26,84 24,86 22,88 19,88 6,88 4,88 2,86 1,84 0,82">
          <text:p/>
        </draw:polygon>
        <draw:polygon draw:style-name="gr2" draw:text-style-name="P1" draw:layer="layout" svg:width="0.025cm" svg:height="0.087cm" svg:x="7.955cm" svg:y="8.91cm" svg:viewBox="0 0 26 88" draw:points="0,6 1,3 2,1 4,0 7,0 19,0 22,0 24,1 26,3 26,6 26,82 26,84 24,86 22,88 19,88 7,88 4,88 2,86 1,84 0,82">
          <text:p/>
        </draw:polygon>
        <draw:polygon draw:style-name="gr2" draw:text-style-name="P1" draw:layer="layout" svg:width="0.025cm" svg:height="0.087cm" svg:x="8.005cm" svg:y="8.91cm" svg:viewBox="0 0 26 88" draw:points="0,6 1,3 2,1 4,0 6,0 19,0 22,0 24,1 26,3 26,6 26,82 26,84 24,86 22,88 19,88 6,88 4,88 2,86 1,84 0,82">
          <text:p/>
        </draw:polygon>
        <draw:polygon draw:style-name="gr2" draw:text-style-name="P1" draw:layer="layout" svg:width="0.025cm" svg:height="0.087cm" svg:x="8.055cm" svg:y="8.91cm" svg:viewBox="0 0 26 88" draw:points="0,6 1,3 2,1 4,0 6,0 19,0 22,0 24,1 26,3 26,6 26,82 26,84 24,86 22,88 19,88 6,88 4,88 2,86 1,84 0,82">
          <text:p/>
        </draw:polygon>
        <draw:polygon draw:style-name="gr2" draw:text-style-name="P1" draw:layer="layout" svg:width="0.025cm" svg:height="0.087cm" svg:x="8.105cm" svg:y="8.91cm" svg:viewBox="0 0 26 88" draw:points="0,6 1,3 2,1 4,0 7,0 19,0 21,0 23,1 26,3 26,6 26,82 26,84 23,86 21,88 19,88 7,88 4,88 2,86 1,84 0,82">
          <text:p/>
        </draw:polygon>
        <draw:polygon draw:style-name="gr2" draw:text-style-name="P1" draw:layer="layout" svg:width="0.025cm" svg:height="0.087cm" svg:x="8.155cm" svg:y="8.91cm" svg:viewBox="0 0 26 88" draw:points="0,6 1,3 2,1 4,0 7,0 19,0 22,0 24,1 26,3 26,6 26,82 26,84 24,86 22,88 19,88 7,88 4,88 2,86 1,84 0,82">
          <text:p/>
        </draw:polygon>
        <draw:polygon draw:style-name="gr2" draw:text-style-name="P1" draw:layer="layout" svg:width="0.025cm" svg:height="0.087cm" svg:x="8.205cm" svg:y="8.91cm" svg:viewBox="0 0 26 88" draw:points="0,6 1,3 2,1 4,0 6,0 19,0 22,0 24,1 26,3 26,6 26,82 26,84 24,86 22,88 19,88 6,88 4,88 2,86 1,84 0,82">
          <text:p/>
        </draw:polygon>
        <draw:polygon draw:style-name="gr2" draw:text-style-name="P1" draw:layer="layout" svg:width="0.025cm" svg:height="0.087cm" svg:x="8.255cm" svg:y="8.91cm" svg:viewBox="0 0 26 88" draw:points="0,6 1,3 2,1 4,0 7,0 19,0 22,0 24,1 26,3 26,6 26,82 26,84 24,86 22,88 19,88 7,88 4,88 2,86 1,84 0,82">
          <text:p/>
        </draw:polygon>
        <draw:polygon draw:style-name="gr2" draw:text-style-name="P1" draw:layer="layout" svg:width="0.025cm" svg:height="0.087cm" svg:x="8.305cm" svg:y="8.91cm" svg:viewBox="0 0 26 88" draw:points="0,6 1,3 2,1 4,0 7,0 19,0 22,0 24,1 26,3 26,6 26,82 26,84 24,86 22,88 19,88 7,88 4,88 2,86 1,84 0,82">
          <text:p/>
        </draw:polygon>
        <draw:polygon draw:style-name="gr2" draw:text-style-name="P1" draw:layer="layout" svg:width="0.087cm" svg:height="0.025cm" svg:x="8.343cm" svg:y="8.872cm" svg:viewBox="0 0 88 26" draw:points="0,7 0,5 2,3 4,0 6,0 82,0 84,0 86,3 88,5 88,7 88,20 88,22 86,24 84,26 82,26 6,26 4,26 2,24 0,22 0,20">
          <text:p/>
        </draw:polygon>
        <draw:polygon draw:style-name="gr2" draw:text-style-name="P1" draw:layer="layout" svg:width="0.087cm" svg:height="0.025cm" svg:x="8.343cm" svg:y="8.822cm" svg:viewBox="0 0 88 26" draw:points="0,6 0,4 2,2 4,0 6,0 82,0 84,0 86,2 88,4 88,6 88,20 88,22 86,24 84,26 82,26 6,26 4,26 2,24 0,22 0,20">
          <text:p/>
        </draw:polygon>
        <draw:polygon draw:style-name="gr2" draw:text-style-name="P1" draw:layer="layout" svg:width="0.087cm" svg:height="0.025cm" svg:x="8.343cm" svg:y="8.772cm" svg:viewBox="0 0 88 26" draw:points="0,7 0,5 2,3 4,0 6,0 82,0 84,0 86,3 88,5 88,7 88,20 88,22 86,24 84,26 82,26 6,26 4,26 2,24 0,22 0,20">
          <text:p/>
        </draw:polygon>
        <draw:polygon draw:style-name="gr2" draw:text-style-name="P1" draw:layer="layout" svg:width="0.087cm" svg:height="0.025cm" svg:x="8.343cm" svg:y="8.722cm" svg:viewBox="0 0 88 26" draw:points="0,7 0,5 2,3 4,0 6,0 82,0 84,0 86,3 88,5 88,7 88,20 88,22 86,24 84,26 82,26 6,26 4,26 2,24 0,22 0,20">
          <text:p/>
        </draw:polygon>
        <draw:polygon draw:style-name="gr2" draw:text-style-name="P1" draw:layer="layout" svg:width="0.087cm" svg:height="0.025cm" svg:x="8.343cm" svg:y="8.672cm" svg:viewBox="0 0 88 26" draw:points="0,7 0,5 2,3 4,0 6,0 82,0 84,0 86,3 88,5 88,7 88,20 88,22 86,24 84,26 82,26 6,26 4,26 2,24 0,22 0,20">
          <text:p/>
        </draw:polygon>
        <draw:polygon draw:style-name="gr2" draw:text-style-name="P1" draw:layer="layout" svg:width="0.087cm" svg:height="0.025cm" svg:x="8.343cm" svg:y="8.622cm" svg:viewBox="0 0 88 26" draw:points="0,7 0,5 2,3 4,0 6,0 82,0 84,0 86,3 88,5 88,7 88,20 88,22 86,24 84,26 82,26 6,26 4,26 2,24 0,22 0,20">
          <text:p/>
        </draw:polygon>
        <draw:polygon draw:style-name="gr2" draw:text-style-name="P1" draw:layer="layout" svg:width="0.087cm" svg:height="0.025cm" svg:x="8.343cm" svg:y="8.572cm" svg:viewBox="0 0 88 26" draw:points="0,7 0,5 2,3 4,0 6,0 82,0 84,0 86,3 88,5 88,7 88,20 88,22 86,24 84,26 82,26 6,26 4,26 2,24 0,22 0,20">
          <text:p/>
        </draw:polygon>
        <draw:polygon draw:style-name="gr2" draw:text-style-name="P1" draw:layer="layout" svg:width="0.087cm" svg:height="0.025cm" svg:x="8.343cm" svg:y="8.522cm" svg:viewBox="0 0 88 26" draw:points="0,7 0,5 2,3 4,0 6,0 82,0 84,0 86,3 88,5 88,7 88,20 88,22 86,24 84,26 82,26 6,26 4,26 2,24 0,22 0,20">
          <text:p/>
        </draw:polygon>
        <draw:polygon draw:style-name="gr2" draw:text-style-name="P1" draw:layer="layout" svg:width="0.087cm" svg:height="0.025cm" svg:x="8.343cm" svg:y="8.472cm" svg:viewBox="0 0 88 26" draw:points="0,7 0,5 2,3 4,0 6,0 82,0 84,0 86,3 88,5 88,7 88,20 88,22 86,24 84,26 82,26 6,26 4,26 2,24 0,22 0,20">
          <text:p/>
        </draw:polygon>
        <draw:polygon draw:style-name="gr2" draw:text-style-name="P1" draw:layer="layout" svg:width="0.087cm" svg:height="0.025cm" svg:x="8.343cm" svg:y="8.422cm" svg:viewBox="0 0 88 26" draw:points="0,7 0,5 2,3 4,0 6,0 82,0 84,0 86,3 88,5 88,7 88,20 88,22 86,24 84,26 82,26 6,26 4,26 2,24 0,22 0,20">
          <text:p/>
        </draw:polygon>
        <draw:polygon draw:style-name="gr1" draw:text-style-name="P1" draw:layer="layout" svg:width="0.087cm" svg:height="0.025cm" svg:x="8.343cm" svg:y="8.372cm" svg:viewBox="0 0 88 26" draw:points="0,7 0,5 2,3 4,0 6,0 82,0 84,0 86,3 88,5 88,7 88,20 88,22 86,24 84,26 82,26 6,26 4,26 2,24 0,22 0,20">
          <text:p/>
        </draw:polygon>
        <draw:polygon draw:style-name="gr4" draw:text-style-name="P2" draw:layer="layout" svg:width="0.087cm" svg:height="0.025cm" svg:x="8.343cm" svg:y="8.372cm" svg:viewBox="0 0 88 26" draw:points="0,7 0,5 2,3 4,0 6,0 82,0 84,0 86,3 88,5 88,7 88,20 88,22 86,24 84,26 82,26 6,26 4,26 2,24 0,22 0,20">
          <text:p/>
        </draw:polygon>
        <draw:polygon draw:style-name="gr2" draw:text-style-name="P1" draw:layer="layout" svg:width="0.087cm" svg:height="0.025cm" svg:x="8.343cm" svg:y="8.322cm" svg:viewBox="0 0 88 26" draw:points="0,6 0,4 2,2 4,0 6,0 82,0 84,0 86,2 88,4 88,6 88,20 88,22 86,24 84,26 82,26 6,26 4,26 2,24 0,22 0,20">
          <text:p/>
        </draw:polygon>
        <draw:polygon draw:style-name="gr2" draw:text-style-name="P1" draw:layer="layout" svg:width="0.025cm" svg:height="0.087cm" svg:x="8.305cm" svg:y="8.222cm" svg:viewBox="0 0 26 88" draw:points="0,7 1,4 2,2 4,0 7,0 19,0 22,0 24,2 26,4 26,7 26,82 26,85 24,87 22,88 19,88 7,88 4,88 2,87 1,85 0,82">
          <text:p/>
        </draw:polygon>
        <draw:polygon draw:style-name="gr2" draw:text-style-name="P1" draw:layer="layout" svg:width="0.025cm" svg:height="0.087cm" svg:x="8.255cm" svg:y="8.222cm" svg:viewBox="0 0 26 88" draw:points="0,7 1,4 2,2 4,0 7,0 19,0 22,0 24,2 26,4 26,7 26,82 26,85 24,87 22,88 19,88 7,88 4,88 2,87 1,85 0,82">
          <text:p/>
        </draw:polygon>
        <draw:polygon draw:style-name="gr2" draw:text-style-name="P1" draw:layer="layout" svg:width="0.025cm" svg:height="0.087cm" svg:x="8.205cm" svg:y="8.222cm" svg:viewBox="0 0 26 88" draw:points="0,7 1,4 2,2 4,0 6,0 19,0 22,0 24,2 26,4 26,7 26,82 26,85 24,87 22,88 19,88 6,88 4,88 2,87 1,85 0,82">
          <text:p/>
        </draw:polygon>
        <draw:polygon draw:style-name="gr2" draw:text-style-name="P1" draw:layer="layout" svg:width="0.025cm" svg:height="0.087cm" svg:x="8.155cm" svg:y="8.222cm" svg:viewBox="0 0 26 88" draw:points="0,7 1,4 2,2 4,0 7,0 19,0 22,0 24,2 26,4 26,7 26,82 26,85 24,87 22,88 19,88 7,88 4,88 2,87 1,85 0,82">
          <text:p/>
        </draw:polygon>
        <draw:polygon draw:style-name="gr2" draw:text-style-name="P1" draw:layer="layout" svg:width="0.025cm" svg:height="0.087cm" svg:x="8.105cm" svg:y="8.222cm" svg:viewBox="0 0 26 88" draw:points="0,7 1,4 2,2 4,0 7,0 19,0 21,0 23,2 26,4 26,7 26,82 26,85 23,87 21,88 19,88 7,88 4,88 2,87 1,85 0,82">
          <text:p/>
        </draw:polygon>
        <draw:polygon draw:style-name="gr2" draw:text-style-name="P1" draw:layer="layout" svg:width="0.025cm" svg:height="0.087cm" svg:x="8.055cm" svg:y="8.222cm" svg:viewBox="0 0 26 88" draw:points="0,7 1,4 2,2 4,0 6,0 19,0 22,0 24,2 26,4 26,7 26,82 26,85 24,87 22,88 19,88 6,88 4,88 2,87 1,85 0,82">
          <text:p/>
        </draw:polygon>
        <draw:polygon draw:style-name="gr2" draw:text-style-name="P1" draw:layer="layout" svg:width="0.025cm" svg:height="0.087cm" svg:x="8.005cm" svg:y="8.222cm" svg:viewBox="0 0 26 88" draw:points="0,7 1,4 2,2 4,0 6,0 19,0 22,0 24,2 26,4 26,7 26,82 26,85 24,87 22,88 19,88 6,88 4,88 2,87 1,85 0,82">
          <text:p/>
        </draw:polygon>
        <draw:polygon draw:style-name="gr2" draw:text-style-name="P1" draw:layer="layout" svg:width="0.025cm" svg:height="0.087cm" svg:x="7.955cm" svg:y="8.222cm" svg:viewBox="0 0 26 88" draw:points="0,7 1,4 2,2 4,0 7,0 19,0 22,0 24,2 26,4 26,7 26,82 26,85 24,87 22,88 19,88 7,88 4,88 2,87 1,85 0,82">
          <text:p/>
        </draw:polygon>
        <draw:polygon draw:style-name="gr2" draw:text-style-name="P1" draw:layer="layout" svg:width="0.025cm" svg:height="0.087cm" svg:x="7.905cm" svg:y="8.222cm" svg:viewBox="0 0 26 88" draw:points="0,7 1,4 2,2 4,0 6,0 19,0 22,0 24,2 26,4 26,7 26,82 26,85 24,87 22,88 19,88 6,88 4,88 2,87 1,85 0,82">
          <text:p/>
        </draw:polygon>
        <draw:polygon draw:style-name="gr2" draw:text-style-name="P1" draw:layer="layout" svg:width="0.025cm" svg:height="0.087cm" svg:x="7.855cm" svg:y="8.222cm" svg:viewBox="0 0 26 88" draw:points="0,7 1,4 2,2 4,0 6,0 19,0 22,0 24,2 26,4 26,7 26,82 26,85 24,87 22,88 19,88 6,88 4,88 2,87 1,85 0,82">
          <text:p/>
        </draw:polygon>
        <draw:polygon draw:style-name="gr2" draw:text-style-name="P1" draw:layer="layout" svg:width="0.025cm" svg:height="0.087cm" svg:x="7.805cm" svg:y="8.222cm" svg:viewBox="0 0 26 88" draw:points="0,7 1,4 2,2 4,0 7,0 19,0 22,0 24,2 26,4 26,7 26,82 26,85 24,87 22,88 19,88 7,88 4,88 2,87 1,85 0,82">
          <text:p/>
        </draw:polygon>
        <draw:polygon draw:style-name="gr2" draw:text-style-name="P1" draw:layer="layout" svg:width="0.025cm" svg:height="0.087cm" svg:x="7.755cm" svg:y="8.222cm" svg:viewBox="0 0 26 88" draw:points="0,7 1,4 2,2 4,0 7,0 19,0 22,0 24,2 26,4 26,7 26,82 26,85 24,87 22,88 19,88 7,88 4,88 2,87 1,85 0,82">
          <text:p/>
        </draw:polygon>
        <draw:polygon draw:style-name="gr2" draw:text-style-name="P1" draw:layer="layout" svg:width="0.56cm" svg:height="0.559cm" svg:x="7.763cm" svg:y="8.33cm" svg:viewBox="0 0 561 560" draw:points="0,560 0,0 561,0 561,560">
          <text:p/>
        </draw:polygon>
        <draw:polygon draw:style-name="gr2" draw:text-style-name="P1" draw:layer="layout" svg:width="0.171cm" svg:height="0.171cm" svg:x="5.805cm" svg:y="6.649cm" svg:viewBox="0 0 172 172" draw:points="0,0 172,0 172,172 0,172">
          <text:p/>
        </draw:polygon>
        <draw:path draw:style-name="gr2" draw:text-style-name="P1" draw:layer="layout" svg:width="0.17cm" svg:height="0.17cm" svg:x="5.552cm" svg:y="6.649cm" svg:viewBox="0 0 171 171" svg:d="M0 86c0-47 38-86 84-86 47 0 87 39 87 86s-40 85-87 85c-46 0-84-38-84-85z">
          <text:p/>
        </draw:path>
        <draw:path draw:style-name="gr2" draw:text-style-name="P1" draw:layer="layout" svg:width="0.17cm" svg:height="0.17cm" svg:x="5.298cm" svg:y="6.649cm" svg:viewBox="0 0 171 171" svg:d="M0 86c0-47 38-86 85-86s86 39 86 86-39 85-86 85-85-38-85-85z">
          <text:p/>
        </draw:path>
        <draw:path draw:style-name="gr2" draw:text-style-name="P1" draw:layer="layout" svg:width="0.17cm" svg:height="0.17cm" svg:x="5.044cm" svg:y="6.649cm" svg:viewBox="0 0 171 171" svg:d="M0 86c0-47 38-86 84-86 47 0 87 39 87 86s-40 85-87 85c-46 0-84-38-84-85z">
          <text:p/>
        </draw:path>
        <draw:path draw:style-name="gr2" draw:text-style-name="P1" draw:layer="layout" svg:width="0.17cm" svg:height="0.17cm" svg:x="4.79cm" svg:y="6.649cm" svg:viewBox="0 0 171 171" svg:d="M0 86c0-47 38-86 85-86s86 39 86 86-39 85-86 85-85-38-85-85z">
          <text:p/>
        </draw:path>
        <draw:path draw:style-name="gr2" draw:text-style-name="P1" draw:layer="layout" svg:width="0.17cm" svg:height="0.17cm" svg:x="4.536cm" svg:y="6.649cm" svg:viewBox="0 0 171 171" svg:d="M0 86c0-47 38-86 84-86 47 0 87 39 87 86s-40 85-87 85c-46 0-84-38-84-85z">
          <text:p/>
        </draw:path>
        <draw:polygon draw:style-name="gr2" draw:text-style-name="P1" draw:layer="layout" svg:width="0.145cm" svg:height="0.117cm" svg:x="9.513cm" svg:y="8.576cm" svg:viewBox="0 0 146 118" draw:points="120,0 130,2 138,7 144,15 146,25 146,93 144,103 138,111 130,116 120,118 25,118 15,116 7,111 2,103 0,93 0,25 2,15 7,7 15,2 25,0">
          <text:p/>
        </draw:polygon>
        <draw:polygon draw:style-name="gr2" draw:text-style-name="P1" draw:layer="layout" svg:width="0.145cm" svg:height="0.118cm" svg:x="9.513cm" svg:y="8.783cm" svg:viewBox="0 0 146 119" draw:points="120,0 130,2 138,8 144,16 146,25 146,93 144,102 138,110 130,117 120,119 25,119 15,117 7,110 2,102 0,93 0,25 2,16 7,8 15,2 25,0">
          <text:p/>
        </draw:polygon>
        <draw:polygon draw:style-name="gr2" draw:text-style-name="P1" draw:layer="layout" svg:width="0.139cm" svg:height="0.12cm" svg:x="5.317cm" svg:y="8.425cm" svg:viewBox="0 0 140 121" draw:points="114,0 124,1 132,7 139,15 140,24 140,96 139,105 132,113 124,119 114,121 25,121 15,119 7,113 1,105 0,96 0,24 1,15 7,7 15,1 25,0">
          <text:p/>
        </draw:polygon>
        <draw:polygon draw:style-name="gr2" draw:text-style-name="P1" draw:layer="layout" svg:width="0.139cm" svg:height="0.12cm" svg:x="5.317cm" svg:y="8.624cm" svg:viewBox="0 0 140 121" draw:points="114,0 124,2 132,8 139,16 140,25 140,96 139,106 132,114 124,120 114,121 25,121 15,120 7,114 1,106 0,96 0,25 1,16 7,8 15,2 25,0">
          <text:p/>
        </draw:polygon>
        <draw:polygon draw:style-name="gr2" draw:text-style-name="P1" draw:layer="layout" svg:width="0.145cm" svg:height="0.117cm" svg:x="7.164cm" svg:y="9.076cm" svg:viewBox="0 0 146 118" draw:points="121,0 131,2 139,7 144,15 146,25 146,93 144,103 139,111 131,116 121,118 25,118 15,116 7,111 2,103 0,93 0,25 2,15 7,7 15,2 25,0">
          <text:p/>
        </draw:polygon>
        <draw:polygon draw:style-name="gr2" draw:text-style-name="P1" draw:layer="layout" svg:width="0.145cm" svg:height="0.118cm" svg:x="7.164cm" svg:y="9.283cm" svg:viewBox="0 0 146 119" draw:points="121,0 131,2 139,8 144,16 146,25 146,94 144,103 139,111 131,117 121,119 25,119 15,117 7,111 2,103 0,94 0,25 2,16 7,8 15,2 25,0">
          <text:p/>
        </draw:polygon>
        <draw:polygon draw:style-name="gr2" draw:text-style-name="P1" draw:layer="layout" svg:width="0.132cm" svg:height="0.061cm" svg:x="12.198cm" svg:y="7.944cm" svg:viewBox="0 0 133 62" draw:points="133,46 132,52 129,57 124,60 118,62 15,62 9,60 4,57 1,52 0,46 0,15 1,10 4,5 9,2 15,0 118,0 124,2 129,5 132,10 133,15">
          <text:p/>
        </draw:polygon>
        <draw:polygon draw:style-name="gr2" draw:text-style-name="P1" draw:layer="layout" svg:width="0.132cm" svg:height="0.061cm" svg:x="12.198cm" svg:y="7.849cm" svg:viewBox="0 0 133 62" draw:points="133,45 132,51 129,57 124,60 118,62 15,62 9,60 4,57 1,51 0,45 0,15 1,10 4,5 9,2 15,0 118,0 124,2 129,5 132,10 133,15">
          <text:p/>
        </draw:polygon>
        <draw:polygon draw:style-name="gr2" draw:text-style-name="P1" draw:layer="layout" svg:width="0.132cm" svg:height="0.06cm" svg:x="12.198cm" svg:y="7.754cm" svg:viewBox="0 0 133 61" draw:points="133,46 132,52 129,57 124,60 118,61 15,61 9,60 4,57 1,52 0,46 0,15 1,10 4,5 9,2 15,0 118,0 124,2 129,5 132,10 133,15">
          <text:p/>
        </draw:polygon>
        <draw:polygon draw:style-name="gr2" draw:text-style-name="P1" draw:layer="layout" svg:width="0.133cm" svg:height="0.06cm" svg:x="11.97cm" svg:y="7.754cm" svg:viewBox="0 0 134 61" draw:points="134,46 133,52 129,57 124,60 119,61 15,61 10,60 5,57 1,52 0,46 0,15 1,10 5,5 10,2 15,0 119,0 124,2 129,5 133,10 134,15">
          <text:p/>
        </draw:polygon>
        <draw:polygon draw:style-name="gr2" draw:text-style-name="P1" draw:layer="layout" svg:width="0.133cm" svg:height="0.061cm" svg:x="11.97cm" svg:y="7.944cm" svg:viewBox="0 0 134 62" draw:points="134,46 133,52 129,57 124,60 119,62 15,62 10,60 5,57 1,52 0,46 0,15 1,10 5,5 10,2 15,0 119,0 124,2 129,5 133,10 134,15">
          <text:p/>
        </draw:polygon>
        <draw:polygon draw:style-name="gr2" draw:text-style-name="P1" draw:layer="layout" svg:width="0.117cm" svg:height="0.146cm" svg:x="11.507cm" svg:y="7.862cm" svg:viewBox="0 0 118 147" draw:points="118,121 116,131 111,139 103,144 93,147 26,147 16,144 7,139 2,131 0,121 0,26 2,16 7,8 16,3 26,0 93,0 103,3 111,8 116,16 118,26">
          <text:p/>
        </draw:polygon>
        <draw:polygon draw:style-name="gr2" draw:text-style-name="P1" draw:layer="layout" svg:width="0.118cm" svg:height="0.146cm" svg:x="11.299cm" svg:y="7.862cm" svg:viewBox="0 0 119 147" draw:points="119,121 117,131 111,139 103,144 93,147 25,147 16,144 7,139 2,131 0,121 0,26 2,16 7,8 16,3 25,0 93,0 103,3 111,8 117,16 119,26">
          <text:p/>
        </draw:polygon>
        <draw:path draw:style-name="gr2" draw:text-style-name="P1" draw:layer="layout" svg:width="0.06cm" svg:height="0.06cm" svg:x="8.906cm" svg:y="7.554cm" svg:viewBox="0 0 61 61" svg:d="M0 30c0-16 14-30 30-30 18 0 31 14 31 30 0 17-13 31-31 31-16 0-30-14-30-31z">
          <text:p/>
        </draw:path>
        <draw:path draw:style-name="gr2" draw:text-style-name="P1" draw:layer="layout" svg:width="0.06cm" svg:height="0.06cm" svg:x="7.809cm" svg:y="7.845cm" svg:viewBox="0 0 61 61" svg:d="M0 30c0-17 14-30 31-30 16 0 30 13 30 30 0 16-14 31-30 31-17 0-31-15-31-31z">
          <text:p/>
        </draw:path>
        <draw:path draw:style-name="gr2" draw:text-style-name="P1" draw:layer="layout" svg:width="0.061cm" svg:height="0.06cm" svg:x="10.106cm" svg:y="7.405cm" svg:viewBox="0 0 62 61" svg:d="M0 31c0-18 14-31 31-31s31 13 31 31c0 16-14 30-31 30s-31-14-31-30z">
          <text:p/>
        </draw:path>
        <draw:path draw:style-name="gr2" draw:text-style-name="P1" draw:layer="layout" svg:width="0.06cm" svg:height="0.06cm" svg:x="7.557cm" svg:y="8.664cm" svg:viewBox="0 0 61 61" svg:d="M0 31c0-16 13-31 31-31 16 0 30 15 30 31 0 17-14 30-30 30-18 0-31-13-31-30z">
          <text:p/>
        </draw:path>
        <draw:path draw:style-name="gr2" draw:text-style-name="P1" draw:layer="layout" svg:width="0.061cm" svg:height="0.06cm" svg:x="10.106cm" svg:y="8.454cm" svg:viewBox="0 0 62 61" svg:d="M0 30c0-16 14-30 31-30s31 14 31 30c0 18-14 31-31 31s-31-13-31-31z">
          <text:p/>
        </draw:path>
        <draw:path draw:style-name="gr2" draw:text-style-name="P1" draw:layer="layout" svg:width="0.06cm" svg:height="0.059cm" svg:x="7.506cm" svg:y="8.505cm" svg:viewBox="0 0 61 60" svg:d="M0 30c0-17 14-30 31-30s30 13 30 30c0 16-13 30-30 30s-31-14-31-30z">
          <text:p/>
        </draw:path>
        <draw:path draw:style-name="gr2" draw:text-style-name="P1" draw:layer="layout" svg:width="0.06cm" svg:height="0.061cm" svg:x="5.765cm" svg:y="6.244cm" svg:viewBox="0 0 61 62" svg:d="M0 31c0-17 13-31 30-31s31 14 31 31-14 31-31 31-30-14-30-31z">
          <text:p/>
        </draw:path>
        <draw:path draw:style-name="gr2" draw:text-style-name="P1" draw:layer="layout" svg:width="0.061cm" svg:height="0.061cm" svg:x="13.365cm" svg:y="6.244cm" svg:viewBox="0 0 62 62" svg:d="M0 31c0-17 14-31 31-31 16 0 31 14 31 31s-15 31-31 31c-17 0-31-14-31-31z">
          <text:p/>
        </draw:path>
        <draw:path draw:style-name="gr2" draw:text-style-name="P1" draw:layer="layout" svg:width="0.06cm" svg:height="0.061cm" svg:x="10.965cm" svg:y="7.044cm" svg:viewBox="0 0 61 62" svg:d="M0 32c0-18 13-32 30-32s31 14 31 32c0 16-14 30-31 30s-30-14-30-30z">
          <text:p/>
        </draw:path>
        <draw:path draw:style-name="gr2" draw:text-style-name="P1" draw:layer="layout" svg:width="0.06cm" svg:height="0.06cm" svg:x="12.507cm" svg:y="7.705cm" svg:viewBox="0 0 61 61" svg:d="M0 31c0-18 13-31 31-31 16 0 30 13 30 31 0 16-14 30-30 30-18 0-31-14-31-30z">
          <text:p/>
        </draw:path>
        <draw:path draw:style-name="gr2" draw:text-style-name="P1" draw:layer="layout" svg:width="0.06cm" svg:height="0.059cm" svg:x="8.657cm" svg:y="10.505cm" svg:viewBox="0 0 61 60" svg:d="M0 29c0-16 13-29 30-29 16 0 31 13 31 29 0 17-15 31-31 31-17 0-30-14-30-31z">
          <text:p/>
        </draw:path>
        <draw:path draw:style-name="gr2" draw:text-style-name="P1" draw:layer="layout" svg:width="0.06cm" svg:height="0.06cm" svg:x="12.965cm" svg:y="9.045cm" svg:viewBox="0 0 61 61" svg:d="M0 30c0-17 13-30 30-30 16 0 31 13 31 30s-15 31-31 31c-17 0-30-14-30-31z">
          <text:p/>
        </draw:path>
        <draw:path draw:style-name="gr2" draw:text-style-name="P1" draw:layer="layout" svg:width="0.06cm" svg:height="0.06cm" svg:x="10.965cm" svg:y="10.245cm" svg:viewBox="0 0 61 61" svg:d="M0 31c0-18 13-31 30-31s31 13 31 31c0 16-14 30-31 30s-30-14-30-30z">
          <text:p/>
        </draw:path>
        <draw:path draw:style-name="gr2" draw:text-style-name="P1" draw:layer="layout" svg:width="0.06cm" svg:height="0.059cm" svg:x="10.965cm" svg:y="11.045cm" svg:viewBox="0 0 61 60" svg:d="M0 30c0-17 13-30 30-30s31 13 31 30-14 30-31 30-30-13-30-30z">
          <text:p/>
        </draw:path>
        <draw:path draw:style-name="gr2" draw:text-style-name="P1" draw:layer="layout" svg:width="0.06cm" svg:height="0.06cm" svg:x="9.765cm" svg:y="9.845cm" svg:viewBox="0 0 61 61" svg:d="M0 31c0-17 14-31 31-31 16 0 30 14 30 31 0 16-14 30-30 30-17 0-31-14-31-30z">
          <text:p/>
        </draw:path>
        <draw:path draw:style-name="gr2" draw:text-style-name="P1" draw:layer="layout" svg:width="0.06cm" svg:height="0.059cm" svg:x="12.565cm" svg:y="11.045cm" svg:viewBox="0 0 61 60" svg:d="M0 30c0-17 13-30 30-30s31 13 31 30-14 30-31 30-30-13-30-30z">
          <text:p/>
        </draw:path>
        <draw:path draw:style-name="gr2" draw:text-style-name="P1" draw:layer="layout" svg:width="0.06cm" svg:height="0.059cm" svg:x="11.765cm" svg:y="11.045cm" svg:viewBox="0 0 61 60" svg:d="M0 30c0-17 14-30 31-30 16 0 30 13 30 30s-14 30-30 30c-17 0-31-13-31-30z">
          <text:p/>
        </draw:path>
        <draw:path draw:style-name="gr2" draw:text-style-name="P1" draw:layer="layout" svg:width="0.06cm" svg:height="0.061cm" svg:x="12.565cm" svg:y="6.244cm" svg:viewBox="0 0 61 62" svg:d="M0 31c0-17 13-31 30-31s31 14 31 31-14 31-31 31-30-14-30-31z">
          <text:p/>
        </draw:path>
        <draw:path draw:style-name="gr2" draw:text-style-name="P1" draw:layer="layout" svg:width="0.06cm" svg:height="0.06cm" svg:x="8.565cm" svg:y="9.845cm" svg:viewBox="0 0 61 61" svg:d="M0 31c0-17 13-31 31-31 16 0 30 14 30 31 0 16-14 30-30 30-18 0-31-14-31-30z">
          <text:p/>
        </draw:path>
        <draw:path draw:style-name="gr2" draw:text-style-name="P1" draw:layer="layout" svg:width="0.06cm" svg:height="0.061cm" svg:x="10.165cm" svg:y="6.244cm" svg:viewBox="0 0 61 62" svg:d="M0 31c0-17 13-31 31-31 16 0 30 14 30 31s-14 31-30 31c-18 0-31-14-31-31z">
          <text:p/>
        </draw:path>
        <draw:path draw:style-name="gr2" draw:text-style-name="P1" draw:layer="layout" svg:width="0.06cm" svg:height="0.061cm" svg:x="4.565cm" svg:y="7.044cm" svg:viewBox="0 0 61 62" svg:d="M0 32c0-18 14-32 31-32 16 0 30 14 30 32 0 16-14 30-30 30-17 0-31-14-31-30z">
          <text:p/>
        </draw:path>
        <draw:path draw:style-name="gr2" draw:text-style-name="P1" draw:layer="layout" svg:width="0.06cm" svg:height="0.06cm" svg:x="4.165cm" svg:y="7.845cm" svg:viewBox="0 0 61 61" svg:d="M0 30c0-17 13-30 30-30 16 0 31 13 31 30 0 16-15 31-31 31-17 0-30-15-30-31z">
          <text:p/>
        </draw:path>
        <draw:path draw:style-name="gr2" draw:text-style-name="P1" draw:layer="layout" svg:width="0.06cm" svg:height="0.06cm" svg:x="11.365cm" svg:y="8.245cm" svg:viewBox="0 0 61 61" svg:d="M0 31c0-17 13-31 30-31 16 0 31 14 31 31 0 16-15 30-31 30-17 0-30-14-30-30z">
          <text:p/>
        </draw:path>
        <draw:path draw:style-name="gr2" draw:text-style-name="P1" draw:layer="layout" svg:width="0.06cm" svg:height="0.061cm" svg:x="4.165cm" svg:y="7.044cm" svg:viewBox="0 0 61 62" svg:d="M0 32c0-18 13-32 30-32 16 0 31 14 31 32 0 16-15 30-31 30-17 0-30-14-30-30z">
          <text:p/>
        </draw:path>
        <draw:path draw:style-name="gr2" draw:text-style-name="P1" draw:layer="layout" svg:width="0.061cm" svg:height="0.06cm" svg:x="13.365cm" svg:y="10.245cm" svg:viewBox="0 0 62 61" svg:d="M0 31c0-18 14-31 31-31 16 0 31 13 31 31 0 16-15 30-31 30-17 0-31-14-31-30z">
          <text:p/>
        </draw:path>
        <draw:path draw:style-name="gr2" draw:text-style-name="P1" draw:layer="layout" svg:width="0.06cm" svg:height="0.06cm" svg:x="12.965cm" svg:y="9.445cm" svg:viewBox="0 0 61 61" svg:d="M0 30c0-17 13-30 30-30 16 0 31 13 31 30 0 16-15 31-31 31-17 0-30-15-30-31z">
          <text:p/>
        </draw:path>
        <draw:path draw:style-name="gr2" draw:text-style-name="P1" draw:layer="layout" svg:width="0.06cm" svg:height="0.061cm" svg:x="8.565cm" svg:y="6.244cm" svg:viewBox="0 0 61 62" svg:d="M0 31c0-17 13-31 31-31 16 0 30 14 30 31s-14 31-30 31c-18 0-31-14-31-31z">
          <text:p/>
        </draw:path>
        <draw:path draw:style-name="gr2" draw:text-style-name="P1" draw:layer="layout" svg:width="0.06cm" svg:height="0.061cm" svg:x="9.765cm" svg:y="7.044cm" svg:viewBox="0 0 61 62" svg:d="M0 32c0-18 14-32 31-32 16 0 30 14 30 32 0 16-14 30-30 30-17 0-31-14-31-30z">
          <text:p/>
        </draw:path>
        <draw:path draw:style-name="gr2" draw:text-style-name="P1" draw:layer="layout" svg:width="0.06cm" svg:height="0.06cm" svg:x="10.565cm" svg:y="8.245cm" svg:viewBox="0 0 61 61" svg:d="M0 31c0-17 13-31 31-31 16 0 30 14 30 31 0 16-14 30-30 30-18 0-31-14-31-30z">
          <text:p/>
        </draw:path>
        <draw:path draw:style-name="gr2" draw:text-style-name="P1" draw:layer="layout" svg:width="0.06cm" svg:height="0.06cm" svg:x="11.365cm" svg:y="10.245cm" svg:viewBox="0 0 61 61" svg:d="M0 31c0-18 13-31 30-31 16 0 31 13 31 31 0 16-15 30-31 30-17 0-30-14-30-30z">
          <text:p/>
        </draw:path>
        <draw:path draw:style-name="gr2" draw:text-style-name="P1" draw:layer="layout" svg:width="0.06cm" svg:height="0.06cm" svg:x="9.365cm" svg:y="10.245cm" svg:viewBox="0 0 61 61" svg:d="M0 31c0-18 13-31 30-31 16 0 31 13 31 31 0 16-15 30-31 30-17 0-30-14-30-30z">
          <text:p/>
        </draw:path>
        <draw:path draw:style-name="gr2" draw:text-style-name="P1" draw:layer="layout" svg:width="0.06cm" svg:height="0.061cm" svg:x="7.365cm" svg:y="6.244cm" svg:viewBox="0 0 61 62" svg:d="M0 31c0-17 13-31 30-31s31 14 31 31-14 31-31 31-30-14-30-31z">
          <text:p/>
        </draw:path>
        <draw:path draw:style-name="gr2" draw:text-style-name="P1" draw:layer="layout" svg:width="0.06cm" svg:height="0.059cm" svg:x="10.565cm" svg:y="11.045cm" svg:viewBox="0 0 61 60" svg:d="M0 30c0-17 13-30 31-30 16 0 30 13 30 30s-14 30-30 30c-18 0-31-13-31-30z">
          <text:p/>
        </draw:path>
        <draw:path draw:style-name="gr2" draw:text-style-name="P1" draw:layer="layout" svg:width="0.061cm" svg:height="0.06cm" svg:x="13.365cm" svg:y="8.645cm" svg:viewBox="0 0 62 61" svg:d="M0 31c0-18 14-31 31-31 16 0 31 13 31 31 0 16-15 30-31 30-17 0-31-14-31-30z">
          <text:p/>
        </draw:path>
        <draw:path draw:style-name="gr2" draw:text-style-name="P1" draw:layer="layout" svg:width="0.06cm" svg:height="0.06cm" svg:x="6.965cm" svg:y="9.445cm" svg:viewBox="0 0 61 61" svg:d="M0 30c0-17 13-30 30-30s31 13 31 30c0 16-14 31-31 31s-30-15-30-31z">
          <text:p/>
        </draw:path>
        <draw:path draw:style-name="gr2" draw:text-style-name="P1" draw:layer="layout" svg:width="0.06cm" svg:height="0.06cm" svg:x="9.765cm" svg:y="7.845cm" svg:viewBox="0 0 61 61" svg:d="M0 30c0-17 14-30 31-30 16 0 30 13 30 30 0 16-14 31-30 31-17 0-31-15-31-31z">
          <text:p/>
        </draw:path>
        <draw:path draw:style-name="gr2" draw:text-style-name="P1" draw:layer="layout" svg:width="0.06cm" svg:height="0.06cm" svg:x="12.565cm" svg:y="10.245cm" svg:viewBox="0 0 61 61" svg:d="M0 31c0-18 13-31 30-31s31 13 31 31c0 16-14 30-31 30s-30-14-30-30z">
          <text:p/>
        </draw:path>
        <draw:path draw:style-name="gr2" draw:text-style-name="P1" draw:layer="layout" svg:width="0.06cm" svg:height="0.06cm" svg:x="12.965cm" svg:y="10.645cm" svg:viewBox="0 0 61 61" svg:d="M0 30c0-17 13-30 30-30 16 0 31 13 31 30s-15 31-31 31c-17 0-30-14-30-31z">
          <text:p/>
        </draw:path>
        <draw:path draw:style-name="gr2" draw:text-style-name="P1" draw:layer="layout" svg:width="0.06cm" svg:height="0.06cm" svg:x="12.565cm" svg:y="9.845cm" svg:viewBox="0 0 61 61" svg:d="M0 31c0-17 13-31 30-31s31 14 31 31c0 16-14 30-31 30s-30-14-30-30z">
          <text:p/>
        </draw:path>
        <draw:path draw:style-name="gr2" draw:text-style-name="P1" draw:layer="layout" svg:width="0.06cm" svg:height="0.06cm" svg:x="8.965cm" svg:y="10.245cm" svg:viewBox="0 0 61 61" svg:d="M0 31c0-18 13-31 30-31s31 13 31 31c0 16-14 30-31 30s-30-14-30-30z">
          <text:p/>
        </draw:path>
        <draw:path draw:style-name="gr2" draw:text-style-name="P1" draw:layer="layout" svg:width="0.06cm" svg:height="0.06cm" svg:x="11.365cm" svg:y="9.845cm" svg:viewBox="0 0 61 61" svg:d="M0 31c0-17 13-31 30-31 16 0 31 14 31 31 0 16-15 30-31 30-17 0-30-14-30-30z">
          <text:p/>
        </draw:path>
        <draw:path draw:style-name="gr2" draw:text-style-name="P1" draw:layer="layout" svg:width="0.06cm" svg:height="0.06cm" svg:x="10.965cm" svg:y="7.445cm" svg:viewBox="0 0 61 61" svg:d="M0 30c0-17 13-30 30-30s31 13 31 30-14 31-31 31-30-14-30-31z">
          <text:p/>
        </draw:path>
        <draw:path draw:style-name="gr2" draw:text-style-name="P1" draw:layer="layout" svg:width="0.06cm" svg:height="0.059cm" svg:x="13.157cm" svg:y="9.705cm" svg:viewBox="0 0 61 60" svg:d="M0 31c0-18 13-31 30-31s31 13 31 31c0 16-14 29-31 29s-30-13-30-29z">
          <text:p/>
        </draw:path>
        <draw:path draw:style-name="gr2" draw:text-style-name="P1" draw:layer="layout" svg:width="0.06cm" svg:height="0.06cm" svg:x="5.365cm" svg:y="7.845cm" svg:viewBox="0 0 61 61" svg:d="M0 30c0-17 13-30 31-30 16 0 30 13 30 30 0 16-14 31-30 31-18 0-31-15-31-31z">
          <text:p/>
        </draw:path>
        <draw:path draw:style-name="gr2" draw:text-style-name="P1" draw:layer="layout" svg:width="0.06cm" svg:height="0.06cm" svg:x="10.565cm" svg:y="10.245cm" svg:viewBox="0 0 61 61" svg:d="M0 31c0-18 13-31 31-31 16 0 30 13 30 31 0 16-14 30-30 30-18 0-31-14-31-30z">
          <text:p/>
        </draw:path>
        <draw:path draw:style-name="gr2" draw:text-style-name="P1" draw:layer="layout" svg:width="0.06cm" svg:height="0.061cm" svg:x="8.965cm" svg:y="6.244cm" svg:viewBox="0 0 61 62" svg:d="M0 31c0-17 13-31 30-31s31 14 31 31-14 31-31 31-30-14-30-31z">
          <text:p/>
        </draw:path>
        <draw:path draw:style-name="gr2" draw:text-style-name="P1" draw:layer="layout" svg:width="0.06cm" svg:height="0.06cm" svg:x="11.365cm" svg:y="10.645cm" svg:viewBox="0 0 61 61" svg:d="M0 30c0-17 13-30 30-30 16 0 31 13 31 30s-15 31-31 31c-17 0-30-14-30-31z">
          <text:p/>
        </draw:path>
        <draw:path draw:style-name="gr2" draw:text-style-name="P1" draw:layer="layout" svg:width="0.06cm" svg:height="0.061cm" svg:x="6.965cm" svg:y="6.244cm" svg:viewBox="0 0 61 62" svg:d="M0 31c0-17 13-31 30-31s31 14 31 31-14 31-31 31-30-14-30-31z">
          <text:p/>
        </draw:path>
        <draw:path draw:style-name="gr2" draw:text-style-name="P1" draw:layer="layout" svg:width="0.06cm" svg:height="0.06cm" svg:x="10.565cm" svg:y="9.445cm" svg:viewBox="0 0 61 61" svg:d="M0 30c0-17 13-30 31-30 16 0 30 13 30 30 0 16-14 31-30 31-18 0-31-15-31-31z">
          <text:p/>
        </draw:path>
        <draw:path draw:style-name="gr2" draw:text-style-name="P1" draw:layer="layout" svg:width="0.05cm" svg:height="0.049cm" svg:x="12.112cm" svg:y="7.01cm" svg:viewBox="0 0 51 50" svg:d="M0 25c0-14 11-25 25-25 13 0 26 11 26 25 0 13-13 25-26 25-14 0-25-12-25-25z">
          <text:p/>
        </draw:path>
        <draw:path draw:style-name="gr2" draw:text-style-name="P1" draw:layer="layout" svg:width="0.06cm" svg:height="0.06cm" svg:x="10.965cm" svg:y="9.445cm" svg:viewBox="0 0 61 61" svg:d="M0 30c0-17 13-30 30-30s31 13 31 30c0 16-14 31-31 31s-30-15-30-31z">
          <text:p/>
        </draw:path>
        <draw:path draw:style-name="gr2" draw:text-style-name="P1" draw:layer="layout" svg:width="0.06cm" svg:height="0.06cm" svg:x="5.765cm" svg:y="8.245cm" svg:viewBox="0 0 61 61" svg:d="M0 31c0-17 13-31 30-31s31 14 31 31c0 16-14 30-31 30s-30-14-30-30z">
          <text:p/>
        </draw:path>
        <draw:path draw:style-name="gr2" draw:text-style-name="P1" draw:layer="layout" svg:width="0.06cm" svg:height="0.06cm" svg:x="8.565cm" svg:y="10.245cm" svg:viewBox="0 0 61 61" svg:d="M0 31c0-18 13-31 31-31 16 0 30 13 30 31 0 16-14 30-30 30-18 0-31-14-31-30z">
          <text:p/>
        </draw:path>
        <draw:path draw:style-name="gr2" draw:text-style-name="P1" draw:layer="layout" svg:width="0.06cm" svg:height="0.06cm" svg:x="10.965cm" svg:y="10.645cm" svg:viewBox="0 0 61 61" svg:d="M0 30c0-17 13-30 30-30s31 13 31 30-14 31-31 31-30-14-30-31z">
          <text:p/>
        </draw:path>
        <draw:path draw:style-name="gr2" draw:text-style-name="P1" draw:layer="layout" svg:width="0.061cm" svg:height="0.06cm" svg:x="13.365cm" svg:y="8.245cm" svg:viewBox="0 0 62 61" svg:d="M0 31c0-17 14-31 31-31 16 0 31 14 31 31 0 16-15 30-31 30-17 0-31-14-31-30z">
          <text:p/>
        </draw:path>
        <draw:path draw:style-name="gr2" draw:text-style-name="P1" draw:layer="layout" svg:width="0.06cm" svg:height="0.06cm" svg:x="5.765cm" svg:y="8.645cm" svg:viewBox="0 0 61 61" svg:d="M0 31c0-18 13-31 30-31s31 13 31 31c0 16-14 30-31 30s-30-14-30-30z">
          <text:p/>
        </draw:path>
        <draw:path draw:style-name="gr2" draw:text-style-name="P1" draw:layer="layout" svg:width="0.06cm" svg:height="0.06cm" svg:x="4.565cm" svg:y="8.645cm" svg:viewBox="0 0 61 61" svg:d="M0 31c0-18 14-31 31-31 16 0 30 13 30 31 0 16-14 30-30 30-17 0-31-14-31-30z">
          <text:p/>
        </draw:path>
        <draw:path draw:style-name="gr2" draw:text-style-name="P1" draw:layer="layout" svg:width="0.06cm" svg:height="0.062cm" svg:x="10.965cm" svg:y="6.644cm" svg:viewBox="0 0 61 63" svg:d="M0 32c0-17 13-32 30-32s31 15 31 32c0 16-14 31-31 31s-30-15-30-31z">
          <text:p/>
        </draw:path>
        <draw:path draw:style-name="gr2" draw:text-style-name="P1" draw:layer="layout" svg:width="0.06cm" svg:height="0.06cm" svg:x="6.165cm" svg:y="8.245cm" svg:viewBox="0 0 61 61" svg:d="M0 31c0-17 14-31 31-31 16 0 30 14 30 31 0 16-14 30-30 30-17 0-31-14-31-30z">
          <text:p/>
        </draw:path>
        <draw:path draw:style-name="gr2" draw:text-style-name="P1" draw:layer="layout" svg:width="0.06cm" svg:height="0.06cm" svg:x="10.565cm" svg:y="7.845cm" svg:viewBox="0 0 61 61" svg:d="M0 30c0-17 13-30 31-30 16 0 30 13 30 30 0 16-14 31-30 31-18 0-31-15-31-31z">
          <text:p/>
        </draw:path>
        <draw:path draw:style-name="gr2" draw:text-style-name="P1" draw:layer="layout" svg:width="0.06cm" svg:height="0.059cm" svg:x="4.165cm" svg:y="11.045cm" svg:viewBox="0 0 61 60" svg:d="M0 30c0-17 13-30 30-30 16 0 31 13 31 30s-15 30-31 30c-17 0-30-13-30-30z">
          <text:p/>
        </draw:path>
        <draw:path draw:style-name="gr2" draw:text-style-name="P1" draw:layer="layout" svg:width="0.06cm" svg:height="0.06cm" svg:x="4.965cm" svg:y="9.045cm" svg:viewBox="0 0 61 61" svg:d="M0 30c0-17 14-30 31-30 16 0 30 13 30 30s-14 31-30 31c-17 0-31-14-31-31z">
          <text:p/>
        </draw:path>
        <draw:path draw:style-name="gr1" draw:text-style-name="P1" draw:layer="layout" svg:width="0.06cm" svg:height="0.06cm" svg:x="6.565cm" svg:y="8.245cm" svg:viewBox="0 0 61 61" svg:d="M0 31c0-17 13-31 31-31 16 0 30 14 30 31 0 16-14 30-30 30-18 0-31-14-31-30z">
          <text:p/>
        </draw:path>
        <draw:path draw:style-name="gr4" draw:text-style-name="P2" draw:layer="layout" svg:width="0.06cm" svg:height="0.06cm" svg:x="6.565cm" svg:y="8.245cm" svg:viewBox="0 0 61 61" svg:d="M0 31c0-17 13-31 31-31 16 0 30 14 30 31 0 16-14 30-30 30-18 0-31-14-31-30z">
          <text:p/>
        </draw:path>
        <draw:path draw:style-name="gr2" draw:text-style-name="P1" draw:layer="layout" svg:width="0.06cm" svg:height="0.06cm" svg:x="8.906cm" svg:y="8.005cm" svg:viewBox="0 0 61 61" svg:d="M0 31c0-18 14-31 30-31 18 0 31 13 31 31 0 16-13 30-31 30-16 0-30-14-30-30z">
          <text:p/>
        </draw:path>
        <draw:path draw:style-name="gr2" draw:text-style-name="P1" draw:layer="layout" svg:width="0.06cm" svg:height="0.06cm" svg:x="11.365cm" svg:y="7.445cm" svg:viewBox="0 0 61 61" svg:d="M0 30c0-17 13-30 30-30 16 0 31 13 31 30s-15 31-31 31c-17 0-30-14-30-31z">
          <text:p/>
        </draw:path>
        <draw:path draw:style-name="gr2" draw:text-style-name="P1" draw:layer="layout" svg:width="0.06cm" svg:height="0.062cm" svg:x="11.765cm" svg:y="6.644cm" svg:viewBox="0 0 61 63" svg:d="M0 32c0-17 14-32 31-32 16 0 30 15 30 32 0 16-14 31-30 31-17 0-31-15-31-31z">
          <text:p/>
        </draw:path>
        <draw:path draw:style-name="gr2" draw:text-style-name="P1" draw:layer="layout" svg:width="0.06cm" svg:height="0.06cm" svg:x="6.657cm" svg:y="9.86cm" svg:viewBox="0 0 61 61" svg:d="M0 30c0-17 13-30 30-30s31 13 31 30c0 16-14 31-31 31s-30-15-30-31z">
          <text:p/>
        </draw:path>
        <draw:path draw:style-name="gr2" draw:text-style-name="P1" draw:layer="layout" svg:width="0.06cm" svg:height="0.06cm" svg:x="8.965cm" svg:y="9.045cm" svg:viewBox="0 0 61 61" svg:d="M0 30c0-17 13-30 30-30s31 13 31 30-14 31-31 31-30-14-30-31z">
          <text:p/>
        </draw:path>
        <draw:path draw:style-name="gr2" draw:text-style-name="P1" draw:layer="layout" svg:width="0.06cm" svg:height="0.06cm" svg:x="10.965cm" svg:y="9.845cm" svg:viewBox="0 0 61 61" svg:d="M0 31c0-17 13-31 30-31s31 14 31 31c0 16-14 30-31 30s-30-14-30-30z">
          <text:p/>
        </draw:path>
        <draw:path draw:style-name="gr2" draw:text-style-name="P1" draw:layer="layout" svg:width="0.06cm" svg:height="0.06cm" svg:x="5.765cm" svg:y="7.845cm" svg:viewBox="0 0 61 61" svg:d="M0 30c0-17 13-30 30-30s31 13 31 30c0 16-14 31-31 31s-30-15-30-31z">
          <text:p/>
        </draw:path>
        <draw:path draw:style-name="gr2" draw:text-style-name="P1" draw:layer="layout" svg:width="0.061cm" svg:height="0.061cm" svg:x="4.556cm" svg:y="8.292cm" svg:viewBox="0 0 62 62" svg:d="M0 30c0-16 14-30 30-30 17 0 32 14 32 30 0 18-15 32-32 32-16 0-30-14-30-32z">
          <text:p/>
        </draw:path>
        <draw:path draw:style-name="gr2" draw:text-style-name="P1" draw:layer="layout" svg:width="0.06cm" svg:height="0.06cm" svg:x="9.365cm" svg:y="7.845cm" svg:viewBox="0 0 61 61" svg:d="M0 30c0-17 13-30 30-30 16 0 31 13 31 30 0 16-15 31-31 31-17 0-30-15-30-31z">
          <text:p/>
        </draw:path>
        <draw:path draw:style-name="gr2" draw:text-style-name="P1" draw:layer="layout" svg:width="0.06cm" svg:height="0.06cm" svg:x="10.165cm" svg:y="9.845cm" svg:viewBox="0 0 61 61" svg:d="M0 31c0-17 13-31 31-31 16 0 30 14 30 31 0 16-14 30-30 30-18 0-31-14-31-30z">
          <text:p/>
        </draw:path>
        <draw:path draw:style-name="gr2" draw:text-style-name="P1" draw:layer="layout" svg:width="0.06cm" svg:height="0.06cm" svg:x="12.165cm" svg:y="8.645cm" svg:viewBox="0 0 61 61" svg:d="M0 31c0-18 13-31 31-31 16 0 30 13 30 31 0 16-14 30-30 30-18 0-31-14-31-30z">
          <text:p/>
        </draw:path>
        <draw:path draw:style-name="gr2" draw:text-style-name="P1" draw:layer="layout" svg:width="0.06cm" svg:height="0.06cm" svg:x="11.157cm" svg:y="7.905cm" svg:viewBox="0 0 61 61" svg:d="M0 30c0-17 13-30 31-30 16 0 30 13 30 30 0 16-14 31-30 31-18 0-31-15-31-31z">
          <text:p/>
        </draw:path>
        <draw:path draw:style-name="gr2" draw:text-style-name="P1" draw:layer="layout" svg:width="0.06cm" svg:height="0.06cm" svg:x="4.965cm" svg:y="10.245cm" svg:viewBox="0 0 61 61" svg:d="M0 31c0-18 14-31 31-31 16 0 30 13 30 31 0 16-14 30-30 30-17 0-31-14-31-30z">
          <text:p/>
        </draw:path>
        <draw:path draw:style-name="gr2" draw:text-style-name="P1" draw:layer="layout" svg:width="0.06cm" svg:height="0.06cm" svg:x="10.074cm" svg:y="6.519cm" svg:viewBox="0 0 61 61" svg:d="M0 31c0-17 13-31 30-31 18 0 31 14 31 31s-13 30-31 30c-17 0-30-13-30-30z">
          <text:p/>
        </draw:path>
        <draw:path draw:style-name="gr2" draw:text-style-name="P1" draw:layer="layout" svg:width="0.06cm" svg:height="0.062cm" svg:x="8.965cm" svg:y="6.644cm" svg:viewBox="0 0 61 63" svg:d="M0 32c0-17 13-32 30-32s31 15 31 32c0 16-14 31-31 31s-30-15-30-31z">
          <text:p/>
        </draw:path>
        <draw:path draw:style-name="gr2" draw:text-style-name="P1" draw:layer="layout" svg:width="0.06cm" svg:height="0.059cm" svg:x="8.006cm" svg:y="8.605cm" svg:viewBox="0 0 61 60" svg:d="M0 31c0-17 14-31 30-31 17 0 31 14 31 31 0 16-14 29-31 29-16 0-30-13-30-29z">
          <text:p/>
        </draw:path>
        <draw:path draw:style-name="gr2" draw:text-style-name="P1" draw:layer="layout" svg:width="0.06cm" svg:height="0.06cm" svg:x="6.165cm" svg:y="7.845cm" svg:viewBox="0 0 61 61" svg:d="M0 30c0-17 14-30 31-30 16 0 30 13 30 30 0 16-14 31-30 31-17 0-31-15-31-31z">
          <text:p/>
        </draw:path>
        <draw:path draw:style-name="gr2" draw:text-style-name="P1" draw:layer="layout" svg:width="0.06cm" svg:height="0.06cm" svg:x="7.365cm" svg:y="10.245cm" svg:viewBox="0 0 61 61" svg:d="M0 31c0-18 13-31 30-31s31 13 31 31c0 16-14 30-31 30s-30-14-30-30z">
          <text:p/>
        </draw:path>
        <draw:path draw:style-name="gr2" draw:text-style-name="P1" draw:layer="layout" svg:width="0.06cm" svg:height="0.06cm" svg:x="4.565cm" svg:y="7.445cm" svg:viewBox="0 0 61 61" svg:d="M0 30c0-17 14-30 31-30 16 0 30 13 30 30s-14 31-30 31c-17 0-31-14-31-31z">
          <text:p/>
        </draw:path>
        <draw:path draw:style-name="gr2" draw:text-style-name="P1" draw:layer="layout" svg:width="0.06cm" svg:height="0.061cm" svg:x="4.965cm" svg:y="6.244cm" svg:viewBox="0 0 61 62" svg:d="M0 31c0-17 14-31 31-31 16 0 30 14 30 31s-14 31-30 31c-17 0-31-14-31-31z">
          <text:p/>
        </draw:path>
        <draw:path draw:style-name="gr2" draw:text-style-name="P1" draw:layer="layout" svg:width="0.06cm" svg:height="0.059cm" svg:x="11.365cm" svg:y="11.045cm" svg:viewBox="0 0 61 60" svg:d="M0 30c0-17 13-30 30-30 16 0 31 13 31 30s-15 30-31 30c-17 0-30-13-30-30z">
          <text:p/>
        </draw:path>
        <draw:path draw:style-name="gr2" draw:text-style-name="P1" draw:layer="layout" svg:width="0.06cm" svg:height="0.061cm" svg:x="10.965cm" svg:y="6.244cm" svg:viewBox="0 0 61 62" svg:d="M0 31c0-17 13-31 30-31s31 14 31 31-14 31-31 31-30-14-30-31z">
          <text:p/>
        </draw:path>
        <draw:path draw:style-name="gr2" draw:text-style-name="P1" draw:layer="layout" svg:width="0.06cm" svg:height="0.06cm" svg:x="12.165cm" svg:y="10.645cm" svg:viewBox="0 0 61 61" svg:d="M0 30c0-17 13-30 31-30 16 0 30 13 30 30s-14 31-30 31c-18 0-31-14-31-31z">
          <text:p/>
        </draw:path>
        <draw:path draw:style-name="gr2" draw:text-style-name="P1" draw:layer="layout" svg:width="0.06cm" svg:height="0.059cm" svg:x="8.306cm" svg:y="9.705cm" svg:viewBox="0 0 61 60" svg:d="M0 31c0-18 14-31 30-31 18 0 31 13 31 31 0 16-13 29-31 29-16 0-30-13-30-29z">
          <text:p/>
        </draw:path>
        <draw:path draw:style-name="gr2" draw:text-style-name="P1" draw:layer="layout" svg:width="0.061cm" svg:height="0.061cm" svg:x="11.706cm" svg:y="8.554cm" svg:viewBox="0 0 62 62" svg:d="M0 31c0-16 14-31 31-31s31 15 31 31c0 17-14 31-31 31s-31-14-31-31z">
          <text:p/>
        </draw:path>
        <draw:path draw:style-name="gr2" draw:text-style-name="P1" draw:layer="layout" svg:width="0.06cm" svg:height="0.06cm" svg:x="4.965cm" svg:y="7.445cm" svg:viewBox="0 0 61 61" svg:d="M0 30c0-17 14-30 31-30 16 0 30 13 30 30s-14 31-30 31c-17 0-31-14-31-31z">
          <text:p/>
        </draw:path>
        <draw:path draw:style-name="gr2" draw:text-style-name="P1" draw:layer="layout" svg:width="0.06cm" svg:height="0.059cm" svg:x="12.307cm" svg:y="9.005cm" svg:viewBox="0 0 61 60" svg:d="M0 31c0-18 13-31 30-31s31 13 31 31c0 16-14 29-31 29s-30-13-30-29z">
          <text:p/>
        </draw:path>
        <draw:path draw:style-name="gr2" draw:text-style-name="P1" draw:layer="layout" svg:width="0.06cm" svg:height="0.06cm" svg:x="10.965cm" svg:y="8.645cm" svg:viewBox="0 0 61 61" svg:d="M0 31c0-18 13-31 30-31s31 13 31 31c0 16-14 30-31 30s-30-14-30-30z">
          <text:p/>
        </draw:path>
        <draw:path draw:style-name="gr2" draw:text-style-name="P1" draw:layer="layout" svg:width="0.06cm" svg:height="0.06cm" svg:x="4.165cm" svg:y="9.445cm" svg:viewBox="0 0 61 61" svg:d="M0 30c0-17 13-30 30-30 16 0 31 13 31 30 0 16-15 31-31 31-17 0-30-15-30-31z">
          <text:p/>
        </draw:path>
        <draw:path draw:style-name="gr2" draw:text-style-name="P1" draw:layer="layout" svg:width="0.06cm" svg:height="0.06cm" svg:x="12.965cm" svg:y="9.845cm" svg:viewBox="0 0 61 61" svg:d="M0 31c0-17 13-31 30-31 16 0 31 14 31 31 0 16-15 30-31 30-17 0-30-14-30-30z">
          <text:p/>
        </draw:path>
        <draw:path draw:style-name="gr2" draw:text-style-name="P1" draw:layer="layout" svg:width="0.06cm" svg:height="0.06cm" svg:x="10.165cm" svg:y="8.645cm" svg:viewBox="0 0 61 61" svg:d="M0 31c0-18 13-31 31-31 16 0 30 13 30 31 0 16-14 30-30 30-18 0-31-14-31-30z">
          <text:p/>
        </draw:path>
        <draw:path draw:style-name="gr2" draw:text-style-name="P1" draw:layer="layout" svg:width="0.06cm" svg:height="0.06cm" svg:x="4.165cm" svg:y="10.245cm" svg:viewBox="0 0 61 61" svg:d="M0 31c0-18 13-31 30-31 16 0 31 13 31 31 0 16-15 30-31 30-17 0-30-14-30-30z">
          <text:p/>
        </draw:path>
        <draw:path draw:style-name="gr2" draw:text-style-name="P1" draw:layer="layout" svg:width="0.06cm" svg:height="0.06cm" svg:x="6.965cm" svg:y="9.845cm" svg:viewBox="0 0 61 61" svg:d="M0 31c0-17 13-31 30-31s31 14 31 31c0 16-14 30-31 30s-30-14-30-30z">
          <text:p/>
        </draw:path>
        <draw:path draw:style-name="gr2" draw:text-style-name="P1" draw:layer="layout" svg:width="0.06cm" svg:height="0.06cm" svg:x="9.765cm" svg:y="10.245cm" svg:viewBox="0 0 61 61" svg:d="M0 31c0-18 14-31 31-31 16 0 30 13 30 31 0 16-14 30-30 30-17 0-31-14-31-30z">
          <text:p/>
        </draw:path>
        <draw:path draw:style-name="gr2" draw:text-style-name="P1" draw:layer="layout" svg:width="0.06cm" svg:height="0.06cm" svg:x="9.365cm" svg:y="10.645cm" svg:viewBox="0 0 61 61" svg:d="M0 30c0-17 13-30 30-30 16 0 31 13 31 30s-15 31-31 31c-17 0-30-14-30-31z">
          <text:p/>
        </draw:path>
        <draw:path draw:style-name="gr2" draw:text-style-name="P1" draw:layer="layout" svg:width="0.06cm" svg:height="0.061cm" svg:x="11.765cm" svg:y="6.244cm" svg:viewBox="0 0 61 62" svg:d="M0 31c0-17 14-31 31-31 16 0 30 14 30 31s-14 31-30 31c-17 0-31-14-31-31z">
          <text:p/>
        </draw:path>
        <draw:path draw:style-name="gr2" draw:text-style-name="P1" draw:layer="layout" svg:width="0.06cm" svg:height="0.06cm" svg:x="4.965cm" svg:y="9.845cm" svg:viewBox="0 0 61 61" svg:d="M0 31c0-17 14-31 31-31 16 0 30 14 30 31 0 16-14 30-30 30-17 0-31-14-31-30z">
          <text:p/>
        </draw:path>
        <draw:path draw:style-name="gr2" draw:text-style-name="P1" draw:layer="layout" svg:width="0.06cm" svg:height="0.061cm" svg:x="9.365cm" svg:y="6.244cm" svg:viewBox="0 0 61 62" svg:d="M0 31c0-17 13-31 30-31 16 0 31 14 31 31s-15 31-31 31c-17 0-30-14-30-31z">
          <text:p/>
        </draw:path>
        <draw:path draw:style-name="gr2" draw:text-style-name="P1" draw:layer="layout" svg:width="0.06cm" svg:height="0.061cm" svg:x="6.565cm" svg:y="6.244cm" svg:viewBox="0 0 61 62" svg:d="M0 31c0-17 13-31 31-31 16 0 30 14 30 31s-14 31-30 31c-18 0-31-14-31-31z">
          <text:p/>
        </draw:path>
        <draw:path draw:style-name="gr2" draw:text-style-name="P1" draw:layer="layout" svg:width="0.06cm" svg:height="0.06cm" svg:x="4.565cm" svg:y="9.045cm" svg:viewBox="0 0 61 61" svg:d="M0 30c0-17 14-30 31-30 16 0 30 13 30 30s-14 31-30 31c-17 0-31-14-31-31z">
          <text:p/>
        </draw:path>
        <draw:path draw:style-name="gr2" draw:text-style-name="P1" draw:layer="layout" svg:width="0.06cm" svg:height="0.06cm" svg:x="12.565cm" svg:y="8.645cm" svg:viewBox="0 0 61 61" svg:d="M0 31c0-18 13-31 30-31s31 13 31 31c0 16-14 30-31 30s-30-14-30-30z">
          <text:p/>
        </draw:path>
        <draw:path draw:style-name="gr2" draw:text-style-name="P1" draw:layer="layout" svg:width="0.06cm" svg:height="0.06cm" svg:x="11.765cm" svg:y="9.845cm" svg:viewBox="0 0 61 61" svg:d="M0 31c0-17 14-31 31-31 16 0 30 14 30 31 0 16-14 30-30 30-17 0-31-14-31-30z">
          <text:p/>
        </draw:path>
        <draw:path draw:style-name="gr2" draw:text-style-name="P1" draw:layer="layout" svg:width="0.06cm" svg:height="0.061cm" svg:x="11.365cm" svg:y="6.244cm" svg:viewBox="0 0 61 62" svg:d="M0 31c0-17 13-31 30-31 16 0 31 14 31 31s-15 31-31 31c-17 0-30-14-30-31z">
          <text:p/>
        </draw:path>
        <draw:path draw:style-name="gr2" draw:text-style-name="P1" draw:layer="layout" svg:width="0.061cm" svg:height="0.06cm" svg:x="13.365cm" svg:y="10.645cm" svg:viewBox="0 0 62 61" svg:d="M0 30c0-17 14-30 31-30 16 0 31 13 31 30s-15 31-31 31c-17 0-31-14-31-31z">
          <text:p/>
        </draw:path>
        <draw:path draw:style-name="gr2" draw:text-style-name="P1" draw:layer="layout" svg:width="0.06cm" svg:height="0.061cm" svg:x="9.765cm" svg:y="6.244cm" svg:viewBox="0 0 61 62" svg:d="M0 31c0-17 14-31 31-31 16 0 30 14 30 31s-14 31-30 31c-17 0-31-14-31-31z">
          <text:p/>
        </draw:path>
        <draw:path draw:style-name="gr2" draw:text-style-name="P1" draw:layer="layout" svg:width="0.06cm" svg:height="0.059cm" svg:x="12.165cm" svg:y="11.045cm" svg:viewBox="0 0 61 60" svg:d="M0 30c0-17 13-30 31-30 16 0 30 13 30 30s-14 30-30 30c-18 0-31-13-31-30z">
          <text:p/>
        </draw:path>
        <draw:path draw:style-name="gr2" draw:text-style-name="P1" draw:layer="layout" svg:width="0.06cm" svg:height="0.06cm" svg:x="6.165cm" svg:y="9.845cm" svg:viewBox="0 0 61 61" svg:d="M0 31c0-17 14-31 31-31 16 0 30 14 30 31 0 16-14 30-30 30-17 0-31-14-31-30z">
          <text:p/>
        </draw:path>
        <draw:path draw:style-name="gr2" draw:text-style-name="P1" draw:layer="layout" svg:width="0.06cm" svg:height="0.06cm" svg:x="12.565cm" svg:y="10.645cm" svg:viewBox="0 0 61 61" svg:d="M0 30c0-17 13-30 30-30s31 13 31 30-14 31-31 31-30-14-30-31z">
          <text:p/>
        </draw:path>
        <draw:path draw:style-name="gr2" draw:text-style-name="P1" draw:layer="layout" svg:width="0.06cm" svg:height="0.061cm" svg:x="8.165cm" svg:y="6.244cm" svg:viewBox="0 0 61 62" svg:d="M0 31c0-17 14-31 31-31 16 0 30 14 30 31s-14 31-30 31c-17 0-31-14-31-31z">
          <text:p/>
        </draw:path>
        <draw:path draw:style-name="gr2" draw:text-style-name="P1" draw:layer="layout" svg:width="0.06cm" svg:height="0.06cm" svg:x="11.365cm" svg:y="9.445cm" svg:viewBox="0 0 61 61" svg:d="M0 30c0-17 13-30 30-30 16 0 31 13 31 30 0 16-15 31-31 31-17 0-30-15-30-31z">
          <text:p/>
        </draw:path>
        <draw:path draw:style-name="gr2" draw:text-style-name="P1" draw:layer="layout" svg:width="0.06cm" svg:height="0.06cm" svg:x="9.365cm" svg:y="9.845cm" svg:viewBox="0 0 61 61" svg:d="M0 31c0-17 13-31 30-31 16 0 31 14 31 31 0 16-15 30-31 30-17 0-30-14-30-30z">
          <text:p/>
        </draw:path>
        <draw:path draw:style-name="gr2" draw:text-style-name="P1" draw:layer="layout" svg:width="0.06cm" svg:height="0.06cm" svg:x="12.565cm" svg:y="7.445cm" svg:viewBox="0 0 61 61" svg:d="M0 30c0-17 13-30 30-30s31 13 31 30-14 31-31 31-30-14-30-31z">
          <text:p/>
        </draw:path>
        <draw:path draw:style-name="gr2" draw:text-style-name="P1" draw:layer="layout" svg:width="0.06cm" svg:height="0.06cm" svg:x="8.624cm" svg:y="6.519cm" svg:viewBox="0 0 61 61" svg:d="M0 31c0-17 13-31 31-31 17 0 30 14 30 31s-13 30-30 30c-18 0-31-13-31-30z">
          <text:p/>
        </draw:path>
        <draw:path draw:style-name="gr2" draw:text-style-name="P1" draw:layer="layout" svg:width="0.06cm" svg:height="0.059cm" svg:x="10.165cm" svg:y="11.045cm" svg:viewBox="0 0 61 60" svg:d="M0 30c0-17 13-30 31-30 16 0 30 13 30 30s-14 30-30 30c-18 0-31-13-31-30z">
          <text:p/>
        </draw:path>
        <draw:path draw:style-name="gr2" draw:text-style-name="P1" draw:layer="layout" svg:width="0.06cm" svg:height="0.06cm" svg:x="11.765cm" svg:y="10.645cm" svg:viewBox="0 0 61 61" svg:d="M0 30c0-17 14-30 31-30 16 0 30 13 30 30s-14 31-30 31c-17 0-31-14-31-31z">
          <text:p/>
        </draw:path>
        <draw:path draw:style-name="gr2" draw:text-style-name="P1" draw:layer="layout" svg:width="0.06cm" svg:height="0.06cm" svg:x="5.765cm" svg:y="9.045cm" svg:viewBox="0 0 61 61" svg:d="M0 30c0-17 13-30 30-30s31 13 31 30-14 31-31 31-30-14-30-31z">
          <text:p/>
        </draw:path>
        <draw:path draw:style-name="gr2" draw:text-style-name="P1" draw:layer="layout" svg:width="0.06cm" svg:height="0.059cm" svg:x="9.765cm" svg:y="11.045cm" svg:viewBox="0 0 61 60" svg:d="M0 30c0-17 14-30 31-30 16 0 30 13 30 30s-14 30-30 30c-17 0-31-13-31-30z">
          <text:p/>
        </draw:path>
        <draw:path draw:style-name="gr2" draw:text-style-name="P1" draw:layer="layout" svg:width="0.06cm" svg:height="0.061cm" svg:x="10.565cm" svg:y="6.244cm" svg:viewBox="0 0 61 62" svg:d="M0 31c0-17 13-31 31-31 16 0 30 14 30 31s-14 31-30 31c-18 0-31-14-31-31z">
          <text:p/>
        </draw:path>
        <draw:path draw:style-name="gr2" draw:text-style-name="P1" draw:layer="layout" svg:width="0.06cm" svg:height="0.06cm" svg:x="12.165cm" svg:y="10.245cm" svg:viewBox="0 0 61 61" svg:d="M0 31c0-18 13-31 31-31 16 0 30 13 30 31 0 16-14 30-30 30-18 0-31-14-31-30z">
          <text:p/>
        </draw:path>
        <draw:path draw:style-name="gr2" draw:text-style-name="P1" draw:layer="layout" svg:width="0.06cm" svg:height="0.059cm" svg:x="12.965cm" svg:y="11.045cm" svg:viewBox="0 0 61 60" svg:d="M0 30c0-17 13-30 30-30 16 0 31 13 31 30s-15 30-31 30c-17 0-30-13-30-30z">
          <text:p/>
        </draw:path>
        <draw:path draw:style-name="gr2" draw:text-style-name="P1" draw:layer="layout" svg:width="0.06cm" svg:height="0.061cm" svg:x="6.165cm" svg:y="6.244cm" svg:viewBox="0 0 61 62" svg:d="M0 31c0-17 14-31 31-31 16 0 30 14 30 31s-14 31-30 31c-17 0-31-14-31-31z">
          <text:p/>
        </draw:path>
        <draw:path draw:style-name="gr2" draw:text-style-name="P1" draw:layer="layout" svg:width="0.06cm" svg:height="0.06cm" svg:x="4.165cm" svg:y="10.645cm" svg:viewBox="0 0 61 61" svg:d="M0 30c0-17 13-30 30-30 16 0 31 13 31 30s-15 31-31 31c-17 0-30-14-30-31z">
          <text:p/>
        </draw:path>
        <draw:path draw:style-name="gr2" draw:text-style-name="P1" draw:layer="layout" svg:width="0.06cm" svg:height="0.061cm" svg:x="5.365cm" svg:y="6.244cm" svg:viewBox="0 0 61 62" svg:d="M0 31c0-17 13-31 31-31 16 0 30 14 30 31s-14 31-30 31c-18 0-31-14-31-31z">
          <text:p/>
        </draw:path>
        <draw:path draw:style-name="gr2" draw:text-style-name="P1" draw:layer="layout" svg:width="0.06cm" svg:height="0.06cm" svg:x="10.965cm" svg:y="7.845cm" svg:viewBox="0 0 61 61" svg:d="M0 30c0-17 13-30 30-30s31 13 31 30c0 16-14 31-31 31s-30-15-30-31z">
          <text:p/>
        </draw:path>
        <draw:path draw:style-name="gr2" draw:text-style-name="P1" draw:layer="layout" svg:width="0.06cm" svg:height="0.062cm" svg:x="4.165cm" svg:y="6.644cm" svg:viewBox="0 0 61 63" svg:d="M0 32c0-17 13-32 30-32 16 0 31 15 31 32 0 16-15 31-31 31-17 0-30-15-30-31z">
          <text:p/>
        </draw:path>
        <draw:path draw:style-name="gr2" draw:text-style-name="P1" draw:layer="layout" svg:width="0.06cm" svg:height="0.06cm" svg:x="10.165cm" svg:y="9.045cm" svg:viewBox="0 0 61 61" svg:d="M0 30c0-17 13-30 31-30 16 0 30 13 30 30s-14 31-30 31c-18 0-31-14-31-31z">
          <text:p/>
        </draw:path>
        <draw:path draw:style-name="gr2" draw:text-style-name="P1" draw:layer="layout" svg:width="0.061cm" svg:height="0.06cm" svg:x="13.365cm" svg:y="7.845cm" svg:viewBox="0 0 62 61" svg:d="M0 30c0-17 14-30 31-30 16 0 31 13 31 30 0 16-15 31-31 31-17 0-31-15-31-31z">
          <text:p/>
        </draw:path>
        <draw:path draw:style-name="gr2" draw:text-style-name="P1" draw:layer="layout" svg:width="0.06cm" svg:height="0.06cm" svg:x="13.207cm" svg:y="7.254cm" svg:viewBox="0 0 61 61" svg:d="M0 30c0-16 13-30 30-30s31 14 31 30c0 17-14 31-31 31s-30-14-30-31z">
          <text:p/>
        </draw:path>
        <draw:path draw:style-name="gr2" draw:text-style-name="P1" draw:layer="layout" svg:width="0.06cm" svg:height="0.06cm" svg:x="6.157cm" svg:y="11.204cm" svg:viewBox="0 0 61 61" svg:d="M0 31c0-16 14-31 31-31 16 0 30 15 30 31 0 17-14 30-30 30-17 0-31-13-31-30z">
          <text:p/>
        </draw:path>
        <draw:path draw:style-name="gr2" draw:text-style-name="P1" draw:layer="layout" svg:width="0.05cm" svg:height="0.05cm" svg:x="13.008cm" svg:y="7.056cm" svg:viewBox="0 0 51 51" svg:d="M0 26c0-14 11-26 25-26 15 0 26 12 26 26s-11 25-26 25c-14 0-25-11-25-25z">
          <text:p/>
        </draw:path>
        <draw:path draw:style-name="gr2" draw:text-style-name="P1" draw:layer="layout" svg:width="0.06cm" svg:height="0.062cm" svg:x="6.165cm" svg:y="6.644cm" svg:viewBox="0 0 61 63" svg:d="M0 32c0-17 14-32 31-32 16 0 30 15 30 32 0 16-14 31-30 31-17 0-31-15-31-31z">
          <text:p/>
        </draw:path>
        <draw:path draw:style-name="gr2" draw:text-style-name="P1" draw:layer="layout" svg:width="0.061cm" svg:height="0.06cm" svg:x="13.365cm" svg:y="9.845cm" svg:viewBox="0 0 62 61" svg:d="M0 31c0-17 14-31 31-31 16 0 31 14 31 31 0 16-15 30-31 30-17 0-31-14-31-30z">
          <text:p/>
        </draw:path>
        <draw:path draw:style-name="gr2" draw:text-style-name="P1" draw:layer="layout" svg:width="0.06cm" svg:height="0.06cm" svg:x="10.565cm" svg:y="10.645cm" svg:viewBox="0 0 61 61" svg:d="M0 30c0-17 13-30 31-30 16 0 30 13 30 30s-14 31-30 31c-18 0-31-14-31-31z">
          <text:p/>
        </draw:path>
        <draw:path draw:style-name="gr2" draw:text-style-name="P1" draw:layer="layout" svg:width="0.06cm" svg:height="0.06cm" svg:x="4.965cm" svg:y="8.245cm" svg:viewBox="0 0 61 61" svg:d="M0 31c0-17 14-31 31-31 16 0 30 14 30 31 0 16-14 30-30 30-17 0-31-14-31-30z">
          <text:p/>
        </draw:path>
        <draw:path draw:style-name="gr2" draw:text-style-name="P1" draw:layer="layout" svg:width="0.061cm" svg:height="0.06cm" svg:x="13.365cm" svg:y="9.045cm" svg:viewBox="0 0 62 61" svg:d="M0 30c0-17 14-30 31-30 16 0 31 13 31 30s-15 31-31 31c-17 0-31-14-31-31z">
          <text:p/>
        </draw:path>
        <draw:path draw:style-name="gr2" draw:text-style-name="P1" draw:layer="layout" svg:width="0.06cm" svg:height="0.06cm" svg:x="10.165cm" svg:y="10.645cm" svg:viewBox="0 0 61 61" svg:d="M0 30c0-17 13-30 31-30 16 0 30 13 30 30s-14 31-30 31c-18 0-31-14-31-31z">
          <text:p/>
        </draw:path>
        <draw:path draw:style-name="gr2" draw:text-style-name="P1" draw:layer="layout" svg:width="0.06cm" svg:height="0.06cm" svg:x="12.965cm" svg:y="10.245cm" svg:viewBox="0 0 61 61" svg:d="M0 31c0-18 13-31 30-31 16 0 31 13 31 31 0 16-15 30-31 30-17 0-30-14-30-30z">
          <text:p/>
        </draw:path>
        <draw:path draw:style-name="gr2" draw:text-style-name="P1" draw:layer="layout" svg:width="0.06cm" svg:height="0.06cm" svg:x="9.365cm" svg:y="9.045cm" svg:viewBox="0 0 61 61" svg:d="M0 30c0-17 13-30 30-30 16 0 31 13 31 30s-15 31-31 31c-17 0-30-14-30-31z">
          <text:p/>
        </draw:path>
        <draw:path draw:style-name="gr2" draw:text-style-name="P1" draw:layer="layout" svg:width="0.06cm" svg:height="0.06cm" svg:x="4.165cm" svg:y="7.445cm" svg:viewBox="0 0 61 61" svg:d="M0 30c0-17 13-30 30-30 16 0 31 13 31 30s-15 31-31 31c-17 0-30-14-30-31z">
          <text:p/>
        </draw:path>
        <draw:path draw:style-name="gr2" draw:text-style-name="P1" draw:layer="layout" svg:width="0.06cm" svg:height="0.06cm" svg:x="5.365cm" svg:y="9.845cm" svg:viewBox="0 0 61 61" svg:d="M0 31c0-17 13-31 31-31 16 0 30 14 30 31 0 16-14 30-30 30-18 0-31-14-31-30z">
          <text:p/>
        </draw:path>
        <draw:path draw:style-name="gr2" draw:text-style-name="P1" draw:layer="layout" svg:width="0.06cm" svg:height="0.062cm" svg:x="9.765cm" svg:y="6.644cm" svg:viewBox="0 0 61 63" svg:d="M0 32c0-17 14-32 31-32 16 0 30 15 30 32 0 16-14 31-30 31-17 0-31-15-31-31z">
          <text:p/>
        </draw:path>
        <draw:path draw:style-name="gr2" draw:text-style-name="P1" draw:layer="layout" svg:width="0.06cm" svg:height="0.06cm" svg:x="5.765cm" svg:y="9.845cm" svg:viewBox="0 0 61 61" svg:d="M0 31c0-17 13-31 30-31s31 14 31 31c0 16-14 30-31 30s-30-14-30-30z">
          <text:p/>
        </draw:path>
        <draw:path draw:style-name="gr2" draw:text-style-name="P1" draw:layer="layout" svg:width="0.06cm" svg:height="0.06cm" svg:x="12.107cm" svg:y="7.331cm" svg:viewBox="0 0 61 61" svg:d="M0 30c0-17 13-30 30-30 16 0 31 13 31 30s-15 31-31 31c-17 0-30-14-30-31z">
          <text:p/>
        </draw:path>
        <draw:path draw:style-name="gr2" draw:text-style-name="P1" draw:layer="layout" svg:width="0.06cm" svg:height="0.059cm" svg:x="8.357cm" svg:y="10.505cm" svg:viewBox="0 0 61 60" svg:d="M0 29c0-16 13-29 30-29 16 0 31 13 31 29 0 17-15 31-31 31-17 0-30-14-30-31z">
          <text:p/>
        </draw:path>
        <draw:path draw:style-name="gr2" draw:text-style-name="P1" draw:layer="layout" svg:width="0.061cm" svg:height="0.059cm" svg:x="13.365cm" svg:y="11.045cm" svg:viewBox="0 0 62 60" svg:d="M0 30c0-17 14-30 31-30 16 0 31 13 31 30s-15 30-31 30c-17 0-31-13-31-30z">
          <text:p/>
        </draw:path>
        <draw:path draw:style-name="gr2" draw:text-style-name="P1" draw:layer="layout" svg:width="0.06cm" svg:height="0.061cm" svg:x="4.165cm" svg:y="6.244cm" svg:viewBox="0 0 61 62" svg:d="M0 31c0-17 13-31 30-31 16 0 31 14 31 31s-15 31-31 31c-17 0-30-14-30-31z">
          <text:p/>
        </draw:path>
        <draw:path draw:style-name="gr2" draw:text-style-name="P1" draw:layer="layout" svg:width="0.06cm" svg:height="0.059cm" svg:x="8.965cm" svg:y="11.045cm" svg:viewBox="0 0 61 60" svg:d="M0 30c0-17 13-30 30-30s31 13 31 30-14 30-31 30-30-13-30-30z">
          <text:p/>
        </draw:path>
        <draw:path draw:style-name="gr2" draw:text-style-name="P1" draw:layer="layout" svg:width="0.06cm" svg:height="0.06cm" svg:x="10.565cm" svg:y="9.045cm" svg:viewBox="0 0 61 61" svg:d="M0 30c0-17 13-30 31-30 16 0 30 13 30 30s-14 31-30 31c-18 0-31-14-31-31z">
          <text:p/>
        </draw:path>
        <draw:path draw:style-name="gr2" draw:text-style-name="P1" draw:layer="layout" svg:width="0.06cm" svg:height="0.06cm" svg:x="5.765cm" svg:y="9.445cm" svg:viewBox="0 0 61 61" svg:d="M0 30c0-17 13-30 30-30s31 13 31 30c0 16-14 31-31 31s-30-15-30-31z">
          <text:p/>
        </draw:path>
        <draw:path draw:style-name="gr2" draw:text-style-name="P1" draw:layer="layout" svg:width="0.06cm" svg:height="0.061cm" svg:x="7.765cm" svg:y="6.244cm" svg:viewBox="0 0 61 62" svg:d="M0 31c0-17 13-31 30-31 16 0 31 14 31 31s-15 31-31 31c-17 0-30-14-30-31z">
          <text:p/>
        </draw:path>
        <draw:path draw:style-name="gr2" draw:text-style-name="P1" draw:layer="layout" svg:width="0.06cm" svg:height="0.061cm" svg:x="4.565cm" svg:y="6.244cm" svg:viewBox="0 0 61 62" svg:d="M0 31c0-17 14-31 31-31 16 0 30 14 30 31s-14 31-30 31c-17 0-31-14-31-31z">
          <text:p/>
        </draw:path>
        <draw:path draw:style-name="gr2" draw:text-style-name="P1" draw:layer="layout" svg:width="0.06cm" svg:height="0.062cm" svg:x="10.565cm" svg:y="6.644cm" svg:viewBox="0 0 61 63" svg:d="M0 32c0-17 13-32 31-32 16 0 30 15 30 32 0 16-14 31-30 31-18 0-31-15-31-31z">
          <text:p/>
        </draw:path>
        <draw:path draw:style-name="gr2" draw:text-style-name="P1" draw:layer="layout" svg:width="0.06cm" svg:height="0.06cm" svg:x="6.965cm" svg:y="10.245cm" svg:viewBox="0 0 61 61" svg:d="M0 31c0-18 13-31 30-31s31 13 31 31c0 16-14 30-31 30s-30-14-30-30z">
          <text:p/>
        </draw:path>
        <draw:path draw:style-name="gr2" draw:text-style-name="P1" draw:layer="layout" svg:width="0.06cm" svg:height="0.06cm" svg:x="11.765cm" svg:y="7.845cm" svg:viewBox="0 0 61 61" svg:d="M0 30c0-17 14-30 31-30 16 0 30 13 30 30 0 16-14 31-30 31-17 0-31-15-31-31z">
          <text:p/>
        </draw:path>
        <draw:path draw:style-name="gr2" draw:text-style-name="P1" draw:layer="layout" svg:width="0.06cm" svg:height="0.06cm" svg:x="11.765cm" svg:y="9.445cm" svg:viewBox="0 0 61 61" svg:d="M0 30c0-17 14-30 31-30 16 0 30 13 30 30 0 16-14 31-30 31-17 0-31-15-31-31z">
          <text:p/>
        </draw:path>
        <draw:path draw:style-name="gr2" draw:text-style-name="P1" draw:layer="layout" svg:width="0.06cm" svg:height="0.06cm" svg:x="4.965cm" svg:y="7.845cm" svg:viewBox="0 0 61 61" svg:d="M0 30c0-17 14-30 31-30 16 0 30 13 30 30 0 16-14 31-30 31-17 0-31-15-31-31z">
          <text:p/>
        </draw:path>
        <draw:path draw:style-name="gr2" draw:text-style-name="P1" draw:layer="layout" svg:width="0.06cm" svg:height="0.06cm" svg:x="4.165cm" svg:y="9.845cm" svg:viewBox="0 0 61 61" svg:d="M0 31c0-17 13-31 30-31 16 0 31 14 31 31 0 16-15 30-31 30-17 0-30-14-30-30z">
          <text:p/>
        </draw:path>
        <draw:path draw:style-name="gr2" draw:text-style-name="P1" draw:layer="layout" svg:width="0.06cm" svg:height="0.06cm" svg:x="4.965cm" svg:y="10.645cm" svg:viewBox="0 0 61 61" svg:d="M0 30c0-17 14-30 31-30 16 0 30 13 30 30s-14 31-30 31c-17 0-31-14-31-31z">
          <text:p/>
        </draw:path>
        <draw:path draw:style-name="gr2" draw:text-style-name="P1" draw:layer="layout" svg:width="0.061cm" svg:height="0.059cm" svg:x="5.756cm" svg:y="9.605cm" svg:viewBox="0 0 62 60" svg:d="M0 31c0-17 14-31 31-31 16 0 31 14 31 31 0 16-15 29-31 29-17 0-31-13-31-29z">
          <text:p/>
        </draw:path>
        <draw:path draw:style-name="gr2" draw:text-style-name="P1" draw:layer="layout" svg:width="0.06cm" svg:height="0.06cm" svg:x="11.765cm" svg:y="10.245cm" svg:viewBox="0 0 61 61" svg:d="M0 31c0-18 14-31 31-31 16 0 30 13 30 31 0 16-14 30-30 30-17 0-31-14-31-30z">
          <text:p/>
        </draw:path>
        <draw:path draw:style-name="gr2" draw:text-style-name="P1" draw:layer="layout" svg:width="0.059cm" svg:height="0.06cm" svg:x="9.857cm" svg:y="7.305cm" svg:viewBox="0 0 60 61" svg:d="M0 31c0-17 13-31 31-31 16 0 29 14 29 31 0 16-13 30-29 30-18 0-31-14-31-30z">
          <text:p/>
        </draw:path>
        <draw:path draw:style-name="gr2" draw:text-style-name="P1" draw:layer="layout" svg:width="0.06cm" svg:height="0.06cm" svg:x="10.965cm" svg:y="8.245cm" svg:viewBox="0 0 61 61" svg:d="M0 31c0-17 13-31 30-31s31 14 31 31c0 16-14 30-31 30s-30-14-30-30z">
          <text:p/>
        </draw:path>
        <draw:path draw:style-name="gr2" draw:text-style-name="P1" draw:layer="layout" svg:width="0.061cm" svg:height="0.06cm" svg:x="13.365cm" svg:y="9.445cm" svg:viewBox="0 0 62 61" svg:d="M0 30c0-17 14-30 31-30 16 0 31 13 31 30 0 16-15 31-31 31-17 0-31-15-31-31z">
          <text:p/>
        </draw:path>
        <draw:path draw:style-name="gr2" draw:text-style-name="P1" draw:layer="layout" svg:width="0.06cm" svg:height="0.06cm" svg:x="7.365cm" svg:y="9.845cm" svg:viewBox="0 0 61 61" svg:d="M0 31c0-17 13-31 30-31s31 14 31 31c0 16-14 30-31 30s-30-14-30-30z">
          <text:p/>
        </draw:path>
        <draw:path draw:style-name="gr2" draw:text-style-name="P1" draw:layer="layout" svg:width="0.06cm" svg:height="0.06cm" svg:x="4.965cm" svg:y="8.645cm" svg:viewBox="0 0 61 61" svg:d="M0 31c0-18 14-31 31-31 16 0 30 13 30 31 0 16-14 30-30 30-17 0-31-14-31-30z">
          <text:p/>
        </draw:path>
        <draw:path draw:style-name="gr2" draw:text-style-name="P1" draw:layer="layout" svg:width="0.06cm" svg:height="0.06cm" svg:x="4.565cm" svg:y="7.845cm" svg:viewBox="0 0 61 61" svg:d="M0 30c0-17 14-30 31-30 16 0 30 13 30 30 0 16-14 31-30 31-17 0-31-15-31-31z">
          <text:p/>
        </draw:path>
        <draw:path draw:style-name="gr2" draw:text-style-name="P1" draw:layer="layout" svg:width="0.05cm" svg:height="0.05cm" svg:x="8.024cm" svg:y="10.872cm" svg:viewBox="0 0 51 51" svg:d="M0 25c0-14 11-25 25-25 15 0 26 11 26 25 0 15-11 26-26 26-14 0-25-11-25-26z">
          <text:p/>
        </draw:path>
        <draw:path draw:style-name="gr2" draw:text-style-name="P1" draw:layer="layout" svg:width="0.06cm" svg:height="0.061cm" svg:x="12.157cm" svg:y="9.954cm" svg:viewBox="0 0 61 62" svg:d="M0 31c0-17 13-31 31-31 16 0 30 14 30 31 0 16-14 31-30 31-18 0-31-15-31-31z">
          <text:p/>
        </draw:path>
        <draw:path draw:style-name="gr2" draw:text-style-name="P1" draw:layer="layout" svg:width="0.061cm" svg:height="0.06cm" svg:x="8.531cm" svg:y="8.105cm" svg:viewBox="0 0 62 61" svg:d="M0 30c0-17 14-30 31-30s31 13 31 30-14 31-31 31-31-14-31-31z">
          <text:p/>
        </draw:path>
        <draw:path draw:style-name="gr2" draw:text-style-name="P1" draw:layer="layout" svg:width="0.061cm" svg:height="0.059cm" svg:x="10.806cm" svg:y="9.505cm" svg:viewBox="0 0 62 60" svg:d="M0 30c0-17 14-30 30-30 18 0 32 13 32 30 0 16-14 30-32 30-16 0-30-14-30-30z">
          <text:p/>
        </draw:path>
        <draw:path draw:style-name="gr2" draw:text-style-name="P1" draw:layer="layout" svg:width="0.061cm" svg:height="0.061cm" svg:x="5.931cm" svg:y="9.154cm" svg:viewBox="0 0 62 62" svg:d="M0 31c0-16 15-31 31-31 17 0 31 15 31 31 0 17-14 31-31 31-16 0-31-14-31-31z">
          <text:p/>
        </draw:path>
        <draw:path draw:style-name="gr2" draw:text-style-name="P1" draw:layer="layout" svg:width="0.061cm" svg:height="0.06cm" svg:x="8.531cm" svg:y="8.454cm" svg:viewBox="0 0 62 61" svg:d="M0 30c0-16 14-30 31-30s31 14 31 30c0 18-14 31-31 31s-31-13-31-31z">
          <text:p/>
        </draw:path>
        <draw:path draw:style-name="gr2" draw:text-style-name="P1" draw:layer="layout" svg:width="0.06cm" svg:height="0.06cm" svg:x="7.557cm" svg:y="8.154cm" svg:viewBox="0 0 61 61" svg:d="M0 30c0-16 13-30 31-30 16 0 30 14 30 30 0 18-14 31-30 31-18 0-31-13-31-31z">
          <text:p/>
        </draw:path>
        <draw:path draw:style-name="gr2" draw:text-style-name="P1" draw:layer="layout" svg:width="0.06cm" svg:height="0.06cm" svg:x="8.206cm" svg:y="9.08cm" svg:viewBox="0 0 61 61" svg:d="M0 31c0-17 14-31 31-31s30 14 30 31c0 16-13 30-30 30s-31-14-31-30z">
          <text:p/>
        </draw:path>
        <draw:path draw:style-name="gr2" draw:text-style-name="P1" draw:layer="layout" svg:width="0.061cm" svg:height="0.06cm" svg:x="10.806cm" svg:y="8.205cm" svg:viewBox="0 0 62 61" svg:d="M0 30c0-17 14-30 30-30 18 0 32 13 32 30 0 16-14 31-32 31-16 0-30-15-30-31z">
          <text:p/>
        </draw:path>
        <draw:path draw:style-name="gr2" draw:text-style-name="P1" draw:layer="layout" svg:width="0.06cm" svg:height="0.06cm" svg:x="7.487cm" svg:y="9.08cm" svg:viewBox="0 0 61 61" svg:d="M0 31c0-17 13-31 30-31s31 14 31 31c0 16-14 30-31 30s-30-14-30-30z">
          <text:p/>
        </draw:path>
        <draw:path draw:style-name="gr2" draw:text-style-name="P1" draw:layer="layout" svg:width="0.051cm" svg:height="0.051cm" svg:x="7.974cm" svg:y="10.634cm" svg:viewBox="0 0 52 52" svg:d="M0 25c0-13 12-25 26-25s26 12 26 25c0 15-12 27-26 27s-26-12-26-27z">
          <text:p/>
        </draw:path>
        <draw:path draw:style-name="gr2" draw:text-style-name="P1" draw:layer="layout" svg:width="0.06cm" svg:height="0.06cm" svg:x="7.506cm" svg:y="7.105cm" svg:viewBox="0 0 61 61" svg:d="M0 30c0-17 14-30 31-30s30 13 30 30-13 31-30 31-31-14-31-31z">
          <text:p/>
        </draw:path>
        <draw:path draw:style-name="gr2" draw:text-style-name="P1" draw:layer="layout" svg:width="0.06cm" svg:height="0.06cm" svg:x="8.206cm" svg:y="7.054cm" svg:viewBox="0 0 61 61" svg:d="M0 31c0-17 14-31 31-31s30 14 30 31-13 30-30 30-31-13-31-30z">
          <text:p/>
        </draw:path>
        <draw:line draw:style-name="gr5" draw:text-style-name="P2" draw:layer="layout" svg:x1="4.968cm" svg:y1="7.149cm" svg:x2="4.968cm" svg:y2="7.15cm">
          <text:p/>
        </draw:line>
        <draw:line draw:style-name="gr5" draw:text-style-name="P2" draw:layer="layout" svg:x1="4.974cm" svg:y1="7.149cm" svg:x2="4.968cm" svg:y2="7.149cm">
          <text:p/>
        </draw:line>
        <draw:line draw:style-name="gr5" draw:text-style-name="P2" draw:layer="layout" svg:x1="7.868cm" svg:y1="7.966cm" svg:x2="7.868cm" svg:y2="8.266cm">
          <text:p/>
        </draw:line>
        <draw:line draw:style-name="gr5" draw:text-style-name="P2" draw:layer="layout" svg:x1="8.958cm" svg:y1="7.531cm" svg:x2="8.958cm" svg:y2="7.284cm">
          <text:p/>
        </draw:line>
        <draw:line draw:style-name="gr5" draw:text-style-name="P2" draw:layer="layout" svg:x1="8.386cm" svg:y1="6.735cm" svg:x2="7.987cm" svg:y2="6.735cm">
          <text:p/>
        </draw:line>
        <draw:line draw:style-name="gr5" draw:text-style-name="P2" draw:layer="layout" svg:x1="8.806cm" svg:y1="6.999cm" svg:x2="8.947cm" svg:y2="6.999cm">
          <text:p/>
        </draw:line>
        <draw:line draw:style-name="gr5" draw:text-style-name="P2" draw:layer="layout" svg:x1="8.947cm" svg:y1="6.999cm" svg:x2="8.985cm" svg:y2="7.038cm">
          <text:p/>
        </draw:line>
        <draw:line draw:style-name="gr5" draw:text-style-name="P2" draw:layer="layout" svg:x1="8.984cm" svg:y1="7.038cm" svg:x2="9.037cm" svg:y2="6.984cm">
          <text:p/>
        </draw:line>
        <draw:line draw:style-name="gr5" draw:text-style-name="P2" draw:layer="layout" svg:x1="7.839cm" svg:y1="7.875cm" svg:x2="7.839cm" svg:y2="7.937cm">
          <text:p/>
        </draw:line>
        <draw:line draw:style-name="gr5" draw:text-style-name="P2" draw:layer="layout" svg:x1="8.937cm" svg:y1="7.584cm" svg:x2="8.937cm" svg:y2="7.552cm">
          <text:p/>
        </draw:line>
        <draw:line draw:style-name="gr5" draw:text-style-name="P2" draw:layer="layout" svg:x1="8.988cm" svg:y1="7.04cm" svg:x2="8.984cm" svg:y2="7.037cm">
          <text:p/>
        </draw:line>
        <draw:line draw:style-name="gr5" draw:text-style-name="P2" draw:layer="layout" svg:x1="8.937cm" svg:y1="7.553cm" svg:x2="8.959cm" svg:y2="7.531cm">
          <text:p/>
        </draw:line>
        <draw:line draw:style-name="gr5" draw:text-style-name="P2" draw:layer="layout" svg:x1="8.958cm" svg:y1="7.285cm" svg:x2="8.988cm" svg:y2="7.256cm">
          <text:p/>
        </draw:line>
        <draw:line draw:style-name="gr5" draw:text-style-name="P2" draw:layer="layout" svg:x1="8.583cm" svg:y1="6.931cm" svg:x2="8.386cm" svg:y2="6.735cm">
          <text:p/>
        </draw:line>
        <draw:line draw:style-name="gr5" draw:text-style-name="P2" draw:layer="layout" svg:x1="7.839cm" svg:y1="7.937cm" svg:x2="7.869cm" svg:y2="7.967cm">
          <text:p/>
        </draw:line>
        <draw:line draw:style-name="gr5" draw:text-style-name="P2" draw:layer="layout" svg:x1="8.987cm" svg:y1="7.256cm" svg:x2="8.987cm" svg:y2="7.039cm">
          <text:p/>
        </draw:line>
        <draw:line draw:style-name="gr5" draw:text-style-name="P2" draw:layer="layout" svg:x1="8.807cm" svg:y1="7cm" svg:x2="8.736cm" svg:y2="6.93cm">
          <text:p/>
        </draw:line>
        <draw:line draw:style-name="gr5" draw:text-style-name="P2" draw:layer="layout" svg:x1="9.036cm" svg:y1="6.984cm" svg:x2="9.437cm" svg:y2="6.984cm">
          <text:p/>
        </draw:line>
        <draw:line draw:style-name="gr5" draw:text-style-name="P2" draw:layer="layout" svg:x1="8.736cm" svg:y1="6.93cm" svg:x2="8.582cm" svg:y2="6.93cm">
          <text:p/>
        </draw:line>
        <draw:line draw:style-name="gr5" draw:text-style-name="P2" draw:layer="layout" svg:x1="6.53cm" svg:y1="9.188cm" svg:x2="6.534cm" svg:y2="9.185cm">
          <text:p/>
        </draw:line>
        <draw:line draw:style-name="gr5" draw:text-style-name="P2" draw:layer="layout" svg:x1="6.541cm" svg:y1="8.885cm" svg:x2="6.541cm" svg:y2="9.131cm">
          <text:p/>
        </draw:line>
        <draw:line draw:style-name="gr5" draw:text-style-name="P2" draw:layer="layout" svg:x1="10.804cm" svg:y1="6.984cm" svg:x2="10.422cm" svg:y2="6.984cm">
          <text:p/>
        </draw:line>
        <draw:line draw:style-name="gr5" draw:text-style-name="P2" draw:layer="layout" svg:x1="10.404cm" svg:y1="7.335cm" svg:x2="10.404cm" svg:y2="7.002cm">
          <text:p/>
        </draw:line>
        <draw:line draw:style-name="gr5" draw:text-style-name="P2" draw:layer="layout" svg:x1="7.597cm" svg:y1="8.685cm" svg:x2="7.699cm" svg:y2="8.685cm">
          <text:p/>
        </draw:line>
        <draw:line draw:style-name="gr5" draw:text-style-name="P2" draw:layer="layout" svg:x1="10.254cm" svg:y1="7.335cm" svg:x2="10.404cm" svg:y2="7.335cm">
          <text:p/>
        </draw:line>
        <draw:line draw:style-name="gr5" draw:text-style-name="P2" draw:layer="layout" svg:x1="6.53cm" svg:y1="9.584cm" svg:x2="6.53cm" svg:y2="9.187cm">
          <text:p/>
        </draw:line>
        <draw:line draw:style-name="gr5" draw:text-style-name="P2" draw:layer="layout" svg:x1="7.576cm" svg:y1="8.685cm" svg:x2="6.987cm" svg:y2="8.685cm">
          <text:p/>
        </draw:line>
        <draw:line draw:style-name="gr5" draw:text-style-name="P2" draw:layer="layout" svg:x1="10.154cm" svg:y1="7.435cm" svg:x2="10.255cm" svg:y2="7.335cm">
          <text:p/>
        </draw:line>
        <draw:line draw:style-name="gr5" draw:text-style-name="P2" draw:layer="layout" svg:x1="6.542cm" svg:y1="8.886cm" svg:x2="6.468cm" svg:y2="8.812cm">
          <text:p/>
        </draw:line>
        <draw:line draw:style-name="gr5" draw:text-style-name="P2" draw:layer="layout" svg:x1="6.468cm" svg:y1="8.812cm" svg:x2="6.036cm" svg:y2="8.812cm">
          <text:p/>
        </draw:line>
        <draw:line draw:style-name="gr5" draw:text-style-name="P2" draw:layer="layout" svg:x1="6.542cm" svg:y1="9.131cm" svg:x2="6.487cm" svg:y2="9.186cm">
          <text:p/>
        </draw:line>
        <draw:line draw:style-name="gr5" draw:text-style-name="P2" draw:layer="layout" svg:x1="6.988cm" svg:y1="8.685cm" svg:x2="6.487cm" svg:y2="9.186cm">
          <text:p/>
        </draw:line>
        <draw:line draw:style-name="gr5" draw:text-style-name="P2" draw:layer="layout" svg:x1="10.407cm" svg:y1="7cm" svg:x2="10.423cm" svg:y2="6.984cm">
          <text:p/>
        </draw:line>
        <draw:line draw:style-name="gr5" draw:text-style-name="P2" draw:layer="layout" svg:x1="7.587cm" svg:y1="8.696cm" svg:x2="7.598cm" svg:y2="8.685cm">
          <text:p/>
        </draw:line>
        <draw:line draw:style-name="gr5" draw:text-style-name="P2" draw:layer="layout" svg:x1="7.588cm" svg:y1="8.696cm" svg:x2="7.576cm" svg:y2="8.685cm">
          <text:p/>
        </draw:line>
        <draw:line draw:style-name="gr5" draw:text-style-name="P2" draw:layer="layout" svg:x1="9.117cm" svg:y1="10.879cm" svg:x2="9.076cm" svg:y2="10.92cm">
          <text:p/>
        </draw:line>
        <draw:line draw:style-name="gr5" draw:text-style-name="P2" draw:layer="layout" svg:x1="9.116cm" svg:y1="10.56cm" svg:x2="9.116cm" svg:y2="10.879cm">
          <text:p/>
        </draw:line>
        <draw:line draw:style-name="gr5" draw:text-style-name="P2" draw:layer="layout" svg:x1="12.094cm" svg:y1="6.784cm" svg:x2="12.094cm" svg:y2="6.367cm">
          <text:p/>
        </draw:line>
        <draw:line draw:style-name="gr5" draw:text-style-name="P2" draw:layer="layout" svg:x1="12.958cm" svg:y1="6.394cm" svg:x2="12.094cm" svg:y2="6.394cm">
          <text:p/>
        </draw:line>
        <draw:line draw:style-name="gr5" draw:text-style-name="P2" draw:layer="layout" svg:x1="12.05cm" svg:y1="6.784cm" svg:x2="12.094cm" svg:y2="6.784cm">
          <text:p/>
        </draw:line>
        <draw:line draw:style-name="gr5" draw:text-style-name="P2" draw:layer="layout" svg:x1="11.767cm" svg:y1="7.069cm" svg:x2="12.051cm" svg:y2="6.784cm">
          <text:p/>
        </draw:line>
        <draw:line draw:style-name="gr5" draw:text-style-name="P2" draw:layer="layout" svg:x1="12.651cm" svg:y1="6.72cm" svg:x2="12.651cm" svg:y2="6.842cm">
          <text:p/>
        </draw:line>
        <draw:line draw:style-name="gr5" draw:text-style-name="P2" draw:layer="layout" svg:x1="13.163cm" svg:y1="6.935cm" svg:x2="13.137cm" svg:y2="6.91cm">
          <text:p/>
        </draw:line>
        <draw:line draw:style-name="gr5" draw:text-style-name="P2" draw:layer="layout" svg:x1="13.037cm" svg:y1="6.634cm" svg:x2="12.736cm" svg:y2="6.634cm">
          <text:p/>
        </draw:line>
        <draw:line draw:style-name="gr5" draw:text-style-name="P2" draw:layer="layout" svg:x1="12.737cm" svg:y1="6.634cm" svg:x2="12.651cm" svg:y2="6.721cm">
          <text:p/>
        </draw:line>
        <draw:line draw:style-name="gr5" draw:text-style-name="P2" draw:layer="layout" svg:x1="13.138cm" svg:y1="6.736cm" svg:x2="13.037cm" svg:y2="6.634cm">
          <text:p/>
        </draw:line>
        <draw:line draw:style-name="gr5" draw:text-style-name="P2" draw:layer="layout" svg:x1="13.487cm" svg:y1="7.242cm" svg:x2="13.487cm" svg:y2="6.934cm">
          <text:p/>
        </draw:line>
        <draw:line draw:style-name="gr5" draw:text-style-name="P2" draw:layer="layout" svg:x1="13.487cm" svg:y1="6.934cm" svg:x2="13.162cm" svg:y2="6.934cm">
          <text:p/>
        </draw:line>
        <draw:line draw:style-name="gr5" draw:text-style-name="P2" draw:layer="layout" svg:x1="13.137cm" svg:y1="6.91cm" svg:x2="13.137cm" svg:y2="6.735cm">
          <text:p/>
        </draw:line>
        <draw:line draw:style-name="gr5" draw:text-style-name="P2" draw:layer="layout" svg:x1="13.312cm" svg:y1="7.418cm" svg:x2="13.488cm" svg:y2="7.242cm">
          <text:p/>
        </draw:line>
        <draw:line draw:style-name="gr5" draw:text-style-name="P2" draw:layer="layout" svg:x1="8.337cm" svg:y1="8.973cm" svg:x2="8.318cm" svg:y2="8.953cm">
          <text:p/>
        </draw:line>
        <draw:line draw:style-name="gr5" draw:text-style-name="P2" draw:layer="layout" svg:x1="8.336cm" svg:y1="9.335cm" svg:x2="8.336cm" svg:y2="8.972cm">
          <text:p/>
        </draw:line>
        <draw:line draw:style-name="gr5" draw:text-style-name="P2" draw:layer="layout" svg:x1="9.116cm" svg:y1="10.134cm" svg:x2="9.116cm" svg:y2="10.115cm">
          <text:p/>
        </draw:line>
        <draw:line draw:style-name="gr5" draw:text-style-name="P2" draw:layer="layout" svg:x1="9.116cm" svg:y1="10.429cm" svg:x2="9.116cm" svg:y2="10.134cm">
          <text:p/>
        </draw:line>
        <draw:line draw:style-name="gr5" draw:text-style-name="P2" draw:layer="layout" svg:x1="9.117cm" svg:y1="10.116cm" svg:x2="8.336cm" svg:y2="9.335cm">
          <text:p/>
        </draw:line>
        <draw:line draw:style-name="gr5" draw:text-style-name="P2" draw:layer="layout" svg:x1="12.351cm" svg:y1="6.775cm" svg:x2="12.351cm" svg:y2="6.842cm">
          <text:p/>
        </draw:line>
        <draw:line draw:style-name="gr5" draw:text-style-name="P2" draw:layer="layout" svg:x1="13.313cm" svg:y1="6.789cm" svg:x2="13.108cm" svg:y2="6.584cm">
          <text:p/>
        </draw:line>
        <draw:line draw:style-name="gr5" draw:text-style-name="P2" draw:layer="layout" svg:x1="12.542cm" svg:y1="6.584cm" svg:x2="12.351cm" svg:y2="6.776cm">
          <text:p/>
        </draw:line>
        <draw:line draw:style-name="gr5" draw:text-style-name="P2" draw:layer="layout" svg:x1="13.108cm" svg:y1="6.584cm" svg:x2="12.541cm" svg:y2="6.584cm">
          <text:p/>
        </draw:line>
        <draw:line draw:style-name="gr5" draw:text-style-name="P2" draw:layer="layout" svg:x1="8.536cm" svg:y1="8.735cm" svg:x2="8.536cm" svg:y2="9.092cm">
          <text:p/>
        </draw:line>
        <draw:line draw:style-name="gr5" draw:text-style-name="P2" draw:layer="layout" svg:x1="8.536cm" svg:y1="9.092cm" svg:x2="8.988cm" svg:y2="9.543cm">
          <text:p/>
        </draw:line>
        <draw:line draw:style-name="gr5" draw:text-style-name="P2" draw:layer="layout" svg:x1="8.487cm" svg:y1="8.685cm" svg:x2="8.537cm" svg:y2="8.736cm">
          <text:p/>
        </draw:line>
        <draw:line draw:style-name="gr5" draw:text-style-name="P2" draw:layer="layout" svg:x1="9.384cm" svg:y1="9.589cm" svg:x2="9.387cm" svg:y2="9.586cm">
          <text:p/>
        </draw:line>
        <draw:line draw:style-name="gr5" draw:text-style-name="P2" draw:layer="layout" svg:x1="9.687cm" svg:y1="9.552cm" svg:x2="9.679cm" svg:y2="9.542cm">
          <text:p/>
        </draw:line>
        <draw:line draw:style-name="gr5" draw:text-style-name="P2" draw:layer="layout" svg:x1="9.033cm" svg:y1="9.588cm" svg:x2="9.384cm" svg:y2="9.588cm">
          <text:p/>
        </draw:line>
        <draw:line draw:style-name="gr5" draw:text-style-name="P2" draw:layer="layout" svg:x1="8.987cm" svg:y1="9.542cm" svg:x2="9.033cm" svg:y2="9.542cm">
          <text:p/>
        </draw:line>
        <draw:line draw:style-name="gr5" draw:text-style-name="P2" draw:layer="layout" svg:x1="9.033cm" svg:y1="9.588cm" svg:x2="9.033cm" svg:y2="9.542cm">
          <text:p/>
        </draw:line>
        <draw:line draw:style-name="gr5" draw:text-style-name="P2" draw:layer="layout" svg:x1="8.386cm" svg:y1="8.685cm" svg:x2="8.487cm" svg:y2="8.685cm">
          <text:p/>
        </draw:line>
        <draw:line draw:style-name="gr5" draw:text-style-name="P2" draw:layer="layout" svg:x1="9.386cm" svg:y1="9.586cm" svg:x2="9.635cm" svg:y2="9.586cm">
          <text:p/>
        </draw:line>
        <draw:line draw:style-name="gr5" draw:text-style-name="P2" draw:layer="layout" svg:x1="9.635cm" svg:y1="9.587cm" svg:x2="9.68cm" svg:y2="9.542cm">
          <text:p/>
        </draw:line>
        <draw:line draw:style-name="gr5" draw:text-style-name="P2" draw:layer="layout" svg:x1="7.487cm" svg:y1="6.735cm" svg:x2="8.319cm" svg:y2="7.567cm">
          <text:p/>
        </draw:line>
        <draw:line draw:style-name="gr5" draw:text-style-name="P2" draw:layer="layout" svg:x1="7.479cm" svg:y1="6.735cm" svg:x2="7.487cm" svg:y2="6.735cm">
          <text:p/>
        </draw:line>
        <draw:line draw:style-name="gr5" draw:text-style-name="P2" draw:layer="layout" svg:x1="8.318cm" svg:y1="7.566cm" svg:x2="8.318cm" svg:y2="8.266cm">
          <text:p/>
        </draw:line>
        <draw:line draw:style-name="gr5" draw:text-style-name="P2" draw:layer="layout" svg:x1="7.733cm" svg:y1="6.735cm" svg:x2="8.387cm" svg:y2="7.389cm">
          <text:p/>
        </draw:line>
        <draw:line draw:style-name="gr5" draw:text-style-name="P2" draw:layer="layout" svg:x1="8.386cm" svg:y1="7.388cm" svg:x2="8.386cm" svg:y2="8.335cm">
          <text:p/>
        </draw:line>
        <draw:line draw:style-name="gr5" draw:text-style-name="P2" draw:layer="layout" svg:x1="6.717cm" svg:y1="6.735cm" svg:x2="7.518cm" svg:y2="7.536cm">
          <text:p/>
        </draw:line>
        <draw:line draw:style-name="gr5" draw:text-style-name="P2" draw:layer="layout" svg:x1="7.517cm" svg:y1="7.535cm" svg:x2="7.714cm" svg:y2="7.535cm">
          <text:p/>
        </draw:line>
        <draw:line draw:style-name="gr5" draw:text-style-name="P2" draw:layer="layout" svg:x1="7.714cm" svg:y1="7.535cm" svg:x2="8.019cm" svg:y2="7.84cm">
          <text:p/>
        </draw:line>
        <draw:line draw:style-name="gr5" draw:text-style-name="P2" draw:layer="layout" svg:x1="8.018cm" svg:y1="7.839cm" svg:x2="8.018cm" svg:y2="8.266cm">
          <text:p/>
        </draw:line>
        <draw:line draw:style-name="gr5" draw:text-style-name="P2" draw:layer="layout" svg:x1="8.987cm" svg:y1="9.342cm" svg:x2="9.033cm" svg:y2="9.342cm">
          <text:p/>
        </draw:line>
        <draw:line draw:style-name="gr5" draw:text-style-name="P2" draw:layer="layout" svg:x1="9.944cm" svg:y1="9.299cm" svg:x2="9.787cm" svg:y2="9.142cm">
          <text:p/>
        </draw:line>
        <draw:line draw:style-name="gr5" draw:text-style-name="P2" draw:layer="layout" svg:x1="8.386cm" svg:y1="8.634cm" svg:x2="8.637cm" svg:y2="8.634cm">
          <text:p/>
        </draw:line>
        <draw:line draw:style-name="gr5" draw:text-style-name="P2" draw:layer="layout" svg:x1="10.087cm" svg:y1="9.298cm" svg:x2="10.336cm" svg:y2="9.298cm">
          <text:p/>
        </draw:line>
        <draw:line draw:style-name="gr5" draw:text-style-name="P2" draw:layer="layout" svg:x1="9.787cm" svg:y1="8.634cm" svg:x2="9.787cm" svg:y2="9.142cm">
          <text:p/>
        </draw:line>
        <draw:line draw:style-name="gr6" draw:text-style-name="P2" draw:layer="layout" svg:x1="10.137cm" svg:y1="8.484cm" svg:x2="10.536cm" svg:y2="8.484cm">
          <text:p/>
        </draw:line>
        <draw:line draw:style-name="gr5" draw:text-style-name="P2" draw:layer="layout" svg:x1="10.138cm" svg:y1="8.484cm" svg:x2="9.987cm" svg:y2="8.635cm">
          <text:p/>
        </draw:line>
        <draw:line draw:style-name="gr6" draw:text-style-name="P2" draw:layer="layout" svg:x1="11.417cm" svg:y1="9.134cm" svg:x2="11.438cm" svg:y2="9.156cm">
          <text:p/>
        </draw:line>
        <draw:line draw:style-name="gr6" draw:text-style-name="P2" draw:layer="layout" svg:x1="11.457cm" svg:y1="9.134cm" svg:x2="12.223cm" svg:y2="9.134cm">
          <text:p/>
        </draw:line>
        <draw:line draw:style-name="gr5" draw:text-style-name="P2" draw:layer="layout" svg:x1="10.087cm" svg:y1="9.298cm" svg:x2="9.943cm" svg:y2="9.298cm">
          <text:p/>
        </draw:line>
        <draw:line draw:style-name="gr5" draw:text-style-name="P2" draw:layer="layout" svg:x1="8.637cm" svg:y1="8.934cm" svg:x2="9.041cm" svg:y2="9.339cm">
          <text:p/>
        </draw:line>
        <draw:line draw:style-name="gr5" draw:text-style-name="P2" draw:layer="layout" svg:x1="9.04cm" svg:y1="9.338cm" svg:x2="9.04cm" svg:y2="9.342cm">
          <text:p/>
        </draw:line>
        <draw:line draw:style-name="gr6" draw:text-style-name="P2" draw:layer="layout" svg:x1="11.186cm" svg:y1="9.134cm" svg:x2="11.417cm" svg:y2="9.134cm">
          <text:p/>
        </draw:line>
        <draw:line draw:style-name="gr6" draw:text-style-name="P2" draw:layer="layout" svg:x1="10.536cm" svg:y1="8.484cm" svg:x2="11.187cm" svg:y2="9.135cm">
          <text:p/>
        </draw:line>
        <draw:line draw:style-name="gr5" draw:text-style-name="P2" draw:layer="layout" svg:x1="11.437cm" svg:y1="9.156cm" svg:x2="11.458cm" svg:y2="9.134cm">
          <text:p/>
        </draw:line>
        <draw:line draw:style-name="gr5" draw:text-style-name="P2" draw:layer="layout" svg:x1="8.637cm" svg:y1="8.634cm" svg:x2="9.937cm" svg:y2="8.634cm">
          <text:p/>
        </draw:line>
        <draw:line draw:style-name="gr5" draw:text-style-name="P2" draw:layer="layout" svg:x1="7.699cm" svg:y1="8.535cm" svg:x2="7.536cm" svg:y2="8.535cm">
          <text:p/>
        </draw:line>
        <draw:line draw:style-name="gr5" draw:text-style-name="P2" draw:layer="layout" svg:x1="8.637cm" svg:y1="8.634cm" svg:x2="8.637cm" svg:y2="8.934cm">
          <text:p/>
        </draw:line>
        <draw:line draw:style-name="gr5" draw:text-style-name="P2" draw:layer="layout" svg:x1="7.225cm" svg:y1="6.735cm" svg:x2="8.269cm" svg:y2="7.779cm">
          <text:p/>
        </draw:line>
        <draw:line draw:style-name="gr5" draw:text-style-name="P2" draw:layer="layout" svg:x1="8.268cm" svg:y1="7.778cm" svg:x2="8.268cm" svg:y2="8.266cm">
          <text:p/>
        </draw:line>
        <draw:line draw:style-name="gr5" draw:text-style-name="P2" draw:layer="layout" svg:x1="8.068cm" svg:y1="7.766cm" svg:x2="8.068cm" svg:y2="8.266cm">
          <text:p/>
        </draw:line>
        <draw:line draw:style-name="gr5" draw:text-style-name="P2" draw:layer="layout" svg:x1="7.036cm" svg:y1="6.735cm" svg:x2="8.069cm" svg:y2="7.767cm">
          <text:p/>
        </draw:line>
        <draw:line draw:style-name="gr5" draw:text-style-name="P2" draw:layer="layout" svg:x1="6.971cm" svg:y1="6.735cm" svg:x2="7.036cm" svg:y2="6.735cm">
          <text:p/>
        </draw:line>
        <draw:line draw:style-name="gr5" draw:text-style-name="P2" draw:layer="layout" svg:x1="7.699cm" svg:y1="8.385cm" svg:x2="7.167cm" svg:y2="8.385cm">
          <text:p/>
        </draw:line>
        <draw:line draw:style-name="gr5" draw:text-style-name="P2" draw:layer="layout" svg:x1="6.217cm" svg:y1="7.434cm" svg:x2="5.574cm" svg:y2="7.434cm">
          <text:p/>
        </draw:line>
        <draw:line draw:style-name="gr5" draw:text-style-name="P2" draw:layer="layout" svg:x1="7.168cm" svg:y1="8.386cm" svg:x2="6.217cm" svg:y2="7.434cm">
          <text:p/>
        </draw:line>
        <draw:line draw:style-name="gr5" draw:text-style-name="P2" draw:layer="layout" svg:x1="5.575cm" svg:y1="7.435cm" svg:x2="4.875cm" svg:y2="6.735cm">
          <text:p/>
        </draw:line>
        <draw:line draw:style-name="gr5" draw:text-style-name="P2" draw:layer="layout" svg:x1="7.818cm" svg:y1="8.066cm" svg:x2="7.818cm" svg:y2="8.266cm">
          <text:p/>
        </draw:line>
        <draw:line draw:style-name="gr5" draw:text-style-name="P2" draw:layer="layout" svg:x1="7.087cm" svg:y1="7.885cm" svg:x2="7.637cm" svg:y2="7.885cm">
          <text:p/>
        </draw:line>
        <draw:line draw:style-name="gr5" draw:text-style-name="P2" draw:layer="layout" svg:x1="7.637cm" svg:y1="7.885cm" svg:x2="7.819cm" svg:y2="8.067cm">
          <text:p/>
        </draw:line>
        <draw:line draw:style-name="gr5" draw:text-style-name="P2" draw:layer="layout" svg:x1="5.833cm" svg:y1="7.185cm" svg:x2="6.386cm" svg:y2="7.185cm">
          <text:p/>
        </draw:line>
        <draw:line draw:style-name="gr5" draw:text-style-name="P2" draw:layer="layout" svg:x1="5.383cm" svg:y1="6.735cm" svg:x2="5.834cm" svg:y2="7.186cm">
          <text:p/>
        </draw:line>
        <draw:line draw:style-name="gr5" draw:text-style-name="P2" draw:layer="layout" svg:x1="6.386cm" svg:y1="7.185cm" svg:x2="7.088cm" svg:y2="7.886cm">
          <text:p/>
        </draw:line>
        <draw:line draw:style-name="gr5" draw:text-style-name="P2" draw:layer="layout" svg:x1="7.757cm" svg:y1="7.634cm" svg:x2="7.969cm" svg:y2="7.846cm">
          <text:p/>
        </draw:line>
        <draw:line draw:style-name="gr5" draw:text-style-name="P2" draw:layer="layout" svg:x1="5.891cm" svg:y1="6.735cm" svg:x2="6.091cm" svg:y2="6.935cm">
          <text:p/>
        </draw:line>
        <draw:line draw:style-name="gr5" draw:text-style-name="P2" draw:layer="layout" svg:x1="7.287cm" svg:y1="7.634cm" svg:x2="7.757cm" svg:y2="7.634cm">
          <text:p/>
        </draw:line>
        <draw:line draw:style-name="gr5" draw:text-style-name="P2" draw:layer="layout" svg:x1="7.968cm" svg:y1="7.845cm" svg:x2="7.968cm" svg:y2="8.266cm">
          <text:p/>
        </draw:line>
        <draw:line draw:style-name="gr5" draw:text-style-name="P2" draw:layer="layout" svg:x1="6.587cm" svg:y1="6.934cm" svg:x2="7.288cm" svg:y2="7.635cm">
          <text:p/>
        </draw:line>
        <draw:line draw:style-name="gr5" draw:text-style-name="P2" draw:layer="layout" svg:x1="6.09cm" svg:y1="6.934cm" svg:x2="6.587cm" svg:y2="6.934cm">
          <text:p/>
        </draw:line>
        <draw:line draw:style-name="gr5" draw:text-style-name="P2" draw:layer="layout" svg:x1="6.336cm" svg:y1="7.335cm" svg:x2="7.088cm" svg:y2="8.085cm">
          <text:p/>
        </draw:line>
        <draw:line draw:style-name="gr5" draw:text-style-name="P2" draw:layer="layout" svg:x1="7.646cm" svg:y1="8.084cm" svg:x2="7.769cm" svg:y2="8.207cm">
          <text:p/>
        </draw:line>
        <draw:line draw:style-name="gr5" draw:text-style-name="P2" draw:layer="layout" svg:x1="7.768cm" svg:y1="8.206cm" svg:x2="7.768cm" svg:y2="8.266cm">
          <text:p/>
        </draw:line>
        <draw:line draw:style-name="gr5" draw:text-style-name="P2" draw:layer="layout" svg:x1="7.087cm" svg:y1="8.084cm" svg:x2="7.646cm" svg:y2="8.084cm">
          <text:p/>
        </draw:line>
        <draw:line draw:style-name="gr5" draw:text-style-name="P2" draw:layer="layout" svg:x1="5.129cm" svg:y1="6.735cm" svg:x2="5.729cm" svg:y2="7.336cm">
          <text:p/>
        </draw:line>
        <draw:line draw:style-name="gr5" draw:text-style-name="P2" draw:layer="layout" svg:x1="5.728cm" svg:y1="7.335cm" svg:x2="6.336cm" svg:y2="7.335cm">
          <text:p/>
        </draw:line>
        <draw:line draw:style-name="gr5" draw:text-style-name="P2" draw:layer="layout" svg:x1="6.487cm" svg:y1="7.084cm" svg:x2="7.138cm" svg:y2="7.736cm">
          <text:p/>
        </draw:line>
        <draw:line draw:style-name="gr5" draw:text-style-name="P2" draw:layer="layout" svg:x1="5.637cm" svg:y1="6.735cm" svg:x2="5.988cm" svg:y2="7.085cm">
          <text:p/>
        </draw:line>
        <draw:line draw:style-name="gr5" draw:text-style-name="P2" draw:layer="layout" svg:x1="7.918cm" svg:y1="7.852cm" svg:x2="7.918cm" svg:y2="8.266cm">
          <text:p/>
        </draw:line>
        <draw:line draw:style-name="gr5" draw:text-style-name="P2" draw:layer="layout" svg:x1="7.137cm" svg:y1="7.735cm" svg:x2="7.8cm" svg:y2="7.735cm">
          <text:p/>
        </draw:line>
        <draw:line draw:style-name="gr5" draw:text-style-name="P2" draw:layer="layout" svg:x1="5.987cm" svg:y1="7.084cm" svg:x2="6.487cm" svg:y2="7.084cm">
          <text:p/>
        </draw:line>
        <draw:line draw:style-name="gr5" draw:text-style-name="P2" draw:layer="layout" svg:x1="7.8cm" svg:y1="7.735cm" svg:x2="7.919cm" svg:y2="7.853cm">
          <text:p/>
        </draw:line>
        <draw:line draw:style-name="gr5" draw:text-style-name="P2" draw:layer="layout" svg:x1="5.441cm" svg:y1="7.555cm" svg:x2="4.621cm" svg:y2="6.735cm">
          <text:p/>
        </draw:line>
        <draw:line draw:style-name="gr5" draw:text-style-name="P2" draw:layer="layout" svg:x1="7.625cm" svg:y1="8.434cm" svg:x2="7.017cm" svg:y2="8.434cm">
          <text:p/>
        </draw:line>
        <draw:line draw:style-name="gr5" draw:text-style-name="P2" draw:layer="layout" svg:x1="7.647cm" svg:y1="8.478cm" svg:x2="7.625cm" svg:y2="8.456cm">
          <text:p/>
        </draw:line>
        <draw:line draw:style-name="gr5" draw:text-style-name="P2" draw:layer="layout" svg:x1="7.018cm" svg:y1="8.435cm" svg:x2="6.137cm" svg:y2="7.554cm">
          <text:p/>
        </draw:line>
        <draw:line draw:style-name="gr5" draw:text-style-name="P2" draw:layer="layout" svg:x1="7.625cm" svg:y1="8.456cm" svg:x2="7.625cm" svg:y2="8.434cm">
          <text:p/>
        </draw:line>
        <draw:line draw:style-name="gr5" draw:text-style-name="P2" draw:layer="layout" svg:x1="7.692cm" svg:y1="8.477cm" svg:x2="7.646cm" svg:y2="8.477cm">
          <text:p/>
        </draw:line>
        <draw:line draw:style-name="gr5" draw:text-style-name="P2" draw:layer="layout" svg:x1="7.7cm" svg:y1="8.485cm" svg:x2="7.692cm" svg:y2="8.477cm">
          <text:p/>
        </draw:line>
        <draw:line draw:style-name="gr5" draw:text-style-name="P2" draw:layer="layout" svg:x1="6.137cm" svg:y1="7.554cm" svg:x2="5.44cm" svg:y2="7.554cm">
          <text:p/>
        </draw:line>
        <draw:line draw:style-name="gr5" draw:text-style-name="P2" draw:layer="layout" svg:x1="12.45cm" svg:y1="9.039cm" svg:x2="12.342cm" svg:y2="9.039cm">
          <text:p/>
        </draw:line>
        <draw:line draw:style-name="gr6" draw:text-style-name="P2" draw:layer="layout" svg:x1="4.336cm" svg:y1="8.322cm" svg:x2="4.587cm" svg:y2="8.322cm">
          <text:p/>
        </draw:line>
        <draw:line draw:style-name="gr5" draw:text-style-name="P2" draw:layer="layout" svg:x1="12.343cm" svg:y1="9.04cm" svg:x2="12.337cm" svg:y2="9.035cm">
          <text:p/>
        </draw:line>
        <draw:line draw:style-name="gr5" draw:text-style-name="P2" draw:layer="layout" svg:x1="12.287cm" svg:y1="7.889cm" svg:x2="12.382cm" svg:y2="7.889cm">
          <text:p/>
        </draw:line>
        <draw:line draw:style-name="gr6" draw:text-style-name="P2" draw:layer="layout" svg:x1="13.034cm" svg:y1="7.082cm" svg:x2="12.846cm" svg:y2="6.894cm">
          <text:p/>
        </draw:line>
        <draw:line draw:style-name="gr5" draw:text-style-name="P2" draw:layer="layout" svg:x1="13.314cm" svg:y1="7.21cm" svg:x2="13.237cm" svg:y2="7.285cm">
          <text:p/>
        </draw:line>
        <draw:line draw:style-name="gr5" draw:text-style-name="P2" draw:layer="layout" svg:x1="11.711cm" svg:y1="8.309cm" svg:x2="11.864cm" svg:y2="8.309cm">
          <text:p/>
        </draw:line>
        <draw:line draw:style-name="gr5" draw:text-style-name="P2" draw:layer="layout" svg:x1="13.238cm" svg:y1="7.284cm" svg:x2="13.194cm" svg:y2="7.328cm">
          <text:p/>
        </draw:line>
        <draw:line draw:style-name="gr6" draw:text-style-name="P2" draw:layer="layout" svg:x1="5.309cm" svg:y1="9.649cm" svg:x2="5.309cm" svg:y2="9.634cm">
          <text:p/>
        </draw:line>
        <draw:line draw:style-name="gr5" draw:text-style-name="P2" draw:layer="layout" svg:x1="12.382cm" svg:y1="7.89cm" svg:x2="12.538cm" svg:y2="7.735cm">
          <text:p/>
        </draw:line>
        <draw:line draw:style-name="gr5" draw:text-style-name="P2" draw:layer="layout" svg:x1="13.184cm" svg:y1="9.487cm" svg:x2="13.184cm" svg:y2="9.732cm">
          <text:p/>
        </draw:line>
        <draw:line draw:style-name="gr5" draw:text-style-name="P2" draw:layer="layout" svg:x1="13.194cm" svg:y1="7.592cm" svg:x2="13.313cm" svg:y2="7.711cm">
          <text:p/>
        </draw:line>
        <draw:line draw:style-name="gr5" draw:text-style-name="P2" draw:layer="layout" svg:x1="13.194cm" svg:y1="7.327cm" svg:x2="13.194cm" svg:y2="7.592cm">
          <text:p/>
        </draw:line>
        <draw:line draw:style-name="gr5" draw:text-style-name="P2" draw:layer="layout" svg:x1="11.314cm" svg:y1="7.934cm" svg:x2="11.187cm" svg:y2="7.934cm">
          <text:p/>
        </draw:line>
        <draw:line draw:style-name="gr6" draw:text-style-name="P2" draw:layer="layout" svg:x1="12.207cm" svg:y1="6.965cm" svg:x2="12.137cm" svg:y2="7.036cm">
          <text:p/>
        </draw:line>
        <draw:line draw:style-name="gr5" draw:text-style-name="P2" draw:layer="layout" svg:x1="11.437cm" svg:y1="8.585cm" svg:x2="11.712cm" svg:y2="8.309cm">
          <text:p/>
        </draw:line>
        <draw:line draw:style-name="gr6" draw:text-style-name="P2" draw:layer="layout" svg:x1="8.336cm" svg:y1="9.535cm" svg:x2="8.336cm" svg:y2="9.735cm">
          <text:p/>
        </draw:line>
        <draw:line draw:style-name="gr6" draw:text-style-name="P2" draw:layer="layout" svg:x1="8.207cm" svg:y1="10.532cm" svg:x2="8.384cm" svg:y2="10.532cm">
          <text:p/>
        </draw:line>
        <draw:line draw:style-name="gr6" draw:text-style-name="P2" draw:layer="layout" svg:x1="12.206cm" svg:y1="6.842cm" svg:x2="12.206cm" svg:y2="6.965cm">
          <text:p/>
        </draw:line>
        <draw:line draw:style-name="gr5" draw:text-style-name="P2" draw:layer="layout" svg:x1="9.884cm" svg:y1="7.338cm" svg:x2="9.887cm" svg:y2="7.335cm">
          <text:p/>
        </draw:line>
        <draw:line draw:style-name="gr6" draw:text-style-name="P2" draw:layer="layout" svg:x1="6.19cm" svg:y1="11.232cm" svg:x2="6.186cm" svg:y2="11.236cm">
          <text:p/>
        </draw:line>
        <draw:line draw:style-name="gr6" draw:text-style-name="P2" draw:layer="layout" svg:x1="13.033cm" svg:y1="7.081cm" svg:x2="13.312cm" svg:y2="7.081cm">
          <text:p/>
        </draw:line>
        <draw:line draw:style-name="gr6" draw:text-style-name="P2" draw:layer="layout" svg:x1="12.846cm" svg:y1="6.894cm" svg:x2="12.846cm" svg:y2="6.842cm">
          <text:p/>
        </draw:line>
        <draw:line draw:style-name="gr5" draw:text-style-name="P2" draw:layer="layout" svg:x1="11.437cm" svg:y1="8.934cm" svg:x2="11.437cm" svg:y2="8.584cm">
          <text:p/>
        </draw:line>
        <draw:line draw:style-name="gr5" draw:text-style-name="P2" draw:layer="layout" svg:x1="13.312cm" svg:y1="7.081cm" svg:x2="13.312cm" svg:y2="7.21cm">
          <text:p/>
        </draw:line>
        <draw:line draw:style-name="gr6" draw:text-style-name="P2" draw:layer="layout" svg:x1="4.336cm" svg:y1="8.576cm" svg:x2="4.336cm" svg:y2="8.322cm">
          <text:p/>
        </draw:line>
        <draw:line draw:style-name="gr5" draw:text-style-name="P2" draw:layer="layout" svg:x1="6.487cm" svg:y1="8.634cm" svg:x2="7.262cm" svg:y2="8.634cm">
          <text:p/>
        </draw:line>
        <draw:line draw:style-name="gr5" draw:text-style-name="P2" draw:layer="layout" svg:x1="6.036cm" svg:y1="8.438cm" svg:x2="6.29cm" svg:y2="8.438cm">
          <text:p/>
        </draw:line>
        <draw:line draw:style-name="gr5" draw:text-style-name="P2" draw:layer="layout" svg:x1="6.036cm" svg:y1="8.558cm" svg:x2="6.036cm" svg:y2="8.438cm">
          <text:p/>
        </draw:line>
        <draw:line draw:style-name="gr5" draw:text-style-name="P2" draw:layer="layout" svg:x1="7.262cm" svg:y1="8.634cm" svg:x2="7.699cm" svg:y2="8.634cm">
          <text:p/>
        </draw:line>
        <draw:line draw:style-name="gr5" draw:text-style-name="P2" draw:layer="layout" svg:x1="5.386cm" svg:y1="8.438cm" svg:x2="6.036cm" svg:y2="8.438cm">
          <text:p/>
        </draw:line>
        <draw:line draw:style-name="gr5" draw:text-style-name="P2" draw:layer="layout" svg:x1="5.03cm" svg:y1="8.082cm" svg:x2="5.387cm" svg:y2="8.439cm">
          <text:p/>
        </draw:line>
        <draw:line draw:style-name="gr5" draw:text-style-name="P2" draw:layer="layout" svg:x1="6.29cm" svg:y1="8.438cm" svg:x2="6.488cm" svg:y2="8.635cm">
          <text:p/>
        </draw:line>
        <draw:line draw:style-name="gr5" draw:text-style-name="P2" draw:layer="layout" svg:x1="4.836cm" svg:y1="8.082cm" svg:x2="5.03cm" svg:y2="8.082cm">
          <text:p/>
        </draw:line>
        <draw:line draw:style-name="gr5" draw:text-style-name="P2" draw:layer="layout" svg:x1="8.05cm" svg:y1="10.898cm" svg:x2="7.918cm" svg:y2="10.766cm">
          <text:p/>
        </draw:line>
        <draw:line draw:style-name="gr5" draw:text-style-name="P2" draw:layer="layout" svg:x1="4.683cm" svg:y1="11.109cm" svg:x2="5.511cm" svg:y2="11.109cm">
          <text:p/>
        </draw:line>
        <draw:line draw:style-name="gr5" draw:text-style-name="P2" draw:layer="layout" svg:x1="8.207cm" svg:y1="10.913cm" svg:x2="8.066cm" svg:y2="10.913cm">
          <text:p/>
        </draw:line>
        <draw:line draw:style-name="gr5" draw:text-style-name="P2" draw:layer="layout" svg:x1="8.067cm" svg:y1="10.914cm" svg:x2="8.049cm" svg:y2="10.897cm">
          <text:p/>
        </draw:line>
        <draw:line draw:style-name="gr5" draw:text-style-name="P2" draw:layer="layout" svg:x1="7.918cm" svg:y1="10.766cm" svg:x2="7.918cm" svg:y2="8.953cm">
          <text:p/>
        </draw:line>
        <draw:line draw:style-name="gr5" draw:text-style-name="P2" draw:layer="layout" svg:x1="7.869cm" svg:y1="9.01cm" svg:x2="7.787cm" svg:y2="9.092cm">
          <text:p/>
        </draw:line>
        <draw:line draw:style-name="gr5" draw:text-style-name="P2" draw:layer="layout" svg:x1="7.407cm" svg:y1="10.659cm" svg:x2="7.487cm" svg:y2="10.659cm">
          <text:p/>
        </draw:line>
        <draw:line draw:style-name="gr5" draw:text-style-name="P2" draw:layer="layout" svg:x1="7.566cm" svg:y1="10.66cm" svg:x2="7.788cm" svg:y2="10.439cm">
          <text:p/>
        </draw:line>
        <draw:line draw:style-name="gr5" draw:text-style-name="P2" draw:layer="layout" svg:x1="7.332cm" svg:y1="10.736cm" svg:x2="7.408cm" svg:y2="10.659cm">
          <text:p/>
        </draw:line>
        <draw:line draw:style-name="gr5" draw:text-style-name="P2" draw:layer="layout" svg:x1="7.787cm" svg:y1="9.091cm" svg:x2="7.787cm" svg:y2="10.439cm">
          <text:p/>
        </draw:line>
        <draw:line draw:style-name="gr5" draw:text-style-name="P2" draw:layer="layout" svg:x1="5.712cm" svg:y1="10.735cm" svg:x2="5.59cm" svg:y2="10.856cm">
          <text:p/>
        </draw:line>
        <draw:line draw:style-name="gr5" draw:text-style-name="P2" draw:layer="layout" svg:x1="4.8cm" svg:y1="10.855cm" svg:x2="5.511cm" svg:y2="10.855cm">
          <text:p/>
        </draw:line>
        <draw:line draw:style-name="gr5" draw:text-style-name="P2" draw:layer="layout" svg:x1="5.711cm" svg:y1="10.735cm" svg:x2="7.332cm" svg:y2="10.735cm">
          <text:p/>
        </draw:line>
        <draw:line draw:style-name="gr5" draw:text-style-name="P2" draw:layer="layout" svg:x1="5.59cm" svg:y1="10.855cm" svg:x2="5.511cm" svg:y2="10.855cm">
          <text:p/>
        </draw:line>
        <draw:line draw:style-name="gr5" draw:text-style-name="P2" draw:layer="layout" svg:x1="7.868cm" svg:y1="8.953cm" svg:x2="7.868cm" svg:y2="9.01cm">
          <text:p/>
        </draw:line>
        <draw:line draw:style-name="gr5" draw:text-style-name="P2" draw:layer="layout" svg:x1="7.487cm" svg:y1="10.659cm" svg:x2="7.566cm" svg:y2="10.659cm">
          <text:p/>
        </draw:line>
        <draw:line draw:style-name="gr5" draw:text-style-name="P2" draw:layer="layout" svg:x1="4.679cm" svg:y1="10.735cm" svg:x2="4.801cm" svg:y2="10.856cm">
          <text:p/>
        </draw:line>
        <draw:line draw:style-name="gr6" draw:text-style-name="P2" draw:layer="layout" svg:x1="12.187cm" svg:y1="9.984cm" svg:x2="12.195cm" svg:y2="9.993cm">
          <text:p/>
        </draw:line>
        <draw:line draw:style-name="gr6" draw:text-style-name="P2" draw:layer="layout" svg:x1="12.587cm" svg:y1="6.984cm" svg:x2="12.683cm" svg:y2="6.984cm">
          <text:p/>
        </draw:line>
        <draw:line draw:style-name="gr6" draw:text-style-name="P2" draw:layer="layout" svg:x1="12.587cm" svg:y1="6.984cm" svg:x2="12.552cm" svg:y2="6.984cm">
          <text:p/>
        </draw:line>
        <draw:line draw:style-name="gr6" draw:text-style-name="P2" draw:layer="layout" svg:x1="13.062cm" svg:y1="7.984cm" svg:x2="13.062cm" svg:y2="7.484cm">
          <text:p/>
        </draw:line>
        <draw:line draw:style-name="gr6" draw:text-style-name="P2" draw:layer="layout" svg:x1="13.062cm" svg:y1="8.613cm" svg:x2="13.062cm" svg:y2="8.535cm">
          <text:p/>
        </draw:line>
        <draw:line draw:style-name="gr5" draw:text-style-name="P2" draw:layer="layout" svg:x1="12.767cm" svg:y1="7.303cm" svg:x2="12.76cm" svg:y2="7.309cm">
          <text:p/>
        </draw:line>
        <draw:line draw:style-name="gr6" draw:text-style-name="P2" draw:layer="layout" svg:x1="13.063cm" svg:y1="7.485cm" svg:x2="12.88cm" svg:y2="7.303cm">
          <text:p/>
        </draw:line>
        <draw:line draw:style-name="gr5" draw:text-style-name="P2" draw:layer="layout" svg:x1="12.76cm" svg:y1="7.192cm" svg:x2="12.76cm" svg:y2="7.308cm">
          <text:p/>
        </draw:line>
        <draw:line draw:style-name="gr6" draw:text-style-name="P2" draw:layer="layout" svg:x1="12.88cm" svg:y1="7.303cm" svg:x2="12.766cm" svg:y2="7.303cm">
          <text:p/>
        </draw:line>
        <draw:line draw:style-name="gr6" draw:text-style-name="P2" draw:layer="layout" svg:x1="12.587cm" svg:y1="6.984cm" svg:x2="12.368cm" svg:y2="6.984cm">
          <text:p/>
        </draw:line>
        <draw:line draw:style-name="gr6" draw:text-style-name="P2" draw:layer="layout" svg:x1="12.683cm" svg:y1="6.985cm" svg:x2="12.767cm" svg:y2="6.902cm">
          <text:p/>
        </draw:line>
        <draw:line draw:style-name="gr6" draw:text-style-name="P2" draw:layer="layout" svg:x1="12.577cm" svg:y1="8.945cm" svg:x2="12.588cm" svg:y2="8.934cm">
          <text:p/>
        </draw:line>
        <draw:line draw:style-name="gr6" draw:text-style-name="P2" draw:layer="layout" svg:x1="12.187cm" svg:y1="9.984cm" svg:x2="12.197cm" svg:y2="9.984cm">
          <text:p/>
        </draw:line>
        <draw:line draw:style-name="gr6" draw:text-style-name="P2" draw:layer="layout" svg:x1="12.587cm" svg:y1="8.935cm" svg:x2="12.909cm" svg:y2="8.613cm">
          <text:p/>
        </draw:line>
        <draw:line draw:style-name="gr6" draw:text-style-name="P2" draw:layer="layout" svg:x1="12.197cm" svg:y1="9.985cm" svg:x2="12.588cm" svg:y2="9.594cm">
          <text:p/>
        </draw:line>
        <draw:line draw:style-name="gr6" draw:text-style-name="P2" draw:layer="layout" svg:x1="12.587cm" svg:y1="9.134cm" svg:x2="12.45cm" svg:y2="9.134cm">
          <text:p/>
        </draw:line>
        <draw:line draw:style-name="gr6" draw:text-style-name="P2" draw:layer="layout" svg:x1="13.188cm" svg:y1="8.739cm" svg:x2="13.062cm" svg:y2="8.613cm">
          <text:p/>
        </draw:line>
        <draw:line draw:style-name="gr6" draw:text-style-name="P2" draw:layer="layout" svg:x1="13.063cm" svg:y1="7.985cm" svg:x2="13.057cm" svg:y2="7.98cm">
          <text:p/>
        </draw:line>
        <draw:line draw:style-name="gr6" draw:text-style-name="P2" draw:layer="layout" svg:x1="12.587cm" svg:y1="9.594cm" svg:x2="12.587cm" svg:y2="9.134cm">
          <text:p/>
        </draw:line>
        <draw:line draw:style-name="gr6" draw:text-style-name="P2" draw:layer="layout" svg:x1="13.062cm" svg:y1="8.535cm" svg:x2="13.062cm" svg:y2="7.984cm">
          <text:p/>
        </draw:line>
        <draw:line draw:style-name="gr6" draw:text-style-name="P2" draw:layer="layout" svg:x1="12.587cm" svg:y1="9.134cm" svg:x2="12.587cm" svg:y2="8.934cm">
          <text:p/>
        </draw:line>
        <draw:line draw:style-name="gr6" draw:text-style-name="P2" draw:layer="layout" svg:x1="12.766cm" svg:y1="6.902cm" svg:x2="12.766cm" svg:y2="6.842cm">
          <text:p/>
        </draw:line>
        <draw:line draw:style-name="gr6" draw:text-style-name="P2" draw:layer="layout" svg:x1="12.552cm" svg:y1="6.984cm" svg:x2="12.761cm" svg:y2="7.193cm">
          <text:p/>
        </draw:line>
        <draw:line draw:style-name="gr6" draw:text-style-name="P2" draw:layer="layout" svg:x1="13.057cm" svg:y1="7.98cm" svg:x2="12.272cm" svg:y2="7.98cm">
          <text:p/>
        </draw:line>
        <draw:line draw:style-name="gr6" draw:text-style-name="P2" draw:layer="layout" svg:x1="12.286cm" svg:y1="6.902cm" svg:x2="12.286cm" svg:y2="6.842cm">
          <text:p/>
        </draw:line>
        <draw:line draw:style-name="gr6" draw:text-style-name="P2" draw:layer="layout" svg:x1="12.369cm" svg:y1="6.985cm" svg:x2="12.286cm" svg:y2="6.902cm">
          <text:p/>
        </draw:line>
        <draw:line draw:style-name="gr6" draw:text-style-name="P2" draw:layer="layout" svg:x1="12.577cm" svg:y1="8.944cm" svg:x2="12.45cm" svg:y2="8.944cm">
          <text:p/>
        </draw:line>
        <draw:line draw:style-name="gr6" draw:text-style-name="P2" draw:layer="layout" svg:x1="12.908cm" svg:y1="8.613cm" svg:x2="13.062cm" svg:y2="8.613cm">
          <text:p/>
        </draw:line>
        <draw:line draw:style-name="gr6" draw:text-style-name="P2" draw:layer="layout" svg:x1="7.684cm" svg:y1="8.332cm" svg:x2="7.699cm" svg:y2="8.332cm">
          <text:p/>
        </draw:line>
        <draw:line draw:style-name="gr5" draw:text-style-name="P2" draw:layer="layout" svg:x1="8.218cm" svg:y1="9.091cm" svg:x2="8.218cm" svg:y2="8.953cm">
          <text:p/>
        </draw:line>
        <draw:line draw:style-name="gr6" draw:text-style-name="P2" draw:layer="layout" svg:x1="7.833cm" svg:y1="11.259cm" svg:x2="9.036cm" svg:y2="11.259cm">
          <text:p/>
        </draw:line>
        <draw:line draw:style-name="gr6" draw:text-style-name="P2" draw:layer="layout" svg:x1="11.536cm" svg:y1="7.639cm" svg:x2="10.587cm" svg:y2="7.639cm">
          <text:p/>
        </draw:line>
        <draw:line draw:style-name="gr6" draw:text-style-name="P2" draw:layer="layout" svg:x1="5.886cm" svg:y1="9.185cm" svg:x2="5.437cm" svg:y2="9.185cm">
          <text:p/>
        </draw:line>
        <draw:line draw:style-name="gr5" draw:text-style-name="P2" draw:layer="layout" svg:x1="7.587cm" svg:y1="8.222cm" svg:x2="7.587cm" svg:y2="8.185cm">
          <text:p/>
        </draw:line>
        <draw:line draw:style-name="gr5" draw:text-style-name="P2" draw:layer="layout" svg:x1="10.605cm" svg:y1="7.622cm" svg:x2="10.587cm" svg:y2="7.64cm">
          <text:p/>
        </draw:line>
        <draw:line draw:style-name="gr6" draw:text-style-name="P2" draw:layer="layout" svg:x1="4.389cm" svg:y1="11.108cm" svg:x2="4.391cm" svg:y2="11.11cm">
          <text:p/>
        </draw:line>
        <draw:line draw:style-name="gr6" draw:text-style-name="P2" draw:layer="layout" svg:x1="10.836cm" svg:y1="9.634cm" svg:x2="10.836cm" svg:y2="9.535cm">
          <text:p/>
        </draw:line>
        <draw:line draw:style-name="gr6" draw:text-style-name="P2" draw:layer="layout" svg:x1="11.609cm" svg:y1="7.934cm" svg:x2="11.609cm" svg:y2="7.812cm">
          <text:p/>
        </draw:line>
        <draw:line draw:style-name="gr6" draw:text-style-name="P2" draw:layer="layout" svg:x1="7.487cm" svg:y1="10.913cm" svg:x2="7.834cm" svg:y2="11.26cm">
          <text:p/>
        </draw:line>
        <draw:line draw:style-name="gr5" draw:text-style-name="P2" draw:layer="layout" svg:x1="10.604cm" svg:y1="7.335cm" svg:x2="10.604cm" svg:y2="7.622cm">
          <text:p/>
        </draw:line>
        <draw:line draw:style-name="gr5" draw:text-style-name="P2" draw:layer="layout" svg:x1="9.417cm" svg:y1="10.93cm" svg:x2="9.407cm" svg:y2="10.919cm">
          <text:p/>
        </draw:line>
        <draw:line draw:style-name="gr6" draw:text-style-name="P2" draw:layer="layout" svg:x1="4.336cm" svg:y1="8.83cm" svg:x2="4.336cm" svg:y2="9.084cm">
          <text:p/>
        </draw:line>
        <draw:line draw:style-name="gr6" draw:text-style-name="P2" draw:layer="layout" svg:x1="10.836cm" svg:y1="8.235cm" svg:x2="10.836cm" svg:y2="7.664cm">
          <text:p/>
        </draw:line>
        <draw:line draw:style-name="gr6" draw:text-style-name="P2" draw:layer="layout" svg:x1="4.886cm" svg:y1="9.634cm" svg:x2="5.014cm" svg:y2="9.634cm">
          <text:p/>
        </draw:line>
        <draw:line draw:style-name="gr5" draw:text-style-name="P2" draw:layer="layout" svg:x1="5.437cm" svg:y1="9.185cm" svg:x2="5.412cm" svg:y2="9.185cm">
          <text:p/>
        </draw:line>
        <draw:line draw:style-name="gr6" draw:text-style-name="P2" draw:layer="layout" svg:x1="11.609cm" svg:y1="7.812cm" svg:x2="11.609cm" svg:y2="7.712cm">
          <text:p/>
        </draw:line>
        <draw:line draw:style-name="gr6" draw:text-style-name="P2" draw:layer="layout" svg:x1="11.562cm" svg:y1="7.665cm" svg:x2="11.536cm" svg:y2="7.639cm">
          <text:p/>
        </draw:line>
        <draw:line draw:style-name="gr6" draw:text-style-name="P2" draw:layer="layout" svg:x1="8.725cm" svg:y1="7.88cm" svg:x2="8.686cm" svg:y2="7.842cm">
          <text:p/>
        </draw:line>
        <draw:line draw:style-name="gr6" draw:text-style-name="P2" draw:layer="layout" svg:x1="7.637cm" svg:y1="8.284cm" svg:x2="7.685cm" svg:y2="8.333cm">
          <text:p/>
        </draw:line>
        <draw:line draw:style-name="gr6" draw:text-style-name="P2" draw:layer="layout" svg:x1="9.861cm" svg:y1="10.61cm" svg:x2="10.837cm" svg:y2="9.634cm">
          <text:p/>
        </draw:line>
        <draw:line draw:style-name="gr6" draw:text-style-name="P2" draw:layer="layout" svg:x1="11.61cm" svg:y1="7.713cm" svg:x2="11.536cm" svg:y2="7.639cm">
          <text:p/>
        </draw:line>
        <draw:line draw:style-name="gr6" draw:text-style-name="P2" draw:layer="layout" svg:x1="11.655cm" svg:y1="7.981cm" svg:x2="11.609cm" svg:y2="7.934cm">
          <text:p/>
        </draw:line>
        <draw:line draw:style-name="gr6" draw:text-style-name="P2" draw:layer="layout" svg:x1="8.725cm" svg:y1="7.972cm" svg:x2="8.561cm" svg:y2="8.135cm">
          <text:p/>
        </draw:line>
        <draw:line draw:style-name="gr5" draw:text-style-name="P2" draw:layer="layout" svg:x1="5.012cm" svg:y1="9.635cm" svg:x2="4.987cm" svg:y2="9.609cm">
          <text:p/>
        </draw:line>
        <draw:line draw:style-name="gr6" draw:text-style-name="P2" draw:layer="layout" svg:x1="4.389cm" svg:y1="10.275cm" svg:x2="4.389cm" svg:y2="11.108cm">
          <text:p/>
        </draw:line>
        <draw:line draw:style-name="gr6" draw:text-style-name="P2" draw:layer="layout" svg:x1="4.336cm" svg:y1="9.084cm" svg:x2="4.887cm" svg:y2="9.635cm">
          <text:p/>
        </draw:line>
        <draw:line draw:style-name="gr6" draw:text-style-name="P2" draw:layer="layout" svg:x1="7.263cm" svg:y1="9.109cm" svg:x2="7.236cm" svg:y2="9.135cm">
          <text:p/>
        </draw:line>
        <draw:line draw:style-name="gr5" draw:text-style-name="P2" draw:layer="layout" svg:x1="4.386cm" svg:y1="10.735cm" svg:x2="4.392cm" svg:y2="10.739cm">
          <text:p/>
        </draw:line>
        <draw:line draw:style-name="gr5" draw:text-style-name="P2" draw:layer="layout" svg:x1="8.386cm" svg:y1="8.484cm" svg:x2="8.561cm" svg:y2="8.484cm">
          <text:p/>
        </draw:line>
        <draw:line draw:style-name="gr6" draw:text-style-name="P2" draw:layer="layout" svg:x1="10.587cm" svg:y1="7.639cm" svg:x2="9.057cm" svg:y2="7.639cm">
          <text:p/>
        </draw:line>
        <draw:line draw:style-name="gr6" draw:text-style-name="P2" draw:layer="layout" svg:x1="4.587cm" svg:y1="10.011cm" svg:x2="4.988cm" svg:y2="9.609cm">
          <text:p/>
        </draw:line>
        <draw:line draw:style-name="gr5" draw:text-style-name="P2" draw:layer="layout" svg:x1="8.859cm" svg:y1="7.707cm" svg:x2="8.925cm" svg:y2="7.773cm">
          <text:p/>
        </draw:line>
        <draw:line draw:style-name="gr6" draw:text-style-name="P2" draw:layer="layout" svg:x1="4.386cm" svg:y1="10.211cm" svg:x2="4.588cm" svg:y2="10.01cm">
          <text:p/>
        </draw:line>
        <draw:line draw:style-name="gr6" draw:text-style-name="P2" draw:layer="layout" svg:x1="5.886cm" svg:y1="9.185cm" svg:x2="6.24cm" svg:y2="9.185cm">
          <text:p/>
        </draw:line>
        <draw:line draw:style-name="gr5" draw:text-style-name="P2" draw:layer="layout" svg:x1="8.859cm" svg:y1="7.357cm" svg:x2="8.859cm" svg:y2="7.707cm">
          <text:p/>
        </draw:line>
        <draw:line draw:style-name="gr6" draw:text-style-name="P2" draw:layer="layout" svg:x1="9.036cm" svg:y1="11.26cm" svg:x2="9.687cm" svg:y2="10.609cm">
          <text:p/>
        </draw:line>
        <draw:line draw:style-name="gr5" draw:text-style-name="P2" draw:layer="layout" svg:x1="8.587cm" svg:y1="7.084cm" svg:x2="8.86cm" svg:y2="7.358cm">
          <text:p/>
        </draw:line>
        <draw:line draw:style-name="gr6" draw:text-style-name="P2" draw:layer="layout" svg:x1="7.517cm" svg:y1="9.109cm" svg:x2="7.262cm" svg:y2="9.109cm">
          <text:p/>
        </draw:line>
        <draw:line draw:style-name="gr6" draw:text-style-name="P2" draw:layer="layout" svg:x1="8.724cm" svg:y1="7.972cm" svg:x2="8.724cm" svg:y2="7.879cm">
          <text:p/>
        </draw:line>
        <draw:line draw:style-name="gr5" draw:text-style-name="P2" draw:layer="layout" svg:x1="8.237cm" svg:y1="9.11cm" svg:x2="8.218cm" svg:y2="9.091cm">
          <text:p/>
        </draw:line>
        <draw:line draw:style-name="gr6" draw:text-style-name="P2" draw:layer="layout" svg:x1="12.002cm" svg:y1="7.98cm" svg:x2="11.654cm" svg:y2="7.98cm">
          <text:p/>
        </draw:line>
        <draw:line draw:style-name="gr5" draw:text-style-name="P2" draw:layer="layout" svg:x1="5.014cm" svg:y1="9.634cm" svg:x2="5.011cm" svg:y2="9.634cm">
          <text:p/>
        </draw:line>
        <draw:line draw:style-name="gr6" draw:text-style-name="P2" draw:layer="layout" svg:x1="7.587cm" svg:y1="8.284cm" svg:x2="7.637cm" svg:y2="8.284cm">
          <text:p/>
        </draw:line>
        <draw:line draw:style-name="gr6" draw:text-style-name="P2" draw:layer="layout" svg:x1="5.386cm" svg:y1="9.134cm" svg:x2="5.438cm" svg:y2="9.186cm">
          <text:p/>
        </draw:line>
        <draw:line draw:style-name="gr6" draw:text-style-name="P2" draw:layer="layout" svg:x1="5.386cm" svg:y1="8.731cm" svg:x2="5.386cm" svg:y2="9.134cm">
          <text:p/>
        </draw:line>
        <draw:line draw:style-name="gr6" draw:text-style-name="P2" draw:layer="layout" svg:x1="9.058cm" svg:y1="7.639cm" svg:x2="8.924cm" svg:y2="7.773cm">
          <text:p/>
        </draw:line>
        <draw:line draw:style-name="gr6" draw:text-style-name="P2" draw:layer="layout" svg:x1="9.686cm" svg:y1="10.609cm" svg:x2="9.861cm" svg:y2="10.609cm">
          <text:p/>
        </draw:line>
        <draw:line draw:style-name="gr6" draw:text-style-name="P2" draw:layer="layout" svg:x1="5.413cm" svg:y1="9.185cm" svg:x2="4.987cm" svg:y2="9.61cm">
          <text:p/>
        </draw:line>
        <draw:line draw:style-name="gr6" draw:text-style-name="P2" draw:layer="layout" svg:x1="8.925cm" svg:y1="7.772cm" svg:x2="8.724cm" svg:y2="7.973cm">
          <text:p/>
        </draw:line>
        <draw:line draw:style-name="gr5" draw:text-style-name="P2" draw:layer="layout" svg:x1="9.204cm" svg:y1="7.284cm" svg:x2="9.204cm" svg:y2="7.639cm">
          <text:p/>
        </draw:line>
        <draw:line draw:style-name="gr6" draw:text-style-name="P2" draw:layer="layout" svg:x1="7.587cm" svg:y1="8.222cm" svg:x2="7.587cm" svg:y2="8.284cm">
          <text:p/>
        </draw:line>
        <draw:line draw:style-name="gr5" draw:text-style-name="P2" draw:layer="layout" svg:x1="8.001cm" svg:y1="10.66cm" svg:x2="7.968cm" svg:y2="10.628cm">
          <text:p/>
        </draw:line>
        <draw:line draw:style-name="gr5" draw:text-style-name="P2" draw:layer="layout" svg:x1="8.044cm" svg:y1="10.704cm" svg:x2="8cm" svg:y2="10.659cm">
          <text:p/>
        </draw:line>
        <draw:line draw:style-name="gr5" draw:text-style-name="P2" draw:layer="layout" svg:x1="8.207cm" svg:y1="10.786cm" svg:x2="8.127cm" svg:y2="10.786cm">
          <text:p/>
        </draw:line>
        <draw:line draw:style-name="gr5" draw:text-style-name="P2" draw:layer="layout" svg:x1="7.968cm" svg:y1="10.628cm" svg:x2="7.968cm" svg:y2="8.953cm">
          <text:p/>
        </draw:line>
        <draw:line draw:style-name="gr5" draw:text-style-name="P2" draw:layer="layout" svg:x1="8.128cm" svg:y1="10.787cm" svg:x2="8.043cm" svg:y2="10.703cm">
          <text:p/>
        </draw:line>
        <draw:line draw:style-name="gr5" draw:text-style-name="P2" draw:layer="layout" svg:x1="6.472cm" svg:y1="10.323cm" svg:x2="6.683cm" svg:y2="10.533cm">
          <text:p/>
        </draw:line>
        <draw:line draw:style-name="gr5" draw:text-style-name="P2" draw:layer="layout" svg:x1="5.511cm" svg:y1="10.348cm" svg:x2="5.625cm" svg:y2="10.235cm">
          <text:p/>
        </draw:line>
        <draw:line draw:style-name="gr5" draw:text-style-name="P2" draw:layer="layout" svg:x1="7.487cm" svg:y1="10.533cm" svg:x2="7.638cm" svg:y2="10.383cm">
          <text:p/>
        </draw:line>
        <draw:line draw:style-name="gr5" draw:text-style-name="P2" draw:layer="layout" svg:x1="5.813cm" svg:y1="10.232cm" svg:x2="5.816cm" svg:y2="10.236cm">
          <text:p/>
        </draw:line>
        <draw:line draw:style-name="gr5" draw:text-style-name="P2" draw:layer="layout" svg:x1="6.472cm" svg:y1="10.323cm" svg:x2="6.508cm" svg:y2="10.358cm">
          <text:p/>
        </draw:line>
        <draw:line draw:style-name="gr5" draw:text-style-name="P2" draw:layer="layout" svg:x1="7.637cm" svg:y1="10.383cm" svg:x2="7.637cm" svg:y2="9.159cm">
          <text:p/>
        </draw:line>
        <draw:line draw:style-name="gr5" draw:text-style-name="P2" draw:layer="layout" svg:x1="7.637cm" svg:y1="9.16cm" svg:x2="7.77cm" svg:y2="9.027cm">
          <text:p/>
        </draw:line>
        <draw:line draw:style-name="gr5" draw:text-style-name="P2" draw:layer="layout" svg:x1="6.682cm" svg:y1="10.532cm" svg:x2="7.487cm" svg:y2="10.532cm">
          <text:p/>
        </draw:line>
        <draw:line draw:style-name="gr5" draw:text-style-name="P2" draw:layer="layout" svg:x1="6.384cm" svg:y1="10.235cm" svg:x2="6.473cm" svg:y2="10.324cm">
          <text:p/>
        </draw:line>
        <draw:line draw:style-name="gr5" draw:text-style-name="P2" draw:layer="layout" svg:x1="7.794cm" svg:y1="9.028cm" svg:x2="7.819cm" svg:y2="9.003cm">
          <text:p/>
        </draw:line>
        <draw:line draw:style-name="gr5" draw:text-style-name="P2" draw:layer="layout" svg:x1="5.815cm" svg:y1="10.235cm" svg:x2="6.384cm" svg:y2="10.235cm">
          <text:p/>
        </draw:line>
        <draw:line draw:style-name="gr5" draw:text-style-name="P2" draw:layer="layout" svg:x1="5.716cm" svg:y1="10.236cm" svg:x2="5.719cm" svg:y2="10.232cm">
          <text:p/>
        </draw:line>
        <draw:line draw:style-name="gr5" draw:text-style-name="P2" draw:layer="layout" svg:x1="7.769cm" svg:y1="9.027cm" svg:x2="7.794cm" svg:y2="9.027cm">
          <text:p/>
        </draw:line>
        <draw:line draw:style-name="gr5" draw:text-style-name="P2" draw:layer="layout" svg:x1="5.718cm" svg:y1="10.232cm" svg:x2="5.813cm" svg:y2="10.232cm">
          <text:p/>
        </draw:line>
        <draw:line draw:style-name="gr5" draw:text-style-name="P2" draw:layer="layout" svg:x1="5.624cm" svg:y1="10.235cm" svg:x2="5.716cm" svg:y2="10.235cm">
          <text:p/>
        </draw:line>
        <draw:line draw:style-name="gr5" draw:text-style-name="P2" draw:layer="layout" svg:x1="7.818cm" svg:y1="9.003cm" svg:x2="7.818cm" svg:y2="8.953cm">
          <text:p/>
        </draw:line>
        <draw:line draw:style-name="gr5" draw:text-style-name="P2" draw:layer="layout" svg:x1="8.138cm" svg:y1="9.211cm" svg:x2="8.068cm" svg:y2="9.141cm">
          <text:p/>
        </draw:line>
        <draw:line draw:style-name="gr5" draw:text-style-name="P2" draw:layer="layout" svg:x1="8.068cm" svg:y1="9.141cm" svg:x2="8.068cm" svg:y2="8.953cm">
          <text:p/>
        </draw:line>
        <draw:line draw:style-name="gr5" draw:text-style-name="P2" draw:layer="layout" svg:x1="8.511cm" svg:y1="11.109cm" svg:x2="8.511cm" svg:y2="10.459cm">
          <text:p/>
        </draw:line>
        <draw:line draw:style-name="gr5" draw:text-style-name="P2" draw:layer="layout" svg:x1="8.137cm" svg:y1="10.085cm" svg:x2="8.137cm" svg:y2="9.21cm">
          <text:p/>
        </draw:line>
        <draw:line draw:style-name="gr5" draw:text-style-name="P2" draw:layer="layout" svg:x1="7.714cm" svg:y1="10.786cm" svg:x2="8.037cm" svg:y2="11.11cm">
          <text:p/>
        </draw:line>
        <draw:line draw:style-name="gr5" draw:text-style-name="P2" draw:layer="layout" svg:x1="8.512cm" svg:y1="10.46cm" svg:x2="8.137cm" svg:y2="10.085cm">
          <text:p/>
        </draw:line>
        <draw:line draw:style-name="gr5" draw:text-style-name="P2" draw:layer="layout" svg:x1="5.833cm" svg:y1="10.855cm" svg:x2="5.765cm" svg:y2="10.855cm">
          <text:p/>
        </draw:line>
        <draw:line draw:style-name="gr5" draw:text-style-name="P2" draw:layer="layout" svg:x1="7.487cm" svg:y1="10.786cm" svg:x2="7.714cm" svg:y2="10.786cm">
          <text:p/>
        </draw:line>
        <draw:line draw:style-name="gr5" draw:text-style-name="P2" draw:layer="layout" svg:x1="8.036cm" svg:y1="11.109cm" svg:x2="8.511cm" svg:y2="11.109cm">
          <text:p/>
        </draw:line>
        <draw:line draw:style-name="gr5" draw:text-style-name="P2" draw:layer="layout" svg:x1="8.128cm" svg:y1="10.66cm" svg:x2="8.018cm" svg:y2="10.551cm">
          <text:p/>
        </draw:line>
        <draw:line draw:style-name="gr5" draw:text-style-name="P2" draw:layer="layout" svg:x1="8.018cm" svg:y1="10.551cm" svg:x2="8.018cm" svg:y2="8.953cm">
          <text:p/>
        </draw:line>
        <draw:line draw:style-name="gr5" draw:text-style-name="P2" draw:layer="layout" svg:x1="8.207cm" svg:y1="10.659cm" svg:x2="8.127cm" svg:y2="10.659cm">
          <text:p/>
        </draw:line>
        <draw:line draw:style-name="gr5" draw:text-style-name="P2" draw:layer="layout" svg:x1="13.184cm" svg:y1="9.034cm" svg:x2="13.188cm" svg:y2="9.031cm">
          <text:p/>
        </draw:line>
        <draw:line draw:style-name="gr5" draw:text-style-name="P2" draw:layer="layout" svg:x1="13.184cm" svg:y1="9.282cm" svg:x2="13.184cm" svg:y2="9.033cm">
          <text:p/>
        </draw:line>
        <draw:line draw:style-name="gr5" draw:text-style-name="P2" draw:layer="layout" svg:x1="12.587cm" svg:y1="8.185cm" svg:x2="12.24cm" svg:y2="8.185cm">
          <text:p/>
        </draw:line>
        <draw:line draw:style-name="gr5" draw:text-style-name="P2" draw:layer="layout" svg:x1="12.333cm" svg:y1="8.185cm" svg:x2="12.587cm" svg:y2="8.185cm">
          <text:p/>
        </draw:line>
        <draw:line draw:style-name="gr5" draw:text-style-name="P2" draw:layer="layout" svg:x1="12.163cm" svg:y1="8.015cm" svg:x2="12.334cm" svg:y2="8.186cm">
          <text:p/>
        </draw:line>
        <draw:line draw:style-name="gr5" draw:text-style-name="P2" draw:layer="layout" svg:x1="12.241cm" svg:y1="8.185cm" svg:x2="12.115cm" svg:y2="8.31cm">
          <text:p/>
        </draw:line>
        <draw:line draw:style-name="gr5" draw:text-style-name="P2" draw:layer="layout" svg:x1="12.195cm" svg:y1="7.79cm" svg:x2="12.163cm" svg:y2="7.821cm">
          <text:p/>
        </draw:line>
        <draw:line draw:style-name="gr5" draw:text-style-name="P2" draw:layer="layout" svg:x1="12.272cm" svg:y1="7.79cm" svg:x2="12.194cm" svg:y2="7.79cm">
          <text:p/>
        </draw:line>
        <draw:line draw:style-name="gr5" draw:text-style-name="P2" draw:layer="layout" svg:x1="12.163cm" svg:y1="7.82cm" svg:x2="12.163cm" svg:y2="8.015cm">
          <text:p/>
        </draw:line>
        <draw:line draw:style-name="gr5" draw:text-style-name="P2" draw:layer="layout" svg:x1="8.219cm" svg:y1="7.817cm" svg:x2="7.536cm" svg:y2="7.134cm">
          <text:p/>
        </draw:line>
        <draw:line draw:style-name="gr5" draw:text-style-name="P2" draw:layer="layout" svg:x1="8.236cm" svg:y1="7.084cm" svg:x2="8.365cm" svg:y2="7.084cm">
          <text:p/>
        </draw:line>
        <draw:line draw:style-name="gr5" draw:text-style-name="P2" draw:layer="layout" svg:x1="8.218cm" svg:y1="8.266cm" svg:x2="8.218cm" svg:y2="7.816cm">
          <text:p/>
        </draw:line>
        <draw:polygon draw:style-name="gr1" draw:text-style-name="P1" draw:layer="layout" svg:width="0.466cm" svg:height="0.921cm" svg:x="7.985cm" svg:y="10.128cm" svg:viewBox="0 0 467 922" draw:points="113,3 114,4 115,5 464,353 467,359 467,363 467,910 465,917 460,921 455,922 82,922 75,920 73,919 3,849 0,843 0,836 4,830 11,828 18,829 19,830 28,837 42,842 57,845 65,845 69,845 73,847 100,847 107,849 109,850 114,855 128,864 144,868 151,869 292,869 298,868 314,864 327,855 339,844 347,830 352,815 353,808 353,765 352,758 347,743 339,729 337,723 339,717 347,703 352,688 353,681 353,638 352,631 347,616 339,602 337,596 339,590 347,576 352,561 353,554 353,511 352,504 347,489 346,487 339,475 337,469 339,463 347,449 352,434 352,431 234,431 227,429 222,423 221,418 221,405 209,405 202,404 197,398 196,393 196,380 246,380 352,380 352,377 347,361 339,347 327,336 314,327 298,323 292,322 246,322 246,380 196,380 196,322 151,322 144,323 128,327 114,336 113,336 108,339 101,339 95,335 93,328 93,327 93,13 95,6 100,1 107,0">
          <text:p/>
        </draw:polygon>
        <draw:polygon draw:style-name="gr1" draw:text-style-name="P1" draw:layer="layout" svg:width="3.247cm" svg:height="2.05cm" svg:x="4.459cm" svg:y="8.745cm" svg:viewBox="0 0 3248 2051" draw:points="3063,0 3066,1 3067,1 3067,2 3069,3 3076,10 3077,12 3091,20 3105,26 3121,30 3135,30 3138,31 3142,32 3144,34 3146,37 3147,39 3147,41 3147,49 3149,60 3149,61 3149,63 3149,65 3149,67 3149,68 3149,69 3147,80 3147,99 3149,110 3149,111 3149,117 3149,118 3149,119 3147,130 3147,149 3149,160 3154,173 3154,174 3163,186 3175,195 3189,201 3200,202 3235,202 3242,204 3246,209 3247,214 3247,249 3248,253 3247,260 3244,264 3157,351 3151,354 3144,354 3138,350 3136,345 3135,341 3134,338 3129,327 3121,313 3110,302 3096,294 3082,288 3066,284 3051,284 3035,288 3021,294 3016,294 2873,294 2867,293 2858,287 2841,282 2831,281 2726,281 2716,282 2699,287 2684,296 2672,309 2663,324 2662,326 2657,340 2656,351 2656,428 2657,439 2663,455 2665,460 2672,470 2684,483 2685,483 2689,488 2690,495 2687,501 2684,504 2672,516 2663,531 2657,548 2656,558 2656,572 2901,572 2901,558 2900,548 2894,531 2885,516 2873,504 2872,504 2868,499 2867,492 2870,485 2873,483 2885,470 2894,455 2899,443 2902,437 2909,435 2910,435 3016,435 3021,435 3035,441 3048,444 3051,445 3066,445 3082,441 3096,435 3099,434 3106,432 3113,433 3117,439 3118,444 3118,1607 3116,1614 3115,1616 3030,1701 3024,1705 3021,1705 2959,1705 2953,1706 2937,1710 2924,1720 2918,1725 2912,1728 2910,1728 2254,1728 2247,1726 2245,1725 2096,1576 2050,1530 1973,1453 1961,1441 1953,1436 1948,1434 1941,1432 1932,1429 1916,1429 1372,1429 1368,1429 1366,1428 1362,1427 1346,1427 1251,1427 1247,1428 1245,1429 1241,1429 1158,1429 1154,1431 1151,1431 1142,1434 1129,1441 1117,1453 1103,1467 1101,1469 1095,1472 1088,1472 1084,1471 1070,1469 1063,1467 1042,1467 1037,1468 1021,1471 1001,1477 982,1487 965,1499 949,1515 937,1532 927,1551 921,1571 920,1576 917,1592 917,1613 918,1615 920,1630 921,1634 927,1652 927,1654 937,1673 949,1690 965,1706 982,1719 983,1719 988,1724 989,1731 987,1738 983,1742 982,1742 965,1754 949,1770 937,1787 927,1806 926,1811 921,1826 919,1838 917,1847 917,1868 918,1870 920,1887 921,1889 925,1901 927,1909 937,1928 949,1945 965,1961 982,1973 983,1973 988,1978 989,1985 987,1992 983,1996 982,1996 965,2008 949,2024 937,2041 935,2045 930,2050 924,2051 371,2051 364,2049 362,2048 287,1973 284,1967 284,1964 284,1940 283,1930 282,1927 277,1914 268,1899 256,1886 244,1879 241,1877 238,1876 224,1872 214,1870 134,1870 123,1872 107,1877 92,1886 83,1896 76,1899 69,1898 65,1896 56,1886 44,1879 41,1877 38,1876 24,1872 14,1870 12,1870 6,1868 1,1863 0,1858 0,1664 2,1658 7,1653 12,1652 13,1652 23,1651 39,1645 54,1636 67,1624 67,1623 72,1619 79,1618 85,1621 88,1624 101,1636 116,1645 132,1651 143,1652 156,1652 206,1652 220,1652 230,1651 247,1645 262,1636 274,1624 283,1609 289,1592 290,1582 290,1554 206,1554 206,1652 156,1652 156,1505 206,1505 290,1505 290,1477 289,1467 283,1450 274,1435 262,1423 247,1414 230,1408 220,1407 206,1407 206,1505 156,1505 156,1407 143,1407 132,1408 116,1414 106,1419 100,1421 93,1419 89,1414 88,1407 91,1400 182,1309 498,993 504,990 511,991 515,993 518,996 533,1005 550,1011 560,1012 638,1012 643,1011 648,1011 664,1005 679,996 692,984 692,983 697,979 704,978 710,981 713,984 726,996 741,1005 757,1011 768,1012 781,1012 831,1012 845,1012 855,1011 872,1005 887,996 899,984 908,969 914,952 915,942 915,914 831,914 831,1012 781,1012 781,892 1711,892 1712,902 1718,919 1727,934 1739,946 1754,955 1771,961 1781,962 1795,962 1795,864 1711,864 1711,892 781,892 781,864 831,864 915,864 915,837 914,827 908,810 899,795 891,787 1711,787 1711,815 1795,815 1795,717 1781,717 1771,718 1754,724 1739,733 1727,745 1718,760 1712,777 1711,787 891,787 887,783 872,774 855,768 845,767 831,767 831,864 781,864 781,767 768,767 757,768 756,769 749,769 743,765 740,759 740,752 743,748 839,652 978,513 984,510 987,510 1421,510 1460,510 1465,510 1479,516 1495,520 1510,520 1526,516 1534,513 1540,510 1545,510 1713,510 1720,512 1723,516 1724,516 1733,531 1746,544 1761,553 1777,558 1787,560 1868,560 1873,559 1878,558 1894,553 1909,544 1919,534 1925,531 1932,532 1936,534 1946,544 1961,553 1977,558 1987,560 1999,560 2006,562 2010,567 2011,572 2011,705 2009,711 2004,716 1999,717 1989,717 1978,718 1962,724 1947,733 1934,745 1934,746 1929,750 1922,751 1916,748 1913,745 1901,733 1886,724 1869,718 1859,717 1845,717 1845,962 1859,962 1869,961 1886,955 1901,946 1913,934 1913,933 1918,929 1925,928 1932,931 1934,934 1947,946 1962,955 1978,961 1989,962 2066,962 2072,961 2077,961 2093,955 2108,946 2121,934 2130,919 2135,902 2136,892 2136,787 2136,782 2135,777 2132,767 2131,763 2131,636 2656,636 2657,646 2663,663 2672,678 2684,690 2699,699 2716,705 2726,706 2753,706 2804,706 2831,706 2841,705 2858,699 2873,690 2885,678 2894,663 2900,646 2901,636 2901,622 2804,622 2804,706 2753,706 2753,622 2656,622 2656,636 2131,636 2131,517 2132,514 2133,512 2136,500 2138,490 2138,420 2140,413 2141,411 2550,3 2556,0 2559,0 3060,0">
          <text:p/>
        </draw:polygon>
        <draw:polygon draw:style-name="gr1" draw:text-style-name="P1" draw:layer="layout" svg:width="1.023cm" svg:height="0.616cm" svg:x="5.457cm" svg:y="8.498cm" svg:viewBox="0 0 1024 617" draw:points="448,2 452,8 453,14 453,17 449,28 445,50 445,72 448,90 449,93 455,112 455,113 465,132 477,149 489,160 492,166 492,173 488,179 484,181 471,186 460,194 451,206 446,219 445,225 445,405 446,411 451,424 460,436 471,444 485,449 491,450 670,450 676,449 690,444 701,436 710,424 715,411 716,405 716,387 718,381 723,376 728,375 982,375 989,377 991,379 1021,409 1024,415 1024,418 1024,555 1022,562 1017,566 1012,567 990,567 980,569 964,574 949,583 939,593 933,596 926,595 922,593 912,583 898,575 897,574 881,569 871,567 790,567 780,569 764,574 749,583 736,596 734,599 729,607 727,611 726,611 723,616 716,617 548,617 543,617 529,611 513,607 498,607 482,611 468,617 463,617 14,617 11,617 8,616 7,616 7,615 5,614 3,612 0,606 0,603 0,302 2,295 6,292 6,291 21,282 34,269 43,254 48,238 50,228 50,147 48,137 43,121 34,106 24,96 21,90 22,83 24,79 28,75 34,69 43,54 48,38 50,27 50,13 52,6 57,1 62,0 441,0">
          <text:p/>
        </draw:polygon>
        <draw:polygon draw:style-name="gr1" draw:text-style-name="P1" draw:layer="layout" svg:width="4.698cm" svg:height="1.896cm" svg:x="8.294cm" svg:y="7.17cm" svg:viewBox="0 0 4699 1897" draw:points="199,3 202,6 214,19 229,28 246,33 256,35 323,35 330,37 332,38 502,208 506,214 506,217 506,360 504,367 499,372 492,373 487,371 473,362 456,357 446,356 418,356 418,453 417,460 411,464 406,465 393,465 393,478 392,485 386,489 381,490 271,490 271,504 272,515 278,531 287,546 299,558 299,559 300,559 304,564 305,571 302,577 299,580 287,592 278,607 276,611 272,624 271,634 271,712 272,722 278,739 279,740 287,754 299,766 314,775 329,780 335,784 338,791 336,798 334,801 249,886 245,889 231,895 217,903 206,914 198,928 192,942 188,958 188,973 192,989 198,1003 206,1017 217,1028 231,1036 244,1042 245,1042 261,1046 276,1046 292,1042 306,1036 320,1028 331,1017 339,1003 344,992 345,989 348,985 485,848 685,648 789,544 795,541 798,540 2287,540 2461,540 2468,542 2472,548 2473,553 2473,1023 2473,1028 2467,1042 2463,1058 2463,1073 2467,1089 2473,1103 2481,1117 2492,1128 2506,1136 2520,1142 2534,1145 2536,1146 2551,1146 2567,1142 2581,1136 2595,1128 2606,1117 2614,1103 2620,1089 2621,1088 3506,1088 3506,1115 3590,1115 3590,1018 3576,1018 3566,1019 3549,1025 3534,1034 3522,1046 3513,1061 3507,1078 3506,1088 2621,1088 2623,1076 2624,1073 2624,1058 2621,1047 2620,1042 2618,1036 2614,1028 2614,1023 2614,818 2956,818 2957,828 2963,845 2972,860 2984,872 2999,881 3016,887 3026,888 3040,888 3040,790 2956,790 2956,818 2614,818 2614,713 2956,713 2956,741 3040,741 3040,643 3026,643 3016,644 2999,650 2984,659 2972,671 2963,686 2957,703 2956,713 2614,713 2614,553 2616,546 2621,542 2626,540 3209,540 3216,542 3218,544 3242,568 3246,575 3246,577 3246,631 3244,637 3239,642 3234,643 3223,644 3207,650 3192,659 3179,671 3179,672 3174,676 3167,677 3161,674 3158,671 3145,659 3131,650 3114,644 3104,643 3090,643 3090,888 3104,888 3114,887 3131,881 3145,872 3158,860 3158,859 3163,855 3170,854 3177,857 3179,860 3192,872 3207,881 3223,887 3234,888 3311,888 3317,887 3321,887 3338,881 3339,881 3346,879 3348,879 3351,880 3354,881 3664,881 3667,881 3682,885 3686,886 3801,886 3805,885 3813,883 3814,883 3816,882 3818,883 3820,883 3821,884 3822,884 3825,886 3834,894 3834,895 3900,961 3903,967 3903,974 3902,975 3901,976 3900,978 3899,979 3864,1014 3857,1018 3855,1018 3784,1018 3773,1019 3757,1025 3742,1034 3729,1046 3729,1047 3724,1051 3717,1052 3711,1049 3708,1046 3695,1034 3681,1025 3664,1019 3654,1018 3640,1018 3640,1263 3654,1263 3664,1262 3681,1256 3695,1247 3708,1235 3708,1234 3713,1230 3720,1229 3727,1232 3729,1235 3742,1247 3757,1256 3773,1262 3784,1263 3861,1263 3867,1262 3871,1262 3888,1256 3903,1247 3915,1235 3925,1220 3930,1203 3931,1193 3931,1122 3933,1115 3935,1113 3969,1079 3975,1076 3977,1076 4032,1076 4169,1076 4176,1078 4180,1082 4189,1097 4202,1110 4217,1119 4233,1124 4244,1126 4344,1126 4349,1125 4354,1124 4371,1119 4385,1110 4398,1097 4407,1082 4413,1066 4414,1056 4414,975 4413,965 4411,961 4407,949 4398,934 4389,924 4385,918 4386,911 4389,907 4392,903 4398,897 4405,886 4410,882 4415,881 4686,881 4693,883 4697,888 4699,893 4699,1362 4697,1369 4691,1373 4686,1374 4608,1374 4594,1377 4582,1382 4570,1390 4265,1695 4259,1698 4252,1697 4250,1697 4248,1695 4233,1691 4229,1690 4113,1690 4109,1691 4094,1695 4080,1704 4068,1715 4067,1716 4063,1720 4056,1721 4049,1719 4047,1716 4047,1715 4035,1704 4021,1695 4005,1691 4001,1690 3886,1690 3882,1691 3866,1695 3852,1704 3840,1715 3832,1729 3827,1745 3827,1749 3827,1792 3827,1796 3832,1812 3840,1826 3852,1837 3866,1846 3868,1846 3882,1850 3886,1851 4001,1851 4005,1850 4009,1849 4021,1846 4035,1837 4036,1837 4041,1834 4048,1835 4053,1838 4055,1841 4082,1841 4088,1842 4094,1846 4095,1846 4109,1850 4113,1851 4159,1851 4160,1851 4163,1852 4165,1853 4166,1853 4167,1854 4168,1856 4170,1858 4170,1859 4171,1863 4171,1868 4169,1875 4164,1879 4159,1880 4113,1880 4109,1881 4094,1885 4088,1889 4082,1891 4055,1891 4053,1893 4047,1897 4040,1896 4036,1894 4035,1894 4021,1885 4005,1881 4001,1880 3886,1880 3882,1881 3866,1885 3852,1894 3846,1895 3258,1895 3256,1895 3253,1894 3252,1894 3252,1893 3250,1892 3238,1880 3236,1879 3235,1878 3234,1876 3233,1875 3233,1873 3232,1872 3232,1870 3232,1868 3232,1866 3232,1865 3234,1863 3235,1861 3236,1860 3236,1859 3237,1859 3238,1859 3238,1858 3250,1846 3259,1831 3265,1815 3266,1804 3266,1790 3021,1790 3021,1804 3022,1815 3028,1831 3037,1846 3049,1858 3049,1859 3050,1859 3054,1864 3055,1871 3052,1877 3052,1878 3051,1879 3049,1880 3037,1892 3034,1894 3031,1895 3029,1895 2928,1895 2921,1893 2919,1892 2762,1735 2754,1727 3021,1727 3021,1741 3118,1741 3169,1741 3266,1741 3266,1727 3265,1716 3259,1700 3250,1685 3238,1673 3223,1663 3206,1658 3196,1657 3169,1657 3169,1741 3118,1741 3118,1657 3091,1657 3081,1658 3064,1663 3049,1673 3037,1685 3028,1700 3022,1716 3021,1727 2754,1727 2288,1261 2277,1253 2264,1248 2250,1245 1886,1245 1881,1245 1867,1239 1851,1235 1836,1235 1820,1239 1806,1245 1792,1253 1781,1264 1773,1278 1767,1292 1763,1308 1760,1314 1719,1355 1713,1358 1707,1358 1706,1358 1696,1357 1591,1357 1581,1358 1564,1363 1549,1372 1537,1385 1535,1387 1529,1398 1528,1400 1522,1404 1517,1405 1419,1405 1412,1403 1408,1400 1408,1399 1399,1385 1387,1372 1376,1366 1372,1363 1355,1358 1345,1357 1240,1357 1230,1358 1213,1363 1198,1372 1186,1385 1184,1387 1178,1398 1177,1400 1171,1404 1166,1405 1068,1405 1061,1403 1057,1400 1057,1399 1048,1385 1036,1372 1025,1366 1021,1363 1004,1358 994,1357 889,1357 879,1358 862,1363 847,1372 835,1385 833,1387 827,1398 826,1400 820,1404 815,1405 717,1405 710,1403 706,1400 706,1399 697,1385 685,1372 674,1366 670,1363 653,1358 643,1357 538,1357 528,1358 511,1363 496,1372 484,1385 482,1387 476,1398 475,1400 469,1404 464,1405 319,1405 312,1403 308,1398 307,1391 309,1385 312,1383 315,1381 320,1378 331,1367 339,1353 345,1339 349,1323 349,1308 348,1306 345,1292 344,1288 339,1278 331,1264 320,1253 306,1245 292,1239 276,1235 261,1235 245,1239 231,1245 217,1253 216,1254 214,1255 211,1255 198,1255 191,1253 187,1248 186,1245 186,1244 185,1238 186,1237 186,1236 187,1225 187,1206 187,1202 186,1195 186,1194 186,1193 3506,1193 3507,1203 3513,1220 3522,1235 3534,1247 3549,1256 3566,1262 3576,1263 3590,1263 3590,1166 3506,1166 3506,1193 186,1193 185,1188 186,1187 186,1186 187,1175 187,1156 186,1145 179,1131 170,1119 158,1110 158,1109 154,1105 153,1100 153,427 271,427 271,440 369,440 369,356 341,356 331,357 314,362 299,372 287,384 278,400 272,416 271,427 153,427 153,227 153,211 152,207 148,195 145,190 141,182 4,45 0,39 1,32 5,26 12,24 18,25 19,25 23,28 40,33 50,35 125,35 131,34 135,33 152,28 167,19 179,6 180,6 186,1 193,0">
          <text:p/>
        </draw:polygon>
        <draw:polygon draw:style-name="gr1" draw:text-style-name="P1" draw:layer="layout" svg:width="0.504cm" svg:height="0.503cm" svg:x="7.791cm" svg:y="8.358cm" svg:viewBox="0 0 505 504" draw:points="456,0 457,0 468,2 488,2 489,1 496,2 501,7 503,14 503,15 503,17 503,36 504,47 504,48 505,54 504,55 504,56 503,67 503,86 504,98 504,99 505,105 504,106 504,107 503,118 503,137 504,148 504,149 505,155 504,156 504,157 503,168 503,187 504,198 504,199 505,205 504,206 504,207 503,218 503,237 504,248 504,249 505,255 504,256 504,257 503,268 503,287 504,298 504,299 505,305 504,306 504,307 503,318 503,337 504,348 504,349 505,355 504,356 504,357 503,368 503,387 504,398 504,399 505,405 504,406 504,407 503,418 503,437 504,448 504,449 505,455 504,456 504,457 503,468 503,487 503,489 502,496 497,501 490,503 489,503 488,502 468,502 457,504 456,504 451,504 449,504 438,502 418,502 407,504 406,504 401,504 399,504 388,502 368,502 357,504 356,504 351,504 349,504 338,502 318,502 307,504 306,504 301,504 299,504 288,502 268,502 257,504 256,504 251,504 249,504 238,502 218,502 207,504 206,504 201,504 199,504 188,502 168,502 157,504 156,504 151,504 149,504 138,502 118,502 107,504 106,504 101,504 99,504 87,502 67,502 56,504 55,504 50,504 48,504 37,502 17,502 16,503 9,502 3,497 2,490 2,489 2,487 2,468 2,467 0,457 0,456 0,450 0,449 0,448 2,437 2,418 0,407 0,406 0,400 0,399 0,398 2,387 2,368 1,365 1,361 0,357 0,356 0,350 0,349 0,348 2,337 2,318 2,317 1,313 0,307 0,306 0,300 0,299 0,298 2,287 2,268 0,257 0,256 0,250 0,249 0,248 2,237 2,218 0,207 0,206 0,200 0,199 0,198 2,187 2,168 1,164 0,157 0,156 0,150 0,149 0,148 2,137 2,118 0,107 0,106 0,100 0,99 0,98 2,86 2,67 0,56 0,55 0,49 0,48 0,47 2,36 2,17 2,15 3,8 7,3 14,1 16,1 17,2 37,2 39,1 48,0 49,0 54,0 55,0 56,0 67,2 87,2 89,1 99,0 100,0 105,0 106,0 107,0 118,2 138,2 140,1 149,0 150,0 155,0 156,0 157,0 168,2 188,2 190,1 199,0 200,0 205,0 206,0 207,0 218,2 238,2 240,1 249,0 250,0 255,0 256,0 257,0 268,2 288,2 290,1 299,0 300,0 305,0 306,0 307,0 318,2 338,2 340,1 349,0 350,0 355,0 356,0 357,0 368,2 388,2 390,1 399,0 400,0 405,0 406,0 407,0 418,2 438,2 440,1 449,0 450,0 455,0">
          <text:p/>
        </draw:polygon>
        <draw:polygon draw:style-name="gr1" draw:text-style-name="P1" draw:layer="layout" svg:width="0.049cm" svg:height="0.167cm" svg:x="4.312cm" svg:y="8.366cm" svg:viewBox="0 0 50 168" draw:points="50,168 44,165 31,162 18,162 5,165 0,168 0,0 5,3 18,6 31,6 44,3 50,0">
          <text:p/>
        </draw:polygon>
        <draw:polygon draw:style-name="gr1" draw:text-style-name="P1" draw:layer="layout" svg:width="9.949cm" svg:height="5.299cm" svg:x="3.862cm" svg:y="6.16cm" svg:viewBox="0 0 9950 5300" draw:points="9945,2 9949,7 9950,12 9950,5288 9948,5295 9943,5299 9938,5300 12,5300 5,5298 1,5293 0,5288 0,2660 339,2660 339,2681 340,2686 343,2702 349,2721 349,2722 359,2741 371,2758 387,2774 391,2777 399,2783 400,2783 402,2786 404,2788 404,2789 404,2793 404,2802 402,2809 399,2812 387,2821 371,2837 359,2854 349,2873 349,2874 343,2893 339,2914 339,2935 343,2956 349,2974 349,2976 359,2995 371,3012 387,3028 404,3040 423,3050 443,3056 464,3060 485,3060 501,3057 508,3058 511,3061 954,3503 958,3509 957,3516 954,3521 680,3795 470,4005 462,4016 457,4029 454,4043 454,4056 457,4070 461,4079 461,4080 461,4081 462,4084 462,4086 461,4091 460,4094 457,4108 457,4942 457,4956 460,4970 464,4979 464,4984 464,5000 464,5001 466,5011 470,5024 471,5027 480,5042 493,5055 508,5064 524,5069 534,5071 615,5071 620,5070 625,5069 641,5064 656,5055 666,5045 672,5042 679,5043 683,5045 693,5055 708,5064 724,5069 734,5071 815,5071 820,5070 825,5069 841,5064 856,5055 869,5042 878,5027 881,5019 885,5013 891,5011 893,5011 1521,5011 1528,5013 1532,5017 1534,5021 1546,5038 1562,5054 1579,5066 1598,5076 1618,5082 1639,5086 1660,5086 1681,5082 1701,5076 1720,5066 1729,5060 1737,5054 1749,5042 1755,5039 1762,5039 1768,5043 1769,5047 1774,5060 1783,5071 1794,5080 1808,5085 1814,5085 1879,5085 1879,4994 1884,4997 1897,5000 1910,5000 1923,4997 1928,4994 1928,5085 1993,5085 1999,5085 2013,5080 2024,5071 2033,5060 2038,5046 2038,5040 2038,4975 1947,4975 1950,4970 1953,4957 1953,4944 1950,4931 1947,4926 2038,4926 2038,4861 2038,4855 2033,4841 2024,4830 2013,4821 2000,4816 1994,4812 1992,4806 1993,4799 1995,4796 2007,4784 2019,4767 2029,4748 2035,4728 2039,4707 2039,4686 2035,4665 2031,4652 2031,4645 2034,4639 2041,4636 2043,4636 3463,4636 3478,4636 3481,4635 3483,4635 3485,4635 3487,4635 3488,4636 3489,4636 3491,4638 3493,4639 3493,4641 3494,4642 3495,4644 3495,4646 3495,4647 3495,4649 3496,4656 3501,4671 3509,4685 3511,4691 3509,4697 3501,4711 3496,4726 3495,4733 3495,4776 3496,4783 3501,4798 3509,4811 3509,4812 3521,4823 3534,4832 3550,4836 3556,4837 3604,4837 3611,4839 3613,4841 3927,5155 3938,5163 3951,5168 3965,5171 5182,5171 5192,5169 5196,5168 5202,5165 5209,5163 5220,5155 5502,4873 5508,4870 5512,4870 5518,4871 5573,4871 5579,4870 5583,4870 5599,4864 5613,4855 5625,4843 5634,4829 5640,4813 5641,4803 5641,4740 5643,4733 5644,4731 5851,4524 5857,4521 5860,4521 6007,4521 6017,4519 6021,4518 6027,4515 6034,4513 6045,4505 7022,3527 8266,3527 8267,3537 8272,3554 8281,3569 8294,3581 8309,3590 8325,3596 8336,3597 8349,3597 8349,3499 8266,3499 8266,3527 7022,3527 7030,3519 7038,3508 7043,3495 7044,3491 7044,3487 7046,3481 7046,3422 8266,3422 8266,3449 8349,3449 8349,3352 8336,3352 8325,3353 8309,3359 8294,3368 8281,3380 8272,3395 8267,3412 8266,3422 7046,3422 7046,3417 7046,3412 7050,3403 7052,3398 7056,3382 7056,3367 7055,3362 7052,3351 7052,3350 7046,3337 7038,3323 7027,3312 7013,3304 6999,3298 6983,3294 6968,3294 6952,3298 6938,3304 6924,3312 6913,3323 6905,3337 6899,3351 6895,3367 6895,3382 6899,3398 6905,3412 6905,3413 6905,3414 6905,3417 6905,3440 6903,3447 6902,3449 5975,4377 5969,4380 5966,4380 5819,4380 5808,4383 5805,4383 5792,4388 5781,4396 5530,4647 5524,4650 5521,4650 5518,4650 5508,4651 5492,4657 5478,4666 5466,4678 5457,4692 5451,4708 5450,4718 5450,4721 5448,4728 5447,4730 5150,5027 5144,5030 5141,5030 4678,5030 4671,5028 4667,5023 4666,5016 4669,5010 4673,5007 4674,5006 4687,4999 4699,4987 4706,4974 4711,4958 4711,4309 4711,4293 4706,4277 4704,4272 4699,4264 4687,4252 4339,3903 4336,3897 4336,3894 4336,3445 4338,3438 4343,3433 4350,3432 4356,3435 4359,3440 4360,3440 4369,3455 4381,3467 4396,3477 4413,3482 4423,3483 4450,3483 4451,3483 4451,3387 4452,3380 4458,3376 4463,3375 4488,3375 4495,3376 4499,3382 4500,3387 4500,3483 4528,3483 4538,3482 4555,3477 4570,3467 4582,3455 4591,3440 4597,3424 4598,3413 4598,3412 4600,3405 4605,3401 4612,3400 4619,3402 4619,3403 5192,3976 5195,3982 5195,3985 5195,4157 5193,4164 5188,4168 5183,4169 5176,4169 5170,4170 5156,4175 5145,4184 5136,4195 5131,4209 5130,4215 5130,4325 5131,4331 5131,4332 5132,4338 5131,4340 5131,4343 5130,4346 5130,4455 5131,4461 5136,4475 5145,4486 5156,4495 5161,4497 5170,4500 5176,4501 5183,4501 5190,4503 5194,4508 5195,4513 5195,4639 5193,4645 5188,4650 5184,4651 5178,4651 5162,4657 5148,4666 5136,4678 5127,4692 5121,4708 5120,4718 5120,4803 5121,4813 5127,4829 5136,4843 5148,4855 5162,4864 5178,4870 5188,4871 5243,4871 5249,4870 5253,4870 5269,4864 5283,4855 5295,4843 5304,4829 5310,4813 5311,4803 5311,4748 5311,4745 5311,4744 5315,4731 5316,4728 5316,4713 5316,4513 5318,4506 5323,4502 5328,4501 5335,4501 5341,4500 5355,4495 5366,4486 5375,4475 5380,4461 5381,4455 5381,4346 5380,4340 5380,4339 5379,4333 5380,4331 5381,4325 5381,4215 5380,4209 5375,4195 5366,4184 5355,4175 5341,4170 5335,4169 5328,4169 5321,4167 5317,4162 5316,4157 5316,3963 5316,3947 5311,3931 5304,3918 4602,3216 4598,3210 4598,3206 4598,3128 4598,3125 4597,3118 4596,3116 4591,3101 4582,3086 4570,3074 4555,3065 4548,3063 4544,3061 4538,3057 4536,3051 4536,3049 4536,2821 4536,2820 4536,2804 4535,2801 4535,2800 4535,2798 4535,2796 4536,2795 4536,2793 4538,2792 4539,2790 4541,2789 4542,2788 4544,2788 4546,2787 4547,2787 4567,2787 4578,2786 4591,2780 4596,2777 4602,2774 4609,2776 4614,2781 4615,2787 4615,2923 4615,2940 4620,2955 4621,2957 4625,2965 4627,2969 4639,2981 5048,3389 5051,3396 5052,3398 5052,3422 5053,3432 5058,3449 5059,3449 5067,3464 5080,3476 5095,3485 5111,3491 5122,3492 5222,3492 5227,3491 5232,3491 5238,3489 5242,3488 5456,3488 5460,3489 5463,3490 5473,3491 5578,3491 5584,3490 5588,3490 5598,3486 5602,3486 5766,3486 5782,3486 5783,3486 5789,3488 5796,3492 5813,3497 5823,3498 5928,3498 5934,3498 5938,3497 5955,3492 5970,3483 5982,3470 5991,3455 5997,3439 5998,3428 6103,3428 6104,3439 6110,3455 6119,3470 6131,3482 6146,3492 6163,3497 6173,3498 6200,3498 6251,3498 6278,3498 6288,3497 6305,3492 6320,3482 6332,3470 6340,3458 6345,3453 6352,3452 6358,3455 6361,3458 6369,3470 6381,3482 6396,3492 6413,3497 6423,3498 6450,3498 6500,3498 6528,3498 6538,3497 6555,3492 6570,3482 6582,3470 6591,3455 6597,3439 6598,3428 6598,3415 6500,3415 6500,3498 6450,3498 6451,3498 6451,3415 6251,3415 6251,3498 6200,3498 6200,3415 6103,3415 6103,3428 5998,3428 5998,3389 5998,3351 5997,3340 5995,3333 5991,3324 5982,3309 5970,3296 5969,3296 5965,3291 5964,3284 5967,3278 5970,3275 5982,3263 5991,3248 5997,3231 5998,3221 5998,3207 5753,3207 5753,3221 5754,3231 5760,3248 5769,3263 5781,3275 5782,3275 5786,3280 5787,3287 5784,3294 5781,3296 5769,3309 5760,3324 5757,3330 5754,3340 5753,3351 5753,3353 5751,3360 5746,3365 5741,3366 5660,3366 5654,3364 5649,3358 5648,3353 5648,3343 5647,3333 5645,3326 5641,3316 5632,3301 5620,3289 5619,3289 5615,3284 5614,3277 5617,3270 5620,3268 5620,3267 5632,3255 5641,3240 5647,3224 5648,3213 5648,3200 5403,3200 5403,3213 5404,3224 5410,3240 5419,3255 5431,3267 5431,3268 5432,3268 5436,3273 5437,3280 5434,3286 5431,3289 5419,3301 5410,3316 5407,3324 5404,3333 5403,3343 5403,3356 5401,3363 5396,3367 5391,3368 5304,3368 5297,3366 5293,3361 5292,3356 5292,3342 5291,3332 5290,3331 5285,3315 5276,3300 5267,3291 5263,3285 5264,3278 5267,3273 5271,3269 5276,3264 5285,3249 5291,3232 5292,3222 5292,3142 5291,3136 5403,3136 5403,3149 5500,3149 5550,3149 5648,3149 5648,3143 5753,3143 5753,3157 5850,3157 5850,3073 5823,3073 5813,3074 5796,3080 5781,3089 5769,3101 5760,3116 5754,3133 5753,3143 5648,3143 5648,3136 5647,3125 5641,3109 5632,3094 5620,3082 5605,3072 5588,3067 5578,3066 5550,3066 5550,3149 5500,3149 5500,3066 5473,3066 5463,3067 5446,3072 5431,3082 5419,3094 5410,3109 5404,3125 5403,3136 5291,3136 5291,3132 5285,3115 5276,3100 5264,3088 5251,3080 5249,3079 5246,3078 5232,3073 5222,3072 5163,3072 5156,3070 5154,3068 4839,2753 4836,2747 4836,2744 4836,2721 4900,2721 4901,2731 4907,2748 4916,2763 4928,2775 4943,2784 4960,2790 4970,2791 4997,2791 5047,2791 5075,2791 5085,2790 5102,2784 5117,2775 5129,2763 5138,2748 5144,2731 5145,2721 5251,2721 5252,2731 5258,2748 5267,2763 5279,2775 5294,2784 5311,2790 5321,2791 5348,2791 5398,2791 5426,2791 5436,2790 5453,2784 5468,2775 5480,2763 5489,2748 5495,2731 5496,2721 5602,2721 5603,2731 5609,2748 5618,2763 5630,2775 5645,2784 5662,2790 5672,2791 5699,2791 5699,2707 5602,2707 5602,2721 5496,2721 5496,2707 5398,2707 5398,2791 5348,2791 5348,2707 5251,2707 5251,2721 5145,2721 5145,2707 5047,2707 5047,2791 4997,2791 4998,2791 4998,2707 4900,2707 4900,2721 4836,2721 4836,2547 4838,2540 4843,2536 4848,2535 4896,2535 4903,2537 4907,2540 4916,2555 4928,2568 4929,2568 4933,2573 4934,2580 4931,2586 4928,2589 4916,2601 4907,2616 4901,2633 4900,2643 4900,2657 5145,2657 5145,2643 5144,2633 5138,2616 5129,2601 5117,2589 5116,2589 5112,2584 5111,2577 5114,2570 5117,2568 5129,2555 5138,2540 5144,2536 5149,2535 5247,2535 5254,2537 5258,2540 5267,2555 5279,2568 5280,2568 5284,2573 5285,2580 5282,2586 5279,2589 5267,2601 5258,2616 5252,2633 5251,2643 5251,2657 5496,2657 5496,2643 5495,2633 5489,2616 5480,2601 5468,2589 5467,2589 5463,2584 5462,2577 5465,2570 5468,2568 5480,2555 5489,2540 5495,2536 5500,2535 5598,2535 5605,2537 5609,2540 5618,2555 5630,2568 5631,2568 5635,2573 5636,2580 5633,2586 5630,2589 5618,2601 5609,2616 5603,2633 5602,2643 5602,2657 5712,2657 5719,2659 5723,2664 5724,2669 5724,2682 5737,2682 5744,2684 5748,2689 5750,2694 5750,2791 5777,2791 5787,2790 5804,2784 5819,2775 5831,2763 5840,2748 5841,2745 5845,2739 5852,2737 5859,2738 5864,2743 5865,2749 5865,2973 5865,2990 5870,3005 5871,3007 5877,3019 5889,3031 5911,3052 5914,3058 5914,3065 5909,3071 5903,3073 5902,3073 5901,3073 5901,3157 5998,3157 6004,3154 6011,3154 6016,3157 6045,3186 6057,3193 6059,3194 6074,3198 6090,3198 6091,3198 6097,3200 6102,3206 6103,3211 6103,3221 6104,3231 6107,3240 6110,3248 6119,3263 6131,3275 6132,3275 6136,3280 6137,3287 6134,3294 6131,3296 6131,3297 6119,3309 6110,3324 6104,3340 6103,3351 6103,3364 6598,3364 6598,3351 6597,3340 6591,3324 6582,3309 6570,3297 6570,3296 6569,3296 6565,3291 6564,3284 6567,3278 6570,3275 6582,3263 6591,3248 6597,3231 6598,3221 6598,3143 6597,3137 6597,3133 6597,3132 6591,3116 6582,3101 6570,3089 6555,3080 6538,3074 6528,3073 6423,3073 6413,3074 6403,3078 6399,3078 6302,3078 6298,3078 6296,3077 6288,3074 6278,3073 6173,3073 6163,3074 6153,3078 6149,3078 6112,3078 6105,3076 6103,3075 5989,2961 5986,2955 5986,2952 5986,2798 5988,2791 5993,2787 6000,2786 6002,2786 6013,2790 6023,2791 6050,2791 6101,2791 6128,2791 6138,2790 6155,2784 6170,2775 6182,2763 6191,2748 6197,2731 6198,2721 6198,2707 6101,2707 6101,2791 6050,2791 6050,2694 6052,2688 6058,2683 6063,2682 6076,2682 6076,2669 6077,2663 6083,2658 6088,2657 6198,2657 6198,2643 6197,2633 6191,2616 6182,2601 6170,2589 6169,2589 6165,2584 6164,2577 6167,2570 6170,2568 6182,2555 6191,2540 6197,2524 6198,2513 6198,2492 6200,2485 6202,2483 6277,2408 6283,2405 6289,2403 6299,2401 6309,2397 6313,2395 6318,2395 6641,2395 6648,2397 6650,2398 7281,3029 7292,3037 7305,3042 7306,3042 7309,3043 7319,3045 7451,3045 7457,3047 7461,3050 7469,3063 7481,3075 7496,3084 7513,3090 7523,3091 7628,3091 7634,3090 7638,3090 7655,3084 7670,3075 7682,3063 7690,3050 7695,3046 7700,3045 8296,3045 8299,3045 8314,3049 8318,3050 8433,3050 8437,3049 8441,3048 8453,3045 8467,3036 8479,3025 8479,3024 8484,3020 8491,3019 8497,3021 8499,3024 8500,3025 8512,3036 8526,3045 8527,3045 8541,3049 8545,3050 8643,3050 8650,3052 8654,3057 8656,3062 8656,3344 8654,3351 8648,3355 8641,3356 8639,3356 8631,3353 8621,3352 8543,3352 8533,3353 8516,3359 8501,3368 8489,3380 8488,3381 8483,3385 8477,3386 8470,3383 8468,3380 8467,3380 8455,3368 8440,3359 8423,3353 8413,3352 8399,3352 8399,3597 8413,3597 8423,3596 8436,3592 8443,3591 8449,3595 8452,3601 8451,3608 8449,3612 8319,3742 8313,3745 8302,3748 8288,3754 8275,3762 8263,3773 8255,3787 8249,3801 8246,3817 8246,3832 8249,3848 8255,3862 8263,3876 8275,3887 8288,3895 8298,3900 8302,3901 8318,3905 8333,3905 8349,3901 8364,3895 8366,3894 8378,3886 8388,3877 8395,3865 8396,3865 8398,3861 8780,3479 8788,3468 8793,3455 8796,3441 8796,3428 8796,3364 9203,3364 9204,3375 9210,3391 9219,3406 9231,3419 9246,3428 9263,3433 9273,3434 9298,3434 9348,3434 9373,3434 9383,3433 9400,3428 9415,3419 9427,3406 9437,3391 9442,3375 9443,3364 9443,3352 9348,3352 9348,3434 9298,3434 9298,3352 9203,3352 9203,3364 8796,3364 8796,2968 8796,2809 8798,2802 8799,2800 9072,2527 9078,2524 9081,2523 9166,2523 9173,2525 9175,2527 9205,2557 9208,2563 9208,2570 9207,2574 9206,2584 9206,2665 9207,2675 9212,2691 9215,2695 9221,2706 9231,2716 9234,2722 9234,2729 9231,2733 9221,2743 9212,2758 9211,2761 9207,2774 9206,2784 9206,2865 9207,2875 9212,2891 9214,2894 9221,2906 9234,2919 9249,2928 9250,2928 9255,2930 9260,2934 9263,2940 9263,2942 9263,3006 9261,3013 9256,3018 9255,3018 9253,3019 9246,3021 9231,3030 9219,3043 9210,3058 9208,3061 9204,3074 9203,3084 9203,3160 9204,3170 9210,3186 9219,3201 9231,3214 9232,3214 9236,3219 9237,3226 9235,3232 9232,3235 9231,3235 9219,3248 9210,3263 9204,3279 9203,3290 9203,3302 9443,3302 9443,3290 9442,3279 9437,3263 9427,3248 9415,3235 9414,3235 9410,3230 9409,3223 9412,3217 9415,3214 9427,3201 9437,3186 9442,3170 9443,3160 9443,3084 9442,3074 9440,3068 9437,3058 9427,3043 9415,3030 9400,3021 9392,3018 9386,3014 9383,3008 9383,3006 9383,2943 9385,2937 9390,2932 9392,2932 9403,2928 9417,2919 9430,2906 9439,2891 9445,2875 9446,2865 9446,2784 9446,2783 9445,2774 9444,2773 9439,2758 9430,2743 9421,2733 9417,2727 9418,2720 9421,2716 9424,2712 9430,2706 9439,2691 9445,2675 9446,2665 9446,2584 9445,2574 9439,2558 9430,2543 9417,2530 9407,2524 9403,2521 9402,2521 9386,2516 9386,2515 9376,2514 9366,2514 9359,2512 9357,2511 9274,2428 9271,2422 9271,2419 9271,1543 9331,1543 9332,1554 9337,1570 9346,1585 9359,1597 9374,1607 9390,1612 9401,1613 9426,1613 9476,1613 9501,1613 9511,1612 9528,1607 9542,1597 9555,1585 9564,1570 9570,1554 9571,1543 9571,1528 9476,1528 9476,1613 9426,1613 9426,1528 9331,1528 9331,1543 9271,1543 9271,1318 9270,1315 9270,1313 9268,1304 9265,1298 9263,1291 9255,1280 9064,1089 9052,1081 9040,1076 9026,1073 8977,1073 8970,1071 8966,1066 8965,1059 8965,1056 8966,1054 8967,1053 8968,1045 8969,1039 8969,1025 8967,1012 8961,999 8954,988 8881,914 9331,914 9332,925 9337,941 9346,956 9359,969 9374,978 9390,983 9401,984 9426,984 9426,900 9331,900 9331,914 8881,914 8864,898 8861,892 8862,885 8866,880 8866,879 8867,879 8959,787 8967,775 8970,767 8971,765 8976,757 8980,751 8984,735 8985,732 8986,728 8987,725 8990,723 8993,721 8996,721 9000,721 9003,722 9006,724 9008,727 9010,733 9010,789 9026,785 9040,776 9042,774 9049,770 9055,771 9056,771 9067,776 9087,780 9106,780 9123,776 9126,776 9144,768 9160,757 9174,743 9185,727 9186,725 9192,711 9192,710 9193,709 9195,708 9196,706 9197,706 9198,705 9200,704 9203,704 9204,704 9205,704 9207,705 9209,705 9210,706 9211,707 9213,709 9214,711 9215,712 9215,713 9216,716 9216,741 9216,757 9220,773 9222,776 9228,786 9239,798 9252,811 9253,811 9264,823 9269,825 9277,830 9286,833 9293,835 9318,835 9325,837 9329,842 9331,847 9331,850 9438,850 9445,851 9449,857 9451,862 9451,875 9463,875 9470,876 9474,882 9476,887 9476,984 9501,984 9511,983 9528,978 9542,969 9544,967 9550,964 9557,964 9563,968 9565,975 9565,976 9565,1052 9563,1059 9562,1061 9433,1190 9427,1193 9424,1193 9401,1193 9390,1194 9374,1200 9359,1209 9346,1221 9337,1236 9336,1239 9332,1253 9331,1263 9331,1343 9332,1354 9337,1370 9338,1372 9344,1382 9346,1385 9356,1395 9359,1401 9359,1408 9356,1412 9346,1421 9337,1436 9332,1453 9331,1463 9331,1478 9571,1478 9571,1463 9570,1453 9564,1436 9555,1421 9545,1412 9542,1406 9543,1399 9545,1395 9555,1385 9564,1370 9570,1354 9571,1343 9571,1263 9570,1253 9565,1238 9564,1231 9568,1225 9674,1119 9681,1105 9686,1090 9686,1074 9686,1073 9686,767 9681,751 9674,738 9662,726 9649,719 9633,714 9583,714 9576,712 9572,707 9571,702 9571,634 9570,624 9566,613 9564,608 9555,593 9542,580 9529,572 9528,571 9525,570 9511,566 9501,564 9477,564 9470,562 9468,561 9296,388 9284,376 9275,371 9270,369 9255,364 9239,364 9238,364 9136,364 9129,362 9124,357 9123,350 9126,344 9131,341 9144,335 9160,324 9174,310 9185,294 9193,276 9197,256 9197,157 9193,137 9185,119 9174,103 9160,89 9144,78 9126,70 9106,66 9087,66 9067,70 9049,78 9033,89 9019,103 9008,119 9000,137 8997,157 8997,162 8995,168 8989,173 8984,174 8345,174 8338,172 8334,167 8333,162 8333,157 8329,137 8321,119 8310,103 8296,89 8280,78 8262,70 8242,66 8223,66 8203,70 8185,78 8169,89 8155,103 8144,119 8136,137 8133,157 8133,256 8136,276 8144,294 8155,310 8169,324 8172,330 8173,333 8173,483 8171,490 8169,492 8155,506 8144,522 8136,540 8133,560 8133,591 8131,598 8129,600 7888,841 7882,844 7879,844 7856,844 7845,845 7845,846 7829,851 7814,860 7801,873 7792,888 7787,904 7786,914 7786,995 7787,1005 7791,1018 7792,1021 7801,1035 7801,1036 7811,1046 7814,1052 7814,1059 7811,1063 7801,1073 7792,1088 7787,1104 7786,1115 7786,1130 8026,1130 8026,1115 8025,1104 8019,1088 8010,1073 8000,1063 7999,1062 7998,1059 7997,1057 7997,1056 7997,1055 7997,1053 7998,1050 7998,1049 8000,1047 8516,1047 8516,1075 8599,1075 8599,977 8586,977 8575,978 8559,984 8544,993 8531,1005 8522,1020 8517,1037 8516,1047 8000,1047 8000,1046 8010,1036 8019,1021 8025,1005 8026,995 8026,914 8025,904 8020,889 8019,882 8023,876 8146,752 8153,749 8160,750 8164,752 8169,757 8185,768 8203,776 8223,780 8242,780 8259,776 8262,776 8269,773 8273,771 8280,770 8286,773 8287,774 8289,776 8304,785 8319,789 8320,789 8320,733 8320,732 8320,731 8321,727 8326,722 8333,720 8340,723 8344,728 8345,732 8345,735 8349,751 8350,751 8358,765 8359,766 8359,767 8363,775 8368,783 8368,784 8369,787 8370,789 8371,790 8374,791 8377,793 8462,879 8466,881 8469,883 8474,887 8487,892 8500,895 8657,895 8664,897 8666,898 8747,979 8748,980 8749,983 8751,985 8750,986 8751,987 8750,990 8750,992 8750,993 8749,994 8748,996 8747,997 8739,1005 8738,1007 8737,1007 8735,1009 8733,1010 8732,1010 8731,1011 8729,1011 8727,1011 8725,1011 8724,1011 8722,1009 8720,1008 8719,1007 8718,1007 8718,1006 8718,1005 8717,1005 8705,993 8690,984 8673,978 8663,977 8649,977 8649,1222 8663,1222 8673,1221 8690,1215 8705,1206 8717,1194 8718,1194 8718,1193 8723,1189 8730,1188 8736,1191 8739,1194 8751,1206 8766,1215 8783,1221 8793,1222 8871,1222 8876,1221 8881,1221 8898,1215 8905,1213 8985,1213 8992,1215 8994,1217 9127,1350 9130,1356 9131,1359 9131,1737 9129,1744 9123,1748 9118,1749 8841,1749 8834,1747 8830,1744 8830,1743 8817,1730 8803,1721 8786,1716 8776,1714 8676,1714 8665,1716 8649,1721 8634,1730 8621,1743 8621,1744 8616,1748 8610,1749 8529,1749 8522,1747 8520,1745 8519,1744 8492,1744 8486,1743 8480,1739 8465,1735 8461,1734 8415,1734 8414,1734 8411,1733 8409,1732 8408,1732 8407,1731 8406,1729 8404,1727 8404,1726 8403,1722 8403,1717 8405,1710 8410,1706 8415,1705 8461,1705 8465,1704 8469,1703 8480,1700 8486,1696 8492,1694 8519,1694 8514,1678 8513,1672 8514,1666 8519,1650 8519,1646 8519,1603 8519,1599 8518,1595 8514,1583 8506,1569 8494,1558 8482,1551 8480,1549 8465,1545 8461,1544 8345,1544 8341,1545 8326,1549 8312,1558 8300,1569 8299,1570 8295,1574 8288,1575 8281,1573 8279,1570 8279,1569 8267,1558 8255,1551 8253,1549 8237,1545 8233,1544 8118,1544 8114,1545 8098,1549 8084,1558 8072,1569 8064,1583 8059,1599 8059,1603 8059,1646 8059,1650 8064,1666 8072,1680 8084,1691 8098,1700 8102,1701 8114,1704 8118,1705 8230,1705 8231,1705 8232,1705 8234,1706 8237,1707 8238,1708 8240,1710 8241,1712 8242,1713 8242,1717 8242,1722 8240,1729 8235,1733 8230,1734 8118,1734 8114,1735 8098,1739 8084,1748 8078,1749 7831,1749 7824,1747 7819,1742 7818,1737 7818,1545 7818,1543 7817,1538 7815,1532 7810,1519 7803,1507 7720,1425 7709,1417 7696,1412 7682,1409 6815,1409 6809,1407 6804,1402 6803,1397 6803,1299 6805,1292 6809,1289 6809,1288 6810,1288 6825,1279 6837,1266 6846,1251 6852,1235 6853,1225 6853,1194 7786,1194 7787,1205 7792,1221 7801,1236 7814,1249 7829,1258 7845,1263 7856,1264 7881,1264 7931,1264 7956,1264 7966,1263 7983,1258 7997,1249 8010,1236 8019,1221 8025,1205 8026,1194 8026,1179 7931,1179 7931,1264 7881,1264 7881,1179 7786,1179 7786,1194 6853,1194 6853,1152 8516,1152 8517,1162 8522,1179 8531,1194 8544,1206 8559,1215 8575,1221 8586,1222 8599,1222 8599,1124 8516,1124 8516,1152 6853,1152 6853,1124 6853,1121 6852,1114 6851,1111 6846,1098 6837,1083 6825,1070 6811,1061 6810,1061 6809,1061 6793,1056 6783,1054 6703,1054 6693,1056 6676,1061 6661,1070 6652,1080 6646,1083 6639,1082 6634,1080 6625,1070 6610,1061 6609,1061 6609,1060 6605,1057 6603,1050 6603,897 6605,890 6610,886 6615,885 6798,885 6804,887 6809,891 6815,903 6829,922 6845,939 6864,953 6871,956 6885,964 6896,967 6908,971 6931,975 6955,975 6978,971 7001,964 7022,953 7041,939 7057,922 7071,903 7082,882 7089,860 7090,854 7093,836 7093,813 7443,813 7443,836 7447,860 7454,882 7464,901 7465,903 7479,922 7495,939 7514,953 7521,956 7535,964 7546,967 7558,971 7581,975 7605,975 7628,971 7651,964 7672,953 7691,939 7707,922 7721,903 7732,882 7739,860 7740,854 7743,836 7743,813 7739,789 7735,776 7732,767 7726,756 7721,746 7707,727 7691,710 7672,696 7670,695 7651,685 7628,678 7605,674 7581,674 7558,678 7535,685 7514,696 7504,704 7495,710 7479,727 7475,732 7465,746 7454,767 7447,789 7443,813 7093,813 7089,789 7085,776 7082,767 7076,756 7071,746 7057,727 7041,710 7022,696 7020,695 7001,685 6978,678 6955,674 6931,674 6908,678 6885,685 6864,696 6854,704 6845,710 6829,727 6825,732 6815,746 6813,749 6809,757 6809,758 6804,763 6798,764 6569,764 6568,764 6553,764 6537,769 6535,770 6533,771 6524,776 6495,805 6487,819 6483,834 6483,1050 6481,1057 6477,1060 6477,1061 6476,1061 6470,1065 6461,1070 6449,1083 6440,1098 6437,1106 6435,1108 6434,1110 6433,1111 6433,1112 6431,1113 6428,1114 6427,1114 6426,1114 6425,1114 6402,1114 6401,1114 6385,1114 6377,1116 6370,1119 6356,1126 6292,1191 6286,1194 6283,1194 6268,1194 6252,1198 6238,1204 6224,1212 6213,1223 6205,1237 6199,1251 6195,1267 6195,1282 6199,1298 6205,1312 6213,1326 6224,1337 6238,1345 6248,1350 6252,1351 6268,1355 6283,1355 6299,1351 6313,1345 6327,1337 6338,1326 6346,1312 6350,1304 6353,1300 6414,1238 6417,1237 6420,1235 6423,1235 6425,1235 6432,1237 6436,1242 6437,1243 6440,1251 6441,1254 6449,1266 6461,1279 6476,1288 6493,1293 6503,1295 6583,1295 6589,1294 6593,1293 6610,1288 6625,1279 6634,1269 6640,1266 6647,1267 6652,1269 6661,1279 6676,1288 6677,1288 6677,1289 6681,1292 6683,1299 6683,1397 6681,1404 6676,1408 6671,1409 5415,1409 5409,1407 5404,1402 5403,1397 5403,1249 5405,1242 5409,1239 5409,1238 5410,1238 5425,1229 5437,1216 5446,1201 5452,1185 5453,1175 5453,1074 5452,1064 5451,1061 5446,1048 5437,1033 5425,1020 5410,1011 5393,1006 5393,1005 5383,1004 5303,1004 5293,1005 5293,1006 5276,1011 5261,1020 5252,1030 5246,1033 5239,1032 5234,1030 5225,1020 5210,1011 5203,1009 5194,1006 5188,1002 5186,995 5186,994 5186,905 5186,902 5187,899 5187,898 5188,898 5189,896 5197,888 5203,885 5206,885 5430,885 5437,887 5441,891 5447,903 5461,922 5478,939 5497,953 5504,956 5518,964 5528,967 5540,971 5564,975 5587,975 5611,971 5633,964 5654,953 5673,939 5690,922 5704,903 5715,882 5722,860 5723,854 5726,836 5726,813 6075,813 6075,836 6079,860 6086,882 6096,901 6097,903 6111,922 6128,939 6147,953 6154,956 6168,964 6178,967 6190,971 6214,975 6237,975 6261,971 6283,964 6304,953 6323,939 6340,922 6354,903 6365,882 6372,860 6373,854 6376,836 6376,813 6372,789 6368,776 6365,767 6359,756 6354,746 6340,727 6323,710 6304,696 6302,695 6283,685 6261,678 6237,674 6214,674 6190,678 6168,685 6147,696 6136,704 6128,710 6111,727 6107,732 6097,746 6086,767 6079,789 6075,813 5726,813 5722,789 5718,776 5715,767 5709,756 5704,746 5690,727 5673,710 5654,696 5652,695 5633,685 5611,678 5587,674 5564,674 5540,678 5518,685 5497,696 5486,704 5478,710 5461,727 5457,732 5447,746 5446,749 5441,757 5441,758 5436,763 5430,764 5183,764 5168,764 5152,769 5150,770 5148,771 5139,776 5130,785 5127,787 5125,788 5124,788 5124,789 5121,788 5118,788 5117,788 5115,787 5111,785 5109,784 5105,783 5093,779 5078,779 5077,779 4976,779 4969,777 4967,776 4924,733 4912,721 4900,715 4900,714 4899,714 4892,712 4883,709 4868,709 4867,709 4855,709 4849,707 4844,702 4843,695 4846,689 4849,686 4857,681 4870,669 4879,654 4884,637 4885,627 4886,627 4886,599 4789,599 4782,598 4778,592 4777,587 4777,575 4764,575 4757,573 4753,567 4752,562 4752,550 4802,550 4885,550 4885,522 4884,512 4879,496 4879,495 4870,480 4857,468 4842,459 4826,453 4815,452 4802,452 4802,550 4752,550 4752,452 4738,452 4728,453 4711,459 4696,468 4684,480 4683,481 4678,485 4671,486 4665,483 4662,480 4650,468 4641,462 4635,459 4635,458 4618,453 4608,452 4530,452 4520,453 4504,459 4489,468 4476,480 4467,495 4466,497 4463,506 4459,512 4453,514 4452,514 4273,514 4266,512 4262,507 4261,502 4261,485 4260,483 4260,479 4260,478 4255,465 4246,454 4235,445 4221,440 4215,439 4036,439 4030,440 4016,445 4005,454 3996,465 3991,478 3987,484 3980,486 3974,485 3971,483 3959,471 3942,459 3923,449 3903,443 3887,440 3882,439 3861,439 3856,440 3840,443 3820,449 3801,459 3784,471 3768,487 3756,504 3756,505 3751,510 3744,511 3737,509 3733,505 3733,504 3721,487 3705,471 3688,459 3669,449 3649,443 3633,440 3628,439 3607,439 3602,440 3586,443 3566,449 3547,459 3530,471 3514,487 3502,504 3502,505 3497,510 3490,511 3483,509 3479,505 3479,504 3467,487 3451,471 3434,459 3415,449 3395,443 3379,440 3374,439 3353,439 3348,440 3332,443 3312,449 3293,459 3276,471 3260,487 3248,504 3248,505 3243,510 3236,511 3229,509 3225,505 3225,504 3213,487 3197,471 3180,459 3161,449 3141,443 3125,440 3120,439 3098,439 3093,440 3077,443 3057,449 3038,459 3021,471 3005,487 2993,504 2993,505 2988,510 2981,511 2974,509 2970,505 2970,504 2958,487 2942,471 2925,459 2906,449 2886,443 2870,440 2865,439 2844,439 2839,440 2823,443 2803,449 2784,459 2767,471 2751,487 2739,504 2729,523 2729,524 2723,543 2721,552 2719,564 2719,585 2723,606 2729,625 2729,626 2739,645 2751,662 2767,678 2784,690 2803,700 2823,706 2844,710 2865,710 2886,706 2890,705 2897,705 2903,708 3589,1393 3593,1399 3592,1406 3588,1412 3581,1414 3456,1414 3449,1412 3447,1411 2773,738 2761,726 2753,721 2748,719 2732,714 2717,714 2716,714 2259,714 2252,712 2250,711 2167,628 2164,622 2164,619 2164,485 2163,483 2163,479 2163,478 2158,465 2149,454 2138,445 2124,440 2118,439 1939,439 1933,440 1919,445 1908,454 1899,465 1894,478 1890,484 1883,486 1877,485 1874,483 1862,471 1845,459 1826,449 1806,443 1790,440 1785,439 1764,439 1759,440 1743,443 1723,449 1704,459 1687,471 1671,487 1659,504 1659,505 1654,510 1647,511 1640,509 1636,505 1636,504 1624,487 1608,471 1591,459 1572,449 1552,443 1536,440 1531,439 1510,439 1505,440 1489,443 1469,449 1450,459 1433,471 1417,487 1405,504 1405,505 1400,510 1393,511 1386,509 1382,505 1382,504 1370,487 1354,471 1337,459 1318,449 1298,443 1282,440 1277,439 1256,439 1251,440 1235,443 1215,449 1196,459 1179,471 1163,487 1151,504 1151,505 1146,510 1139,511 1132,509 1128,505 1128,504 1116,487 1100,471 1083,459 1064,449 1044,443 1028,440 1023,439 1002,439 997,440 981,443 961,449 942,459 925,471 909,487 897,504 897,505 892,510 885,511 878,509 874,505 874,504 862,487 846,471 829,459 810,449 790,443 774,440 769,439 748,439 743,440 727,443 707,449 688,459 671,471 655,487 643,504 633,523 633,524 627,543 625,552 623,564 623,585 627,606 633,625 633,626 643,645 655,662 671,678 688,690 707,700 727,706 748,710 769,710 790,706 794,705 801,705 807,708 1530,1431 1542,1443 1550,1448 1555,1450 1571,1455 2244,1455 2251,1457 2253,1458 3107,2311 3119,2323 3129,2329 3132,2330 3144,2333 3148,2335 3587,2335 3594,2337 3598,2342 3599,2349 3599,2351 3595,2367 3595,2382 3599,2398 3598,2399 3599,2404 3596,2410 3590,2414 3587,2414 2655,2414 2648,2412 2646,2411 2477,2242 2465,2230 2456,2225 2451,2222 2436,2218 2420,2218 1595,2218 1591,2218 1585,2216 1575,2214 1551,2214 1544,2212 1542,2211 1217,1886 1205,1874 1196,1869 1191,1866 1188,1865 1176,1862 1160,1862 1093,1862 1086,1860 1082,1856 1081,1854 1079,1850 1066,1838 1066,1837 1061,1832 1060,1825 1063,1819 1066,1816 1079,1804 1088,1789 1093,1772 1094,1762 1094,1750 855,1750 855,1762 856,1772 861,1789 870,1804 883,1816 883,1817 888,1822 889,1829 886,1835 883,1838 870,1850 861,1865 860,1869 856,1882 855,1882 854,1892 854,1967 855,1977 856,1977 861,1994 862,1996 870,2009 883,2021 898,2030 914,2036 924,2037 1025,2037 1030,2036 1035,2036 1051,2030 1066,2021 1079,2009 1088,1994 1089,1991 1093,1985 1100,1982 1101,1982 1138,1982 1145,1984 1147,1986 1408,2246 1411,2252 1411,2259 1406,2274 1405,2274 1404,2284 1404,2365 1405,2375 1406,2375 1411,2391 1414,2396 1419,2405 1420,2406 1430,2416 1433,2422 1432,2429 1430,2433 1420,2443 1411,2458 1406,2474 1405,2474 1404,2484 1404,2565 1405,2575 1406,2575 1411,2591 1414,2596 1420,2606 1433,2619 1448,2628 1448,2629 1453,2632 1454,2639 1454,2968 1454,2981 1457,2995 1461,3003 1461,3010 1458,3017 1080,3395 1074,3401 1068,3404 1065,3404 1059,3404 1052,3402 1050,3401 611,2961 607,2955 607,2951 607,2948 610,2935 610,2914 606,2893 600,2873 590,2854 578,2837 562,2821 550,2812 549,2812 547,2809 545,2807 545,2806 545,2802 545,2793 547,2786 550,2783 562,2774 578,2758 590,2741 600,2722 606,2702 610,2681 610,2660 606,2639 600,2619 590,2600 578,2583 562,2567 545,2555 544,2555 539,2550 538,2543 540,2536 544,2532 545,2532 562,2519 577,2504 590,2487 600,2468 606,2448 607,2441 518,2441 521,2436 524,2423 524,2410 521,2397 518,2392 607,2392 606,2385 600,2365 590,2346 577,2329 566,2317 563,2311 563,2304 567,2298 571,2297 584,2292 595,2283 604,2272 609,2258 609,2252 609,2187 518,2187 521,2182 524,2169 524,2156 521,2143 518,2138 609,2138 609,2073 609,2067 604,2053 595,2042 584,2033 570,2028 564,2027 499,2027 499,2119 494,2116 481,2113 468,2113 455,2116 450,2119 450,2027 385,2027 379,2028 365,2033 354,2042 345,2053 340,2067 339,2073 339,2138 431,2138 428,2143 425,2156 425,2169 428,2182 431,2187 339,2187 339,2252 340,2258 345,2272 354,2283 365,2292 378,2297 384,2301 387,2307 385,2314 383,2317 372,2329 359,2346 349,2365 343,2385 342,2392 431,2392 428,2397 425,2410 425,2423 428,2436 431,2441 342,2441 343,2448 349,2468 359,2487 372,2504 387,2519 404,2532 405,2532 410,2537 411,2544 409,2551 405,2555 404,2555 387,2567 371,2583 359,2600 349,2619 343,2639 340,2654 339,2660 0,2660 0,1687 855,1687 855,1700 950,1700 999,1700 1094,1700 1094,1687 1093,1677 1088,1660 1079,1645 1066,1633 1051,1624 1035,1618 1024,1617 999,1617 999,1700 950,1700 950,1617 925,1617 914,1618 898,1624 883,1633 870,1645 861,1660 856,1677 855,1687 0,1687 0,363 5426,363 5426,386 5429,410 5436,432 5447,453 5453,461 5523,392 5524,396 5531,408 5542,419 5554,426 5558,427 5489,497 5497,503 5518,514 5540,521 5564,525 5587,525 5611,521 5633,514 5654,503 5662,497 5593,427 5597,426 5609,419 5620,408 5627,396 5628,392 5698,461 5704,453 5715,432 5722,410 5726,386 5726,363 6076,363 6076,386 6079,410 6086,432 6097,453 6103,461 6173,392 6174,396 6181,408 6192,419 6204,426 6208,427 6139,497 6147,503 6168,514 6190,521 6214,525 6237,525 6261,521 6283,514 6304,503 6312,497 6243,427 6247,426 6259,419 6270,408 6277,396 6278,392 6348,461 6354,453 6365,432 6372,410 6375,386 6375,363 6793,363 6793,386 6797,410 6804,432 6815,453 6821,461 6891,392 6892,396 6899,408 6909,419 6922,426 6926,427 6856,497 6864,503 6885,514 6908,521 6931,525 6955,525 6978,521 7001,514 7022,503 7030,497 6960,427 6964,426 6977,419 6987,408 6994,396 6995,392 7065,461 7071,453 7082,432 7089,410 7093,386 7093,363 7443,363 7443,386 7447,410 7454,432 7465,453 7471,461 7541,392 7542,396 7549,408 7559,419 7572,426 7576,427 7506,497 7514,503 7535,514 7558,521 7581,525 7605,525 7628,521 7651,514 7672,503 7680,497 7610,427 7614,426 7627,419 7637,408 7644,396 7645,392 7715,461 7721,453 7732,432 7739,410 7743,386 7743,363 7739,339 7732,317 7721,296 7715,288 7645,357 7644,353 7637,341 7627,330 7614,323 7610,322 7680,252 7672,246 7651,235 7628,228 7605,225 7581,225 7558,228 7535,235 7514,246 7506,252 7576,322 7572,323 7559,330 7549,341 7542,353 7541,357 7471,288 7465,296 7454,317 7447,339 7443,363 7093,363 7089,339 7082,317 7071,296 7065,288 6995,357 6994,353 6987,341 6977,330 6964,323 6960,322 7030,252 7022,246 7001,235 6978,228 6955,225 6931,225 6908,228 6885,235 6864,246 6856,252 6926,322 6922,323 6909,330 6899,341 6892,353 6891,357 6821,288 6815,296 6804,317 6797,339 6793,363 6375,363 6372,339 6365,317 6354,296 6348,288 6278,357 6277,353 6270,341 6259,330 6247,323 6243,322 6312,252 6304,246 6283,235 6261,228 6237,225 6214,225 6190,228 6168,235 6147,246 6139,252 6208,322 6204,323 6192,330 6181,341 6174,353 6173,357 6103,288 6097,296 6086,317 6079,339 6076,363 5726,363 5722,339 5715,317 5704,296 5698,288 5628,357 5627,353 5620,341 5609,330 5597,323 5593,322 5662,252 5654,246 5633,235 5611,228 5587,225 5564,225 5540,228 5518,235 5497,246 5489,252 5558,322 5554,323 5542,330 5531,341 5524,353 5523,357 5453,288 5447,296 5436,317 5429,339 5426,363 0,363 0,12 2,5 7,1 12,0 9938,0">
          <text:p/>
        </draw:polygon>
        <draw:polygon draw:style-name="gr2" draw:text-style-name="P1" draw:layer="layout" svg:width="0.171cm" svg:height="0.171cm" svg:x="7.794cm" svg:y="15.221cm" svg:viewBox="0 0 172 172" draw:points="0,0 172,0 172,172 0,172">
          <text:p/>
        </draw:polygon>
        <draw:path draw:style-name="gr2" draw:text-style-name="P1" draw:layer="layout" svg:width="0.17cm" svg:height="0.17cm" svg:x="7.54cm" svg:y="15.221cm" svg:viewBox="0 0 171 171" svg:d="M0 86c0-47 39-86 86-86s85 39 85 86-38 85-85 85-86-38-86-85z">
          <text:p/>
        </draw:path>
        <draw:path draw:style-name="gr2" draw:text-style-name="P1" draw:layer="layout" svg:width="0.17cm" svg:height="0.17cm" svg:x="7.286cm" svg:y="15.221cm" svg:viewBox="0 0 171 171" svg:d="M0 86c0-47 40-86 87-86 46 0 84 39 84 86s-38 85-84 85c-47 0-87-38-87-85z">
          <text:p/>
        </draw:path>
        <draw:path draw:style-name="gr2" draw:text-style-name="P1" draw:layer="layout" svg:width="0.17cm" svg:height="0.17cm" svg:x="7.032cm" svg:y="15.221cm" svg:viewBox="0 0 171 171" svg:d="M0 86c0-47 39-86 86-86s85 39 85 86-38 85-85 85-86-38-86-85z">
          <text:p/>
        </draw:path>
        <draw:path draw:style-name="gr2" draw:text-style-name="P1" draw:layer="layout" svg:width="0.17cm" svg:height="0.17cm" svg:x="6.778cm" svg:y="15.221cm" svg:viewBox="0 0 171 171" svg:d="M0 86c0-47 40-86 87-86 46 0 84 39 84 86s-38 85-84 85c-47 0-87-38-87-85z">
          <text:p/>
        </draw:path>
        <draw:path draw:style-name="gr2" draw:text-style-name="P1" draw:layer="layout" svg:width="0.17cm" svg:height="0.17cm" svg:x="6.524cm" svg:y="15.221cm" svg:viewBox="0 0 171 171" svg:d="M0 86c0-47 39-86 86-86s85 39 85 86-38 85-85 85-86-38-86-85z">
          <text:p/>
        </draw:path>
        <draw:polygon draw:style-name="gr2" draw:text-style-name="P1" draw:layer="layout" svg:width="0.17cm" svg:height="0.17cm" svg:x="5.845cm" svg:y="17.299cm" svg:viewBox="0 0 171 171" draw:points="171,0 171,171 0,171 0,0">
          <text:p/>
        </draw:polygon>
        <draw:path draw:style-name="gr2" draw:text-style-name="P1" draw:layer="layout" svg:width="0.17cm" svg:height="0.17cm" svg:x="5.845cm" svg:y="17.045cm" svg:viewBox="0 0 171 171" svg:d="M0 85c0-47 38-85 84-85 48 0 87 38 87 85s-39 86-87 86c-46 0-84-39-84-86z">
          <text:p/>
        </draw:path>
        <draw:path draw:style-name="gr2" draw:text-style-name="P1" draw:layer="layout" svg:width="0.2cm" svg:height="0.2cm" svg:x="10.597cm" svg:y="15.007cm" svg:viewBox="0 0 201 201" svg:d="M0 100c0-56 45-100 100-100 56 0 101 44 101 100s-45 101-101 101c-55 0-100-45-100-101z">
          <text:p/>
        </draw:path>
        <draw:path draw:style-name="gr2" draw:text-style-name="P1" draw:layer="layout" svg:width="0.2cm" svg:height="0.2cm" svg:x="11.247cm" svg:y="15.007cm" svg:viewBox="0 0 201 201" svg:d="M0 100c0-56 45-100 100-100s101 44 101 100-46 101-101 101-100-45-100-101z">
          <text:p/>
        </draw:path>
        <draw:path draw:style-name="gr2" draw:text-style-name="P1" draw:layer="layout" svg:width="0.2cm" svg:height="0.2cm" svg:x="10.597cm" svg:y="15.456cm" svg:viewBox="0 0 201 201" svg:d="M0 100c0-55 45-100 100-100 56 0 101 45 101 100 0 57-45 101-101 101-55 0-100-44-100-101z">
          <text:p/>
        </draw:path>
        <draw:path draw:style-name="gr2" draw:text-style-name="P1" draw:layer="layout" svg:width="0.2cm" svg:height="0.2cm" svg:x="11.247cm" svg:y="15.456cm" svg:viewBox="0 0 201 201" svg:d="M0 100c0-55 45-100 100-100s101 45 101 100c0 57-46 101-101 101s-100-44-100-101z">
          <text:p/>
        </draw:path>
        <draw:polygon draw:style-name="gr2" draw:text-style-name="P1" draw:layer="layout" svg:width="0.171cm" svg:height="0.171cm" svg:x="5.573cm" svg:y="19.596cm" svg:viewBox="0 0 172 172" draw:points="172,0 172,172 0,172 0,0">
          <text:p/>
        </draw:polygon>
        <draw:path draw:style-name="gr2" draw:text-style-name="P1" draw:layer="layout" svg:width="0.17cm" svg:height="0.17cm" svg:x="5.319cm" svg:y="19.596cm" svg:viewBox="0 0 171 171" svg:d="M0 86c0-47 39-86 86-86s85 39 85 86c0 46-38 85-85 85s-86-39-86-85z">
          <text:p/>
        </draw:path>
        <draw:path draw:style-name="gr2" draw:text-style-name="P1" draw:layer="layout" svg:width="0.17cm" svg:height="0.17cm" svg:x="5.573cm" svg:y="19.342cm" svg:viewBox="0 0 171 171" svg:d="M0 87c0-48 39-87 87-87 46 0 84 39 84 87 0 46-38 84-84 84-48 0-87-38-87-84z">
          <text:p/>
        </draw:path>
        <draw:path draw:style-name="gr2" draw:text-style-name="P1" draw:layer="layout" svg:width="0.17cm" svg:height="0.17cm" svg:x="5.319cm" svg:y="19.342cm" svg:viewBox="0 0 171 171" svg:d="M0 87c0-48 39-87 86-87s85 39 85 87c0 46-38 84-85 84s-86-38-86-84z">
          <text:p/>
        </draw:path>
        <draw:path draw:style-name="gr2" draw:text-style-name="P1" draw:layer="layout" svg:width="0.17cm" svg:height="0.17cm" svg:x="5.573cm" svg:y="19.088cm" svg:viewBox="0 0 171 171" svg:d="M0 86c0-47 39-86 87-86 46 0 84 39 84 86 0 46-38 85-84 85-48 0-87-39-87-85z">
          <text:p/>
        </draw:path>
        <draw:path draw:style-name="gr2" draw:text-style-name="P1" draw:layer="layout" svg:width="0.17cm" svg:height="0.17cm" svg:x="5.319cm" svg:y="19.088cm" svg:viewBox="0 0 171 171" svg:d="M0 86c0-47 39-86 86-86s85 39 85 86c0 46-38 85-85 85s-86-39-86-85z">
          <text:p/>
        </draw:path>
        <draw:path draw:style-name="gr2" draw:text-style-name="P1" draw:layer="layout" svg:width="0.17cm" svg:height="0.17cm" svg:x="5.573cm" svg:y="18.834cm" svg:viewBox="0 0 171 171" svg:d="M0 87c0-48 39-87 87-87 46 0 84 39 84 87 0 46-38 84-84 84-48 0-87-38-87-84z">
          <text:p/>
        </draw:path>
        <draw:path draw:style-name="gr2" draw:text-style-name="P1" draw:layer="layout" svg:width="0.17cm" svg:height="0.17cm" svg:x="5.319cm" svg:y="18.834cm" svg:viewBox="0 0 171 171" svg:d="M0 87c0-48 39-87 86-87s85 39 85 87c0 46-38 84-85 84s-86-38-86-84z">
          <text:p/>
        </draw:path>
        <draw:polygon draw:style-name="gr2" draw:text-style-name="P1" draw:layer="layout" svg:width="0.171cm" svg:height="0.171cm" svg:x="4.144cm" svg:y="16.809cm" svg:viewBox="0 0 172 172" draw:points="0,172 0,0 172,0 172,172">
          <text:p/>
        </draw:polygon>
        <draw:path draw:style-name="gr2" draw:text-style-name="P1" draw:layer="layout" svg:width="0.169cm" svg:height="0.17cm" svg:x="4.145cm" svg:y="17.064cm" svg:viewBox="0 0 170 171" svg:d="M0 84c0-46 39-84 86-84 46 0 84 38 84 84 0 48-38 87-84 87-47 0-86-39-86-87z">
          <text:p/>
        </draw:path>
        <draw:path draw:style-name="gr2" draw:text-style-name="P1" draw:layer="layout" svg:width="0.169cm" svg:height="0.17cm" svg:x="4.145cm" svg:y="17.318cm" svg:viewBox="0 0 170 171" svg:d="M0 85c0-46 39-85 86-85 46 0 84 39 84 85 0 47-38 86-84 86-47 0-86-39-86-86z">
          <text:p/>
        </draw:path>
        <draw:path draw:style-name="gr2" draw:text-style-name="P1" draw:layer="layout" svg:width="0.169cm" svg:height="0.17cm" svg:x="4.145cm" svg:y="17.572cm" svg:viewBox="0 0 170 171" svg:d="M0 84c0-46 39-84 86-84 46 0 84 38 84 84 0 48-38 87-84 87-47 0-86-39-86-87z">
          <text:p/>
        </draw:path>
        <draw:path draw:style-name="gr2" draw:text-style-name="P1" draw:layer="layout" svg:width="0.2cm" svg:height="0.2cm" svg:x="9.229cm" svg:y="15.007cm" svg:viewBox="0 0 201 201" svg:d="M0 100c0-56 45-100 100-100 57 0 101 44 101 100s-44 101-101 101c-55 0-100-45-100-101z">
          <text:p/>
        </draw:path>
        <draw:path draw:style-name="gr2" draw:text-style-name="P1" draw:layer="layout" svg:width="0.2cm" svg:height="0.2cm" svg:x="9.88cm" svg:y="15.007cm" svg:viewBox="0 0 201 201" svg:d="M0 100c0-56 44-100 101-100 55 0 100 44 100 100s-45 101-100 101c-57 0-101-45-101-101z">
          <text:p/>
        </draw:path>
        <draw:path draw:style-name="gr2" draw:text-style-name="P1" draw:layer="layout" svg:width="0.2cm" svg:height="0.2cm" svg:x="9.229cm" svg:y="15.456cm" svg:viewBox="0 0 201 201" svg:d="M0 100c0-55 45-100 100-100 57 0 101 45 101 100 0 57-44 101-101 101-55 0-100-44-100-101z">
          <text:p/>
        </draw:path>
        <draw:path draw:style-name="gr2" draw:text-style-name="P1" draw:layer="layout" svg:width="0.2cm" svg:height="0.2cm" svg:x="9.88cm" svg:y="15.456cm" svg:viewBox="0 0 201 201" svg:d="M0 100c0-55 44-100 101-100 55 0 100 45 100 100 0 57-45 101-100 101-57 0-101-44-101-101z">
          <text:p/>
        </draw:path>
        <draw:line draw:style-name="gr3" draw:text-style-name="P2" draw:layer="layout" svg:x1="12.851cm" svg:y1="15.411cm" svg:x2="12.851cm" svg:y2="15.301cm">
          <text:p/>
        </draw:line>
        <draw:line draw:style-name="gr3" draw:text-style-name="P2" draw:layer="layout" svg:x1="12.851cm" svg:y1="14.979cm" svg:x2="12.851cm" svg:y2="14.899cm">
          <text:p/>
        </draw:line>
        <draw:line draw:style-name="gr3" draw:text-style-name="P2" draw:layer="layout" svg:x1="11.987cm" svg:y1="15.411cm" svg:x2="11.987cm" svg:y2="15.301cm">
          <text:p/>
        </draw:line>
        <draw:line draw:style-name="gr3" draw:text-style-name="P2" draw:layer="layout" svg:x1="11.987cm" svg:y1="14.979cm" svg:x2="11.987cm" svg:y2="14.899cm">
          <text:p/>
        </draw:line>
        <draw:polygon draw:style-name="gr2" draw:text-style-name="P1" draw:layer="layout" svg:width="0.171cm" svg:height="0.171cm" svg:x="5.698cm" svg:y="15.221cm" svg:viewBox="0 0 172 172" draw:points="0,0 172,0 172,172 0,172">
          <text:p/>
        </draw:polygon>
        <draw:path draw:style-name="gr2" draw:text-style-name="P1" draw:layer="layout" svg:width="0.17cm" svg:height="0.17cm" svg:x="5.445cm" svg:y="15.221cm" svg:viewBox="0 0 171 171" svg:d="M0 86c0-47 38-86 84-86 47 0 87 39 87 86s-40 85-87 85c-46 0-84-38-84-85z">
          <text:p/>
        </draw:path>
        <draw:path draw:style-name="gr2" draw:text-style-name="P1" draw:layer="layout" svg:width="0.17cm" svg:height="0.17cm" svg:x="5.191cm" svg:y="15.221cm" svg:viewBox="0 0 171 171" svg:d="M0 86c0-47 38-86 85-86s86 39 86 86-39 85-86 85-85-38-85-85z">
          <text:p/>
        </draw:path>
        <draw:path draw:style-name="gr2" draw:text-style-name="P1" draw:layer="layout" svg:width="0.17cm" svg:height="0.17cm" svg:x="4.937cm" svg:y="15.221cm" svg:viewBox="0 0 171 171" svg:d="M0 86c0-47 38-86 84-86 47 0 87 39 87 86s-40 85-87 85c-46 0-84-38-84-85z">
          <text:p/>
        </draw:path>
        <draw:path draw:style-name="gr2" draw:text-style-name="P1" draw:layer="layout" svg:width="0.17cm" svg:height="0.17cm" svg:x="4.683cm" svg:y="15.221cm" svg:viewBox="0 0 171 171" svg:d="M0 86c0-47 38-86 85-86s86 39 86 86-39 85-86 85-85-38-85-85z">
          <text:p/>
        </draw:path>
        <draw:path draw:style-name="gr2" draw:text-style-name="P1" draw:layer="layout" svg:width="0.17cm" svg:height="0.17cm" svg:x="4.429cm" svg:y="15.221cm" svg:viewBox="0 0 171 171" svg:d="M0 86c0-47 38-86 84-86 47 0 87 39 87 86s-40 85-87 85c-46 0-84-38-84-85z">
          <text:p/>
        </draw:path>
        <draw:path draw:style-name="gr2" draw:text-style-name="P1" draw:layer="layout" svg:width="0.06cm" svg:height="0.06cm" svg:x="8.799cm" svg:y="16.126cm" svg:viewBox="0 0 61 61" svg:d="M0 30c0-16 14-30 30-30 18 0 31 14 31 30 0 17-13 31-31 31-16 0-30-14-30-31z">
          <text:p/>
        </draw:path>
        <draw:path draw:style-name="gr2" draw:text-style-name="P1" draw:layer="layout" svg:width="0.06cm" svg:height="0.06cm" svg:x="7.702cm" svg:y="16.417cm" svg:viewBox="0 0 61 61" svg:d="M0 30c0-17 14-30 31-30 16 0 30 13 30 30 0 16-14 31-30 31-17 0-31-15-31-31z">
          <text:p/>
        </draw:path>
        <draw:path draw:style-name="gr2" draw:text-style-name="P1" draw:layer="layout" svg:width="0.061cm" svg:height="0.06cm" svg:x="9.999cm" svg:y="15.977cm" svg:viewBox="0 0 62 61" svg:d="M0 31c0-18 14-31 31-31s31 13 31 31c0 16-14 30-31 30s-31-14-31-30z">
          <text:p/>
        </draw:path>
        <draw:path draw:style-name="gr2" draw:text-style-name="P1" draw:layer="layout" svg:width="0.06cm" svg:height="0.06cm" svg:x="7.45cm" svg:y="17.236cm" svg:viewBox="0 0 61 61" svg:d="M0 31c0-16 13-31 31-31 16 0 30 15 30 31 0 17-14 30-30 30-18 0-31-13-31-30z">
          <text:p/>
        </draw:path>
        <draw:path draw:style-name="gr2" draw:text-style-name="P1" draw:layer="layout" svg:width="0.061cm" svg:height="0.06cm" svg:x="9.999cm" svg:y="17.026cm" svg:viewBox="0 0 62 61" svg:d="M0 30c0-16 14-30 31-30s31 14 31 30c0 18-14 31-31 31s-31-13-31-31z">
          <text:p/>
        </draw:path>
        <draw:path draw:style-name="gr2" draw:text-style-name="P1" draw:layer="layout" svg:width="0.06cm" svg:height="0.059cm" svg:x="7.399cm" svg:y="17.077cm" svg:viewBox="0 0 61 60" svg:d="M0 30c0-17 14-30 31-30s30 13 30 30c0 16-13 30-30 30s-31-14-31-30z">
          <text:p/>
        </draw:path>
        <draw:path draw:style-name="gr2" draw:text-style-name="P1" draw:layer="layout" svg:width="0.06cm" svg:height="0.061cm" svg:x="5.658cm" svg:y="14.816cm" svg:viewBox="0 0 61 62" svg:d="M0 31c0-17 13-31 30-31s31 14 31 31-14 31-31 31-30-14-30-31z">
          <text:p/>
        </draw:path>
        <draw:path draw:style-name="gr2" draw:text-style-name="P1" draw:layer="layout" svg:width="0.061cm" svg:height="0.061cm" svg:x="13.258cm" svg:y="14.816cm" svg:viewBox="0 0 62 62" svg:d="M0 31c0-17 14-31 31-31 16 0 31 14 31 31s-15 31-31 31c-17 0-31-14-31-31z">
          <text:p/>
        </draw:path>
        <draw:path draw:style-name="gr2" draw:text-style-name="P1" draw:layer="layout" svg:width="0.06cm" svg:height="0.061cm" svg:x="10.858cm" svg:y="15.616cm" svg:viewBox="0 0 61 62" svg:d="M0 32c0-18 13-32 30-32s31 14 31 32c0 16-14 30-31 30s-30-14-30-30z">
          <text:p/>
        </draw:path>
        <draw:path draw:style-name="gr2" draw:text-style-name="P1" draw:layer="layout" svg:width="0.06cm" svg:height="0.06cm" svg:x="12.4cm" svg:y="16.277cm" svg:viewBox="0 0 61 61" svg:d="M0 31c0-18 13-31 31-31 16 0 30 13 30 31 0 16-14 30-30 30-18 0-31-14-31-30z">
          <text:p/>
        </draw:path>
        <draw:path draw:style-name="gr2" draw:text-style-name="P1" draw:layer="layout" svg:width="0.06cm" svg:height="0.059cm" svg:x="8.55cm" svg:y="19.077cm" svg:viewBox="0 0 61 60" svg:d="M0 29c0-16 13-29 30-29 16 0 31 13 31 29 0 17-15 31-31 31-17 0-30-14-30-31z">
          <text:p/>
        </draw:path>
        <draw:path draw:style-name="gr2" draw:text-style-name="P1" draw:layer="layout" svg:width="0.06cm" svg:height="0.06cm" svg:x="12.858cm" svg:y="17.617cm" svg:viewBox="0 0 61 61" svg:d="M0 30c0-17 13-30 30-30 16 0 31 13 31 30s-15 31-31 31c-17 0-30-14-30-31z">
          <text:p/>
        </draw:path>
        <draw:path draw:style-name="gr2" draw:text-style-name="P1" draw:layer="layout" svg:width="0.06cm" svg:height="0.06cm" svg:x="10.858cm" svg:y="18.817cm" svg:viewBox="0 0 61 61" svg:d="M0 31c0-18 13-31 30-31s31 13 31 31c0 16-14 30-31 30s-30-14-30-30z">
          <text:p/>
        </draw:path>
        <draw:path draw:style-name="gr2" draw:text-style-name="P1" draw:layer="layout" svg:width="0.06cm" svg:height="0.059cm" svg:x="10.858cm" svg:y="19.617cm" svg:viewBox="0 0 61 60" svg:d="M0 30c0-17 13-30 30-30s31 13 31 30-14 30-31 30-30-13-30-30z">
          <text:p/>
        </draw:path>
        <draw:path draw:style-name="gr2" draw:text-style-name="P1" draw:layer="layout" svg:width="0.06cm" svg:height="0.06cm" svg:x="9.658cm" svg:y="18.417cm" svg:viewBox="0 0 61 61" svg:d="M0 31c0-17 14-31 31-31 16 0 30 14 30 31 0 16-14 30-30 30-17 0-31-14-31-30z">
          <text:p/>
        </draw:path>
        <draw:path draw:style-name="gr2" draw:text-style-name="P1" draw:layer="layout" svg:width="0.06cm" svg:height="0.059cm" svg:x="12.458cm" svg:y="19.617cm" svg:viewBox="0 0 61 60" svg:d="M0 30c0-17 13-30 30-30s31 13 31 30-14 30-31 30-30-13-30-30z">
          <text:p/>
        </draw:path>
        <draw:path draw:style-name="gr2" draw:text-style-name="P1" draw:layer="layout" svg:width="0.06cm" svg:height="0.059cm" svg:x="11.658cm" svg:y="19.617cm" svg:viewBox="0 0 61 60" svg:d="M0 30c0-17 14-30 31-30 16 0 30 13 30 30s-14 30-30 30c-17 0-31-13-31-30z">
          <text:p/>
        </draw:path>
        <draw:path draw:style-name="gr2" draw:text-style-name="P1" draw:layer="layout" svg:width="0.06cm" svg:height="0.061cm" svg:x="12.458cm" svg:y="14.816cm" svg:viewBox="0 0 61 62" svg:d="M0 31c0-17 13-31 30-31s31 14 31 31-14 31-31 31-30-14-30-31z">
          <text:p/>
        </draw:path>
        <draw:path draw:style-name="gr2" draw:text-style-name="P1" draw:layer="layout" svg:width="0.06cm" svg:height="0.06cm" svg:x="8.458cm" svg:y="18.417cm" svg:viewBox="0 0 61 61" svg:d="M0 31c0-17 13-31 31-31 16 0 30 14 30 31 0 16-14 30-30 30-18 0-31-14-31-30z">
          <text:p/>
        </draw:path>
        <draw:path draw:style-name="gr2" draw:text-style-name="P1" draw:layer="layout" svg:width="0.06cm" svg:height="0.061cm" svg:x="10.058cm" svg:y="14.816cm" svg:viewBox="0 0 61 62" svg:d="M0 31c0-17 13-31 31-31 16 0 30 14 30 31s-14 31-30 31c-18 0-31-14-31-31z">
          <text:p/>
        </draw:path>
        <draw:path draw:style-name="gr2" draw:text-style-name="P1" draw:layer="layout" svg:width="0.06cm" svg:height="0.061cm" svg:x="4.458cm" svg:y="15.616cm" svg:viewBox="0 0 61 62" svg:d="M0 32c0-18 14-32 31-32 16 0 30 14 30 32 0 16-14 30-30 30-17 0-31-14-31-30z">
          <text:p/>
        </draw:path>
        <draw:path draw:style-name="gr2" draw:text-style-name="P1" draw:layer="layout" svg:width="0.06cm" svg:height="0.06cm" svg:x="4.058cm" svg:y="16.417cm" svg:viewBox="0 0 61 61" svg:d="M0 30c0-17 13-30 30-30 16 0 31 13 31 30 0 16-15 31-31 31-17 0-30-15-30-31z">
          <text:p/>
        </draw:path>
        <draw:path draw:style-name="gr2" draw:text-style-name="P1" draw:layer="layout" svg:width="0.06cm" svg:height="0.06cm" svg:x="11.258cm" svg:y="16.817cm" svg:viewBox="0 0 61 61" svg:d="M0 31c0-17 13-31 30-31 16 0 31 14 31 31 0 16-15 30-31 30-17 0-30-14-30-30z">
          <text:p/>
        </draw:path>
        <draw:path draw:style-name="gr2" draw:text-style-name="P1" draw:layer="layout" svg:width="0.06cm" svg:height="0.061cm" svg:x="4.058cm" svg:y="15.616cm" svg:viewBox="0 0 61 62" svg:d="M0 32c0-18 13-32 30-32 16 0 31 14 31 32 0 16-15 30-31 30-17 0-30-14-30-30z">
          <text:p/>
        </draw:path>
        <draw:path draw:style-name="gr2" draw:text-style-name="P1" draw:layer="layout" svg:width="0.061cm" svg:height="0.06cm" svg:x="13.258cm" svg:y="18.817cm" svg:viewBox="0 0 62 61" svg:d="M0 31c0-18 14-31 31-31 16 0 31 13 31 31 0 16-15 30-31 30-17 0-31-14-31-30z">
          <text:p/>
        </draw:path>
        <draw:path draw:style-name="gr2" draw:text-style-name="P1" draw:layer="layout" svg:width="0.06cm" svg:height="0.06cm" svg:x="12.858cm" svg:y="18.017cm" svg:viewBox="0 0 61 61" svg:d="M0 30c0-17 13-30 30-30 16 0 31 13 31 30 0 16-15 31-31 31-17 0-30-15-30-31z">
          <text:p/>
        </draw:path>
        <draw:path draw:style-name="gr2" draw:text-style-name="P1" draw:layer="layout" svg:width="0.06cm" svg:height="0.061cm" svg:x="8.458cm" svg:y="14.816cm" svg:viewBox="0 0 61 62" svg:d="M0 31c0-17 13-31 31-31 16 0 30 14 30 31s-14 31-30 31c-18 0-31-14-31-31z">
          <text:p/>
        </draw:path>
        <draw:path draw:style-name="gr2" draw:text-style-name="P1" draw:layer="layout" svg:width="0.06cm" svg:height="0.061cm" svg:x="9.658cm" svg:y="15.616cm" svg:viewBox="0 0 61 62" svg:d="M0 32c0-18 14-32 31-32 16 0 30 14 30 32 0 16-14 30-30 30-17 0-31-14-31-30z">
          <text:p/>
        </draw:path>
        <draw:path draw:style-name="gr2" draw:text-style-name="P1" draw:layer="layout" svg:width="0.06cm" svg:height="0.06cm" svg:x="10.458cm" svg:y="16.817cm" svg:viewBox="0 0 61 61" svg:d="M0 31c0-17 13-31 31-31 16 0 30 14 30 31 0 16-14 30-30 30-18 0-31-14-31-30z">
          <text:p/>
        </draw:path>
        <draw:path draw:style-name="gr2" draw:text-style-name="P1" draw:layer="layout" svg:width="0.06cm" svg:height="0.06cm" svg:x="11.258cm" svg:y="18.817cm" svg:viewBox="0 0 61 61" svg:d="M0 31c0-18 13-31 30-31 16 0 31 13 31 31 0 16-15 30-31 30-17 0-30-14-30-30z">
          <text:p/>
        </draw:path>
        <draw:path draw:style-name="gr2" draw:text-style-name="P1" draw:layer="layout" svg:width="0.06cm" svg:height="0.06cm" svg:x="9.258cm" svg:y="18.817cm" svg:viewBox="0 0 61 61" svg:d="M0 31c0-18 13-31 30-31 16 0 31 13 31 31 0 16-15 30-31 30-17 0-30-14-30-30z">
          <text:p/>
        </draw:path>
        <draw:path draw:style-name="gr2" draw:text-style-name="P1" draw:layer="layout" svg:width="0.06cm" svg:height="0.061cm" svg:x="7.258cm" svg:y="14.816cm" svg:viewBox="0 0 61 62" svg:d="M0 31c0-17 13-31 30-31s31 14 31 31-14 31-31 31-30-14-30-31z">
          <text:p/>
        </draw:path>
        <draw:path draw:style-name="gr2" draw:text-style-name="P1" draw:layer="layout" svg:width="0.06cm" svg:height="0.059cm" svg:x="10.458cm" svg:y="19.617cm" svg:viewBox="0 0 61 60" svg:d="M0 30c0-17 13-30 31-30 16 0 30 13 30 30s-14 30-30 30c-18 0-31-13-31-30z">
          <text:p/>
        </draw:path>
        <draw:path draw:style-name="gr2" draw:text-style-name="P1" draw:layer="layout" svg:width="0.061cm" svg:height="0.06cm" svg:x="13.258cm" svg:y="17.217cm" svg:viewBox="0 0 62 61" svg:d="M0 31c0-18 14-31 31-31 16 0 31 13 31 31 0 16-15 30-31 30-17 0-31-14-31-30z">
          <text:p/>
        </draw:path>
        <draw:path draw:style-name="gr2" draw:text-style-name="P1" draw:layer="layout" svg:width="0.06cm" svg:height="0.06cm" svg:x="6.858cm" svg:y="18.017cm" svg:viewBox="0 0 61 61" svg:d="M0 30c0-17 13-30 30-30s31 13 31 30c0 16-14 31-31 31s-30-15-30-31z">
          <text:p/>
        </draw:path>
        <draw:path draw:style-name="gr2" draw:text-style-name="P1" draw:layer="layout" svg:width="0.06cm" svg:height="0.06cm" svg:x="9.658cm" svg:y="16.417cm" svg:viewBox="0 0 61 61" svg:d="M0 30c0-17 14-30 31-30 16 0 30 13 30 30 0 16-14 31-30 31-17 0-31-15-31-31z">
          <text:p/>
        </draw:path>
        <draw:path draw:style-name="gr2" draw:text-style-name="P1" draw:layer="layout" svg:width="0.06cm" svg:height="0.06cm" svg:x="12.458cm" svg:y="18.817cm" svg:viewBox="0 0 61 61" svg:d="M0 31c0-18 13-31 30-31s31 13 31 31c0 16-14 30-31 30s-30-14-30-30z">
          <text:p/>
        </draw:path>
        <draw:path draw:style-name="gr2" draw:text-style-name="P1" draw:layer="layout" svg:width="0.06cm" svg:height="0.06cm" svg:x="12.858cm" svg:y="19.217cm" svg:viewBox="0 0 61 61" svg:d="M0 30c0-17 13-30 30-30 16 0 31 13 31 30s-15 31-31 31c-17 0-30-14-30-31z">
          <text:p/>
        </draw:path>
        <draw:path draw:style-name="gr2" draw:text-style-name="P1" draw:layer="layout" svg:width="0.06cm" svg:height="0.06cm" svg:x="12.458cm" svg:y="18.417cm" svg:viewBox="0 0 61 61" svg:d="M0 31c0-17 13-31 30-31s31 14 31 31c0 16-14 30-31 30s-30-14-30-30z">
          <text:p/>
        </draw:path>
        <draw:path draw:style-name="gr2" draw:text-style-name="P1" draw:layer="layout" svg:width="0.06cm" svg:height="0.06cm" svg:x="8.858cm" svg:y="18.817cm" svg:viewBox="0 0 61 61" svg:d="M0 31c0-18 13-31 30-31s31 13 31 31c0 16-14 30-31 30s-30-14-30-30z">
          <text:p/>
        </draw:path>
        <draw:path draw:style-name="gr2" draw:text-style-name="P1" draw:layer="layout" svg:width="0.06cm" svg:height="0.06cm" svg:x="11.258cm" svg:y="18.417cm" svg:viewBox="0 0 61 61" svg:d="M0 31c0-17 13-31 30-31 16 0 31 14 31 31 0 16-15 30-31 30-17 0-30-14-30-30z">
          <text:p/>
        </draw:path>
        <draw:path draw:style-name="gr2" draw:text-style-name="P1" draw:layer="layout" svg:width="0.06cm" svg:height="0.06cm" svg:x="10.858cm" svg:y="16.017cm" svg:viewBox="0 0 61 61" svg:d="M0 30c0-17 13-30 30-30s31 13 31 30-14 31-31 31-30-14-30-31z">
          <text:p/>
        </draw:path>
        <draw:path draw:style-name="gr2" draw:text-style-name="P1" draw:layer="layout" svg:width="0.06cm" svg:height="0.059cm" svg:x="13.05cm" svg:y="18.277cm" svg:viewBox="0 0 61 60" svg:d="M0 31c0-18 13-31 30-31s31 13 31 31c0 16-14 29-31 29s-30-13-30-29z">
          <text:p/>
        </draw:path>
        <draw:path draw:style-name="gr2" draw:text-style-name="P1" draw:layer="layout" svg:width="0.06cm" svg:height="0.06cm" svg:x="5.258cm" svg:y="16.417cm" svg:viewBox="0 0 61 61" svg:d="M0 30c0-17 13-30 31-30 16 0 30 13 30 30 0 16-14 31-30 31-18 0-31-15-31-31z">
          <text:p/>
        </draw:path>
        <draw:path draw:style-name="gr2" draw:text-style-name="P1" draw:layer="layout" svg:width="0.06cm" svg:height="0.06cm" svg:x="10.458cm" svg:y="18.817cm" svg:viewBox="0 0 61 61" svg:d="M0 31c0-18 13-31 31-31 16 0 30 13 30 31 0 16-14 30-30 30-18 0-31-14-31-30z">
          <text:p/>
        </draw:path>
        <draw:path draw:style-name="gr2" draw:text-style-name="P1" draw:layer="layout" svg:width="0.06cm" svg:height="0.061cm" svg:x="8.858cm" svg:y="14.816cm" svg:viewBox="0 0 61 62" svg:d="M0 31c0-17 13-31 30-31s31 14 31 31-14 31-31 31-30-14-30-31z">
          <text:p/>
        </draw:path>
        <draw:path draw:style-name="gr2" draw:text-style-name="P1" draw:layer="layout" svg:width="0.06cm" svg:height="0.06cm" svg:x="11.258cm" svg:y="19.217cm" svg:viewBox="0 0 61 61" svg:d="M0 30c0-17 13-30 30-30 16 0 31 13 31 30s-15 31-31 31c-17 0-30-14-30-31z">
          <text:p/>
        </draw:path>
        <draw:path draw:style-name="gr2" draw:text-style-name="P1" draw:layer="layout" svg:width="0.06cm" svg:height="0.061cm" svg:x="6.858cm" svg:y="14.816cm" svg:viewBox="0 0 61 62" svg:d="M0 31c0-17 13-31 30-31s31 14 31 31-14 31-31 31-30-14-30-31z">
          <text:p/>
        </draw:path>
        <draw:path draw:style-name="gr2" draw:text-style-name="P1" draw:layer="layout" svg:width="0.06cm" svg:height="0.06cm" svg:x="10.458cm" svg:y="18.017cm" svg:viewBox="0 0 61 61" svg:d="M0 30c0-17 13-30 31-30 16 0 30 13 30 30 0 16-14 31-30 31-18 0-31-15-31-31z">
          <text:p/>
        </draw:path>
        <draw:path draw:style-name="gr2" draw:text-style-name="P1" draw:layer="layout" svg:width="0.05cm" svg:height="0.049cm" svg:x="12.005cm" svg:y="15.582cm" svg:viewBox="0 0 51 50" svg:d="M0 25c0-14 11-25 25-25 13 0 26 11 26 25 0 13-13 25-26 25-14 0-25-12-25-25z">
          <text:p/>
        </draw:path>
        <draw:path draw:style-name="gr2" draw:text-style-name="P1" draw:layer="layout" svg:width="0.06cm" svg:height="0.06cm" svg:x="10.858cm" svg:y="18.017cm" svg:viewBox="0 0 61 61" svg:d="M0 30c0-17 13-30 30-30s31 13 31 30c0 16-14 31-31 31s-30-15-30-31z">
          <text:p/>
        </draw:path>
        <draw:path draw:style-name="gr2" draw:text-style-name="P1" draw:layer="layout" svg:width="0.06cm" svg:height="0.06cm" svg:x="5.658cm" svg:y="16.817cm" svg:viewBox="0 0 61 61" svg:d="M0 31c0-17 13-31 30-31s31 14 31 31c0 16-14 30-31 30s-30-14-30-30z">
          <text:p/>
        </draw:path>
        <draw:path draw:style-name="gr2" draw:text-style-name="P1" draw:layer="layout" svg:width="0.06cm" svg:height="0.06cm" svg:x="8.458cm" svg:y="18.817cm" svg:viewBox="0 0 61 61" svg:d="M0 31c0-18 13-31 31-31 16 0 30 13 30 31 0 16-14 30-30 30-18 0-31-14-31-30z">
          <text:p/>
        </draw:path>
        <draw:path draw:style-name="gr2" draw:text-style-name="P1" draw:layer="layout" svg:width="0.06cm" svg:height="0.06cm" svg:x="10.858cm" svg:y="19.217cm" svg:viewBox="0 0 61 61" svg:d="M0 30c0-17 13-30 30-30s31 13 31 30-14 31-31 31-30-14-30-31z">
          <text:p/>
        </draw:path>
        <draw:path draw:style-name="gr2" draw:text-style-name="P1" draw:layer="layout" svg:width="0.061cm" svg:height="0.06cm" svg:x="13.258cm" svg:y="16.817cm" svg:viewBox="0 0 62 61" svg:d="M0 31c0-17 14-31 31-31 16 0 31 14 31 31 0 16-15 30-31 30-17 0-31-14-31-30z">
          <text:p/>
        </draw:path>
        <draw:path draw:style-name="gr2" draw:text-style-name="P1" draw:layer="layout" svg:width="0.06cm" svg:height="0.06cm" svg:x="5.658cm" svg:y="17.217cm" svg:viewBox="0 0 61 61" svg:d="M0 31c0-18 13-31 30-31s31 13 31 31c0 16-14 30-31 30s-30-14-30-30z">
          <text:p/>
        </draw:path>
        <draw:path draw:style-name="gr2" draw:text-style-name="P1" draw:layer="layout" svg:width="0.06cm" svg:height="0.06cm" svg:x="4.458cm" svg:y="17.217cm" svg:viewBox="0 0 61 61" svg:d="M0 31c0-18 14-31 31-31 16 0 30 13 30 31 0 16-14 30-30 30-17 0-31-14-31-30z">
          <text:p/>
        </draw:path>
        <draw:path draw:style-name="gr2" draw:text-style-name="P1" draw:layer="layout" svg:width="0.06cm" svg:height="0.062cm" svg:x="10.858cm" svg:y="15.216cm" svg:viewBox="0 0 61 63" svg:d="M0 32c0-17 13-32 30-32s31 15 31 32c0 16-14 31-31 31s-30-15-30-31z">
          <text:p/>
        </draw:path>
        <draw:path draw:style-name="gr2" draw:text-style-name="P1" draw:layer="layout" svg:width="0.06cm" svg:height="0.06cm" svg:x="6.058cm" svg:y="16.817cm" svg:viewBox="0 0 61 61" svg:d="M0 31c0-17 14-31 31-31 16 0 30 14 30 31 0 16-14 30-30 30-17 0-31-14-31-30z">
          <text:p/>
        </draw:path>
        <draw:path draw:style-name="gr2" draw:text-style-name="P1" draw:layer="layout" svg:width="0.06cm" svg:height="0.06cm" svg:x="10.458cm" svg:y="16.417cm" svg:viewBox="0 0 61 61" svg:d="M0 30c0-17 13-30 31-30 16 0 30 13 30 30 0 16-14 31-30 31-18 0-31-15-31-31z">
          <text:p/>
        </draw:path>
        <draw:path draw:style-name="gr2" draw:text-style-name="P1" draw:layer="layout" svg:width="0.06cm" svg:height="0.059cm" svg:x="4.058cm" svg:y="19.617cm" svg:viewBox="0 0 61 60" svg:d="M0 30c0-17 13-30 30-30 16 0 31 13 31 30s-15 30-31 30c-17 0-30-13-30-30z">
          <text:p/>
        </draw:path>
        <draw:path draw:style-name="gr2" draw:text-style-name="P1" draw:layer="layout" svg:width="0.06cm" svg:height="0.06cm" svg:x="4.858cm" svg:y="17.617cm" svg:viewBox="0 0 61 61" svg:d="M0 30c0-17 14-30 31-30 16 0 30 13 30 30s-14 31-30 31c-17 0-31-14-31-31z">
          <text:p/>
        </draw:path>
        <draw:path draw:style-name="gr2" draw:text-style-name="P1" draw:layer="layout" svg:width="0.06cm" svg:height="0.06cm" svg:x="6.458cm" svg:y="16.817cm" svg:viewBox="0 0 61 61" svg:d="M0 31c0-17 13-31 31-31 16 0 30 14 30 31 0 16-14 30-30 30-18 0-31-14-31-30z">
          <text:p/>
        </draw:path>
        <draw:path draw:style-name="gr2" draw:text-style-name="P1" draw:layer="layout" svg:width="0.06cm" svg:height="0.06cm" svg:x="8.799cm" svg:y="16.577cm" svg:viewBox="0 0 61 61" svg:d="M0 31c0-18 14-31 30-31 18 0 31 13 31 31 0 16-13 30-31 30-16 0-30-14-30-30z">
          <text:p/>
        </draw:path>
        <draw:path draw:style-name="gr2" draw:text-style-name="P1" draw:layer="layout" svg:width="0.06cm" svg:height="0.06cm" svg:x="11.258cm" svg:y="16.017cm" svg:viewBox="0 0 61 61" svg:d="M0 30c0-17 13-30 30-30 16 0 31 13 31 30s-15 31-31 31c-17 0-30-14-30-31z">
          <text:p/>
        </draw:path>
        <draw:path draw:style-name="gr2" draw:text-style-name="P1" draw:layer="layout" svg:width="0.06cm" svg:height="0.062cm" svg:x="11.658cm" svg:y="15.216cm" svg:viewBox="0 0 61 63" svg:d="M0 32c0-17 14-32 31-32 16 0 30 15 30 32 0 16-14 31-30 31-17 0-31-15-31-31z">
          <text:p/>
        </draw:path>
        <draw:path draw:style-name="gr2" draw:text-style-name="P1" draw:layer="layout" svg:width="0.06cm" svg:height="0.06cm" svg:x="6.55cm" svg:y="18.432cm" svg:viewBox="0 0 61 61" svg:d="M0 30c0-17 13-30 30-30s31 13 31 30c0 16-14 31-31 31s-30-15-30-31z">
          <text:p/>
        </draw:path>
        <draw:path draw:style-name="gr2" draw:text-style-name="P1" draw:layer="layout" svg:width="0.06cm" svg:height="0.06cm" svg:x="8.858cm" svg:y="17.617cm" svg:viewBox="0 0 61 61" svg:d="M0 30c0-17 13-30 30-30s31 13 31 30-14 31-31 31-30-14-30-31z">
          <text:p/>
        </draw:path>
        <draw:path draw:style-name="gr2" draw:text-style-name="P1" draw:layer="layout" svg:width="0.06cm" svg:height="0.06cm" svg:x="10.858cm" svg:y="18.417cm" svg:viewBox="0 0 61 61" svg:d="M0 31c0-17 13-31 30-31s31 14 31 31c0 16-14 30-31 30s-30-14-30-30z">
          <text:p/>
        </draw:path>
        <draw:path draw:style-name="gr2" draw:text-style-name="P1" draw:layer="layout" svg:width="0.06cm" svg:height="0.06cm" svg:x="5.658cm" svg:y="16.417cm" svg:viewBox="0 0 61 61" svg:d="M0 30c0-17 13-30 30-30s31 13 31 30c0 16-14 31-31 31s-30-15-30-31z">
          <text:p/>
        </draw:path>
        <draw:path draw:style-name="gr2" draw:text-style-name="P1" draw:layer="layout" svg:width="0.061cm" svg:height="0.061cm" svg:x="4.449cm" svg:y="16.864cm" svg:viewBox="0 0 62 62" svg:d="M0 30c0-16 14-30 30-30 17 0 32 14 32 30 0 18-15 32-32 32-16 0-30-14-30-32z">
          <text:p/>
        </draw:path>
        <draw:path draw:style-name="gr2" draw:text-style-name="P1" draw:layer="layout" svg:width="0.06cm" svg:height="0.06cm" svg:x="9.258cm" svg:y="16.417cm" svg:viewBox="0 0 61 61" svg:d="M0 30c0-17 13-30 30-30 16 0 31 13 31 30 0 16-15 31-31 31-17 0-30-15-30-31z">
          <text:p/>
        </draw:path>
        <draw:path draw:style-name="gr2" draw:text-style-name="P1" draw:layer="layout" svg:width="0.06cm" svg:height="0.06cm" svg:x="10.058cm" svg:y="18.417cm" svg:viewBox="0 0 61 61" svg:d="M0 31c0-17 13-31 31-31 16 0 30 14 30 31 0 16-14 30-30 30-18 0-31-14-31-30z">
          <text:p/>
        </draw:path>
        <draw:path draw:style-name="gr2" draw:text-style-name="P1" draw:layer="layout" svg:width="0.06cm" svg:height="0.06cm" svg:x="12.058cm" svg:y="17.217cm" svg:viewBox="0 0 61 61" svg:d="M0 31c0-18 13-31 31-31 16 0 30 13 30 31 0 16-14 30-30 30-18 0-31-14-31-30z">
          <text:p/>
        </draw:path>
        <draw:path draw:style-name="gr2" draw:text-style-name="P1" draw:layer="layout" svg:width="0.06cm" svg:height="0.06cm" svg:x="11.05cm" svg:y="16.477cm" svg:viewBox="0 0 61 61" svg:d="M0 30c0-17 13-30 31-30 16 0 30 13 30 30 0 16-14 31-30 31-18 0-31-15-31-31z">
          <text:p/>
        </draw:path>
        <draw:path draw:style-name="gr2" draw:text-style-name="P1" draw:layer="layout" svg:width="0.06cm" svg:height="0.06cm" svg:x="4.858cm" svg:y="18.817cm" svg:viewBox="0 0 61 61" svg:d="M0 31c0-18 14-31 31-31 16 0 30 13 30 31 0 16-14 30-30 30-17 0-31-14-31-30z">
          <text:p/>
        </draw:path>
        <draw:path draw:style-name="gr2" draw:text-style-name="P1" draw:layer="layout" svg:width="0.06cm" svg:height="0.06cm" svg:x="9.967cm" svg:y="15.091cm" svg:viewBox="0 0 61 61" svg:d="M0 31c0-17 13-31 30-31 18 0 31 14 31 31s-13 30-31 30c-17 0-30-13-30-30z">
          <text:p/>
        </draw:path>
        <draw:path draw:style-name="gr2" draw:text-style-name="P1" draw:layer="layout" svg:width="0.06cm" svg:height="0.062cm" svg:x="8.858cm" svg:y="15.216cm" svg:viewBox="0 0 61 63" svg:d="M0 32c0-17 13-32 30-32s31 15 31 32c0 16-14 31-31 31s-30-15-30-31z">
          <text:p/>
        </draw:path>
        <draw:path draw:style-name="gr2" draw:text-style-name="P1" draw:layer="layout" svg:width="0.06cm" svg:height="0.059cm" svg:x="7.899cm" svg:y="17.177cm" svg:viewBox="0 0 61 60" svg:d="M0 31c0-17 14-31 30-31 17 0 31 14 31 31 0 16-14 29-31 29-16 0-30-13-30-29z">
          <text:p/>
        </draw:path>
        <draw:path draw:style-name="gr2" draw:text-style-name="P1" draw:layer="layout" svg:width="0.06cm" svg:height="0.06cm" svg:x="6.058cm" svg:y="16.417cm" svg:viewBox="0 0 61 61" svg:d="M0 30c0-17 14-30 31-30 16 0 30 13 30 30 0 16-14 31-30 31-17 0-31-15-31-31z">
          <text:p/>
        </draw:path>
        <draw:path draw:style-name="gr2" draw:text-style-name="P1" draw:layer="layout" svg:width="0.06cm" svg:height="0.06cm" svg:x="7.258cm" svg:y="18.817cm" svg:viewBox="0 0 61 61" svg:d="M0 31c0-18 13-31 30-31s31 13 31 31c0 16-14 30-31 30s-30-14-30-30z">
          <text:p/>
        </draw:path>
        <draw:path draw:style-name="gr2" draw:text-style-name="P1" draw:layer="layout" svg:width="0.06cm" svg:height="0.06cm" svg:x="4.458cm" svg:y="16.017cm" svg:viewBox="0 0 61 61" svg:d="M0 30c0-17 14-30 31-30 16 0 30 13 30 30s-14 31-30 31c-17 0-31-14-31-31z">
          <text:p/>
        </draw:path>
        <draw:path draw:style-name="gr2" draw:text-style-name="P1" draw:layer="layout" svg:width="0.06cm" svg:height="0.061cm" svg:x="4.858cm" svg:y="14.816cm" svg:viewBox="0 0 61 62" svg:d="M0 31c0-17 14-31 31-31 16 0 30 14 30 31s-14 31-30 31c-17 0-31-14-31-31z">
          <text:p/>
        </draw:path>
        <draw:path draw:style-name="gr2" draw:text-style-name="P1" draw:layer="layout" svg:width="0.06cm" svg:height="0.059cm" svg:x="11.258cm" svg:y="19.617cm" svg:viewBox="0 0 61 60" svg:d="M0 30c0-17 13-30 30-30 16 0 31 13 31 30s-15 30-31 30c-17 0-30-13-30-30z">
          <text:p/>
        </draw:path>
        <draw:path draw:style-name="gr2" draw:text-style-name="P1" draw:layer="layout" svg:width="0.06cm" svg:height="0.061cm" svg:x="10.858cm" svg:y="14.816cm" svg:viewBox="0 0 61 62" svg:d="M0 31c0-17 13-31 30-31s31 14 31 31-14 31-31 31-30-14-30-31z">
          <text:p/>
        </draw:path>
        <draw:path draw:style-name="gr2" draw:text-style-name="P1" draw:layer="layout" svg:width="0.06cm" svg:height="0.06cm" svg:x="12.058cm" svg:y="19.217cm" svg:viewBox="0 0 61 61" svg:d="M0 30c0-17 13-30 31-30 16 0 30 13 30 30s-14 31-30 31c-18 0-31-14-31-31z">
          <text:p/>
        </draw:path>
        <draw:path draw:style-name="gr2" draw:text-style-name="P1" draw:layer="layout" svg:width="0.06cm" svg:height="0.059cm" svg:x="8.199cm" svg:y="18.277cm" svg:viewBox="0 0 61 60" svg:d="M0 31c0-18 14-31 30-31 18 0 31 13 31 31 0 16-13 29-31 29-16 0-30-13-30-29z">
          <text:p/>
        </draw:path>
        <draw:path draw:style-name="gr2" draw:text-style-name="P1" draw:layer="layout" svg:width="0.061cm" svg:height="0.061cm" svg:x="11.599cm" svg:y="17.126cm" svg:viewBox="0 0 62 62" svg:d="M0 31c0-16 14-31 31-31s31 15 31 31c0 17-14 31-31 31s-31-14-31-31z">
          <text:p/>
        </draw:path>
        <draw:path draw:style-name="gr2" draw:text-style-name="P1" draw:layer="layout" svg:width="0.06cm" svg:height="0.06cm" svg:x="4.858cm" svg:y="16.017cm" svg:viewBox="0 0 61 61" svg:d="M0 30c0-17 14-30 31-30 16 0 30 13 30 30s-14 31-30 31c-17 0-31-14-31-31z">
          <text:p/>
        </draw:path>
        <draw:path draw:style-name="gr2" draw:text-style-name="P1" draw:layer="layout" svg:width="0.06cm" svg:height="0.059cm" svg:x="12.2cm" svg:y="17.577cm" svg:viewBox="0 0 61 60" svg:d="M0 31c0-18 13-31 30-31s31 13 31 31c0 16-14 29-31 29s-30-13-30-29z">
          <text:p/>
        </draw:path>
        <draw:path draw:style-name="gr2" draw:text-style-name="P1" draw:layer="layout" svg:width="0.06cm" svg:height="0.06cm" svg:x="10.858cm" svg:y="17.217cm" svg:viewBox="0 0 61 61" svg:d="M0 31c0-18 13-31 30-31s31 13 31 31c0 16-14 30-31 30s-30-14-30-30z">
          <text:p/>
        </draw:path>
        <draw:path draw:style-name="gr2" draw:text-style-name="P1" draw:layer="layout" svg:width="0.06cm" svg:height="0.06cm" svg:x="4.058cm" svg:y="18.017cm" svg:viewBox="0 0 61 61" svg:d="M0 30c0-17 13-30 30-30 16 0 31 13 31 30 0 16-15 31-31 31-17 0-30-15-30-31z">
          <text:p/>
        </draw:path>
        <draw:path draw:style-name="gr2" draw:text-style-name="P1" draw:layer="layout" svg:width="0.06cm" svg:height="0.06cm" svg:x="12.858cm" svg:y="18.417cm" svg:viewBox="0 0 61 61" svg:d="M0 31c0-17 13-31 30-31 16 0 31 14 31 31 0 16-15 30-31 30-17 0-30-14-30-30z">
          <text:p/>
        </draw:path>
        <draw:path draw:style-name="gr2" draw:text-style-name="P1" draw:layer="layout" svg:width="0.06cm" svg:height="0.06cm" svg:x="10.058cm" svg:y="17.217cm" svg:viewBox="0 0 61 61" svg:d="M0 31c0-18 13-31 31-31 16 0 30 13 30 31 0 16-14 30-30 30-18 0-31-14-31-30z">
          <text:p/>
        </draw:path>
        <draw:path draw:style-name="gr2" draw:text-style-name="P1" draw:layer="layout" svg:width="0.06cm" svg:height="0.06cm" svg:x="4.058cm" svg:y="18.817cm" svg:viewBox="0 0 61 61" svg:d="M0 31c0-18 13-31 30-31 16 0 31 13 31 31 0 16-15 30-31 30-17 0-30-14-30-30z">
          <text:p/>
        </draw:path>
        <draw:path draw:style-name="gr2" draw:text-style-name="P1" draw:layer="layout" svg:width="0.06cm" svg:height="0.06cm" svg:x="6.858cm" svg:y="18.417cm" svg:viewBox="0 0 61 61" svg:d="M0 31c0-17 13-31 30-31s31 14 31 31c0 16-14 30-31 30s-30-14-30-30z">
          <text:p/>
        </draw:path>
        <draw:path draw:style-name="gr2" draw:text-style-name="P1" draw:layer="layout" svg:width="0.06cm" svg:height="0.06cm" svg:x="9.658cm" svg:y="18.817cm" svg:viewBox="0 0 61 61" svg:d="M0 31c0-18 14-31 31-31 16 0 30 13 30 31 0 16-14 30-30 30-17 0-31-14-31-30z">
          <text:p/>
        </draw:path>
        <draw:path draw:style-name="gr2" draw:text-style-name="P1" draw:layer="layout" svg:width="0.06cm" svg:height="0.06cm" svg:x="9.258cm" svg:y="19.217cm" svg:viewBox="0 0 61 61" svg:d="M0 30c0-17 13-30 30-30 16 0 31 13 31 30s-15 31-31 31c-17 0-30-14-30-31z">
          <text:p/>
        </draw:path>
        <draw:path draw:style-name="gr2" draw:text-style-name="P1" draw:layer="layout" svg:width="0.06cm" svg:height="0.061cm" svg:x="11.658cm" svg:y="14.816cm" svg:viewBox="0 0 61 62" svg:d="M0 31c0-17 14-31 31-31 16 0 30 14 30 31s-14 31-30 31c-17 0-31-14-31-31z">
          <text:p/>
        </draw:path>
        <draw:path draw:style-name="gr2" draw:text-style-name="P1" draw:layer="layout" svg:width="0.06cm" svg:height="0.06cm" svg:x="4.858cm" svg:y="18.417cm" svg:viewBox="0 0 61 61" svg:d="M0 31c0-17 14-31 31-31 16 0 30 14 30 31 0 16-14 30-30 30-17 0-31-14-31-30z">
          <text:p/>
        </draw:path>
        <draw:path draw:style-name="gr2" draw:text-style-name="P1" draw:layer="layout" svg:width="0.06cm" svg:height="0.061cm" svg:x="9.258cm" svg:y="14.816cm" svg:viewBox="0 0 61 62" svg:d="M0 31c0-17 13-31 30-31 16 0 31 14 31 31s-15 31-31 31c-17 0-30-14-30-31z">
          <text:p/>
        </draw:path>
        <draw:path draw:style-name="gr2" draw:text-style-name="P1" draw:layer="layout" svg:width="0.06cm" svg:height="0.061cm" svg:x="6.458cm" svg:y="14.816cm" svg:viewBox="0 0 61 62" svg:d="M0 31c0-17 13-31 31-31 16 0 30 14 30 31s-14 31-30 31c-18 0-31-14-31-31z">
          <text:p/>
        </draw:path>
        <draw:path draw:style-name="gr2" draw:text-style-name="P1" draw:layer="layout" svg:width="0.06cm" svg:height="0.06cm" svg:x="4.458cm" svg:y="17.617cm" svg:viewBox="0 0 61 61" svg:d="M0 30c0-17 14-30 31-30 16 0 30 13 30 30s-14 31-30 31c-17 0-31-14-31-31z">
          <text:p/>
        </draw:path>
        <draw:path draw:style-name="gr2" draw:text-style-name="P1" draw:layer="layout" svg:width="0.06cm" svg:height="0.06cm" svg:x="12.458cm" svg:y="17.217cm" svg:viewBox="0 0 61 61" svg:d="M0 31c0-18 13-31 30-31s31 13 31 31c0 16-14 30-31 30s-30-14-30-30z">
          <text:p/>
        </draw:path>
        <draw:path draw:style-name="gr2" draw:text-style-name="P1" draw:layer="layout" svg:width="0.06cm" svg:height="0.06cm" svg:x="11.658cm" svg:y="18.417cm" svg:viewBox="0 0 61 61" svg:d="M0 31c0-17 14-31 31-31 16 0 30 14 30 31 0 16-14 30-30 30-17 0-31-14-31-30z">
          <text:p/>
        </draw:path>
        <draw:path draw:style-name="gr2" draw:text-style-name="P1" draw:layer="layout" svg:width="0.06cm" svg:height="0.061cm" svg:x="11.258cm" svg:y="14.816cm" svg:viewBox="0 0 61 62" svg:d="M0 31c0-17 13-31 30-31 16 0 31 14 31 31s-15 31-31 31c-17 0-30-14-30-31z">
          <text:p/>
        </draw:path>
        <draw:path draw:style-name="gr2" draw:text-style-name="P1" draw:layer="layout" svg:width="0.061cm" svg:height="0.06cm" svg:x="13.258cm" svg:y="19.217cm" svg:viewBox="0 0 62 61" svg:d="M0 30c0-17 14-30 31-30 16 0 31 13 31 30s-15 31-31 31c-17 0-31-14-31-31z">
          <text:p/>
        </draw:path>
        <draw:path draw:style-name="gr2" draw:text-style-name="P1" draw:layer="layout" svg:width="0.06cm" svg:height="0.061cm" svg:x="9.658cm" svg:y="14.816cm" svg:viewBox="0 0 61 62" svg:d="M0 31c0-17 14-31 31-31 16 0 30 14 30 31s-14 31-30 31c-17 0-31-14-31-31z">
          <text:p/>
        </draw:path>
        <draw:path draw:style-name="gr2" draw:text-style-name="P1" draw:layer="layout" svg:width="0.06cm" svg:height="0.059cm" svg:x="12.058cm" svg:y="19.617cm" svg:viewBox="0 0 61 60" svg:d="M0 30c0-17 13-30 31-30 16 0 30 13 30 30s-14 30-30 30c-18 0-31-13-31-30z">
          <text:p/>
        </draw:path>
        <draw:path draw:style-name="gr2" draw:text-style-name="P1" draw:layer="layout" svg:width="0.06cm" svg:height="0.06cm" svg:x="6.058cm" svg:y="18.417cm" svg:viewBox="0 0 61 61" svg:d="M0 31c0-17 14-31 31-31 16 0 30 14 30 31 0 16-14 30-30 30-17 0-31-14-31-30z">
          <text:p/>
        </draw:path>
        <draw:path draw:style-name="gr2" draw:text-style-name="P1" draw:layer="layout" svg:width="0.06cm" svg:height="0.06cm" svg:x="12.458cm" svg:y="19.217cm" svg:viewBox="0 0 61 61" svg:d="M0 30c0-17 13-30 30-30s31 13 31 30-14 31-31 31-30-14-30-31z">
          <text:p/>
        </draw:path>
        <draw:path draw:style-name="gr2" draw:text-style-name="P1" draw:layer="layout" svg:width="0.06cm" svg:height="0.061cm" svg:x="8.058cm" svg:y="14.816cm" svg:viewBox="0 0 61 62" svg:d="M0 31c0-17 14-31 31-31 16 0 30 14 30 31s-14 31-30 31c-17 0-31-14-31-31z">
          <text:p/>
        </draw:path>
        <draw:path draw:style-name="gr2" draw:text-style-name="P1" draw:layer="layout" svg:width="0.06cm" svg:height="0.06cm" svg:x="11.258cm" svg:y="18.017cm" svg:viewBox="0 0 61 61" svg:d="M0 30c0-17 13-30 30-30 16 0 31 13 31 30 0 16-15 31-31 31-17 0-30-15-30-31z">
          <text:p/>
        </draw:path>
        <draw:path draw:style-name="gr2" draw:text-style-name="P1" draw:layer="layout" svg:width="0.06cm" svg:height="0.06cm" svg:x="9.258cm" svg:y="18.417cm" svg:viewBox="0 0 61 61" svg:d="M0 31c0-17 13-31 30-31 16 0 31 14 31 31 0 16-15 30-31 30-17 0-30-14-30-30z">
          <text:p/>
        </draw:path>
        <draw:path draw:style-name="gr2" draw:text-style-name="P1" draw:layer="layout" svg:width="0.06cm" svg:height="0.06cm" svg:x="12.458cm" svg:y="16.017cm" svg:viewBox="0 0 61 61" svg:d="M0 30c0-17 13-30 30-30s31 13 31 30-14 31-31 31-30-14-30-31z">
          <text:p/>
        </draw:path>
        <draw:path draw:style-name="gr2" draw:text-style-name="P1" draw:layer="layout" svg:width="0.06cm" svg:height="0.06cm" svg:x="8.517cm" svg:y="15.091cm" svg:viewBox="0 0 61 61" svg:d="M0 31c0-17 13-31 31-31 17 0 30 14 30 31s-13 30-30 30c-18 0-31-13-31-30z">
          <text:p/>
        </draw:path>
        <draw:path draw:style-name="gr2" draw:text-style-name="P1" draw:layer="layout" svg:width="0.06cm" svg:height="0.059cm" svg:x="10.058cm" svg:y="19.617cm" svg:viewBox="0 0 61 60" svg:d="M0 30c0-17 13-30 31-30 16 0 30 13 30 30s-14 30-30 30c-18 0-31-13-31-30z">
          <text:p/>
        </draw:path>
        <draw:path draw:style-name="gr2" draw:text-style-name="P1" draw:layer="layout" svg:width="0.06cm" svg:height="0.06cm" svg:x="11.658cm" svg:y="19.217cm" svg:viewBox="0 0 61 61" svg:d="M0 30c0-17 14-30 31-30 16 0 30 13 30 30s-14 31-30 31c-17 0-31-14-31-31z">
          <text:p/>
        </draw:path>
        <draw:path draw:style-name="gr2" draw:text-style-name="P1" draw:layer="layout" svg:width="0.06cm" svg:height="0.06cm" svg:x="5.658cm" svg:y="17.617cm" svg:viewBox="0 0 61 61" svg:d="M0 30c0-17 13-30 30-30s31 13 31 30-14 31-31 31-30-14-30-31z">
          <text:p/>
        </draw:path>
        <draw:path draw:style-name="gr2" draw:text-style-name="P1" draw:layer="layout" svg:width="0.06cm" svg:height="0.059cm" svg:x="9.658cm" svg:y="19.617cm" svg:viewBox="0 0 61 60" svg:d="M0 30c0-17 14-30 31-30 16 0 30 13 30 30s-14 30-30 30c-17 0-31-13-31-30z">
          <text:p/>
        </draw:path>
        <draw:path draw:style-name="gr2" draw:text-style-name="P1" draw:layer="layout" svg:width="0.06cm" svg:height="0.061cm" svg:x="10.458cm" svg:y="14.816cm" svg:viewBox="0 0 61 62" svg:d="M0 31c0-17 13-31 31-31 16 0 30 14 30 31s-14 31-30 31c-18 0-31-14-31-31z">
          <text:p/>
        </draw:path>
        <draw:path draw:style-name="gr2" draw:text-style-name="P1" draw:layer="layout" svg:width="0.06cm" svg:height="0.06cm" svg:x="12.058cm" svg:y="18.817cm" svg:viewBox="0 0 61 61" svg:d="M0 31c0-18 13-31 31-31 16 0 30 13 30 31 0 16-14 30-30 30-18 0-31-14-31-30z">
          <text:p/>
        </draw:path>
        <draw:path draw:style-name="gr2" draw:text-style-name="P1" draw:layer="layout" svg:width="0.06cm" svg:height="0.059cm" svg:x="12.858cm" svg:y="19.617cm" svg:viewBox="0 0 61 60" svg:d="M0 30c0-17 13-30 30-30 16 0 31 13 31 30s-15 30-31 30c-17 0-30-13-30-30z">
          <text:p/>
        </draw:path>
        <draw:path draw:style-name="gr2" draw:text-style-name="P1" draw:layer="layout" svg:width="0.06cm" svg:height="0.061cm" svg:x="6.058cm" svg:y="14.816cm" svg:viewBox="0 0 61 62" svg:d="M0 31c0-17 14-31 31-31 16 0 30 14 30 31s-14 31-30 31c-17 0-31-14-31-31z">
          <text:p/>
        </draw:path>
        <draw:path draw:style-name="gr2" draw:text-style-name="P1" draw:layer="layout" svg:width="0.06cm" svg:height="0.06cm" svg:x="4.058cm" svg:y="19.217cm" svg:viewBox="0 0 61 61" svg:d="M0 30c0-17 13-30 30-30 16 0 31 13 31 30s-15 31-31 31c-17 0-30-14-30-31z">
          <text:p/>
        </draw:path>
        <draw:path draw:style-name="gr2" draw:text-style-name="P1" draw:layer="layout" svg:width="0.06cm" svg:height="0.061cm" svg:x="5.258cm" svg:y="14.816cm" svg:viewBox="0 0 61 62" svg:d="M0 31c0-17 13-31 31-31 16 0 30 14 30 31s-14 31-30 31c-18 0-31-14-31-31z">
          <text:p/>
        </draw:path>
        <draw:path draw:style-name="gr2" draw:text-style-name="P1" draw:layer="layout" svg:width="0.06cm" svg:height="0.06cm" svg:x="10.858cm" svg:y="16.417cm" svg:viewBox="0 0 61 61" svg:d="M0 30c0-17 13-30 30-30s31 13 31 30c0 16-14 31-31 31s-30-15-30-31z">
          <text:p/>
        </draw:path>
        <draw:path draw:style-name="gr2" draw:text-style-name="P1" draw:layer="layout" svg:width="0.06cm" svg:height="0.062cm" svg:x="4.058cm" svg:y="15.216cm" svg:viewBox="0 0 61 63" svg:d="M0 32c0-17 13-32 30-32 16 0 31 15 31 32 0 16-15 31-31 31-17 0-30-15-30-31z">
          <text:p/>
        </draw:path>
        <draw:path draw:style-name="gr2" draw:text-style-name="P1" draw:layer="layout" svg:width="0.06cm" svg:height="0.06cm" svg:x="10.058cm" svg:y="17.617cm" svg:viewBox="0 0 61 61" svg:d="M0 30c0-17 13-30 31-30 16 0 30 13 30 30s-14 31-30 31c-18 0-31-14-31-31z">
          <text:p/>
        </draw:path>
        <draw:path draw:style-name="gr2" draw:text-style-name="P1" draw:layer="layout" svg:width="0.061cm" svg:height="0.06cm" svg:x="13.258cm" svg:y="16.417cm" svg:viewBox="0 0 62 61" svg:d="M0 30c0-17 14-30 31-30 16 0 31 13 31 30 0 16-15 31-31 31-17 0-31-15-31-31z">
          <text:p/>
        </draw:path>
        <draw:path draw:style-name="gr2" draw:text-style-name="P1" draw:layer="layout" svg:width="0.06cm" svg:height="0.06cm" svg:x="13.1cm" svg:y="15.826cm" svg:viewBox="0 0 61 61" svg:d="M0 30c0-16 13-30 30-30s31 14 31 30c0 17-14 31-31 31s-30-14-30-31z">
          <text:p/>
        </draw:path>
        <draw:path draw:style-name="gr2" draw:text-style-name="P1" draw:layer="layout" svg:width="0.06cm" svg:height="0.06cm" svg:x="6.05cm" svg:y="19.776cm" svg:viewBox="0 0 61 61" svg:d="M0 31c0-16 14-31 31-31 16 0 30 15 30 31 0 17-14 30-30 30-17 0-31-13-31-30z">
          <text:p/>
        </draw:path>
        <draw:path draw:style-name="gr2" draw:text-style-name="P1" draw:layer="layout" svg:width="0.05cm" svg:height="0.05cm" svg:x="12.901cm" svg:y="15.628cm" svg:viewBox="0 0 51 51" svg:d="M0 26c0-14 11-26 25-26 15 0 26 12 26 26s-11 25-26 25c-14 0-25-11-25-25z">
          <text:p/>
        </draw:path>
        <draw:path draw:style-name="gr2" draw:text-style-name="P1" draw:layer="layout" svg:width="0.06cm" svg:height="0.062cm" svg:x="6.058cm" svg:y="15.216cm" svg:viewBox="0 0 61 63" svg:d="M0 32c0-17 14-32 31-32 16 0 30 15 30 32 0 16-14 31-30 31-17 0-31-15-31-31z">
          <text:p/>
        </draw:path>
        <draw:path draw:style-name="gr2" draw:text-style-name="P1" draw:layer="layout" svg:width="0.061cm" svg:height="0.06cm" svg:x="13.258cm" svg:y="18.417cm" svg:viewBox="0 0 62 61" svg:d="M0 31c0-17 14-31 31-31 16 0 31 14 31 31 0 16-15 30-31 30-17 0-31-14-31-30z">
          <text:p/>
        </draw:path>
        <draw:path draw:style-name="gr2" draw:text-style-name="P1" draw:layer="layout" svg:width="0.06cm" svg:height="0.06cm" svg:x="10.458cm" svg:y="19.217cm" svg:viewBox="0 0 61 61" svg:d="M0 30c0-17 13-30 31-30 16 0 30 13 30 30s-14 31-30 31c-18 0-31-14-31-31z">
          <text:p/>
        </draw:path>
        <draw:path draw:style-name="gr2" draw:text-style-name="P1" draw:layer="layout" svg:width="0.06cm" svg:height="0.06cm" svg:x="4.858cm" svg:y="16.817cm" svg:viewBox="0 0 61 61" svg:d="M0 31c0-17 14-31 31-31 16 0 30 14 30 31 0 16-14 30-30 30-17 0-31-14-31-30z">
          <text:p/>
        </draw:path>
        <draw:path draw:style-name="gr2" draw:text-style-name="P1" draw:layer="layout" svg:width="0.061cm" svg:height="0.06cm" svg:x="13.258cm" svg:y="17.617cm" svg:viewBox="0 0 62 61" svg:d="M0 30c0-17 14-30 31-30 16 0 31 13 31 30s-15 31-31 31c-17 0-31-14-31-31z">
          <text:p/>
        </draw:path>
        <draw:path draw:style-name="gr2" draw:text-style-name="P1" draw:layer="layout" svg:width="0.06cm" svg:height="0.06cm" svg:x="10.058cm" svg:y="19.217cm" svg:viewBox="0 0 61 61" svg:d="M0 30c0-17 13-30 31-30 16 0 30 13 30 30s-14 31-30 31c-18 0-31-14-31-31z">
          <text:p/>
        </draw:path>
        <draw:path draw:style-name="gr2" draw:text-style-name="P1" draw:layer="layout" svg:width="0.06cm" svg:height="0.06cm" svg:x="12.858cm" svg:y="18.817cm" svg:viewBox="0 0 61 61" svg:d="M0 31c0-18 13-31 30-31 16 0 31 13 31 31 0 16-15 30-31 30-17 0-30-14-30-30z">
          <text:p/>
        </draw:path>
        <draw:path draw:style-name="gr2" draw:text-style-name="P1" draw:layer="layout" svg:width="0.06cm" svg:height="0.06cm" svg:x="9.258cm" svg:y="17.617cm" svg:viewBox="0 0 61 61" svg:d="M0 30c0-17 13-30 30-30 16 0 31 13 31 30s-15 31-31 31c-17 0-30-14-30-31z">
          <text:p/>
        </draw:path>
        <draw:path draw:style-name="gr2" draw:text-style-name="P1" draw:layer="layout" svg:width="0.06cm" svg:height="0.06cm" svg:x="4.058cm" svg:y="16.017cm" svg:viewBox="0 0 61 61" svg:d="M0 30c0-17 13-30 30-30 16 0 31 13 31 30s-15 31-31 31c-17 0-30-14-30-31z">
          <text:p/>
        </draw:path>
        <draw:path draw:style-name="gr2" draw:text-style-name="P1" draw:layer="layout" svg:width="0.06cm" svg:height="0.06cm" svg:x="5.258cm" svg:y="18.417cm" svg:viewBox="0 0 61 61" svg:d="M0 31c0-17 13-31 31-31 16 0 30 14 30 31 0 16-14 30-30 30-18 0-31-14-31-30z">
          <text:p/>
        </draw:path>
        <draw:path draw:style-name="gr2" draw:text-style-name="P1" draw:layer="layout" svg:width="0.06cm" svg:height="0.062cm" svg:x="9.658cm" svg:y="15.216cm" svg:viewBox="0 0 61 63" svg:d="M0 32c0-17 14-32 31-32 16 0 30 15 30 32 0 16-14 31-30 31-17 0-31-15-31-31z">
          <text:p/>
        </draw:path>
        <draw:path draw:style-name="gr2" draw:text-style-name="P1" draw:layer="layout" svg:width="0.06cm" svg:height="0.06cm" svg:x="5.658cm" svg:y="18.417cm" svg:viewBox="0 0 61 61" svg:d="M0 31c0-17 13-31 30-31s31 14 31 31c0 16-14 30-31 30s-30-14-30-30z">
          <text:p/>
        </draw:path>
        <draw:path draw:style-name="gr2" draw:text-style-name="P1" draw:layer="layout" svg:width="0.06cm" svg:height="0.06cm" svg:x="12cm" svg:y="15.903cm" svg:viewBox="0 0 61 61" svg:d="M0 30c0-17 13-30 30-30 16 0 31 13 31 30s-15 31-31 31c-17 0-30-14-30-31z">
          <text:p/>
        </draw:path>
        <draw:path draw:style-name="gr2" draw:text-style-name="P1" draw:layer="layout" svg:width="0.06cm" svg:height="0.059cm" svg:x="8.25cm" svg:y="19.077cm" svg:viewBox="0 0 61 60" svg:d="M0 29c0-16 13-29 30-29 16 0 31 13 31 29 0 17-15 31-31 31-17 0-30-14-30-31z">
          <text:p/>
        </draw:path>
        <draw:path draw:style-name="gr2" draw:text-style-name="P1" draw:layer="layout" svg:width="0.061cm" svg:height="0.059cm" svg:x="13.258cm" svg:y="19.617cm" svg:viewBox="0 0 62 60" svg:d="M0 30c0-17 14-30 31-30 16 0 31 13 31 30s-15 30-31 30c-17 0-31-13-31-30z">
          <text:p/>
        </draw:path>
        <draw:path draw:style-name="gr2" draw:text-style-name="P1" draw:layer="layout" svg:width="0.06cm" svg:height="0.061cm" svg:x="4.058cm" svg:y="14.816cm" svg:viewBox="0 0 61 62" svg:d="M0 31c0-17 13-31 30-31 16 0 31 14 31 31s-15 31-31 31c-17 0-30-14-30-31z">
          <text:p/>
        </draw:path>
        <draw:path draw:style-name="gr2" draw:text-style-name="P1" draw:layer="layout" svg:width="0.06cm" svg:height="0.059cm" svg:x="8.858cm" svg:y="19.617cm" svg:viewBox="0 0 61 60" svg:d="M0 30c0-17 13-30 30-30s31 13 31 30-14 30-31 30-30-13-30-30z">
          <text:p/>
        </draw:path>
        <draw:path draw:style-name="gr2" draw:text-style-name="P1" draw:layer="layout" svg:width="0.06cm" svg:height="0.06cm" svg:x="10.458cm" svg:y="17.617cm" svg:viewBox="0 0 61 61" svg:d="M0 30c0-17 13-30 31-30 16 0 30 13 30 30s-14 31-30 31c-18 0-31-14-31-31z">
          <text:p/>
        </draw:path>
        <draw:path draw:style-name="gr2" draw:text-style-name="P1" draw:layer="layout" svg:width="0.06cm" svg:height="0.06cm" svg:x="5.658cm" svg:y="18.017cm" svg:viewBox="0 0 61 61" svg:d="M0 30c0-17 13-30 30-30s31 13 31 30c0 16-14 31-31 31s-30-15-30-31z">
          <text:p/>
        </draw:path>
        <draw:path draw:style-name="gr2" draw:text-style-name="P1" draw:layer="layout" svg:width="0.06cm" svg:height="0.061cm" svg:x="7.658cm" svg:y="14.816cm" svg:viewBox="0 0 61 62" svg:d="M0 31c0-17 13-31 30-31 16 0 31 14 31 31s-15 31-31 31c-17 0-30-14-30-31z">
          <text:p/>
        </draw:path>
        <draw:path draw:style-name="gr2" draw:text-style-name="P1" draw:layer="layout" svg:width="0.06cm" svg:height="0.061cm" svg:x="4.458cm" svg:y="14.816cm" svg:viewBox="0 0 61 62" svg:d="M0 31c0-17 14-31 31-31 16 0 30 14 30 31s-14 31-30 31c-17 0-31-14-31-31z">
          <text:p/>
        </draw:path>
        <draw:path draw:style-name="gr2" draw:text-style-name="P1" draw:layer="layout" svg:width="0.06cm" svg:height="0.062cm" svg:x="10.458cm" svg:y="15.216cm" svg:viewBox="0 0 61 63" svg:d="M0 32c0-17 13-32 31-32 16 0 30 15 30 32 0 16-14 31-30 31-18 0-31-15-31-31z">
          <text:p/>
        </draw:path>
        <draw:path draw:style-name="gr2" draw:text-style-name="P1" draw:layer="layout" svg:width="0.06cm" svg:height="0.06cm" svg:x="6.858cm" svg:y="18.817cm" svg:viewBox="0 0 61 61" svg:d="M0 31c0-18 13-31 30-31s31 13 31 31c0 16-14 30-31 30s-30-14-30-30z">
          <text:p/>
        </draw:path>
        <draw:path draw:style-name="gr2" draw:text-style-name="P1" draw:layer="layout" svg:width="0.06cm" svg:height="0.06cm" svg:x="11.658cm" svg:y="16.417cm" svg:viewBox="0 0 61 61" svg:d="M0 30c0-17 14-30 31-30 16 0 30 13 30 30 0 16-14 31-30 31-17 0-31-15-31-31z">
          <text:p/>
        </draw:path>
        <draw:path draw:style-name="gr2" draw:text-style-name="P1" draw:layer="layout" svg:width="0.06cm" svg:height="0.06cm" svg:x="11.658cm" svg:y="18.017cm" svg:viewBox="0 0 61 61" svg:d="M0 30c0-17 14-30 31-30 16 0 30 13 30 30 0 16-14 31-30 31-17 0-31-15-31-31z">
          <text:p/>
        </draw:path>
        <draw:path draw:style-name="gr2" draw:text-style-name="P1" draw:layer="layout" svg:width="0.06cm" svg:height="0.06cm" svg:x="4.858cm" svg:y="16.417cm" svg:viewBox="0 0 61 61" svg:d="M0 30c0-17 14-30 31-30 16 0 30 13 30 30 0 16-14 31-30 31-17 0-31-15-31-31z">
          <text:p/>
        </draw:path>
        <draw:path draw:style-name="gr2" draw:text-style-name="P1" draw:layer="layout" svg:width="0.06cm" svg:height="0.06cm" svg:x="4.058cm" svg:y="18.417cm" svg:viewBox="0 0 61 61" svg:d="M0 31c0-17 13-31 30-31 16 0 31 14 31 31 0 16-15 30-31 30-17 0-30-14-30-30z">
          <text:p/>
        </draw:path>
        <draw:path draw:style-name="gr2" draw:text-style-name="P1" draw:layer="layout" svg:width="0.06cm" svg:height="0.06cm" svg:x="4.858cm" svg:y="19.217cm" svg:viewBox="0 0 61 61" svg:d="M0 30c0-17 14-30 31-30 16 0 30 13 30 30s-14 31-30 31c-17 0-31-14-31-31z">
          <text:p/>
        </draw:path>
        <draw:path draw:style-name="gr2" draw:text-style-name="P1" draw:layer="layout" svg:width="0.061cm" svg:height="0.059cm" svg:x="5.649cm" svg:y="18.177cm" svg:viewBox="0 0 62 60" svg:d="M0 31c0-17 14-31 31-31 16 0 31 14 31 31 0 16-15 29-31 29-17 0-31-13-31-29z">
          <text:p/>
        </draw:path>
        <draw:path draw:style-name="gr2" draw:text-style-name="P1" draw:layer="layout" svg:width="0.06cm" svg:height="0.06cm" svg:x="11.658cm" svg:y="18.817cm" svg:viewBox="0 0 61 61" svg:d="M0 31c0-18 14-31 31-31 16 0 30 13 30 31 0 16-14 30-30 30-17 0-31-14-31-30z">
          <text:p/>
        </draw:path>
        <draw:path draw:style-name="gr2" draw:text-style-name="P1" draw:layer="layout" svg:width="0.059cm" svg:height="0.06cm" svg:x="9.75cm" svg:y="15.877cm" svg:viewBox="0 0 60 61" svg:d="M0 31c0-17 13-31 31-31 16 0 29 14 29 31 0 16-13 30-29 30-18 0-31-14-31-30z">
          <text:p/>
        </draw:path>
        <draw:path draw:style-name="gr2" draw:text-style-name="P1" draw:layer="layout" svg:width="0.06cm" svg:height="0.06cm" svg:x="10.858cm" svg:y="16.817cm" svg:viewBox="0 0 61 61" svg:d="M0 31c0-17 13-31 30-31s31 14 31 31c0 16-14 30-31 30s-30-14-30-30z">
          <text:p/>
        </draw:path>
        <draw:path draw:style-name="gr2" draw:text-style-name="P1" draw:layer="layout" svg:width="0.061cm" svg:height="0.06cm" svg:x="13.258cm" svg:y="18.017cm" svg:viewBox="0 0 62 61" svg:d="M0 30c0-17 14-30 31-30 16 0 31 13 31 30 0 16-15 31-31 31-17 0-31-15-31-31z">
          <text:p/>
        </draw:path>
        <draw:path draw:style-name="gr2" draw:text-style-name="P1" draw:layer="layout" svg:width="0.06cm" svg:height="0.06cm" svg:x="7.258cm" svg:y="18.417cm" svg:viewBox="0 0 61 61" svg:d="M0 31c0-17 13-31 30-31s31 14 31 31c0 16-14 30-31 30s-30-14-30-30z">
          <text:p/>
        </draw:path>
        <draw:path draw:style-name="gr2" draw:text-style-name="P1" draw:layer="layout" svg:width="0.06cm" svg:height="0.06cm" svg:x="4.858cm" svg:y="17.217cm" svg:viewBox="0 0 61 61" svg:d="M0 31c0-18 14-31 31-31 16 0 30 13 30 31 0 16-14 30-30 30-17 0-31-14-31-30z">
          <text:p/>
        </draw:path>
        <draw:path draw:style-name="gr2" draw:text-style-name="P1" draw:layer="layout" svg:width="0.06cm" svg:height="0.06cm" svg:x="4.458cm" svg:y="16.417cm" svg:viewBox="0 0 61 61" svg:d="M0 30c0-17 14-30 31-30 16 0 30 13 30 30 0 16-14 31-30 31-17 0-31-15-31-31z">
          <text:p/>
        </draw:path>
        <draw:path draw:style-name="gr2" draw:text-style-name="P1" draw:layer="layout" svg:width="0.05cm" svg:height="0.05cm" svg:x="7.917cm" svg:y="19.444cm" svg:viewBox="0 0 51 51" svg:d="M0 25c0-14 11-25 25-25 15 0 26 11 26 25 0 15-11 26-26 26-14 0-25-11-25-26z">
          <text:p/>
        </draw:path>
        <draw:path draw:style-name="gr2" draw:text-style-name="P1" draw:layer="layout" svg:width="0.06cm" svg:height="0.061cm" svg:x="12.05cm" svg:y="18.526cm" svg:viewBox="0 0 61 62" svg:d="M0 31c0-17 13-31 31-31 16 0 30 14 30 31 0 16-14 31-30 31-18 0-31-15-31-31z">
          <text:p/>
        </draw:path>
        <draw:path draw:style-name="gr2" draw:text-style-name="P1" draw:layer="layout" svg:width="0.061cm" svg:height="0.06cm" svg:x="8.424cm" svg:y="16.677cm" svg:viewBox="0 0 62 61" svg:d="M0 30c0-17 14-30 31-30s31 13 31 30-14 31-31 31-31-14-31-31z">
          <text:p/>
        </draw:path>
        <draw:path draw:style-name="gr2" draw:text-style-name="P1" draw:layer="layout" svg:width="0.061cm" svg:height="0.059cm" svg:x="10.699cm" svg:y="18.077cm" svg:viewBox="0 0 62 60" svg:d="M0 30c0-17 14-30 30-30 18 0 32 13 32 30 0 16-14 30-32 30-16 0-30-14-30-30z">
          <text:p/>
        </draw:path>
        <draw:path draw:style-name="gr2" draw:text-style-name="P1" draw:layer="layout" svg:width="0.061cm" svg:height="0.061cm" svg:x="5.824cm" svg:y="17.726cm" svg:viewBox="0 0 62 62" svg:d="M0 31c0-16 15-31 31-31 17 0 31 15 31 31 0 17-14 31-31 31-16 0-31-14-31-31z">
          <text:p/>
        </draw:path>
        <draw:path draw:style-name="gr2" draw:text-style-name="P1" draw:layer="layout" svg:width="0.061cm" svg:height="0.06cm" svg:x="8.424cm" svg:y="17.026cm" svg:viewBox="0 0 62 61" svg:d="M0 30c0-16 14-30 31-30s31 14 31 30c0 18-14 31-31 31s-31-13-31-31z">
          <text:p/>
        </draw:path>
        <draw:path draw:style-name="gr2" draw:text-style-name="P1" draw:layer="layout" svg:width="0.06cm" svg:height="0.06cm" svg:x="7.45cm" svg:y="16.726cm" svg:viewBox="0 0 61 61" svg:d="M0 30c0-16 13-30 31-30 16 0 30 14 30 30 0 18-14 31-30 31-18 0-31-13-31-31z">
          <text:p/>
        </draw:path>
        <draw:path draw:style-name="gr2" draw:text-style-name="P1" draw:layer="layout" svg:width="0.06cm" svg:height="0.06cm" svg:x="8.099cm" svg:y="17.652cm" svg:viewBox="0 0 61 61" svg:d="M0 31c0-17 14-31 31-31s30 14 30 31c0 16-13 30-30 30s-31-14-31-30z">
          <text:p/>
        </draw:path>
        <draw:path draw:style-name="gr2" draw:text-style-name="P1" draw:layer="layout" svg:width="0.061cm" svg:height="0.06cm" svg:x="10.699cm" svg:y="16.777cm" svg:viewBox="0 0 62 61" svg:d="M0 30c0-17 14-30 30-30 18 0 32 13 32 30 0 16-14 31-32 31-16 0-30-15-30-31z">
          <text:p/>
        </draw:path>
        <draw:path draw:style-name="gr2" draw:text-style-name="P1" draw:layer="layout" svg:width="0.06cm" svg:height="0.06cm" svg:x="7.38cm" svg:y="17.652cm" svg:viewBox="0 0 61 61" svg:d="M0 31c0-17 13-31 30-31s31 14 31 31c0 16-14 30-31 30s-30-14-30-30z">
          <text:p/>
        </draw:path>
        <draw:path draw:style-name="gr2" draw:text-style-name="P1" draw:layer="layout" svg:width="0.051cm" svg:height="0.051cm" svg:x="7.867cm" svg:y="19.206cm" svg:viewBox="0 0 52 52" svg:d="M0 25c0-13 12-25 26-25s26 12 26 25c0 15-12 27-26 27s-26-12-26-27z">
          <text:p/>
        </draw:path>
        <draw:path draw:style-name="gr2" draw:text-style-name="P1" draw:layer="layout" svg:width="0.06cm" svg:height="0.06cm" svg:x="7.399cm" svg:y="15.677cm" svg:viewBox="0 0 61 61" svg:d="M0 30c0-17 14-30 31-30s30 13 30 30-13 31-30 31-31-14-31-31z">
          <text:p/>
        </draw:path>
        <draw:path draw:style-name="gr2" draw:text-style-name="P1" draw:layer="layout" svg:width="0.06cm" svg:height="0.06cm" svg:x="8.099cm" svg:y="15.626cm" svg:viewBox="0 0 61 61" svg:d="M0 31c0-17 14-31 31-31s30 14 30 31-13 30-30 30-31-13-31-30z">
          <text:p/>
        </draw:path>
        <draw:line draw:style-name="gr5" draw:text-style-name="P2" draw:layer="layout" svg:x1="7.732cm" svg:y1="16.447cm" svg:x2="7.732cm" svg:y2="16.43cm">
          <text:p/>
        </draw:line>
        <draw:line draw:style-name="gr5" draw:text-style-name="P2" draw:layer="layout" svg:x1="8.03cm" svg:y1="16.156cm" svg:x2="8.829cm" svg:y2="16.156cm">
          <text:p/>
        </draw:line>
        <draw:line draw:style-name="gr5" draw:text-style-name="P2" draw:layer="layout" svg:x1="8.829cm" svg:y1="16.156cm" svg:x2="8.83cm" svg:y2="16.156cm">
          <text:p/>
        </draw:line>
        <draw:line draw:style-name="gr5" draw:text-style-name="P2" draw:layer="layout" svg:x1="7.761cm" svg:y1="16.426cm" svg:x2="8.031cm" svg:y2="16.156cm">
          <text:p/>
        </draw:line>
        <draw:line draw:style-name="gr5" draw:text-style-name="P2" draw:layer="layout" svg:x1="7.732cm" svg:y1="16.431cm" svg:x2="7.737cm" svg:y2="16.425cm">
          <text:p/>
        </draw:line>
        <draw:line draw:style-name="gr5" draw:text-style-name="P2" draw:layer="layout" svg:x1="7.736cm" svg:y1="16.425cm" svg:x2="7.761cm" svg:y2="16.425cm">
          <text:p/>
        </draw:line>
        <draw:line draw:style-name="gr5" draw:text-style-name="P2" draw:layer="layout" svg:x1="7.305cm" svg:y1="17.082cm" svg:x2="7.481cm" svg:y2="17.258cm">
          <text:p/>
        </draw:line>
        <draw:line draw:style-name="gr5" draw:text-style-name="P2" draw:layer="layout" svg:x1="10.03cm" svg:y1="16.006cm" svg:x2="7.554cm" svg:y2="16.006cm">
          <text:p/>
        </draw:line>
        <draw:line draw:style-name="gr5" draw:text-style-name="P2" draw:layer="layout" svg:x1="10.047cm" svg:y1="16.006cm" svg:x2="10.03cm" svg:y2="16.006cm">
          <text:p/>
        </draw:line>
        <draw:line draw:style-name="gr5" draw:text-style-name="P2" draw:layer="layout" svg:x1="7.555cm" svg:y1="16.006cm" svg:x2="7.305cm" svg:y2="16.258cm">
          <text:p/>
        </draw:line>
        <draw:line draw:style-name="gr5" draw:text-style-name="P2" draw:layer="layout" svg:x1="7.305cm" svg:y1="16.257cm" svg:x2="7.305cm" svg:y2="17.082cm">
          <text:p/>
        </draw:line>
        <draw:line draw:style-name="gr5" draw:text-style-name="P2" draw:layer="layout" svg:x1="7.43cm" svg:y1="16.506cm" svg:x2="7.404cm" svg:y2="16.532cm">
          <text:p/>
        </draw:line>
        <draw:line draw:style-name="gr5" draw:text-style-name="P2" draw:layer="layout" svg:x1="7.404cm" svg:y1="17.082cm" svg:x2="7.43cm" svg:y2="17.108cm">
          <text:p/>
        </draw:line>
        <draw:line draw:style-name="gr5" draw:text-style-name="P2" draw:layer="layout" svg:x1="9.08cm" svg:y1="17.057cm" svg:x2="8.53cm" svg:y2="16.506cm">
          <text:p/>
        </draw:line>
        <draw:line draw:style-name="gr5" draw:text-style-name="P2" draw:layer="layout" svg:x1="7.404cm" svg:y1="16.531cm" svg:x2="7.404cm" svg:y2="17.082cm">
          <text:p/>
        </draw:line>
        <draw:line draw:style-name="gr5" draw:text-style-name="P2" draw:layer="layout" svg:x1="8.53cm" svg:y1="16.506cm" svg:x2="7.429cm" svg:y2="16.506cm">
          <text:p/>
        </draw:line>
        <draw:line draw:style-name="gr5" draw:text-style-name="P2" draw:layer="layout" svg:x1="10.03cm" svg:y1="17.056cm" svg:x2="9.079cm" svg:y2="17.056cm">
          <text:p/>
        </draw:line>
        <draw:line draw:style-name="gr5" draw:text-style-name="P2" draw:layer="layout" svg:x1="5.52cm" svg:y1="19.566cm" svg:x2="7.495cm" svg:y2="19.566cm">
          <text:p/>
        </draw:line>
        <draw:line draw:style-name="gr5" draw:text-style-name="P2" draw:layer="layout" svg:x1="5.404cm" svg:y1="19.682cm" svg:x2="5.521cm" svg:y2="19.566cm">
          <text:p/>
        </draw:line>
        <draw:line draw:style-name="gr5" draw:text-style-name="P2" draw:layer="layout" svg:x1="7.592cm" svg:y1="19.469cm" svg:x2="7.942cm" svg:y2="19.469cm">
          <text:p/>
        </draw:line>
        <draw:line draw:style-name="gr5" draw:text-style-name="P2" draw:layer="layout" svg:x1="7.495cm" svg:y1="19.567cm" svg:x2="7.593cm" svg:y2="19.469cm">
          <text:p/>
        </draw:line>
        <draw:line draw:style-name="gr6" draw:text-style-name="P2" draw:layer="layout" svg:x1="12.02cm" svg:y1="18.617cm" svg:x2="5.961cm" svg:y2="18.617cm">
          <text:p/>
        </draw:line>
        <draw:line draw:style-name="gr6" draw:text-style-name="P2" draw:layer="layout" svg:x1="5.962cm" svg:y1="18.617cm" svg:x2="5.658cm" svg:y2="18.92cm">
          <text:p/>
        </draw:line>
        <draw:line draw:style-name="gr6" draw:text-style-name="P2" draw:layer="layout" svg:x1="12.081cm" svg:y1="18.556cm" svg:x2="12.02cm" svg:y2="18.618cm">
          <text:p/>
        </draw:line>
        <draw:line draw:style-name="gr6" draw:text-style-name="P2" draw:layer="layout" svg:x1="8.454cm" svg:y1="17.006cm" svg:x2="8.454cm" svg:y2="17.056cm">
          <text:p/>
        </draw:line>
        <draw:line draw:style-name="gr6" draw:text-style-name="P2" draw:layer="layout" svg:x1="8.129cm" svg:y1="17.681cm" svg:x2="8.205cm" svg:y2="17.681cm">
          <text:p/>
        </draw:line>
        <draw:line draw:style-name="gr6" draw:text-style-name="P2" draw:layer="layout" svg:x1="6.08cm" svg:y1="17.983cm" svg:x2="5.855cm" svg:y2="17.757cm">
          <text:p/>
        </draw:line>
        <draw:line draw:style-name="gr6" draw:text-style-name="P2" draw:layer="layout" svg:x1="7.48cm" svg:y1="16.758cm" svg:x2="7.531cm" svg:y2="16.706cm">
          <text:p/>
        </draw:line>
        <draw:line draw:style-name="gr6" draw:text-style-name="P2" draw:layer="layout" svg:x1="6.48cm" svg:y1="17.982cm" svg:x2="6.079cm" svg:y2="17.982cm">
          <text:p/>
        </draw:line>
        <draw:line draw:style-name="gr6" draw:text-style-name="P2" draw:layer="layout" svg:x1="6.78cm" svg:y1="17.681cm" svg:x2="6.48cm" svg:y2="17.983cm">
          <text:p/>
        </draw:line>
        <draw:line draw:style-name="gr6" draw:text-style-name="P2" draw:layer="layout" svg:x1="10.729cm" svg:y1="18.107cm" svg:x2="10.729cm" svg:y2="16.807cm">
          <text:p/>
        </draw:line>
        <draw:line draw:style-name="gr6" draw:text-style-name="P2" draw:layer="layout" svg:x1="7.53cm" svg:y1="16.706cm" svg:x2="8.454cm" svg:y2="16.706cm">
          <text:p/>
        </draw:line>
        <draw:line draw:style-name="gr6" draw:text-style-name="P2" draw:layer="layout" svg:x1="8.454cm" svg:y1="17.432cm" svg:x2="8.454cm" svg:y2="17.006cm">
          <text:p/>
        </draw:line>
        <draw:line draw:style-name="gr6" draw:text-style-name="P2" draw:layer="layout" svg:x1="7.41cm" svg:y1="17.681cm" svg:x2="6.779cm" svg:y2="17.681cm">
          <text:p/>
        </draw:line>
        <draw:line draw:style-name="gr6" draw:text-style-name="P2" draw:layer="layout" svg:x1="8.454cm" svg:y1="16.706cm" svg:x2="8.454cm" svg:y2="17.006cm">
          <text:p/>
        </draw:line>
        <draw:line draw:style-name="gr6" draw:text-style-name="P2" draw:layer="layout" svg:x1="8.205cm" svg:y1="17.682cm" svg:x2="8.455cm" svg:y2="17.432cm">
          <text:p/>
        </draw:line>
        <draw:line draw:style-name="gr6" draw:text-style-name="P2" draw:layer="layout" svg:x1="8.129cm" svg:y1="17.681cm" svg:x2="7.41cm" svg:y2="17.681cm">
          <text:p/>
        </draw:line>
        <draw:line draw:style-name="gr5" draw:text-style-name="P2" draw:layer="layout" svg:x1="6.58cm" svg:y1="19.232cm" svg:x2="6.404cm" svg:y2="19.056cm">
          <text:p/>
        </draw:line>
        <draw:line draw:style-name="gr5" draw:text-style-name="P2" draw:layer="layout" svg:x1="7.893cm" svg:y1="19.231cm" svg:x2="7.937cm" svg:y2="19.276cm">
          <text:p/>
        </draw:line>
        <draw:line draw:style-name="gr5" draw:text-style-name="P2" draw:layer="layout" svg:x1="6.404cm" svg:y1="19.056cm" svg:x2="5.522cm" svg:y2="19.056cm">
          <text:p/>
        </draw:line>
        <draw:line draw:style-name="gr5" draw:text-style-name="P2" draw:layer="layout" svg:x1="5.404cm" svg:y1="19.174cm" svg:x2="5.523cm" svg:y2="19.056cm">
          <text:p/>
        </draw:line>
        <draw:line draw:style-name="gr5" draw:text-style-name="P2" draw:layer="layout" svg:x1="6.579cm" svg:y1="19.231cm" svg:x2="7.893cm" svg:y2="19.231cm">
          <text:p/>
        </draw:line>
        <draw:line draw:style-name="gr5" draw:text-style-name="P2" draw:layer="layout" svg:x1="8.079cm" svg:y1="15.707cm" svg:x2="8.13cm" svg:y2="15.656cm">
          <text:p/>
        </draw:line>
        <draw:line draw:style-name="gr5" draw:text-style-name="P2" draw:layer="layout" svg:x1="7.429cm" svg:y1="15.706cm" svg:x2="8.079cm" svg:y2="15.706cm">
          <text:p/>
        </draw:line>
        <draw:polygon draw:style-name="gr1" draw:text-style-name="P1" draw:layer="layout" svg:width="0.049cm" svg:height="0.167cm" svg:x="4.205cm" svg:y="16.938cm" svg:viewBox="0 0 50 168" draw:points="50,168 44,165 31,162 18,162 5,165 0,168 0,0 5,3 18,6 31,6 44,3 50,0">
          <text:p/>
        </draw:polygon>
        <draw:polygon draw:style-name="gr1" draw:text-style-name="P1" draw:layer="layout" svg:width="9.949cm" svg:height="5.299cm" svg:x="3.755cm" svg:y="14.732cm" svg:viewBox="0 0 9950 5300" draw:points="9945,2 9949,7 9950,12 9950,5288 9948,5295 9943,5299 9938,5300 12,5300 5,5298 1,5293 0,5288 0,4177 1514,4177 1514,4198 1518,4219 1524,4240 1534,4259 1546,4276 1562,4292 1579,4304 1580,4304 1585,4309 1586,4316 1584,4323 1580,4327 1579,4327 1562,4339 1546,4355 1534,4372 1524,4391 1518,4411 1515,4428 1514,4432 1514,4453 1518,4474 1522,4487 1524,4494 1534,4513 1546,4530 1562,4546 1579,4558 1580,4558 1585,4563 1586,4570 1584,4577 1580,4581 1579,4581 1562,4593 1546,4609 1534,4626 1524,4645 1518,4665 1515,4682 1514,4686 1514,4707 1518,4728 1523,4745 1524,4748 1534,4767 1546,4784 1562,4800 1579,4812 1580,4812 1585,4817 1586,4824 1584,4831 1580,4835 1579,4835 1562,4847 1546,4863 1534,4880 1524,4899 1518,4919 1518,4920 1514,4940 1514,4961 1515,4967 1518,4982 1524,5002 1534,5021 1546,5038 1562,5054 1579,5066 1598,5076 1618,5082 1639,5086 1660,5086 1681,5082 1701,5076 1720,5066 1729,5060 1737,5054 1749,5042 1755,5039 1762,5039 1768,5043 1769,5047 1774,5060 1783,5071 1794,5080 1808,5085 1814,5085 1879,5085 1879,4994 1884,4997 1897,5000 1910,5000 1923,4997 1928,4994 1928,5085 1993,5085 1999,5085 2013,5080 2024,5071 2033,5060 2038,5046 2038,5040 2038,4975 1947,4975 1950,4970 1953,4957 1953,4944 1950,4931 1947,4926 2038,4926 2038,4908 2040,4901 2046,4897 2051,4895 3732,4895 3733,4895 3749,4895 3764,4891 3769,4888 3777,4883 3789,4872 3790,4871 3859,4802 3865,4798 3868,4798 4139,4798 4146,4800 4152,4805 4166,4810 4181,4813 4195,4813 4205,4811 4210,4810 4224,4805 4236,4796 4246,4786 4255,4774 4260,4760 4263,4745 4263,4731 4260,4716 4256,4707 4255,4702 4246,4690 4236,4680 4224,4671 4210,4666 4195,4663 4181,4663 4166,4666 4152,4671 4146,4676 4139,4678 3847,4678 3846,4678 3830,4678 3819,4681 3815,4682 3810,4685 3808,4686 3801,4690 3790,4701 3719,4772 3713,4775 3711,4775 2035,4775 2028,4773 2024,4768 2023,4761 2024,4757 2029,4748 2035,4728 2039,4707 2039,4686 2035,4665 2029,4645 2019,4626 2007,4609 1991,4593 1974,4581 1973,4581 1968,4576 1967,4569 1969,4562 1973,4558 1974,4558 1983,4552 1991,4546 2007,4530 2019,4513 2029,4494 2035,4474 2039,4453 2039,4432 2035,4411 2032,4402 2032,4395 2036,4389 2042,4386 2044,4386 2619,4386 2626,4388 2628,4389 2788,4549 2801,4556 2817,4561 2833,4561 4090,4561 4096,4563 4103,4567 4113,4571 4117,4573 4124,4574 4131,4577 4131,4578 4145,4592 4159,4600 4174,4604 4190,4604 4205,4600 4219,4592 4230,4581 4238,4567 4242,4552 4242,4536 4238,4521 4230,4507 4216,4493 4212,4487 4212,4486 4211,4479 4209,4474 4205,4465 4197,4453 4186,4442 4174,4434 4160,4428 4146,4425 4131,4425 4117,4428 4103,4434 4096,4438 4090,4440 2855,4440 2848,4438 2846,4437 2698,4289 2686,4277 2678,4272 2673,4270 2657,4265 2642,4265 2641,4265 2036,4265 2029,4263 2025,4258 2024,4251 2025,4247 2029,4240 2035,4219 2039,4198 2039,4177 2036,4161 2037,4154 2040,4151 2232,3958 2238,3955 2241,3955 8272,3955 8282,3953 8286,3952 8292,3949 8299,3947 8310,3939 8345,3904 8349,3901 8355,3899 8364,3895 8377,3887 8388,3876 8397,3862 8403,3848 8406,3832 8406,3817 8403,3805 8403,3801 8397,3787 8388,3773 8377,3762 8364,3754 8349,3748 8333,3744 8318,3744 8302,3748 8288,3754 8275,3762 8263,3773 8255,3787 8249,3801 8248,3802 8246,3805 8240,3811 8234,3814 8231,3814 2200,3814 2186,3817 2173,3822 2162,3830 1940,4051 1934,4055 1930,4055 1914,4052 1893,4052 1888,4053 1872,4056 1852,4062 1833,4072 1816,4084 1800,4100 1788,4117 1788,4118 1783,4123 1776,4124 1769,4122 1765,4118 1765,4117 1753,4100 1737,4084 1720,4072 1701,4062 1681,4056 1665,4053 1660,4052 1639,4052 1634,4053 1618,4056 1598,4062 1579,4072 1562,4084 1546,4100 1534,4117 1524,4136 1518,4156 1514,4177 0,4177 0,2660 339,2660 339,2681 343,2702 344,2706 349,2722 359,2741 371,2758 387,2774 404,2786 405,2786 410,2791 411,2798 409,2805 405,2809 404,2809 387,2821 371,2837 359,2854 349,2873 343,2893 339,2914 339,2935 343,2956 348,2973 349,2976 359,2995 371,3012 387,3028 404,3040 423,3050 443,3056 464,3060 485,3060 506,3056 526,3050 545,3040 556,3032 562,3028 573,3017 2019,3017 2019,3032 2023,3048 2029,3062 2037,3076 2048,3087 2062,3095 2076,3101 2080,3104 2280,3304 2288,3309 2291,3312 2304,3317 2318,3320 2731,3320 2741,3318 2745,3317 2751,3314 2758,3312 2769,3304 3050,3023 3056,3020 3059,3020 3613,3020 3618,3020 3624,3023 3632,3026 3648,3030 3663,3030 3679,3026 3687,3023 3693,3020 3698,3020 4333,3020 4338,3020 4344,3023 4352,3026 4368,3030 4383,3030 4399,3026 4407,3023 4413,3020 4418,3020 4457,3020 4467,3018 4471,3017 4477,3014 4484,3012 4495,3004 4755,2744 4763,2733 4768,2720 4771,2706 4771,2693 4771,2367 4771,2362 4774,2355 4777,2348 4781,2332 4781,2317 4779,2311 4777,2301 4771,2287 4771,2282 4771,2017 4771,2012 4775,2004 4777,1998 4781,1982 4781,1967 4777,1951 4771,1937 4763,1923 4752,1912 4738,1904 4724,1898 4708,1894 4693,1894 4677,1898 4663,1904 4658,1904 3769,1904 3755,1907 3742,1912 3731,1920 3730,1920 3724,1923 3717,1922 3712,1917 3711,1911 3711,1847 3713,1840 3718,1836 3723,1835 4745,1835 4752,1837 4754,1838 5289,2373 5302,2380 5318,2385 5334,2385 6218,2385 6224,2387 6238,2395 6252,2401 6268,2405 6283,2405 6299,2401 6313,2395 6327,2387 6338,2376 6346,2362 6352,2348 6356,2332 6356,2317 6354,2311 6352,2301 6350,2295 6346,2287 6338,2273 6327,2262 6313,2254 6299,2248 6283,2244 6268,2244 6252,2248 6238,2254 6224,2262 6218,2264 5356,2264 5349,2262 5347,2261 5161,2075 5153,2067 6895,2067 6895,2082 6899,2098 6905,2112 6905,2117 6905,3332 6905,3337 6899,3351 6895,3367 6895,3382 6899,3398 6905,3412 6913,3426 6924,3437 6938,3445 6952,3451 6968,3455 6983,3455 6999,3451 7013,3445 7027,3437 7038,3426 7046,3412 7052,3398 7056,3382 7056,3367 7052,3351 7046,3337 7046,3332 7046,2117 7046,2112 7050,2103 7052,2098 7056,2082 7056,2067 7054,2057 7052,2051 7051,2047 7046,2037 7038,2023 7027,2012 7013,2004 6999,1998 6983,1994 6968,1994 6952,1998 6938,2004 6924,2012 6913,2023 6905,2037 6899,2051 6895,2067 5153,2067 4824,1738 4812,1726 4804,1721 4799,1719 4783,1714 4768,1714 4767,1714 4100,1714 4094,1712 4089,1707 4088,1700 4091,1694 4092,1693 4297,1488 4303,1485 4306,1484 5017,1484 5024,1486 5024,1487 5038,1495 5052,1501 5068,1505 5083,1505 5099,1501 5113,1495 5127,1487 5138,1476 5146,1462 5152,1448 5156,1432 5156,1417 5152,1401 5147,1388 5146,1387 5138,1373 5127,1362 5119,1357 5114,1352 5114,1345 5117,1339 5123,1335 5126,1335 6218,1335 6224,1337 6238,1345 6245,1349 6252,1351 6263,1354 6268,1355 6283,1355 6299,1351 6313,1345 6327,1337 6338,1326 6346,1312 6352,1298 6356,1282 6356,1267 6352,1251 6347,1238 6346,1237 6338,1223 6327,1212 6313,1204 6299,1198 6283,1194 6268,1194 6252,1198 6238,1204 6224,1212 6218,1214 3809,1214 3808,1214 3793,1214 3782,1217 3777,1219 3772,1221 3769,1223 3764,1226 3502,1488 3498,1495 3495,1501 3490,1517 3490,1533 3490,2341 3490,2357 3495,2373 3496,2375 3502,2386 3514,2398 3642,2526 3645,2532 3645,2535 3645,2542 3649,2558 3655,2572 3663,2586 3674,2597 3688,2605 3702,2611 3718,2615 3733,2615 3749,2611 3763,2605 3777,2597 3788,2586 3796,2572 3802,2558 3806,2542 3806,2527 3805,2523 3802,2511 3796,2497 3788,2483 3777,2472 3763,2464 3749,2458 3746,2457 3744,2456 3742,2456 3740,2454 3739,2454 3733,2447 3730,2441 3730,2434 3733,2430 3738,2426 3746,2412 3752,2398 3756,2382 3756,2367 3752,2351 3750,2346 3746,2337 3738,2323 3727,2312 3716,2305 3712,2300 3711,2295 3711,2117 3713,2110 3718,2106 3723,2105 3733,2105 3749,2101 3763,2095 3777,2087 3788,2076 3796,2062 3799,2057 3801,2052 3805,2047 3812,2045 4618,2045 4625,2047 4629,2052 4630,2057 4630,2282 4630,2287 4624,2301 4620,2317 4620,2332 4624,2348 4630,2362 4630,2367 4630,2665 4628,2672 4627,2674 4426,2875 4419,2879 4413,2878 4412,2878 4399,2873 4383,2869 4368,2869 4352,2873 4338,2879 4333,2879 3698,2879 3693,2879 3679,2873 3663,2869 3648,2869 3632,2873 3618,2879 3613,2879 3018,2879 3004,2882 2991,2887 2980,2895 2699,3176 2693,3179 2690,3179 2359,3179 2352,3177 2350,3176 2179,3005 2176,3001 2170,2987 2162,2973 2151,2962 2137,2954 2123,2948 2107,2944 2092,2944 2076,2948 2062,2954 2048,2962 2037,2973 2029,2987 2023,3001 2019,3017 573,3017 578,3012 590,2995 600,2976 606,2956 610,2935 610,2914 606,2893 600,2873 590,2854 578,2837 562,2821 545,2809 544,2809 539,2804 538,2797 540,2790 544,2786 545,2786 552,2781 562,2774 578,2758 590,2741 600,2722 606,2702 610,2681 610,2660 606,2639 600,2619 590,2600 578,2583 562,2567 545,2555 544,2555 539,2550 538,2543 540,2536 544,2532 545,2532 562,2519 577,2504 590,2487 600,2468 606,2448 607,2441 518,2441 521,2436 524,2423 524,2410 521,2397 518,2392 607,2392 607,2389 607,2387 2039,2387 2039,2409 2043,2430 2049,2448 2049,2450 2059,2469 2071,2486 2083,2497 2086,2503 2086,2510 2082,2516 2078,2518 2065,2523 2054,2531 2045,2543 2040,2556 2040,2558 2039,2562 2039,2742 2040,2748 2045,2761 2054,2773 2065,2781 2079,2786 2085,2787 2264,2787 2270,2786 2284,2781 2295,2773 2304,2761 2309,2748 2310,2742 2310,2562 2309,2556 2308,2555 2304,2543 2295,2531 2284,2523 2271,2518 2265,2514 2263,2507 2264,2500 2266,2497 2278,2486 2290,2469 2300,2450 2306,2430 2310,2409 2310,2387 2306,2366 2300,2346 2290,2327 2278,2310 2262,2295 2245,2282 2226,2273 2206,2266 2190,2264 2185,2263 2164,2263 2159,2264 2143,2266 2123,2273 2104,2282 2087,2295 2071,2310 2059,2327 2049,2346 2043,2366 2040,2385 2039,2387 607,2387 606,2385 600,2365 590,2346 577,2329 566,2317 563,2311 563,2304 567,2298 571,2297 584,2292 595,2283 604,2272 609,2258 609,2252 609,2187 518,2187 521,2182 524,2169 524,2156 521,2143 518,2138 609,2138 609,2073 609,2067 604,2053 595,2042 584,2033 570,2028 564,2027 499,2027 499,2119 494,2116 481,2113 468,2113 455,2116 450,2119 450,2027 385,2027 379,2028 365,2033 354,2042 345,2053 340,2067 339,2073 339,2138 431,2138 428,2143 425,2156 425,2169 428,2182 431,2187 339,2187 339,2252 340,2258 345,2272 354,2283 365,2292 378,2297 384,2301 387,2307 385,2314 383,2317 372,2329 359,2346 349,2365 343,2385 342,2392 431,2392 428,2397 425,2410 425,2423 428,2436 431,2441 342,2441 343,2448 349,2468 359,2487 372,2504 387,2519 404,2532 405,2532 410,2537 411,2544 409,2551 405,2555 404,2555 387,2567 371,2583 359,2600 349,2619 343,2639 339,2660 0,2660 0,967 3595,967 3595,982 3599,998 3605,1012 3613,1026 3624,1037 3638,1045 3652,1051 3668,1055 3683,1055 3699,1051 3713,1045 3727,1037 3733,1035 4317,1035 4318,1035 4333,1035 4349,1030 4354,1028 4362,1023 4374,1011 4377,1008 4383,1005 4389,1003 4399,1001 4413,995 4427,987 4438,976 4446,962 4452,948 4456,932 4456,917 4454,911 4452,901 4446,887 4438,873 4427,862 4413,854 4399,848 4383,844 4368,844 4352,848 4338,854 4324,862 4313,873 4305,887 4299,901 4298,904 4295,911 4289,914 4286,914 3733,914 3727,912 3713,904 3699,898 3683,894 3668,894 3652,898 3638,904 3624,912 3613,923 3605,937 3599,951 3595,967 0,967 0,813 5425,813 5425,836 5429,860 5436,882 5443,894 5447,903 5461,922 5478,939 5497,953 5507,958 5518,964 5527,967 5540,971 5564,975 5587,975 5611,971 5633,964 5654,953 5673,939 5690,922 5704,903 5715,882 5722,860 5723,854 5726,836 5726,813 6075,813 6075,836 6079,860 6086,882 6093,894 6097,903 6111,922 6128,939 6147,953 6157,958 6168,964 6177,967 6190,971 6214,975 6237,975 6261,971 6283,964 6304,953 6323,939 6340,922 6354,903 6365,882 6372,860 6373,854 6376,836 6376,813 6793,813 6793,836 6797,860 6804,882 6810,894 6815,903 6829,922 6845,939 6864,953 6874,958 6885,964 6895,967 6908,971 6931,975 6955,975 6978,971 7001,964 7022,953 7041,939 7057,922 7071,903 7082,882 7089,860 7090,854 7093,836 7093,813 7443,813 7443,836 7447,860 7454,882 7460,894 7465,903 7479,922 7495,939 7514,953 7524,958 7535,964 7545,967 7558,971 7581,975 7605,975 7628,971 7651,964 7672,953 7691,939 7707,922 7721,903 7732,882 7739,860 7740,854 7743,836 7743,813 7739,789 7735,776 7732,767 7721,746 7719,743 7707,727 7691,710 7672,696 7670,695 7658,689 8133,689 8136,709 8144,727 8155,743 8169,757 8185,768 8203,776 8223,780 8242,780 8255,777 8262,776 8280,768 8296,757 8310,743 8321,727 8329,709 8331,695 8333,689 8333,638 8335,631 8340,626 8347,625 8351,627 8353,628 8368,632 8383,632 8398,628 8411,621 8422,610 8429,597 8433,582 8433,567 8896,567 8896,582 8900,597 8904,603 8908,610 8918,621 8927,625 8931,628 8946,632 8961,632 8976,628 8977,628 8978,627 8985,625 8991,628 8996,633 8997,638 8997,689 9000,709 9008,727 9019,743 9033,757 9049,768 9067,776 9087,780 9106,780 9119,777 9126,776 9144,768 9160,757 9174,743 9185,727 9193,709 9195,695 9197,689 9197,560 9193,540 9192,539 9185,522 9174,506 9160,492 9144,481 9126,473 9106,469 9087,469 9067,473 9049,481 9033,492 9019,506 9008,522 9008,523 9003,528 8997,531 8990,529 8989,529 8989,528 8979,523 8976,521 8968,519 8961,517 8946,517 8931,521 8918,528 8908,539 8900,552 8896,567 8433,567 8429,552 8422,539 8411,528 8404,524 8398,521 8390,519 8383,517 8368,517 8353,521 8344,526 8340,528 8340,529 8339,529 8334,531 8327,529 8322,524 8322,523 8321,523 8321,522 8310,506 8296,492 8280,481 8262,473 8242,469 8223,469 8203,473 8185,481 8169,492 8155,506 8144,522 8136,540 8133,560 8133,689 7658,689 7651,685 7628,678 7605,674 7581,674 7558,678 7535,685 7514,696 7510,700 7495,710 7479,727 7473,735 7465,746 7454,767 7447,789 7443,813 7093,813 7089,789 7085,776 7082,767 7071,746 7069,743 7057,727 7041,710 7022,696 7020,695 7001,685 6978,678 6955,674 6931,674 6908,678 6885,685 6864,696 6860,700 6845,710 6829,727 6823,735 6815,746 6804,767 6797,789 6793,813 6376,813 6372,789 6367,776 6365,767 6354,746 6352,743 6340,727 6323,710 6304,696 6302,695 6283,685 6261,678 6237,674 6214,674 6190,678 6168,685 6147,696 6142,700 6128,710 6111,727 6105,735 6097,746 6086,767 6079,789 6075,813 5726,813 5722,789 5717,776 5715,767 5704,746 5702,743 5690,727 5673,710 5654,696 5652,695 5633,685 5611,678 5587,674 5564,674 5540,678 5518,685 5497,696 5492,700 5478,710 5461,727 5455,735 5447,746 5436,767 5429,789 5425,813 0,813 0,564 623,564 623,585 627,606 633,625 633,626 643,645 655,662 671,678 688,690 707,700 727,706 748,710 769,710 790,706 810,700 829,690 838,684 846,678 862,662 874,645 874,644 879,639 886,638 893,640 897,644 897,645 909,662 925,678 942,690 961,700 981,706 1002,710 1023,710 1044,706 1064,700 1083,690 1092,684 1100,678 1116,662 1128,645 1128,644 1133,639 1140,638 1147,640 1151,644 1151,645 1163,662 1179,678 1196,690 1215,700 1235,706 1256,710 1277,710 1298,706 1318,700 1337,690 1346,684 1354,678 1370,662 1382,645 1382,644 1387,639 1394,638 1401,640 1405,644 1405,645 1417,662 1433,678 1450,690 1469,700 1489,706 1510,710 1531,710 1552,706 1572,700 1591,690 1600,684 1608,678 1624,662 1636,645 1636,644 1641,639 1648,638 1655,640 1659,644 1659,645 1671,662 1687,678 1704,690 1723,700 1743,706 1764,710 1785,710 1806,706 1826,700 1845,690 1862,678 1874,666 1880,663 1887,663 1893,667 1894,671 1899,684 1908,695 1919,704 1933,709 1939,710 2118,710 2124,709 2138,704 2149,695 2158,684 2163,670 2164,664 2164,564 2719,564 2719,585 2723,606 2729,625 2729,626 2739,645 2751,662 2767,678 2784,690 2803,700 2823,706 2844,710 2865,710 2886,706 2906,700 2925,690 2934,684 2942,678 2958,662 2970,645 2970,644 2975,639 2982,638 2989,640 2993,644 2993,645 3005,662 3021,678 3038,690 3057,700 3077,706 3098,710 3120,710 3141,706 3161,700 3180,690 3189,684 3197,678 3213,662 3225,645 3225,644 3230,639 3237,638 3244,640 3248,644 3248,645 3260,662 3276,678 3293,690 3312,700 3332,706 3353,710 3374,710 3395,706 3415,700 3434,690 3443,684 3451,678 3467,662 3479,645 3479,644 3484,639 3491,638 3498,640 3502,644 3502,645 3514,662 3530,678 3547,690 3566,700 3586,706 3607,710 3628,710 3649,706 3669,700 3688,690 3697,684 3705,678 3721,662 3733,645 3733,644 3738,639 3745,638 3752,640 3756,644 3756,645 3768,662 3784,678 3801,690 3820,700 3840,706 3861,710 3882,710 3903,706 3923,700 3942,690 3959,678 3971,666 3977,663 3984,663 3990,667 3991,671 3996,684 4005,695 4016,704 4030,709 4036,710 4215,710 4221,709 4235,704 4246,695 4255,684 4260,670 4261,664 4261,485 4260,479 4260,478 4255,465 4246,454 4235,445 4221,440 4215,439 4036,439 4030,440 4016,445 4005,454 3996,465 3991,478 3987,484 3980,486 3974,485 3971,483 3959,471 3942,459 3923,449 3903,443 3887,440 3882,439 3861,439 3856,440 3840,443 3820,449 3801,459 3784,471 3768,487 3756,504 3756,505 3751,510 3744,511 3737,509 3733,505 3733,504 3721,487 3705,471 3688,459 3669,449 3649,443 3633,440 3628,439 3607,439 3602,440 3586,443 3566,449 3547,459 3530,471 3514,487 3502,504 3502,505 3497,510 3490,511 3483,509 3479,505 3479,504 3467,487 3451,471 3434,459 3415,449 3395,443 3379,440 3374,439 3353,439 3348,440 3332,443 3312,449 3293,459 3276,471 3260,487 3248,504 3248,505 3243,510 3236,511 3229,509 3225,505 3225,504 3213,487 3197,471 3180,459 3161,449 3141,443 3125,440 3120,439 3098,439 3093,440 3077,443 3057,449 3038,459 3021,471 3005,487 2993,504 2993,505 2988,510 2981,511 2974,509 2970,505 2970,504 2958,487 2942,471 2925,459 2906,449 2886,443 2870,440 2865,439 2844,439 2839,440 2823,443 2803,449 2784,459 2767,471 2751,487 2739,504 2729,523 2723,543 2720,560 2719,564 2164,564 2164,485 2163,479 2163,478 2158,465 2149,454 2138,445 2124,440 2118,439 1939,439 1933,440 1919,445 1908,454 1899,465 1894,478 1890,484 1883,486 1877,485 1874,483 1862,471 1845,459 1826,449 1806,443 1790,440 1785,439 1764,439 1759,440 1743,443 1723,449 1704,459 1687,471 1671,487 1659,504 1659,505 1654,510 1647,511 1640,509 1636,505 1636,504 1624,487 1608,471 1591,459 1572,449 1552,443 1536,440 1531,439 1510,439 1505,440 1489,443 1469,449 1450,459 1433,471 1417,487 1405,504 1405,505 1400,510 1393,511 1386,509 1382,505 1382,504 1370,487 1354,471 1337,459 1318,449 1298,443 1282,440 1277,439 1256,439 1251,440 1235,443 1215,449 1196,459 1179,471 1163,487 1151,504 1151,505 1146,510 1139,511 1132,509 1128,505 1128,504 1116,487 1100,471 1083,459 1064,449 1044,443 1028,440 1023,439 1002,439 997,440 981,443 961,449 942,459 925,471 909,487 897,504 897,505 892,510 885,511 878,509 874,505 874,504 862,487 846,471 829,459 810,449 790,443 774,440 769,439 748,439 743,440 727,443 707,449 688,459 671,471 655,487 643,504 633,523 627,543 624,560 623,564 0,564 0,363 5426,363 5426,386 5429,410 5436,432 5447,453 5453,461 5523,392 5524,396 5531,408 5542,419 5554,426 5558,427 5489,497 5497,503 5518,514 5540,521 5564,525 5587,525 5611,521 5633,514 5654,503 5662,497 5593,427 5597,426 5609,419 5620,408 5627,396 5628,392 5698,461 5704,453 5715,432 5722,410 5726,386 5726,363 6076,363 6076,386 6079,410 6086,432 6097,453 6103,461 6173,392 6174,396 6181,408 6192,419 6204,426 6208,427 6139,497 6147,503 6168,514 6190,521 6214,525 6237,525 6261,521 6283,514 6304,503 6312,497 6243,427 6247,426 6259,419 6270,408 6277,396 6278,392 6348,461 6354,453 6365,432 6372,410 6375,386 6375,363 6793,363 6793,386 6797,410 6804,432 6815,453 6821,461 6891,392 6892,396 6899,408 6909,419 6922,426 6926,427 6856,497 6864,503 6885,514 6908,521 6931,525 6955,525 6978,521 7001,514 7022,503 7030,497 6960,427 6964,426 6977,419 6987,408 6994,396 6995,392 7065,461 7071,453 7082,432 7089,410 7093,386 7093,363 7443,363 7443,386 7447,410 7454,432 7465,453 7471,461 7541,392 7542,396 7549,408 7559,419 7572,426 7576,427 7506,497 7514,503 7535,514 7558,521 7581,525 7605,525 7628,521 7651,514 7672,503 7680,497 7610,427 7614,426 7627,419 7637,408 7644,396 7645,392 7715,461 7721,453 7732,432 7739,410 7743,386 7743,363 7739,339 7732,317 7721,296 7715,288 7645,357 7644,353 7637,341 7627,330 7614,323 7610,322 7676,256 8133,256 8136,276 8144,294 8155,310 8169,324 8185,335 8195,339 8203,343 8223,347 8242,347 8255,344 8262,343 8280,335 8296,324 8310,310 8321,294 8329,276 8333,256 8997,256 9000,276 9008,294 9019,310 9033,324 9049,335 9059,339 9067,343 9087,347 9106,347 9119,344 9126,343 9144,335 9160,324 9174,310 9185,294 9193,276 9197,256 9197,157 9193,137 9185,119 9174,103 9160,89 9144,78 9126,70 9106,66 9087,66 9067,70 9049,78 9033,89 9019,103 9008,119 9000,137 8997,157 8997,256 8333,256 8333,157 8329,137 8321,119 8310,103 8296,89 8280,78 8262,70 8242,66 8223,66 8203,70 8185,78 8169,89 8155,103 8144,119 8136,137 8133,157 8133,256 7676,256 7680,252 7672,246 7651,235 7628,228 7605,225 7581,225 7558,228 7535,235 7514,246 7506,252 7576,322 7572,323 7559,330 7549,341 7542,353 7541,357 7471,288 7465,296 7454,317 7447,339 7443,363 7093,363 7089,339 7082,317 7071,296 7065,288 6995,357 6994,353 6987,341 6977,330 6964,323 6960,322 7030,252 7022,246 7001,235 6978,228 6955,225 6931,225 6908,228 6885,235 6864,246 6856,252 6926,322 6922,323 6909,330 6899,341 6892,353 6891,357 6821,288 6815,296 6804,317 6797,339 6793,363 6375,363 6372,339 6365,317 6354,296 6348,288 6278,357 6277,353 6270,341 6259,330 6247,323 6243,322 6312,252 6304,246 6283,235 6261,228 6237,225 6214,225 6190,228 6168,235 6147,246 6139,252 6208,322 6204,323 6192,330 6181,341 6174,353 6173,357 6103,288 6097,296 6086,317 6079,339 6076,363 5726,363 5722,339 5715,317 5704,296 5698,288 5628,357 5627,353 5620,341 5609,330 5597,323 5593,322 5662,252 5654,246 5633,235 5611,228 5587,225 5564,225 5540,228 5518,235 5497,246 5489,252 5558,322 5554,323 5542,330 5531,341 5524,353 5523,357 5453,288 5447,296 5436,317 5429,339 5426,363 0,363 0,12 2,5 7,1 12,0 9938,0">
          <text:p/>
        </draw:polygon>
      </draw:page>
      <draw:page draw:name="page2" draw:style-name="dp1" draw:master-page-name="master-page19"/>
      <draw:page draw:name="page3" draw:style-name="dp1" draw:master-page-name="master-page22"/>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8.7cm" fo:margin-bottom="1cm" fo:margin-left="11.8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9"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6-01-29T17:40:10.801038767</dc:date>
    <meta:editing-duration>PT50S</meta:editing-duration>
    <meta:editing-cycles>1</meta:editing-cycles>
    <meta:document-statistic meta:object-count="968"/>
    <meta:generator>LibreOffice/24.2.7.2$Linux_X86_64 LibreOffice_project/420$Build-2</meta:generator>
  </office:meta>
</office:document-meta>
</file>